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6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2">
      <style:table-row-properties style:row-height="0.36472in"/>
    </style:style>
    <style:style style:family="text" style:name="a216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language="en" fo:country="US"/>
    </style:style>
    <style:style style:family="paragraph" style:name="a2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text-align="center"/>
    </style:style>
    <style:style style:family="graphic" style:name="a21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57">
      <style:table-row-properties style:row-height="0.36472in"/>
    </style:style>
    <style:style style:family="graphic" style:name="a21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8">
      <style:text-properties fo:language="en" fo:country="US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text-align="center"/>
    </style:style>
    <style:style style:family="paragraph" style:name="a2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8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/>
    </style:style>
    <style:style style:family="table-cell" style:name="a10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023">
      <style:table-properties style:writing-mode="lr-tb"/>
    </style:style>
    <style:style style:family="table-column" style:name="a1024">
      <style:table-column-properties style:column-width="1.32319in"/>
    </style:style>
    <style:style style:family="table-column" style:name="a1025">
      <style:table-column-properties style:column-width="0.89497in"/>
    </style:style>
    <style:style style:family="table-column" style:name="a1026">
      <style:table-column-properties style:column-width="1.7514in"/>
    </style:style>
    <style:style style:family="table-row" style:name="a1027">
      <style:table-row-properties style:row-height="0.37244in"/>
    </style:style>
    <style:style style:family="graphic" style:name="a169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28">
      <style:text-properties fo:language="en" fo:country="US"/>
    </style:style>
    <style:style style:family="graphic" style:name="a169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29">
      <style:text-properties fo:language="en" fo:country="US"/>
    </style:style>
    <style:style style:family="drawing-page" style:name="a1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693">
      <style:table-properties style:writing-mode="lr-tb"/>
    </style:style>
    <style:style style:family="table-column" style:name="a1694">
      <style:table-column-properties style:column-width="1.09944in"/>
    </style:style>
    <style:style style:family="table-column" style:name="a1695">
      <style:table-column-properties style:column-width="1.09944in"/>
    </style:style>
    <style:style style:family="table-column" style:name="a1696">
      <style:table-column-properties style:column-width="1.09944in"/>
    </style:style>
    <style:style style:family="table-row" style:name="a1697">
      <style:table-row-properties style:row-height="0.38022in"/>
    </style:style>
    <style:style style:family="text" style:name="a1698">
      <style:text-properties fo:language="en" fo:country="US"/>
    </style:style>
    <style:style style:family="text" style:name="a1699">
      <style:text-properties fo:language="en" fo:country="US"/>
    </style:style>
    <style:style style:family="table-cell" style:name="a13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62">
      <style:table-row-properties style:row-height="0.36472in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language="en" fo:country="US"/>
    </style:style>
    <style:style style:family="paragraph" style:name="a2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text-align="center"/>
    </style:style>
    <style:style style:family="graphic" style:name="a2172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67">
      <style:table-row-properties style:row-height="0.36472in"/>
    </style:style>
    <style:style style:family="graphic" style:name="a2175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8">
      <style:text-properties fo:language="en" fo:country="US"/>
    </style:style>
    <style:style style:family="graphic" style:name="a2176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369">
      <style:paragraph-properties fo:text-align="center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9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/>
    </style:style>
    <style:style style:family="table-cell" style:name="a1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3">
      <style:text-properties fo:language="en" fo:country="US"/>
    </style:style>
    <style:style style:family="text" style:name="a1034">
      <style:text-properties fo:language="en" fo:country="US"/>
    </style:style>
    <style:style style:family="paragraph" style:name="a1035">
      <style:paragraph-properties/>
    </style:style>
    <style:style style:family="table-cell" style:name="a1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8">
      <style:text-properties fo:language="en" fo:country="US"/>
    </style:style>
    <style:style style:family="text" style:name="a1039">
      <style:text-properties fo:language="en" fo:country="US"/>
    </style:style>
    <style:style style:family="table-cell" style:name="a13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72">
      <style:table-row-properties style:row-height="0.36472in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language="en" fo:country="US"/>
    </style:style>
    <style:style style:family="paragraph" style:name="a2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text-align="center"/>
    </style:style>
    <style:style style:family="graphic" style:name="a2182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83">
      <style:graphic-properties draw:fill="none" draw:stroke="solid" svg:stroke-width="0.00694in" svg:stroke-color="#000000" svg:stroke-opacity="100%" draw:stroke-linejoin="miter" svg:stroke-linecap="butt"/>
    </style:style>
    <style:style style:family="table-cell" style:name="a13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184">
      <style:graphic-properties draw:fill="none" draw:stroke="solid" svg:stroke-width="0.00694in" svg:stroke-color="#000000" svg:stroke-opacity="100%" draw:stroke-linejoin="miter" svg:stroke-linecap="butt"/>
    </style:style>
    <style:style style:family="table-row" style:name="a1377">
      <style:table-row-properties style:row-height="0.36472in"/>
    </style:style>
    <style:style style:family="text" style:name="a2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language="en" fo:country="US"/>
    </style:style>
    <style:style style:family="paragraph" style:name="a2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text-align="center"/>
    </style:style>
    <style:style style:family="graphic" style:name="a21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8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18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40">
      <style:paragraph-properties/>
    </style:style>
    <style:style style:family="table-cell" style:name="a1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43">
      <style:table-row-properties style:row-height="0.50181in"/>
    </style:style>
    <style:style style:family="text" style:name="a1044">
      <style:text-properties fo:language="en" fo:country="US"/>
    </style:style>
    <style:style style:family="paragraph" style:name="a1045">
      <style:paragraph-properties/>
    </style:style>
    <style:style style:family="table-cell" style:name="a10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8">
      <style:text-properties fo:language="en" fo:country="US"/>
    </style:style>
    <style:style style:family="paragraph" style:name="a1049">
      <style:paragraph-properties/>
    </style:style>
    <style:style style:family="table-cell" style:name="a13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82">
      <style:table-row-properties style:row-height="0.36472in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language="en" fo:country="US"/>
    </style:style>
    <style:style style:family="paragraph" style:name="a2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text-align="center"/>
    </style:style>
    <style:style style:family="graphic" style:name="a2192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93">
      <style:graphic-properties draw:fill="none" draw:stroke="solid" svg:stroke-width="0.00694in" svg:stroke-color="#000000" svg:stroke-opacity="100%" draw:stroke-linejoin="miter" svg:stroke-linecap="butt"/>
    </style:style>
    <style:style style:family="table-cell" style:name="a1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387">
      <style:table-row-properties style:row-height="0.36472in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language="en" fo:country="US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text-align="center"/>
    </style:style>
    <style:style style:family="paragraph" style:name="a2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2">
      <style:text-properties fo:language="en" fo:country="US"/>
    </style:style>
    <style:style style:family="paragraph" style:name="a1053">
      <style:paragraph-properties/>
    </style:style>
    <style:style style:family="table-cell" style:name="a1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56">
      <style:table-row-properties style:row-height="0.50181in"/>
    </style:style>
    <style:style style:family="text" style:name="a1057">
      <style:text-properties fo:language="en" fo:country="US"/>
    </style:style>
    <style:style style:family="paragraph" style:name="a1058">
      <style:paragraph-properties/>
    </style:style>
    <style:style style:family="table-cell" style:name="a13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2">
      <style:table-row-properties style:row-height="0.36472in"/>
    </style:style>
    <style:style style:family="text" style:name="a1393">
      <style:text-properties fo:language="en" fo:country="US"/>
    </style:style>
    <style:style style:family="paragraph" style:name="a1394">
      <style:paragraph-properties fo:text-align="center"/>
    </style:style>
    <style:style style:family="table-cell" style:name="a1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7">
      <style:table-row-properties style:row-height="0.36472in"/>
    </style:style>
    <style:style style:family="text" style:name="a1398">
      <style:text-properties fo:language="en" fo:country="US"/>
    </style:style>
    <style:style style:family="paragraph" style:name="a1399">
      <style:paragraph-properties fo:text-align="center"/>
    </style:style>
    <style:style style:family="table-cell" style:name="a10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1">
      <style:text-properties fo:language="en" fo:country="US"/>
    </style:style>
    <style:style style:family="paragraph" style:name="a1062">
      <style:paragraph-properties/>
    </style:style>
    <style:style style:family="table-cell" style:name="a10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5">
      <style:text-properties fo:language="en" fo:country="US"/>
    </style:style>
    <style:style style:family="paragraph" style:name="a1066">
      <style:paragraph-properties/>
    </style:style>
    <style:style style:family="table-cell" style:name="a10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069">
      <style:table-properties style:writing-mode="lr-tb"/>
    </style:style>
    <style:style style:family="table-column" style:name="a1070">
      <style:table-column-properties style:column-width="0.96601in"/>
    </style:style>
    <style:style style:family="table-column" style:name="a1071">
      <style:table-column-properties style:column-width="1.89041in"/>
    </style:style>
    <style:style style:family="table-row" style:name="a1072">
      <style:table-row-properties style:row-height="0.355in"/>
    </style:style>
    <style:style style:family="text" style:name="a1073">
      <style:text-properties fo:language="en" fo:country="US"/>
    </style:style>
    <style:style style:family="text" style:name="a1074">
      <style:text-properties fo:language="en" fo:country="US"/>
    </style:style>
    <style:style style:family="paragraph" style:name="a1075">
      <style:paragraph-properties/>
    </style:style>
    <style:style style:family="table-cell" style:name="a10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8">
      <style:text-properties fo:language="en" fo:country="US"/>
    </style:style>
    <style:style style:family="text" style:name="a1079">
      <style:text-properties fo:language="en" fo:country="US"/>
    </style:style>
    <style:style style:family="paragraph" style:name="a1080">
      <style:paragraph-properties/>
    </style:style>
    <style:style style:family="table-cell" style:name="a10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83">
      <style:table-row-properties style:row-height="0.44589in"/>
    </style:style>
    <style:style style:family="text" style:name="a1084">
      <style:text-properties fo:language="en" fo:country="US"/>
    </style:style>
    <style:style style:family="paragraph" style:name="a1085">
      <style:paragraph-properties/>
    </style:style>
    <style:style style:family="table-cell" style:name="a10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8">
      <style:text-properties fo:language="en" fo:country="US"/>
    </style:style>
    <style:style style:family="paragraph" style:name="a1089">
      <style:paragraph-properties/>
    </style:style>
    <style:style style:family="table-cell" style:name="a10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92">
      <style:table-row-properties style:row-height="0.44589in"/>
    </style:style>
    <style:style style:family="text" style:name="a1093">
      <style:text-properties fo:language="en" fo:country="US"/>
    </style:style>
    <style:style style:family="paragraph" style:name="a1094">
      <style:paragraph-properties/>
    </style:style>
    <style:style style:family="table-cell" style:name="a10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7">
      <style:text-properties fo:language="en" fo:country="US"/>
    </style:style>
    <style:style style:family="paragraph" style:name="a1098">
      <style:paragraph-properties/>
    </style:style>
    <style:style style:family="paragraph" style:name="a800">
      <style:paragraph-properties/>
    </style:style>
    <style:style style:family="table-cell" style:name="a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3">
      <style:table-row-properties style:row-height="0.50181in"/>
    </style:style>
    <style:style style:family="text" style:name="a804">
      <style:text-properties fo:language="en" fo:country="US"/>
    </style:style>
    <style:style style:family="paragraph" style:name="a805">
      <style:paragraph-properties/>
    </style:style>
    <style:style style:family="table-cell" style:name="a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8">
      <style:text-properties fo:language="en" fo:country="US"/>
    </style:style>
    <style:style style:family="paragraph" style:name="a809">
      <style:paragraph-properties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2">
      <style:text-properties fo:language="en" fo:country="US"/>
    </style:style>
    <style:style style:family="paragraph" style:name="a813">
      <style:paragraph-properties/>
    </style:style>
    <style:style style:family="table-cell" style:name="a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6">
      <style:table-row-properties style:row-height="0.50181in"/>
    </style:style>
    <style:style style:family="text" style:name="a817">
      <style:text-properties fo:language="en" fo:country="US"/>
    </style:style>
    <style:style style:family="paragraph" style:name="a818">
      <style:paragraph-properties/>
    </style:style>
    <style:style style:family="table-cell" style:name="a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1">
      <style:text-properties fo:language="en" fo:country="US"/>
    </style:style>
    <style:style style:family="paragraph" style:name="a822">
      <style:paragraph-properties/>
    </style:style>
    <style:style style:family="table-cell" style:name="a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5">
      <style:text-properties fo:language="en" fo:country="US"/>
    </style:style>
    <style:style style:family="paragraph" style:name="a826">
      <style:paragraph-properties/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829">
      <style:table-properties style:writing-mode="lr-tb"/>
    </style:style>
    <style:style style:family="table-column" style:name="a830">
      <style:table-column-properties style:column-width="0.96601in"/>
    </style:style>
    <style:style style:family="table-column" style:name="a831">
      <style:table-column-properties style:column-width="1.89041in"/>
    </style:style>
    <style:style style:family="table-row" style:name="a832">
      <style:table-row-properties style:row-height="0.355in"/>
    </style:style>
    <style:style style:family="text" style:name="a833">
      <style:text-properties fo:language="en" fo:country="US"/>
    </style:style>
    <style:style style:family="text" style:name="a834">
      <style:text-properties fo:language="en" fo:country="US"/>
    </style:style>
    <style:style style:family="paragraph" style:name="a835">
      <style:paragraph-properties/>
    </style:style>
    <style:style style:family="table-cell" style:name="a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8">
      <style:text-properties fo:language="en" fo:country="US"/>
    </style:style>
    <style:style style:family="text" style:name="a839">
      <style:text-properties fo:language="en" fo:country="US"/>
    </style:style>
    <style:style style:family="table-cell" style:name="a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01">
      <style:table-row-properties style:row-height="0.52354in"/>
    </style:style>
    <style:style style:family="text" style:name="a502">
      <style:text-properties fo:language="en" fo:country="US"/>
    </style:style>
    <style:style style:family="paragraph" style:name="a503">
      <style:paragraph-properties/>
    </style:style>
    <style:style style:family="table-cell" style:name="a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6">
      <style:text-properties fo:language="en" fo:country="US"/>
    </style:style>
    <style:style style:family="paragraph" style:name="a507">
      <style:paragraph-properties/>
    </style:style>
    <style:style style:family="table-cell" style:name="a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7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true"/>
      <style:paragraph-properties style:font-independent-line-spacing="true" style:writing-mode="lr-tb"/>
    </style:style>
    <style:style style:family="text" style:name="a2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/>
    </style:style>
    <style:style style:family="table-cell" style:name="a8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3">
      <style:table-row-properties style:row-height="0.44589in"/>
    </style:style>
    <style:style style:family="text" style:name="a844">
      <style:text-properties fo:language="en" fo:country="US"/>
    </style:style>
    <style:style style:family="paragraph" style:name="a845">
      <style:paragraph-properties/>
    </style:style>
    <style:style style:family="table-cell" style:name="a8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8">
      <style:text-properties fo:language="en" fo:country="US"/>
    </style:style>
    <style:style style:family="paragraph" style:name="a849">
      <style:paragraph-properties/>
    </style:style>
    <style:style style:family="text" style:name="a510">
      <style:text-properties fo:language="en" fo:country="US"/>
    </style:style>
    <style:style style:family="paragraph" style:name="a511">
      <style:paragraph-properties/>
    </style:style>
    <style:style style:family="table-cell" style:name="a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14">
      <style:table-properties style:writing-mode="lr-tb"/>
    </style:style>
    <style:style style:family="table-column" style:name="a515">
      <style:table-column-properties style:column-width="1.09944in"/>
    </style:style>
    <style:style style:family="table-column" style:name="a516">
      <style:table-column-properties style:column-width="1.09944in"/>
    </style:style>
    <style:style style:family="table-row" style:name="a517">
      <style:table-row-properties style:row-height="0.32672in"/>
    </style:style>
    <style:style style:family="text" style:name="a518">
      <style:text-properties fo:language="en" fo:country="US"/>
    </style:style>
    <style:style style:family="text" style:name="a519">
      <style:text-properties fo:language="en" fo:country="US"/>
    </style:style>
    <style:style style:family="text" style:name="a2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8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2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2">
      <style:table-row-properties style:row-height="0.44589in"/>
    </style:style>
    <style:style style:family="text" style:name="a853">
      <style:text-properties fo:language="en" fo:country="US"/>
    </style:style>
    <style:style style:family="paragraph" style:name="a854">
      <style:paragraph-properties/>
    </style:style>
    <style:style style:family="table-cell" style:name="a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7">
      <style:text-properties fo:language="en" fo:country="US"/>
    </style:style>
    <style:style style:family="paragraph" style:name="a858">
      <style:paragraph-properties/>
    </style:style>
    <style:style style:family="paragraph" style:name="a520">
      <style:paragraph-properties/>
    </style:style>
    <style:style style:family="table-cell" style:name="a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3">
      <style:text-properties fo:language="en" fo:country="US"/>
    </style:style>
    <style:style style:family="text" style:name="a524">
      <style:text-properties fo:language="en" fo:country="US"/>
    </style:style>
    <style:style style:family="paragraph" style:name="a525">
      <style:paragraph-properties/>
    </style:style>
    <style:style style:family="table-cell" style:name="a5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28">
      <style:table-row-properties style:row-height="0.46695in"/>
    </style:style>
    <style:style style:family="text" style:name="a529">
      <style:text-properties fo:language="en" fo:country="US"/>
    </style:style>
    <style:style style:family="table" style:name="a2820">
      <style:table-properties style:writing-mode="lr-tb"/>
    </style:style>
    <style:style style:family="table-column" style:name="a2821">
      <style:table-column-properties style:column-width="2.89041in"/>
    </style:style>
    <style:style style:family="table-row" style:name="a2822">
      <style:table-row-properties style:row-height="0.36472in"/>
    </style:style>
    <style:style style:family="text" style:name="a2823">
      <style:text-properties fo:language="en" fo:country="US"/>
    </style:style>
    <style:style style:family="paragraph" style:name="a2824">
      <style:paragraph-properties fo:text-align="center"/>
    </style:style>
    <style:style style:family="table-cell" style:name="a2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27">
      <style:table-row-properties style:row-height="0.36472in"/>
    </style:style>
    <style:style style:family="text" style:name="a2828">
      <style:text-properties fo:color="#ffffff" fo:language="en" fo:country="US"/>
    </style:style>
    <style:style style:family="paragraph" style:name="a2829">
      <style:paragraph-properties fo:text-align="center"/>
    </style:style>
    <style:style style:family="table-cell" style:name="a8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861">
      <style:table-properties style:writing-mode="lr-tb"/>
    </style:style>
    <style:style style:family="table-column" style:name="a862">
      <style:table-column-properties style:column-width="2.89041in"/>
    </style:style>
    <style:style style:family="table-row" style:name="a863">
      <style:table-row-properties style:row-height="0.36472in"/>
    </style:style>
    <style:style style:family="text" style:name="a864">
      <style:text-properties fo:language="en" fo:country="US"/>
    </style:style>
    <style:style style:family="paragraph" style:name="a865">
      <style:paragraph-properties fo:text-align="center"/>
    </style:style>
    <style:style style:family="table-cell" style:name="a8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8">
      <style:table-row-properties style:row-height="0.36472in"/>
    </style:style>
    <style:style style:family="text" style:name="a869">
      <style:text-properties fo:language="en" fo:country="US"/>
    </style:style>
    <style:style style:family="paragraph" style:name="a530">
      <style:paragraph-properties/>
    </style:style>
    <style:style style:family="table-cell" style:name="a5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3">
      <style:text-properties fo:language="en" fo:country="US"/>
    </style:style>
    <style:style style:family="paragraph" style:name="a534">
      <style:paragraph-properties/>
    </style:style>
    <style:style style:family="table-cell" style:name="a5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37">
      <style:table-row-properties style:row-height="0.46695in"/>
    </style:style>
    <style:style style:family="text" style:name="a538">
      <style:text-properties fo:language="en" fo:country="US"/>
    </style:style>
    <style:style style:family="paragraph" style:name="a539">
      <style:paragraph-properties/>
    </style:style>
    <style:style style:family="table-cell" style:name="a2831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able-row" style:name="a2832">
      <style:table-row-properties style:row-height="0.36472in"/>
    </style:style>
    <style:style style:family="text" style:name="a2833">
      <style:text-properties fo:language="en" fo:country="US"/>
    </style:style>
    <style:style style:family="paragraph" style:name="a2834">
      <style:paragraph-properties fo:text-align="center"/>
    </style:style>
    <style:style style:family="table-cell" style:name="a28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37">
      <style:table-row-properties style:row-height="0.36472in"/>
    </style:style>
    <style:style style:family="text" style:name="a2838">
      <style:text-properties fo:language="en" fo:country="US"/>
    </style:style>
    <style:style style:family="paragraph" style:name="a2839">
      <style:paragraph-properties fo:text-align="center"/>
    </style:style>
    <style:style style:family="paragraph" style:name="a870">
      <style:paragraph-properties fo:text-align="center"/>
    </style:style>
    <style:style style:family="table-cell" style:name="a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73">
      <style:table-row-properties style:row-height="0.36472in"/>
    </style:style>
    <style:style style:family="graphic" style:name="a25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4">
      <style:text-properties fo:language="en" fo:country="US"/>
    </style:style>
    <style:style style:family="text" style:name="a250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text-align="center"/>
    </style:style>
    <style:style style:family="paragraph" style:name="a2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878">
      <style:table-row-properties style:row-height="0.36472in"/>
    </style:style>
    <style:style style:family="paragraph" style:name="a2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language="en" fo:country="US"/>
    </style:style>
    <style:style style:family="text" style:name="a2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2">
      <style:text-properties fo:language="en" fo:country="US"/>
    </style:style>
    <style:style style:family="paragraph" style:name="a543">
      <style:paragraph-properties/>
    </style:style>
    <style:style style:family="table-cell" style:name="a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46">
      <style:table-properties style:writing-mode="lr-tb"/>
    </style:style>
    <style:style style:family="table-column" style:name="a547">
      <style:table-column-properties style:column-width="1.32319in"/>
    </style:style>
    <style:style style:family="table-column" style:name="a548">
      <style:table-column-properties style:column-width="0.89497in"/>
    </style:style>
    <style:style style:family="table-column" style:name="a549">
      <style:table-column-properties style:column-width="1.7514in"/>
    </style:style>
    <style:style style:family="table-cell" style:name="a2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42">
      <style:table-row-properties style:row-height="0.36472in"/>
    </style:style>
    <style:style style:family="text" style:name="a2843">
      <style:text-properties fo:language="en" fo:country="US"/>
    </style:style>
    <style:style style:family="paragraph" style:name="a2844">
      <style:paragraph-properties fo:text-align="center"/>
    </style:style>
    <style:style style:family="table-cell" style:name="a2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47">
      <style:table-row-properties style:row-height="0.36472in"/>
    </style:style>
    <style:style style:family="text" style:name="a2848">
      <style:text-properties fo:language="en" fo:country="US"/>
    </style:style>
    <style:style style:family="paragraph" style:name="a2849">
      <style:paragraph-properties fo:text-align="center"/>
    </style:style>
    <style:style style:family="paragraph" style:name="a880">
      <style:paragraph-properties fo:text-align="center"/>
    </style:style>
    <style:style style:family="paragraph" style:name="a1700">
      <style:paragraph-properties/>
    </style:style>
    <style:style style:family="table-cell" style:name="a8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83">
      <style:table-row-properties style:row-height="0.36472in"/>
    </style:style>
    <style:style style:family="text" style:name="a1703">
      <style:text-properties fo:language="en" fo:country="US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language="en" fo:country="US"/>
    </style:style>
    <style:style style:family="text" style:name="a1704">
      <style:text-properties fo:language="en" fo:country="US"/>
    </style:style>
    <style:style style:family="graphic" style:name="a2512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885">
      <style:paragraph-properties fo:text-align="center"/>
    </style:style>
    <style:style style:family="paragraph" style:name="a1705">
      <style:paragraph-properties/>
    </style:style>
    <style:style style:family="drawing-page" style:name="a2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2514">
      <style:table-properties style:writing-mode="lr-tb"/>
    </style:style>
    <style:style style:family="table-cell" style:name="a1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2515">
      <style:table-column-properties style:column-width="2.89041in"/>
    </style:style>
    <style:style style:family="table-row" style:name="a888">
      <style:table-row-properties style:row-height="0.36472in"/>
    </style:style>
    <style:style style:family="text" style:name="a1708">
      <style:text-properties fo:language="en" fo:country="US"/>
    </style:style>
    <style:style style:family="table-row" style:name="a2516">
      <style:table-row-properties style:row-height="0.36472in"/>
    </style:style>
    <style:style style:family="text" style:name="a889">
      <style:text-properties fo:language="en" fo:country="US"/>
    </style:style>
    <style:style style:family="text" style:name="a1709">
      <style:text-properties fo:language="en" fo:country="US"/>
    </style:style>
    <style:style style:family="text" style:name="a2517">
      <style:text-properties fo:language="en" fo:country="US"/>
    </style:style>
    <style:style style:family="paragraph" style:name="a2518">
      <style:paragraph-properties fo:text-align="center"/>
    </style:style>
    <style:style style:family="table-row" style:name="a550">
      <style:table-row-properties style:row-height="0.37244in"/>
    </style:style>
    <style:style style:family="text" style:name="a551">
      <style:text-properties fo:language="en" fo:country="US"/>
    </style:style>
    <style:style style:family="text" style:name="a552">
      <style:text-properties fo:language="en" fo:country="US"/>
    </style:style>
    <style:style style:family="paragraph" style:name="a553">
      <style:paragraph-properties/>
    </style:style>
    <style:style style:family="table-cell" style:name="a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6">
      <style:text-properties fo:language="en" fo:country="US"/>
    </style:style>
    <style:style style:family="text" style:name="a557">
      <style:text-properties fo:language="en" fo:country="US"/>
    </style:style>
    <style:style style:family="paragraph" style:name="a558">
      <style:paragraph-properties/>
    </style:style>
    <style:style style:family="table-cell" style:name="a2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52">
      <style:table-row-properties style:row-height="0.36472in"/>
    </style:style>
    <style:style style:family="text" style:name="a2853">
      <style:text-properties fo:language="en" fo:country="US"/>
    </style:style>
    <style:style style:family="paragraph" style:name="a2854">
      <style:paragraph-properties fo:text-align="center"/>
    </style:style>
    <style:style style:family="table-cell" style:name="a2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57">
      <style:table-row-properties style:row-height="0.36472in"/>
    </style:style>
    <style:style style:family="text" style:name="a2858">
      <style:text-properties fo:language="en" fo:country="US"/>
    </style:style>
    <style:style style:family="paragraph" style:name="a2859">
      <style:paragraph-properties fo:text-align="center"/>
    </style:style>
    <style:style style:family="paragraph" style:name="a890">
      <style:paragraph-properties fo:text-align="center"/>
    </style:style>
    <style:style style:family="paragraph" style:name="a1710">
      <style:paragraph-properties/>
    </style:style>
    <style:style style:family="table-cell" style:name="a8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3">
      <style:table-row-properties style:row-height="0.36472in"/>
    </style:style>
    <style:style style:family="table-row" style:name="a1713">
      <style:table-row-properties style:row-height="0.52354in"/>
    </style:style>
    <style:style style:family="table-row" style:name="a2521">
      <style:table-row-properties style:row-height="0.36472in"/>
    </style:style>
    <style:style style:family="text" style:name="a894">
      <style:text-properties fo:language="en" fo:country="US"/>
    </style:style>
    <style:style style:family="text" style:name="a1714">
      <style:text-properties fo:language="en" fo:country="US"/>
    </style:style>
    <style:style style:family="text" style:name="a2522">
      <style:text-properties fo:language="en" fo:country="US"/>
    </style:style>
    <style:style style:family="paragraph" style:name="a895">
      <style:paragraph-properties fo:text-align="center"/>
    </style:style>
    <style:style style:family="paragraph" style:name="a1715">
      <style:paragraph-properties/>
    </style:style>
    <style:style style:family="paragraph" style:name="a2523">
      <style:paragraph-properties fo:text-align="center"/>
    </style:style>
    <style:style style:family="table-cell" style:name="a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17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able-cell" style:name="a2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8">
      <style:table-row-properties style:row-height="0.36472in"/>
    </style:style>
    <style:style style:family="text" style:name="a1718">
      <style:text-properties fo:language="en" fo:country="US"/>
    </style:style>
    <style:style style:family="table-row" style:name="a2526">
      <style:table-row-properties style:row-height="0.36472in"/>
    </style:style>
    <style:style style:family="text" style:name="a899">
      <style:text-properties fo:language="en" fo:country="US"/>
    </style:style>
    <style:style style:family="paragraph" style:name="a1719">
      <style:paragraph-properties/>
    </style:style>
    <style:style style:family="text" style:name="a2527">
      <style:text-properties fo:language="en" fo:country="US"/>
    </style:style>
    <style:style style:family="paragraph" style:name="a2528">
      <style:paragraph-properties fo:text-align="center"/>
    </style:style>
    <style:style style:family="table-cell" style:name="a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1">
      <style:text-properties fo:language="en" fo:country="US"/>
    </style:style>
    <style:style style:family="text" style:name="a562">
      <style:text-properties fo:language="en" fo:country="US"/>
    </style:style>
    <style:style style:family="paragraph" style:name="a563">
      <style:paragraph-properties/>
    </style:style>
    <style:style style:family="table-cell" style:name="a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000">
      <style:table-row-properties style:row-height="0.36472in"/>
    </style:style>
    <style:style style:family="table-row" style:name="a566">
      <style:table-row-properties style:row-height="0.50181in"/>
    </style:style>
    <style:style style:family="text" style:name="a3001">
      <style:text-properties fo:language="en" fo:country="US"/>
    </style:style>
    <style:style style:family="text" style:name="a567">
      <style:text-properties fo:language="en" fo:country="US"/>
    </style:style>
    <style:style style:family="paragraph" style:name="a3002">
      <style:paragraph-properties fo:text-align="center"/>
    </style:style>
    <style:style style:family="paragraph" style:name="a568">
      <style:paragraph-properties/>
    </style:style>
    <style:style style:family="table-cell" style:name="a3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005">
      <style:table-row-properties style:row-height="0.36472in"/>
    </style:style>
    <style:style style:family="table-cell" style:name="a2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06">
      <style:text-properties fo:language="en" fo:country="US"/>
    </style:style>
    <style:style style:family="table-row" style:name="a2862">
      <style:table-row-properties style:row-height="0.36472in"/>
    </style:style>
    <style:style style:family="paragraph" style:name="a3007">
      <style:paragraph-properties fo:text-align="center"/>
    </style:style>
    <style:style style:family="text" style:name="a2863">
      <style:text-properties fo:language="en" fo:country="US"/>
    </style:style>
    <style:style style:family="paragraph" style:name="a2864">
      <style:paragraph-properties fo:text-align="center"/>
    </style:style>
    <style:style style:family="table-cell" style:name="a3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67">
      <style:table-row-properties style:row-height="0.36472in"/>
    </style:style>
    <style:style style:family="text" style:name="a2868">
      <style:text-properties fo:language="en" fo:country="US"/>
    </style:style>
    <style:style style:family="paragraph" style:name="a2869">
      <style:paragraph-properties fo:text-align="center"/>
    </style:style>
    <style:style style:family="table-cell" style:name="a1721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ext" style:name="a1722">
      <style:text-properties fo:language="en" fo:country="US"/>
    </style:style>
    <style:style style:family="table-cell" style:name="a2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23">
      <style:paragraph-properties/>
    </style:style>
    <style:style style:family="table-row" style:name="a2531">
      <style:table-row-properties style:row-height="0.36472in"/>
    </style:style>
    <style:style style:family="text" style:name="a2532">
      <style:text-properties fo:color="#ffffff" fo:language="en" fo:country="US"/>
    </style:style>
    <style:style style:family="table-cell" style:name="a1725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paragraph" style:name="a2533">
      <style:paragraph-properties fo:text-align="center"/>
    </style:style>
    <style:style style:family="table-row" style:name="a1726">
      <style:table-row-properties style:row-height="0.52354in"/>
    </style:style>
    <style:style style:family="text" style:name="a1727">
      <style:text-properties fo:language="en" fo:country="US"/>
    </style:style>
    <style:style style:family="table-cell" style:name="a2535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paragraph" style:name="a1728">
      <style:paragraph-properties/>
    </style:style>
    <style:style style:family="table-row" style:name="a2536">
      <style:table-row-properties style:row-height="0.36472in"/>
    </style:style>
    <style:style style:family="text" style:name="a2537">
      <style:text-properties fo:language="en" fo:country="US"/>
    </style:style>
    <style:style style:family="paragraph" style:name="a2538">
      <style:paragraph-properties fo:text-align="center"/>
    </style:style>
    <style:style style:family="table-cell" style:name="a5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1">
      <style:text-properties fo:language="en" fo:country="US"/>
    </style:style>
    <style:style style:family="paragraph" style:name="a572">
      <style:paragraph-properties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language="en" fo:country="US"/>
    </style:style>
    <style:style style:family="table-row" style:name="a3010">
      <style:table-row-properties style:row-height="0.36472in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/>
    </style:style>
    <style:style style:family="text" style:name="a3011">
      <style:text-properties fo:language="en" fo:country="US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2">
      <style:paragraph-properties fo:text-align="center"/>
    </style:style>
    <style:style style:family="table-cell" style:name="a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79">
      <style:table-row-properties style:row-height="0.50181in"/>
    </style:style>
    <style:style style:family="table-cell" style:name="a3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3015">
      <style:table-row-properties style:row-height="0.36472in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6">
      <style:text-properties fo:language="en" fo:country="US"/>
    </style:style>
    <style:style style:family="table-cell" style:name="a28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7">
      <style:paragraph-properties fo:text-align="center"/>
    </style:style>
    <style:style style:family="table-row" style:name="a2872">
      <style:table-row-properties style:row-height="0.36472in"/>
    </style:style>
    <style:style style:family="text" style:name="a2873">
      <style:text-properties fo:language="en" fo:country="US"/>
    </style:style>
    <style:style style:family="paragraph" style:name="a2874">
      <style:paragraph-properties fo:text-align="center"/>
    </style:style>
    <style:style style:family="table-cell" style:name="a3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77">
      <style:table-row-properties style:row-height="0.36472in"/>
    </style:style>
    <style:style style:family="text" style:name="a2878">
      <style:text-properties fo:language="en" fo:country="US"/>
    </style:style>
    <style:style style:family="paragraph" style:name="a2879">
      <style:paragraph-properties fo:text-align="center"/>
    </style:style>
    <style:style style:family="table-cell" style:name="a1730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ext" style:name="a1731">
      <style:text-properties fo:language="en" fo:country="US"/>
    </style:style>
    <style:style style:family="paragraph" style:name="a1732">
      <style:paragraph-properties/>
    </style:style>
    <style:style style:family="table-cell" style:name="a2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41">
      <style:table-row-properties style:row-height="0.36472in"/>
    </style:style>
    <style:style style:family="table-cell" style:name="a1734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ext" style:name="a2542">
      <style:text-properties fo:language="en" fo:country="US"/>
    </style:style>
    <style:style style:family="text" style:name="a1735">
      <style:text-properties fo:language="en" fo:country="US"/>
    </style:style>
    <style:style style:family="paragraph" style:name="a2543">
      <style:paragraph-properties fo:text-align="center"/>
    </style:style>
    <style:style style:family="paragraph" style:name="a1736">
      <style:paragraph-properties/>
    </style:style>
    <style:style style:family="table-cell" style:name="a2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38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able-row" style:name="a2546">
      <style:table-row-properties style:row-height="0.36472in"/>
    </style:style>
    <style:style style:family="table" style:name="a1739">
      <style:table-properties style:writing-mode="lr-tb"/>
    </style:style>
    <style:style style:family="text" style:name="a2547">
      <style:text-properties fo:language="en" fo:country="US"/>
    </style:style>
    <style:style style:family="paragraph" style:name="a2548">
      <style:paragraph-properties fo:text-align="center"/>
    </style:style>
    <style:style style:family="text" style:name="a580">
      <style:text-properties fo:language="en" fo:country="US"/>
    </style:style>
    <style:style style:family="paragraph" style:name="a581">
      <style:paragraph-properties/>
    </style:style>
    <style:style style:family="table-cell" style:name="a14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02">
      <style:table-row-properties style:row-height="0.36472in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language="en" fo:country="US"/>
    </style:style>
    <style:style style:family="text" style:name="a1403">
      <style:text-properties fo:language="en" fo:country="US"/>
    </style:style>
    <style:style style:family="paragraph" style:name="a2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/>
    </style:style>
    <style:style style:family="table-row" style:name="a3020">
      <style:table-row-properties style:row-height="0.36472in"/>
    </style:style>
    <style:style style:family="paragraph" style:name="a1404">
      <style:paragraph-properties fo:text-align="center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1">
      <style:text-properties fo:language="en" fo:country="US"/>
    </style:style>
    <style:style style:family="table-cell" style:name="a5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022">
      <style:paragraph-properties fo:text-align="center"/>
    </style:style>
    <style:style style:family="table-cell" style:name="a14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language="en" fo:country="US"/>
    </style:style>
    <style:style style:family="table-row" style:name="a1407">
      <style:table-row-properties style:row-height="0.36472in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/>
    </style:style>
    <style:style style:family="table-cell" style:name="a3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8">
      <style:text-properties fo:language="en" fo:country="US"/>
    </style:style>
    <style:style style:family="graphic" style:name="a22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3025">
      <style:table-row-properties style:row-height="0.36472in"/>
    </style:style>
    <style:style style:family="paragraph" style:name="a1409">
      <style:paragraph-properties fo:text-align="center"/>
    </style:style>
    <style:style style:family="paragraph" style:name="a2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6">
      <style:text-properties fo:language="en" fo:country="US"/>
    </style:style>
    <style:style style:family="table-cell" style:name="a2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2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027">
      <style:paragraph-properties fo:text-align="center"/>
    </style:style>
    <style:style style:family="table-row" style:name="a2882">
      <style:table-row-properties style:row-height="0.36472in"/>
    </style:style>
    <style:style style:family="text" style:name="a2883">
      <style:text-properties fo:language="en" fo:country="US"/>
    </style:style>
    <style:style style:family="paragraph" style:name="a2884">
      <style:paragraph-properties fo:text-align="center"/>
    </style:style>
    <style:style style:family="table-cell" style:name="a3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8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87">
      <style:table-row-properties style:row-height="0.36472in"/>
    </style:style>
    <style:style style:family="text" style:name="a2888">
      <style:text-properties fo:language="en" fo:country="US"/>
    </style:style>
    <style:style style:family="paragraph" style:name="a2889">
      <style:paragraph-properties fo:text-align="center"/>
    </style:style>
    <style:style style:family="table-column" style:name="a1740">
      <style:table-column-properties style:column-width="1.09944in"/>
    </style:style>
    <style:style style:family="table-column" style:name="a1741">
      <style:table-column-properties style:column-width="1.09944in"/>
    </style:style>
    <style:style style:family="table-row" style:name="a1742">
      <style:table-row-properties style:row-height="0.32672in"/>
    </style:style>
    <style:style style:family="table-cell" style:name="a25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3">
      <style:text-properties fo:language="en" fo:country="US"/>
    </style:style>
    <style:style style:family="table-row" style:name="a2551">
      <style:table-row-properties style:row-height="0.36472in"/>
    </style:style>
    <style:style style:family="text" style:name="a1744">
      <style:text-properties fo:language="en" fo:country="US"/>
    </style:style>
    <style:style style:family="text" style:name="a2552">
      <style:text-properties fo:language="en" fo:country="US"/>
    </style:style>
    <style:style style:family="paragraph" style:name="a1745">
      <style:paragraph-properties/>
    </style:style>
    <style:style style:family="paragraph" style:name="a2553">
      <style:paragraph-properties fo:text-align="center"/>
    </style:style>
    <style:style style:family="table-cell" style:name="a1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8">
      <style:text-properties fo:language="en" fo:country="US"/>
    </style:style>
    <style:style style:family="table-row" style:name="a2556">
      <style:table-row-properties style:row-height="0.36472in"/>
    </style:style>
    <style:style style:family="text" style:name="a1749">
      <style:text-properties fo:language="en" fo:country="US"/>
    </style:style>
    <style:style style:family="text" style:name="a2557">
      <style:text-properties fo:language="en" fo:country="US"/>
    </style:style>
    <style:style style:family="paragraph" style:name="a2558">
      <style:paragraph-properties fo:text-align="center"/>
    </style:style>
    <style:style style:family="table-cell" style:name="a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92">
      <style:table-properties style:writing-mode="lr-tb"/>
    </style:style>
    <style:style style:family="table-cell" style:name="a1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593">
      <style:table-column-properties style:column-width="0.96601in"/>
    </style:style>
    <style:style style:family="table-row" style:name="a1412">
      <style:table-row-properties style:row-height="0.36472in"/>
    </style:style>
    <style:style style:family="text" style:name="a2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594">
      <style:table-column-properties style:column-width="1.89041in"/>
    </style:style>
    <style:style style:family="text" style:name="a1413">
      <style:text-properties fo:language="en" fo:country="US"/>
    </style:style>
    <style:style style:family="paragraph" style:name="a2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95">
      <style:table-row-properties style:row-height="0.355in"/>
    </style:style>
    <style:style style:family="table-row" style:name="a3030">
      <style:table-row-properties style:row-height="0.36472in"/>
    </style:style>
    <style:style style:family="paragraph" style:name="a1414">
      <style:paragraph-properties fo:text-align="center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language="en" fo:country="US"/>
    </style:style>
    <style:style style:family="text" style:name="a3031">
      <style:text-properties fo:language="en" fo:country="US"/>
    </style:style>
    <style:style style:family="paragraph" style:name="a2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language="en" fo:country="US"/>
    </style:style>
    <style:style style:family="paragraph" style:name="a3032">
      <style:paragraph-properties fo:text-align="center"/>
    </style:style>
    <style:style style:family="table-cell" style:name="a14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/>
    </style:style>
    <style:style style:family="text" style:name="a14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3035">
      <style:table-row-properties style:row-height="0.36472in"/>
    </style:style>
    <style:style style:family="graphic" style:name="a14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228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true"/>
      <style:paragraph-properties style:font-independent-line-spacing="true" style:writing-mode="lr-tb"/>
    </style:style>
    <style:style style:family="text" style:name="a3036">
      <style:text-properties fo:language="en" fo:country="US"/>
    </style:style>
    <style:style style:family="table-cell" style:name="a28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37">
      <style:paragraph-properties fo:text-align="center"/>
    </style:style>
    <style:style style:family="text" style:name="a289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30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/>
    </style:style>
    <style:style style:family="table-cell" style:name="a17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53">
      <style:table-row-properties style:row-height="0.46695in"/>
    </style:style>
    <style:style style:family="table-row" style:name="a2561">
      <style:table-row-properties style:row-height="0.36472in"/>
    </style:style>
    <style:style style:family="text" style:name="a1754">
      <style:text-properties fo:language="en" fo:country="US"/>
    </style:style>
    <style:style style:family="text" style:name="a2562">
      <style:text-properties fo:language="en" fo:country="US"/>
    </style:style>
    <style:style style:family="paragraph" style:name="a1755">
      <style:paragraph-properties/>
    </style:style>
    <style:style style:family="paragraph" style:name="a2563">
      <style:paragraph-properties fo:text-align="center"/>
    </style:style>
    <style:style style:family="table-cell" style:name="a1757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able-cell" style:name="a2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8">
      <style:text-properties fo:language="en" fo:country="US"/>
    </style:style>
    <style:style style:family="table-row" style:name="a2566">
      <style:table-row-properties style:row-height="0.36472in"/>
    </style:style>
    <style:style style:family="paragraph" style:name="a1759">
      <style:paragraph-properties/>
    </style:style>
    <style:style style:family="text" style:name="a2567">
      <style:text-properties fo:language="en" fo:country="US"/>
    </style:style>
    <style:style style:family="paragraph" style:name="a2568">
      <style:paragraph-properties fo:text-align="center"/>
    </style:style>
    <style:style style:family="text" style:name="a14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2230">
      <style:table-properties style:writing-mode="lr-tb"/>
    </style:style>
    <style:style style:family="text" style:name="a14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2231">
      <style:table-column-properties style:column-width="2.89041in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32">
      <style:table-row-properties style:row-height="0.36472in"/>
    </style:style>
    <style:style style:family="table-row" style:name="a3040">
      <style:table-row-properties style:row-height="0.36472in"/>
    </style:style>
    <style:style style:family="graphic" style:name="a14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33">
      <style:text-properties fo:language="en" fo:country="US"/>
    </style:style>
    <style:style style:family="text" style:name="a3041">
      <style:text-properties fo:language="en" fo:country="US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text-align="center"/>
    </style:style>
    <style:style style:family="paragraph" style:name="a3042">
      <style:paragraph-properties fo:text-align="center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0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37">
      <style:table-row-properties style:row-height="0.36472in"/>
    </style:style>
    <style:style style:family="text" style:name="a304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language="en" fo:country="US"/>
    </style:style>
    <style:style style:family="paragraph" style:name="a3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text-align="center"/>
    </style:style>
    <style:style style:family="graphic" style:name="a30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04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61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able-row" style:name="a1762">
      <style:table-row-properties style:row-height="0.46695in"/>
    </style:style>
    <style:style style:family="table-cell" style:name="a25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3">
      <style:text-properties fo:language="en" fo:country="US"/>
    </style:style>
    <style:style style:family="table-row" style:name="a2571">
      <style:table-row-properties style:row-height="0.36472in"/>
    </style:style>
    <style:style style:family="paragraph" style:name="a1764">
      <style:paragraph-properties/>
    </style:style>
    <style:style style:family="text" style:name="a2572">
      <style:text-properties fo:language="en" fo:country="US"/>
    </style:style>
    <style:style style:family="paragraph" style:name="a2573">
      <style:paragraph-properties fo:text-align="center"/>
    </style:style>
    <style:style style:family="table-cell" style:name="a1766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ext" style:name="a1767">
      <style:text-properties fo:language="en" fo:country="US"/>
    </style:style>
    <style:style style:family="table-cell" style:name="a25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68">
      <style:paragraph-properties/>
    </style:style>
    <style:style style:family="table-row" style:name="a2576">
      <style:table-row-properties style:row-height="0.36472in"/>
    </style:style>
    <style:style style:family="text" style:name="a2577">
      <style:text-properties fo:language="en" fo:country="US"/>
    </style:style>
    <style:style style:family="paragraph" style:name="a2578">
      <style:paragraph-properties fo:text-align="center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42">
      <style:table-row-properties style:row-height="0.36472in"/>
    </style:style>
    <style:style style:family="graphic" style:name="a30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34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43">
      <style:text-properties fo:language="en" fo:country="US"/>
    </style:style>
    <style:style style:family="text" style:name="a3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5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2244">
      <style:paragraph-properties fo:text-align="center"/>
    </style:style>
    <style:style style:family="paragraph" style:name="a3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437">
      <style:table-properties style:writing-mode="lr-tb"/>
    </style:style>
    <style:style style:family="graphic" style:name="a3053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2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38">
      <style:table-column-properties style:column-width="1.09944in"/>
    </style:style>
    <style:style style:family="table-row" style:name="a2247">
      <style:table-row-properties style:row-height="0.36472in"/>
    </style:style>
    <style:style style:family="text" style:name="a3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39">
      <style:table-column-properties style:column-width="1.09944in"/>
    </style:style>
    <style:style style:family="text" style:name="a2248">
      <style:text-properties fo:color="#ffffff" fo:language="en" fo:country="US"/>
    </style:style>
    <style:style style:family="paragraph" style:name="a3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9">
      <style:paragraph-properties fo:text-align="center"/>
    </style:style>
    <style:style style:family="graphic" style:name="a3057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101">
      <style:table-properties style:writing-mode="lr-tb"/>
    </style:style>
    <style:style style:family="table-column" style:name="a1102">
      <style:table-column-properties style:column-width="2.89041in"/>
    </style:style>
    <style:style style:family="table-row" style:name="a1103">
      <style:table-row-properties style:row-height="0.36472in"/>
    </style:style>
    <style:style style:family="text" style:name="a1104">
      <style:text-properties fo:language="en" fo:country="US"/>
    </style:style>
    <style:style style:family="paragraph" style:name="a1105">
      <style:paragraph-properties fo:text-align="center"/>
    </style:style>
    <style:style style:family="table-cell" style:name="a11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70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able-row" style:name="a1108">
      <style:table-row-properties style:row-height="0.36472in"/>
    </style:style>
    <style:style style:family="table" style:name="a1771">
      <style:table-properties style:writing-mode="lr-tb"/>
    </style:style>
    <style:style style:family="text" style:name="a1109">
      <style:text-properties fo:language="en" fo:country="US"/>
    </style:style>
    <style:style style:family="table-cell" style:name="a25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772">
      <style:table-column-properties style:column-width="1.32319in"/>
    </style:style>
    <style:style style:family="table-column" style:name="a1773">
      <style:table-column-properties style:column-width="0.89497in"/>
    </style:style>
    <style:style style:family="table-row" style:name="a2581">
      <style:table-row-properties style:row-height="0.36472in"/>
    </style:style>
    <style:style style:family="table-column" style:name="a1774">
      <style:table-column-properties style:column-width="1.7514in"/>
    </style:style>
    <style:style style:family="text" style:name="a2582">
      <style:text-properties fo:language="en" fo:country="US"/>
    </style:style>
    <style:style style:family="table-row" style:name="a1775">
      <style:table-row-properties style:row-height="0.37244in"/>
    </style:style>
    <style:style style:family="paragraph" style:name="a2583">
      <style:paragraph-properties fo:text-align="center"/>
    </style:style>
    <style:style style:family="text" style:name="a1776">
      <style:text-properties fo:language="en" fo:country="US"/>
    </style:style>
    <style:style style:family="text" style:name="a1777">
      <style:text-properties fo:language="en" fo:country="US"/>
    </style:style>
    <style:style style:family="table-cell" style:name="a2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78">
      <style:paragraph-properties/>
    </style:style>
    <style:style style:family="text" style:name="a258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440">
      <style:table-column-properties style:column-width="1.09944in"/>
    </style:style>
    <style:style style:family="table-row" style:name="a1441">
      <style:table-row-properties style:row-height="0.38022in"/>
    </style:style>
    <style:style style:family="text" style:name="a1442">
      <style:text-properties fo:language="en" fo:country="US"/>
    </style:style>
    <style:style style:family="table-cell" style:name="a2251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1443">
      <style:text-properties fo:language="en" fo:country="US"/>
    </style:style>
    <style:style style:family="table-row" style:name="a2252">
      <style:table-row-properties style:row-height="0.36472in"/>
    </style:style>
    <style:style style:family="graphic" style:name="a30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44">
      <style:paragraph-properties/>
    </style:style>
    <style:style style:family="text" style:name="a2253">
      <style:text-properties fo:language="en" fo:country="US"/>
    </style:style>
    <style:style style:family="graphic" style:name="a3061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2254">
      <style:paragraph-properties fo:text-align="center"/>
    </style:style>
    <style:style style:family="text" style:name="a3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7">
      <style:text-properties fo:language="en" fo:country="US"/>
    </style:style>
    <style:style style:family="paragraph" style:name="a3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064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8">
      <style:text-properties fo:language="en" fo:country="US"/>
    </style:style>
    <style:style style:family="table-row" style:name="a2257">
      <style:table-row-properties style:row-height="0.36472in"/>
    </style:style>
    <style:style style:family="text" style:name="a3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/>
    </style:style>
    <style:style style:family="text" style:name="a2258">
      <style:text-properties fo:language="en" fo:country="US"/>
    </style:style>
    <style:style style:family="paragraph" style:name="a3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9">
      <style:paragraph-properties fo:text-align="center"/>
    </style:style>
    <style:style style:family="graphic" style:name="a3067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068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110">
      <style:paragraph-properties fo:text-align="center"/>
    </style:style>
    <style:style style:family="graphic" style:name="a3069">
      <style:graphic-properties draw:fill="none" draw:stroke="solid" svg:stroke-width="0.00694in" svg:stroke-color="#000000" svg:stroke-opacity="100%" draw:stroke-linejoin="miter" svg:stroke-linecap="butt"/>
    </style:style>
    <style:style style:family="table-cell" style:name="a1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3">
      <style:table-row-properties style:row-height="0.36472in"/>
    </style:style>
    <style:style style:family="text" style:name="a1114">
      <style:text-properties fo:language="en" fo:country="US"/>
    </style:style>
    <style:style style:family="paragraph" style:name="a1115">
      <style:paragraph-properties fo:text-align="center"/>
    </style:style>
    <style:style style:family="table-cell" style:name="a11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8">
      <style:table-row-properties style:row-height="0.36472in"/>
    </style:style>
    <style:style style:family="text" style:name="a1781">
      <style:text-properties fo:language="en" fo:country="US"/>
    </style:style>
    <style:style style:family="text" style:name="a1119">
      <style:text-properties fo:language="en" fo:country="US"/>
    </style:style>
    <style:style style:family="paragraph" style:name="a2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language="en" fo:country="US"/>
    </style:style>
    <style:style style:family="paragraph" style:name="a1783">
      <style:paragraph-properties/>
    </style:style>
    <style:style style:family="graphic" style:name="a25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language="en" fo:country="US"/>
    </style:style>
    <style:style style:family="graphic" style:name="a25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7">
      <style:text-properties fo:language="en" fo:country="US"/>
    </style:style>
    <style:style style:family="text" style:name="a2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/>
    </style:style>
    <style:style style:family="text" style:name="a2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2">
      <style:text-properties fo:language="en" fo:country="US"/>
    </style:style>
    <style:style style:family="table-cell" style:name="a22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3">
      <style:text-properties fo:language="en" fo:country="US"/>
    </style:style>
    <style:style style:family="table-row" style:name="a2262">
      <style:table-row-properties style:row-height="0.36472in"/>
    </style:style>
    <style:style style:family="text" style:name="a3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/>
    </style:style>
    <style:style style:family="text" style:name="a2263">
      <style:text-properties fo:language="en" fo:country="US"/>
    </style:style>
    <style:style style:family="paragraph" style:name="a3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4">
      <style:paragraph-properties fo:text-align="center"/>
    </style:style>
    <style:style style:family="graphic" style:name="a30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7">
      <style:table-row-properties style:row-height="0.52354in"/>
    </style:style>
    <style:style style:family="graphic" style:name="a3073">
      <style:graphic-properties draw:fill="none" draw:stroke="solid" svg:stroke-width="0.00694in" svg:stroke-color="#000000" svg:stroke-opacity="100%" draw:stroke-linejoin="miter" svg:stroke-linecap="butt"/>
    </style:style>
    <style:style style:family="table-cell" style:name="a22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07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458">
      <style:text-properties fo:language="en" fo:country="US"/>
    </style:style>
    <style:style style:family="table-row" style:name="a2267">
      <style:table-row-properties style:row-height="0.36472in"/>
    </style:style>
    <style:style style:family="text" style:name="a3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/>
    </style:style>
    <style:style style:family="text" style:name="a2268">
      <style:text-properties fo:language="en" fo:country="US"/>
    </style:style>
    <style:style style:family="paragraph" style:name="a3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9">
      <style:paragraph-properties fo:text-align="center"/>
    </style:style>
    <style:style style:family="graphic" style:name="a3077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078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120">
      <style:paragraph-properties fo:text-align="center"/>
    </style:style>
    <style:style style:family="text" style:name="a3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23">
      <style:table-row-properties style:row-height="0.36472in"/>
    </style:style>
    <style:style style:family="text" style:name="a1124">
      <style:text-properties fo:language="en" fo:country="US"/>
    </style:style>
    <style:style style:family="paragraph" style:name="a1125">
      <style:paragraph-properties fo:text-align="center"/>
    </style:style>
    <style:style style:family="table-cell" style:name="a11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28">
      <style:table-row-properties style:row-height="0.36472in"/>
    </style:style>
    <style:style style:family="table-row" style:name="a1791">
      <style:table-row-properties style:row-height="0.50181in"/>
    </style:style>
    <style:style style:family="text" style:name="a1129">
      <style:text-properties fo:language="en" fo:country="US"/>
    </style:style>
    <style:style style:family="text" style:name="a1792">
      <style:text-properties fo:language="en" fo:country="US"/>
    </style:style>
    <style:style style:family="paragraph" style:name="a1793">
      <style:paragraph-properties/>
    </style:style>
    <style:style style:family="table-cell" style:name="a17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6">
      <style:text-properties fo:language="en" fo:country="US"/>
    </style:style>
    <style:style style:family="paragraph" style:name="a1797">
      <style:paragraph-properties/>
    </style:style>
    <style:style style:family="table-cell" style:name="a17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61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ext" style:name="a1462">
      <style:text-properties fo:language="en" fo:country="US"/>
    </style:style>
    <style:style style:family="table-cell" style:name="a22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63">
      <style:paragraph-properties/>
    </style:style>
    <style:style style:family="table-row" style:name="a2272">
      <style:table-row-properties style:row-height="0.36472in"/>
    </style:style>
    <style:style style:family="paragraph" style:name="a3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language="en" fo:country="US"/>
    </style:style>
    <style:style style:family="text" style:name="a3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65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paragraph" style:name="a2274">
      <style:paragraph-properties fo:text-align="center"/>
    </style:style>
    <style:style style:family="paragraph" style:name="a3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language="en" fo:country="US"/>
    </style:style>
    <style:style style:family="paragraph" style:name="a1467">
      <style:paragraph-properties/>
    </style:style>
    <style:style style:family="text" style:name="a3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77">
      <style:table-row-properties style:row-height="0.36472in"/>
    </style:style>
    <style:style style:family="text" style:name="a3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69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ext" style:name="a2278">
      <style:text-properties fo:language="en" fo:country="US"/>
    </style:style>
    <style:style style:family="paragraph" style:name="a3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9">
      <style:paragraph-properties fo:text-align="center"/>
    </style:style>
    <style:style style:family="text" style:name="a3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text-align="center"/>
    </style:style>
    <style:style style:family="text" style:name="a3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33">
      <style:table-row-properties style:row-height="0.36472in"/>
    </style:style>
    <style:style style:family="text" style:name="a1134">
      <style:text-properties fo:language="en" fo:country="US"/>
    </style:style>
    <style:style style:family="paragraph" style:name="a1135">
      <style:paragraph-properties fo:text-align="center"/>
    </style:style>
    <style:style style:family="table-cell" style:name="a11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38">
      <style:table-row-properties style:row-height="0.36472in"/>
    </style:style>
    <style:style style:family="text" style:name="a1139">
      <style:text-properties fo:language="en" fo:country="US"/>
    </style:style>
    <style:style style:family="table-row" style:name="a1470">
      <style:table-row-properties style:row-height="0.52354in"/>
    </style:style>
    <style:style style:family="text" style:name="a1471">
      <style:text-properties fo:language="en" fo:country="US"/>
    </style:style>
    <style:style style:family="paragraph" style:name="a1472">
      <style:paragraph-properties/>
    </style:style>
    <style:style style:family="table-cell" style:name="a2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82">
      <style:table-row-properties style:row-height="0.36472in"/>
    </style:style>
    <style:style style:family="paragraph" style:name="a3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4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ext" style:name="a2283">
      <style:text-properties fo:language="en" fo:country="US"/>
    </style:style>
    <style:style style:family="text" style:name="a3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language="en" fo:country="US"/>
    </style:style>
    <style:style style:family="paragraph" style:name="a2284">
      <style:paragraph-properties fo:text-align="center"/>
    </style:style>
    <style:style style:family="paragraph" style:name="a3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/>
    </style:style>
    <style:style style:family="text" style:name="a3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8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able-row" style:name="a2287">
      <style:table-row-properties style:row-height="0.36472in"/>
    </style:style>
    <style:style style:family="text" style:name="a3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language="en" fo:country="US"/>
    </style:style>
    <style:style style:family="text" style:name="a2288">
      <style:text-properties fo:language="en" fo:country="US"/>
    </style:style>
    <style:style style:family="paragraph" style:name="a3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9">
      <style:paragraph-properties fo:text-align="center"/>
    </style:style>
    <style:style style:family="text" style:name="a3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text-align="center"/>
    </style:style>
    <style:style style:family="text" style:name="a3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3">
      <style:table-row-properties style:row-height="0.36472in"/>
    </style:style>
    <style:style style:family="text" style:name="a1144">
      <style:text-properties fo:language="en" fo:country="US"/>
    </style:style>
    <style:style style:family="paragraph" style:name="a1145">
      <style:paragraph-properties fo:text-align="center"/>
    </style:style>
    <style:style style:family="table-cell" style:name="a1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8">
      <style:table-row-properties style:row-height="0.36472in"/>
    </style:style>
    <style:style style:family="text" style:name="a1149">
      <style:text-properties fo:language="en" fo:country="US"/>
    </style:style>
    <style:style style:family="paragraph" style:name="a1480">
      <style:paragraph-properties/>
    </style:style>
    <style:style style:family="table-cell" style:name="a1482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able-cell" style:name="a22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483">
      <style:table-properties style:writing-mode="lr-tb"/>
    </style:style>
    <style:style style:family="table-row" style:name="a2292">
      <style:table-row-properties style:row-height="0.36472in"/>
    </style:style>
    <style:style style:family="table-column" style:name="a1484">
      <style:table-column-properties style:column-width="1.09944in"/>
    </style:style>
    <style:style style:family="text" style:name="a2293">
      <style:text-properties fo:language="en" fo:country="US"/>
    </style:style>
    <style:style style:family="table-column" style:name="a1485">
      <style:table-column-properties style:column-width="1.09944in"/>
    </style:style>
    <style:style style:family="paragraph" style:name="a2294">
      <style:paragraph-properties fo:text-align="center"/>
    </style:style>
    <style:style style:family="table-row" style:name="a1486">
      <style:table-row-properties style:row-height="0.32672in"/>
    </style:style>
    <style:style style:family="text" style:name="a1487">
      <style:text-properties fo:language="en" fo:country="US"/>
    </style:style>
    <style:style style:family="table-cell" style:name="a22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8">
      <style:text-properties fo:language="en" fo:country="US"/>
    </style:style>
    <style:style style:family="table-row" style:name="a2297">
      <style:table-row-properties style:row-height="0.36472in"/>
    </style:style>
    <style:style style:family="paragraph" style:name="a1489">
      <style:paragraph-properties/>
    </style:style>
    <style:style style:family="text" style:name="a2298">
      <style:text-properties fo:language="en" fo:country="US"/>
    </style:style>
    <style:style style:family="paragraph" style:name="a2299">
      <style:paragraph-properties fo:text-align="center"/>
    </style:style>
    <style:style style:family="paragraph" style:name="a1150">
      <style:paragraph-properties fo:text-align="center"/>
    </style:style>
    <style:style style:family="table-cell" style:name="a11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53">
      <style:table-row-properties style:row-height="0.36472in"/>
    </style:style>
    <style:style style:family="text" style:name="a1154">
      <style:text-properties fo:language="en" fo:country="US"/>
    </style:style>
    <style:style style:family="paragraph" style:name="a1155">
      <style:paragraph-properties fo:text-align="center"/>
    </style:style>
    <style:style style:family="table-cell" style:name="a11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58">
      <style:table-row-properties style:row-height="0.36472in"/>
    </style:style>
    <style:style style:family="text" style:name="a1159">
      <style:text-properties fo:language="en" fo:country="US"/>
    </style:style>
    <style:style style:family="table-cell" style:name="a14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2">
      <style:text-properties fo:language="en" fo:country="US"/>
    </style:style>
    <style:style style:family="text" style:name="a1493">
      <style:text-properties fo:language="en" fo:country="US"/>
    </style:style>
    <style:style style:family="paragraph" style:name="a1494">
      <style:paragraph-properties/>
    </style:style>
    <style:style style:family="table-cell" style:name="a14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97">
      <style:table-row-properties style:row-height="0.46695in"/>
    </style:style>
    <style:style style:family="text" style:name="a1498">
      <style:text-properties fo:language="en" fo:country="US"/>
    </style:style>
    <style:style style:family="paragraph" style:name="a1499">
      <style:paragraph-properties/>
    </style:style>
    <style:style style:family="paragraph" style:name="a1160">
      <style:paragraph-properties fo:text-align="center"/>
    </style:style>
    <style:style style:family="table-cell" style:name="a11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3">
      <style:table-row-properties style:row-height="0.36472in"/>
    </style:style>
    <style:style style:family="text" style:name="a1164">
      <style:text-properties fo:language="en" fo:country="US"/>
    </style:style>
    <style:style style:family="paragraph" style:name="a1165">
      <style:paragraph-properties fo:text-align="center"/>
    </style:style>
    <style:style style:family="table-cell" style:name="a11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8">
      <style:table-row-properties style:row-height="0.36472in"/>
    </style:style>
    <style:style style:family="text" style:name="a1169">
      <style:text-properties fo:language="en" fo:country="US"/>
    </style:style>
    <style:style style:family="paragraph" style:name="a1170">
      <style:paragraph-properties fo:text-align="center"/>
    </style:style>
    <style:style style:family="table-cell" style:name="a11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189">
      <style:table-properties style:writing-mode="lr-tb"/>
    </style:style>
    <style:style style:family="table-column" style:name="a1190">
      <style:table-column-properties style:column-width="1.09944in"/>
    </style:style>
    <style:style style:family="table-column" style:name="a1191">
      <style:table-column-properties style:column-width="1.09944in"/>
    </style:style>
    <style:style style:family="table-column" style:name="a1192">
      <style:table-column-properties style:column-width="1.09944in"/>
    </style:style>
    <style:style style:family="table-row" style:name="a1193">
      <style:table-row-properties style:row-height="0.38022in"/>
    </style:style>
    <style:style style:family="text" style:name="a1194">
      <style:text-properties fo:language="en" fo:country="US"/>
    </style:style>
    <style:style style:family="text" style:name="a1195">
      <style:text-properties fo:language="en" fo:country="US"/>
    </style:style>
    <style:style style:family="paragraph" style:name="a1196">
      <style:paragraph-properties/>
    </style:style>
    <style:style style:family="table-cell" style:name="a11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9">
      <style:text-properties fo:language="en" fo:country="US"/>
    </style:style>
    <style:style style:family="paragraph" style:name="a900">
      <style:paragraph-properties fo:text-align="center"/>
    </style:style>
    <style:style style:family="table-cell" style:name="a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03">
      <style:table-row-properties style:row-height="0.36472in"/>
    </style:style>
    <style:style style:family="text" style:name="a904">
      <style:text-properties fo:language="en" fo:country="US"/>
    </style:style>
    <style:style style:family="paragraph" style:name="a905">
      <style:paragraph-properties fo:text-align="center"/>
    </style:style>
    <style:style style:family="table-cell" style:name="a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08">
      <style:table-row-properties style:row-height="0.36472in"/>
    </style:style>
    <style:style style:family="text" style:name="a909">
      <style:text-properties fo:language="en" fo:country="US"/>
    </style:style>
    <style:style style:family="paragraph" style:name="a910">
      <style:paragraph-properties fo:text-align="center"/>
    </style:style>
    <style:style style:family="table-cell" style:name="a9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3">
      <style:table-row-properties style:row-height="0.36472in"/>
    </style:style>
    <style:style style:family="text" style:name="a914">
      <style:text-properties fo:language="en" fo:country="US"/>
    </style:style>
    <style:style style:family="paragraph" style:name="a915">
      <style:paragraph-properties fo:text-align="center"/>
    </style:style>
    <style:style style:family="table-cell" style:name="a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8">
      <style:table-row-properties style:row-height="0.36472in"/>
    </style:style>
    <style:style style:family="text" style:name="a919">
      <style:text-properties fo:language="en" fo:country="US"/>
    </style:style>
    <style:style style:family="paragraph" style:name="a920">
      <style:paragraph-properties fo:text-align="center"/>
    </style:style>
    <style:style style:family="table-cell" style:name="a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23">
      <style:table-row-properties style:row-height="0.36472in"/>
    </style:style>
    <style:style style:family="text" style:name="a924">
      <style:text-properties fo:language="en" fo:country="US"/>
    </style:style>
    <style:style style:family="paragraph" style:name="a925">
      <style:paragraph-properties fo:text-align="center"/>
    </style:style>
    <style:style style:family="table-cell" style:name="a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28">
      <style:table-row-properties style:row-height="0.36472in"/>
    </style:style>
    <style:style style:family="text" style:name="a929">
      <style:text-properties fo:language="en" fo:country="US"/>
    </style:style>
    <style:style style:family="paragraph" style:name="a930">
      <style:paragraph-properties fo:text-align="center"/>
    </style:style>
    <style:style style:family="table-cell" style:name="a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1">
      <style:text-properties fo:language="en" fo:country="US"/>
    </style:style>
    <style:style style:family="text" style:name="a602">
      <style:text-properties fo:language="en" fo:country="US"/>
    </style:style>
    <style:style style:family="paragraph" style:name="a603">
      <style:paragraph-properties/>
    </style:style>
    <style:style style:family="table-cell" style:name="a6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06">
      <style:table-row-properties style:row-height="0.44589in"/>
    </style:style>
    <style:style style:family="text" style:name="a607">
      <style:text-properties fo:language="en" fo:country="US"/>
    </style:style>
    <style:style style:family="paragraph" style:name="a608">
      <style:paragraph-properties/>
    </style:style>
    <style:style style:family="graphic" style:name="a2900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4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0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945">
      <style:table-properties style:writing-mode="lr-tb"/>
    </style:style>
    <style:style style:family="table-column" style:name="a946">
      <style:table-column-properties style:column-width="1.09944in"/>
    </style:style>
    <style:style style:family="table-column" style:name="a947">
      <style:table-column-properties style:column-width="1.09944in"/>
    </style:style>
    <style:style style:family="table-column" style:name="a948">
      <style:table-column-properties style:column-width="1.09944in"/>
    </style:style>
    <style:style style:family="table-row" style:name="a949">
      <style:table-row-properties style:row-height="0.38022in"/>
    </style:style>
    <style:style style:family="table-cell" style:name="a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1">
      <style:text-properties fo:language="en" fo:country="US"/>
    </style:style>
    <style:style style:family="paragraph" style:name="a612">
      <style:paragraph-properties/>
    </style:style>
    <style:style style:family="table-cell" style:name="a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15">
      <style:table-row-properties style:row-height="0.44589in"/>
    </style:style>
    <style:style style:family="text" style:name="a616">
      <style:text-properties fo:language="en" fo:country="US"/>
    </style:style>
    <style:style style:family="paragraph" style:name="a617">
      <style:paragraph-properties/>
    </style:style>
    <style:style style:family="table-cell" style:name="a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4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1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91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9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0">
      <style:text-properties fo:language="en" fo:country="US"/>
    </style:style>
    <style:style style:family="text" style:name="a951">
      <style:text-properties fo:language="en" fo:country="US"/>
    </style:style>
    <style:style style:family="paragraph" style:name="a952">
      <style:paragraph-properties/>
    </style:style>
    <style:style style:family="table-cell" style:name="a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5">
      <style:text-properties fo:language="en" fo:country="US"/>
    </style:style>
    <style:style style:family="text" style:name="a956">
      <style:text-properties fo:language="en" fo:country="US"/>
    </style:style>
    <style:style style:family="paragraph" style:name="a957">
      <style:paragraph-properties/>
    </style:style>
    <style:style style:family="table-cell" style:name="a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0">
      <style:text-properties fo:language="en" fo:country="US"/>
    </style:style>
    <style:style style:family="paragraph" style:name="a621">
      <style:paragraph-properties/>
    </style:style>
    <style:style style:family="table-cell" style:name="a6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24">
      <style:table-properties style:writing-mode="lr-tb"/>
    </style:style>
    <style:style style:family="table-column" style:name="a625">
      <style:table-column-properties style:column-width="2.89041in"/>
    </style:style>
    <style:style style:family="table-row" style:name="a626">
      <style:table-row-properties style:row-height="0.36472in"/>
    </style:style>
    <style:style style:family="text" style:name="a627">
      <style:text-properties fo:language="en" fo:country="US"/>
    </style:style>
    <style:style style:family="paragraph" style:name="a628">
      <style:paragraph-properties fo:text-align="center"/>
    </style:style>
    <style:style style:family="graphic" style:name="a292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92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4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2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language="en" fo:country="US"/>
    </style:style>
    <style:style style:family="text" style:name="a961">
      <style:text-properties fo:language="en" fo:country="US"/>
    </style:style>
    <style:style style:family="paragraph" style:name="a962">
      <style:paragraph-properties/>
    </style:style>
    <style:style style:family="table-cell" style:name="a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5">
      <style:table-row-properties style:row-height="0.52354in"/>
    </style:style>
    <style:style style:family="text" style:name="a966">
      <style:text-properties fo:language="en" fo:country="US"/>
    </style:style>
    <style:style style:family="paragraph" style:name="a967">
      <style:paragraph-properties/>
    </style:style>
    <style:style style:family="table-cell" style:name="a969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able-cell" style:name="a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1">
      <style:table-row-properties style:row-height="0.36472in"/>
    </style:style>
    <style:style style:family="text" style:name="a632">
      <style:text-properties fo:language="en" fo:country="US"/>
    </style:style>
    <style:style style:family="paragraph" style:name="a633">
      <style:paragraph-properties fo:text-align="center"/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6">
      <style:table-row-properties style:row-height="0.36472in"/>
    </style:style>
    <style:style style:family="text" style:name="a637">
      <style:text-properties fo:language="en" fo:country="US"/>
    </style:style>
    <style:style style:family="paragraph" style:name="a638">
      <style:paragraph-properties fo:text-align="center"/>
    </style:style>
    <style:style style:family="text" style:name="a2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language="en" fo:country="US"/>
    </style:style>
    <style:style style:family="paragraph" style:name="a971">
      <style:paragraph-properties/>
    </style:style>
    <style:style style:family="paragraph" style:name="a2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3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graphic" style:name="a260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4">
      <style:text-properties fo:language="en" fo:country="US"/>
    </style:style>
    <style:style style:family="graphic" style:name="a2602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75">
      <style:paragraph-properties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605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978">
      <style:table-row-properties style:row-height="0.52354in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language="en" fo:country="US"/>
    </style:style>
    <style:style style:family="paragraph" style:name="a2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8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09">
      <style:graphic-properties draw:fill="none" draw:stroke="solid" svg:stroke-width="0.00694in" svg:stroke-color="#000000" svg:stroke-opacity="100%" draw:stroke-linejoin="miter" svg:stroke-linecap="butt"/>
    </style:style>
    <style:style style:family="table-cell" style:name="a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1">
      <style:table-row-properties style:row-height="0.36472in"/>
    </style:style>
    <style:style style:family="text" style:name="a642">
      <style:text-properties fo:language="en" fo:country="US"/>
    </style:style>
    <style:style style:family="paragraph" style:name="a643">
      <style:paragraph-properties fo:text-align="center"/>
    </style:style>
    <style:style style:family="table-cell" style:name="a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6">
      <style:table-row-properties style:row-height="0.36472in"/>
    </style:style>
    <style:style style:family="text" style:name="a647">
      <style:text-properties fo:language="en" fo:country="US"/>
    </style:style>
    <style:style style:family="paragraph" style:name="a648">
      <style:paragraph-properties fo:text-align="center"/>
    </style:style>
    <style:style style:family="text" style:name="a2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94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0">
      <style:paragraph-properties/>
    </style:style>
    <style:style style:family="text" style:name="a1800">
      <style:text-properties fo:language="en" fo:country="US"/>
    </style:style>
    <style:style style:family="paragraph" style:name="a1801">
      <style:paragraph-properties/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61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83">
      <style:text-properties fo:language="en" fo:country="US"/>
    </style:style>
    <style:style style:family="text" style:name="a2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/>
    </style:style>
    <style:style style:family="table-cell" style:name="a18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04">
      <style:table-row-properties style:row-height="0.50181in"/>
    </style:style>
    <style:style style:family="table-cell" style:name="a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5">
      <style:text-properties fo:language="en" fo:country="US"/>
    </style:style>
    <style:style style:family="graphic" style:name="a26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7">
      <style:text-properties fo:language="en" fo:country="US"/>
    </style:style>
    <style:style style:family="paragraph" style:name="a1806">
      <style:paragraph-properties/>
    </style:style>
    <style:style style:family="graphic" style:name="a2614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88">
      <style:paragraph-properties/>
    </style:style>
    <style:style style:family="graphic" style:name="a261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language="en" fo:country="US"/>
    </style:style>
    <style:style style:family="graphic" style:name="a2618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19">
      <style:graphic-properties draw:fill="none" draw:stroke="solid" svg:stroke-width="0.00694in" svg:stroke-color="#000000" svg:stroke-opacity="100%" draw:stroke-linejoin="miter" svg:stroke-linecap="butt"/>
    </style:style>
    <style:style style:family="table-cell" style:name="a6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1">
      <style:table-row-properties style:row-height="0.36472in"/>
    </style:style>
    <style:style style:family="text" style:name="a652">
      <style:text-properties fo:language="en" fo:country="US"/>
    </style:style>
    <style:style style:family="paragraph" style:name="a653">
      <style:paragraph-properties fo:text-align="center"/>
    </style:style>
    <style:style style:family="table-cell" style:name="a6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6">
      <style:table-row-properties style:row-height="0.36472in"/>
    </style:style>
    <style:style style:family="text" style:name="a657">
      <style:text-properties fo:language="en" fo:country="US"/>
    </style:style>
    <style:style style:family="paragraph" style:name="a658">
      <style:paragraph-properties fo:text-align="center"/>
    </style:style>
    <style:style style:family="paragraph" style:name="a2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991">
      <style:table-properties style:writing-mode="lr-tb"/>
    </style:style>
    <style:style style:family="paragraph" style:name="a1810">
      <style:paragraph-properties/>
    </style:style>
    <style:style style:family="table-column" style:name="a992">
      <style:table-column-properties style:column-width="1.09944in"/>
    </style:style>
    <style:style style:family="table-column" style:name="a993">
      <style:table-column-properties style:column-width="1.09944in"/>
    </style:style>
    <style:style style:family="table-cell" style:name="a18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994">
      <style:table-row-properties style:row-height="0.32672in"/>
    </style:style>
    <style:style style:family="text" style:name="a1813">
      <style:text-properties fo:language="en" fo:country="US"/>
    </style:style>
    <style:style style:family="paragraph" style:name="a2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language="en" fo:country="US"/>
    </style:style>
    <style:style style:family="paragraph" style:name="a1814">
      <style:paragraph-properties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language="en" fo:country="US"/>
    </style:style>
    <style:style style:family="paragraph" style:name="a2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/>
    </style:style>
    <style:style style:family="table-cell" style:name="a18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817">
      <style:table-properties style:writing-mode="lr-tb"/>
    </style:style>
    <style:style style:family="table-cell" style:name="a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818">
      <style:table-column-properties style:column-width="0.96601in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19">
      <style:table-column-properties style:column-width="1.89041in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1">
      <style:table-row-properties style:row-height="0.36472in"/>
    </style:style>
    <style:style style:family="text" style:name="a662">
      <style:text-properties fo:language="en" fo:country="US"/>
    </style:style>
    <style:style style:family="paragraph" style:name="a663">
      <style:paragraph-properties fo:text-align="center"/>
    </style:style>
    <style:style style:family="table-cell" style:name="a6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66">
      <style:table-row-properties style:row-height="0.36472in"/>
    </style:style>
    <style:style style:family="graphic" style:name="a31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7">
      <style:text-properties fo:language="en" fo:country="US"/>
    </style:style>
    <style:style style:family="text" style:name="a31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text-align="center"/>
    </style:style>
    <style:style style:family="paragraph" style:name="a3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960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true"/>
      <style:paragraph-properties style:font-independent-line-spacing="true" style:writing-mode="lr-tb"/>
    </style:style>
    <style:style style:family="text" style:name="a3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20">
      <style:table-row-properties style:row-height="0.355in"/>
    </style:style>
    <style:style style:family="text" style:name="a1821">
      <style:text-properties fo:language="en" fo:country="US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2">
      <style:text-properties fo:language="en" fo:country="US"/>
    </style:style>
    <style:style style:family="paragraph" style:name="a2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3">
      <style:paragraph-properties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language="en" fo:country="US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language="en" fo:country="US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/>
    </style:style>
    <style:style style:family="paragraph" style:name="a2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71">
      <style:table-row-properties style:row-height="0.36472in"/>
    </style:style>
    <style:style style:family="text" style:name="a672">
      <style:text-properties fo:language="en" fo:country="US"/>
    </style:style>
    <style:style style:family="paragraph" style:name="a673">
      <style:paragraph-properties fo:text-align="center"/>
    </style:style>
    <style:style style:family="table-cell" style:name="a23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676">
      <style:table-row-properties style:row-height="0.36472in"/>
    </style:style>
    <style:style style:family="text" style:name="a3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language="en" fo:country="US"/>
    </style:style>
    <style:style style:family="paragraph" style:name="a3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78">
      <style:paragraph-properties fo:text-align="center"/>
    </style:style>
    <style:style style:family="graphic" style:name="a3113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true"/>
      <style:paragraph-properties style:font-independent-line-spacing="true" style:writing-mode="lr-tb"/>
    </style:style>
    <style:style style:family="text" style:name="a230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1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2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2973">
      <style:table-properties style:writing-mode="lr-tb"/>
    </style:style>
    <style:style style:family="text" style:name="a3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974">
      <style:table-column-properties style:column-width="2.89041in"/>
    </style:style>
    <style:style style:family="text" style:name="a3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975">
      <style:table-row-properties style:row-height="0.36472in"/>
    </style:style>
    <style:style style:family="text" style:name="a2976">
      <style:text-properties fo:language="en" fo:country="US"/>
    </style:style>
    <style:style style:family="paragraph" style:name="a2977">
      <style:paragraph-properties fo:text-align="center"/>
    </style:style>
    <style:style style:family="table-cell" style:name="a29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31">
      <style:table-row-properties style:row-height="0.44589in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language="en" fo:country="US"/>
    </style:style>
    <style:style style:family="paragraph" style:name="a2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/>
    </style:style>
    <style:style style:family="graphic" style:name="a26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64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language="en" fo:country="US"/>
    </style:style>
    <style:style style:family="graphic" style:name="a26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37">
      <style:paragraph-properties/>
    </style:style>
    <style:style style:family="text" style:name="a2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1">
      <style:table-row-properties style:row-height="0.36472in"/>
    </style:style>
    <style:style style:family="table-cell" style:name="a1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2">
      <style:text-properties fo:language="en" fo:country="US"/>
    </style:style>
    <style:style style:family="text" style:name="a1502">
      <style:text-properties fo:language="en" fo:country="US"/>
    </style:style>
    <style:style style:family="graphic" style:name="a23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text-align="center"/>
    </style:style>
    <style:style style:family="paragraph" style:name="a1503">
      <style:paragraph-properties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86">
      <style:table-row-properties style:row-height="0.36472in"/>
    </style:style>
    <style:style style:family="table-row" style:name="a1506">
      <style:table-row-properties style:row-height="0.46695in"/>
    </style:style>
    <style:style style:family="text" style:name="a3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4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7">
      <style:text-properties fo:language="en" fo:country="US"/>
    </style:style>
    <style:style style:family="text" style:name="a1507">
      <style:text-properties fo:language="en" fo:country="US"/>
    </style:style>
    <style:style style:family="paragraph" style:name="a3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text-align="center"/>
    </style:style>
    <style:style style:family="paragraph" style:name="a1508">
      <style:paragraph-properties/>
    </style:style>
    <style:style style:family="graphic" style:name="a3124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2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7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2980">
      <style:table-row-properties style:row-height="0.36472in"/>
    </style:style>
    <style:style style:family="graphic" style:name="a231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981">
      <style:text-properties fo:color="#ffffff" fo:language="en" fo:country="US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2">
      <style:paragraph-properties fo:text-align="center"/>
    </style:style>
    <style:style style:family="table-cell" style:name="a2984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able-row" style:name="a2985">
      <style:table-row-properties style:row-height="0.36472in"/>
    </style:style>
    <style:style style:family="text" style:name="a2986">
      <style:text-properties fo:language="en" fo:country="US"/>
    </style:style>
    <style:style style:family="paragraph" style:name="a2987">
      <style:paragraph-properties fo:text-align="center"/>
    </style:style>
    <style:style style:family="table-cell" style:name="a2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40">
      <style:table-row-properties style:row-height="0.44589in"/>
    </style:style>
    <style:style style:family="text" style:name="a1841">
      <style:text-properties fo:language="en" fo:country="US"/>
    </style:style>
    <style:style style:family="text" style:name="a2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/>
    </style:style>
    <style:style style:family="paragraph" style:name="a2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language="en" fo:country="US"/>
    </style:style>
    <style:style style:family="graphic" style:name="a2654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846">
      <style:paragraph-properties/>
    </style:style>
    <style:style style:family="text" style:name="a2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849">
      <style:table-properties style:writing-mode="lr-tb"/>
    </style:style>
    <style:style style:family="paragraph" style:name="a2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1">
      <style:table-row-properties style:row-height="0.36472in"/>
    </style:style>
    <style:style style:family="text" style:name="a1511">
      <style:text-properties fo:language="en" fo:country="US"/>
    </style:style>
    <style:style style:family="text" style:name="a692">
      <style:text-properties fo:language="en" fo:country="US"/>
    </style:style>
    <style:style style:family="paragraph" style:name="a1512">
      <style:paragraph-properties/>
    </style:style>
    <style:style style:family="paragraph" style:name="a2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text-align="center"/>
    </style:style>
    <style:style style:family="graphic" style:name="a232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515">
      <style:table-properties style:writing-mode="lr-tb"/>
    </style:style>
    <style:style style:family="paragraph" style:name="a2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516">
      <style:table-column-properties style:column-width="1.32319in"/>
    </style:style>
    <style:style style:family="graphic" style:name="a2324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17">
      <style:table-column-properties style:column-width="0.89497in"/>
    </style:style>
    <style:style style:family="graphic" style:name="a232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olumn" style:name="a1518">
      <style:table-column-properties style:column-width="1.7514in"/>
    </style:style>
    <style:style style:family="graphic" style:name="a232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9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519">
      <style:table-row-properties style:row-height="0.37244in"/>
    </style:style>
    <style:style style:family="table-row" style:name="a2990">
      <style:table-row-properties style:row-height="0.36472in"/>
    </style:style>
    <style:style style:family="text" style:name="a2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1">
      <style:text-properties fo:language="en" fo:country="US"/>
    </style:style>
    <style:style style:family="graphic" style:name="a23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992">
      <style:paragraph-properties fo:text-align="center"/>
    </style:style>
    <style:style style:family="table-cell" style:name="a2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95">
      <style:table-row-properties style:row-height="0.36472in"/>
    </style:style>
    <style:style style:family="text" style:name="a2996">
      <style:text-properties fo:language="en" fo:country="US"/>
    </style:style>
    <style:style style:family="paragraph" style:name="a2997">
      <style:paragraph-properties fo:text-align="center"/>
    </style:style>
    <style:style style:family="table-cell" style:name="a2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850">
      <style:table-column-properties style:column-width="2.89041in"/>
    </style:style>
    <style:style style:family="table-row" style:name="a1851">
      <style:table-row-properties style:row-height="0.36472in"/>
    </style:style>
    <style:style style:family="text" style:name="a2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language="en" fo:country="US"/>
    </style:style>
    <style:style style:family="paragraph" style:name="a2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text-align="center"/>
    </style:style>
    <style:style style:family="text" style:name="a2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56">
      <style:table-row-properties style:row-height="0.36472in"/>
    </style:style>
    <style:style style:family="graphic" style:name="a2665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true"/>
      <style:paragraph-properties style:font-independent-line-spacing="true" style:writing-mode="lr-tb"/>
    </style:style>
    <style:style style:family="text" style:name="a1857">
      <style:text-properties fo:language="en" fo:country="US"/>
    </style:style>
    <style:style style:family="drawing-page" style:name="a2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8">
      <style:paragraph-properties fo:text-align="center"/>
    </style:style>
    <style:style style:family="table" style:name="a2667">
      <style:table-properties style:writing-mode="lr-tb"/>
    </style:style>
    <style:style style:family="table-column" style:name="a2668">
      <style:table-column-properties style:column-width="2.89041in"/>
    </style:style>
    <style:style style:family="table-row" style:name="a2669">
      <style:table-row-properties style:row-height="0.36472in"/>
    </style:style>
    <style:style style:family="text" style:name="a1520">
      <style:text-properties fo:language="en" fo:country="US"/>
    </style:style>
    <style:style style:family="text" style:name="a1521">
      <style:text-properties fo:language="en" fo:country="US"/>
    </style:style>
    <style:style style:family="paragraph" style:name="a1522">
      <style:paragraph-properties/>
    </style:style>
    <style:style style:family="graphic" style:name="a233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331">
      <style:graphic-properties draw:fill="none" draw:stroke="solid" svg:stroke-width="0.00694in" svg:stroke-color="#000000" svg:stroke-opacity="100%" draw:stroke-linejoin="miter" svg:stroke-linecap="butt"/>
    </style:style>
    <style:style style:family="table-cell" style:name="a15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language="en" fo:country="US"/>
    </style:style>
    <style:style style:family="paragraph" style:name="a2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language="en" fo:country="US"/>
    </style:style>
    <style:style style:family="graphic" style:name="a2334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27">
      <style:paragraph-properties/>
    </style:style>
    <style:style style:family="graphic" style:name="a233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00">
      <style:table-row-properties style:row-height="0.36472in"/>
    </style:style>
    <style:style style:family="text" style:name="a2001">
      <style:text-properties fo:language="en" fo:country="US"/>
    </style:style>
    <style:style style:family="paragraph" style:name="a2002">
      <style:paragraph-properties fo:text-align="center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378">
      <style:table-properties style:writing-mode="lr-tb"/>
    </style:style>
    <style:style style:family="table-cell" style:name="a18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05">
      <style:table-row-properties style:row-height="0.36472in"/>
    </style:style>
    <style:style style:family="table-column" style:name="a379">
      <style:table-column-properties style:column-width="3.45389in"/>
    </style:style>
    <style:style style:family="table-row" style:name="a1861">
      <style:table-row-properties style:row-height="0.36472in"/>
    </style:style>
    <style:style style:family="text" style:name="a2006">
      <style:text-properties fo:language="en" fo:country="US"/>
    </style:style>
    <style:style style:family="paragraph" style:name="a2007">
      <style:paragraph-properties fo:text-align="center"/>
    </style:style>
    <style:style style:family="text" style:name="a1862">
      <style:text-properties fo:language="en" fo:country="US"/>
    </style:style>
    <style:style style:family="text" style:name="a2670">
      <style:text-properties fo:language="en" fo:country="US"/>
    </style:style>
    <style:style style:family="paragraph" style:name="a2671">
      <style:paragraph-properties fo:text-align="center"/>
    </style:style>
    <style:style style:family="paragraph" style:name="a1863">
      <style:paragraph-properties fo:text-align="center"/>
    </style:style>
    <style:style style:family="table-cell" style:name="a2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74">
      <style:table-row-properties style:row-height="0.36472in"/>
    </style:style>
    <style:style style:family="table-row" style:name="a1866">
      <style:table-row-properties style:row-height="0.36472in"/>
    </style:style>
    <style:style style:family="text" style:name="a2675">
      <style:text-properties fo:language="en" fo:country="US"/>
    </style:style>
    <style:style style:family="text" style:name="a1867">
      <style:text-properties fo:language="en" fo:country="US"/>
    </style:style>
    <style:style style:family="paragraph" style:name="a2676">
      <style:paragraph-properties fo:text-align="center"/>
    </style:style>
    <style:style style:family="paragraph" style:name="a1868">
      <style:paragraph-properties fo:text-align="center"/>
    </style:style>
    <style:style style:family="table-cell" style:name="a26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79">
      <style:table-row-properties style:row-height="0.36472in"/>
    </style:style>
    <style:style style:family="text" style:name="a1530">
      <style:text-properties fo:language="en" fo:country="US"/>
    </style:style>
    <style:style style:family="text" style:name="a1531">
      <style:text-properties fo:language="en" fo:country="US"/>
    </style:style>
    <style:style style:family="paragraph" style:name="a1532">
      <style:paragraph-properties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35">
      <style:table-row-properties style:row-height="0.50181in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language="en" fo:country="US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/>
    </style:style>
    <style:style style:family="paragraph" style:name="a2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380">
      <style:table-column-properties style:column-width="3.59757in"/>
    </style:style>
    <style:style style:family="table-column" style:name="a381">
      <style:table-column-properties style:column-width="3.48125in"/>
    </style:style>
    <style:style style:family="text" style:name="a1200">
      <style:text-properties fo:language="en" fo:country="US"/>
    </style:style>
    <style:style style:family="table-row" style:name="a382">
      <style:table-row-properties style:row-height="0.38022in"/>
    </style:style>
    <style:style style:family="paragraph" style:name="a1201">
      <style:paragraph-properties/>
    </style:style>
    <style:style style:family="text" style:name="a383">
      <style:text-properties fo:font-size="0.5in" style:font-size-asian="0.5in" style:font-size-complex="0.5in" fo:language="en" fo:country="US"/>
    </style:style>
    <style:style style:family="table-row" style:name="a2010">
      <style:table-row-properties style:row-height="0.36472in"/>
    </style:style>
    <style:style style:family="text" style:name="a384">
      <style:text-properties fo:font-size="0.5in" style:font-size-asian="0.5in" style:font-size-complex="0.5in" fo:language="en" fo:country="US"/>
    </style:style>
    <style:style style:family="table-cell" style:name="a12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1">
      <style:text-properties fo:language="en" fo:country="US"/>
    </style:style>
    <style:style style:family="paragraph" style:name="a385">
      <style:paragraph-properties/>
    </style:style>
    <style:style style:family="text" style:name="a1204">
      <style:text-properties fo:language="en" fo:country="US"/>
    </style:style>
    <style:style style:family="paragraph" style:name="a2012">
      <style:paragraph-properties fo:text-align="center"/>
    </style:style>
    <style:style style:family="text" style:name="a1205">
      <style:text-properties fo:language="en" fo:country="US"/>
    </style:style>
    <style:style style:family="table-cell" style:name="a3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06">
      <style:paragraph-properties/>
    </style:style>
    <style:style style:family="table-cell" style:name="a2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8">
      <style:text-properties fo:font-size="0.5in" style:font-size-asian="0.5in" style:font-size-complex="0.5in" fo:language="en" fo:country="US"/>
    </style:style>
    <style:style style:family="table-cell" style:name="a1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15">
      <style:table-row-properties style:row-height="0.36472in"/>
    </style:style>
    <style:style style:family="text" style:name="a389">
      <style:text-properties fo:font-size="0.5in" style:font-size-asian="0.5in" style:font-size-complex="0.5in" fo:language="en" fo:country="US"/>
    </style:style>
    <style:style style:family="table-row" style:name="a1871">
      <style:table-row-properties style:row-height="0.36472in"/>
    </style:style>
    <style:style style:family="table-cell" style:name="a12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6">
      <style:text-properties fo:language="en" fo:country="US"/>
    </style:style>
    <style:style style:family="paragraph" style:name="a2017">
      <style:paragraph-properties fo:text-align="center"/>
    </style:style>
    <style:style style:family="text" style:name="a1872">
      <style:text-properties fo:language="en" fo:country="US"/>
    </style:style>
    <style:style style:family="table-row" style:name="a1209">
      <style:table-row-properties style:row-height="0.52354in"/>
    </style:style>
    <style:style style:family="text" style:name="a2680">
      <style:text-properties fo:language="en" fo:country="US"/>
    </style:style>
    <style:style style:family="paragraph" style:name="a2681">
      <style:paragraph-properties fo:text-align="center"/>
    </style:style>
    <style:style style:family="paragraph" style:name="a1873">
      <style:paragraph-properties fo:text-align="center"/>
    </style:style>
    <style:style style:family="table-cell" style:name="a2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84">
      <style:table-row-properties style:row-height="0.36472in"/>
    </style:style>
    <style:style style:family="table-row" style:name="a1876">
      <style:table-row-properties style:row-height="0.36472in"/>
    </style:style>
    <style:style style:family="text" style:name="a2685">
      <style:text-properties fo:language="en" fo:country="US"/>
    </style:style>
    <style:style style:family="text" style:name="a1877">
      <style:text-properties fo:language="en" fo:country="US"/>
    </style:style>
    <style:style style:family="paragraph" style:name="a2686">
      <style:paragraph-properties fo:text-align="center"/>
    </style:style>
    <style:style style:family="paragraph" style:name="a1878">
      <style:paragraph-properties fo:text-align="center"/>
    </style:style>
    <style:style style:family="table-cell" style:name="a26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89">
      <style:table-row-properties style:row-height="0.36472in"/>
    </style:style>
    <style:style style:family="text" style:name="a1540">
      <style:text-properties fo:language="en" fo:country="US"/>
    </style:style>
    <style:style style:family="paragraph" style:name="a1541">
      <style:paragraph-properties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language="en" fo:country="US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/>
    </style:style>
    <style:style style:family="paragraph" style:name="a2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48">
      <style:table-row-properties style:row-height="0.50181in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language="en" fo:country="US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/>
    </style:style>
    <style:style style:family="text" style:name="a1210">
      <style:text-properties fo:language="en" fo:country="US"/>
    </style:style>
    <style:style style:family="table-cell" style:name="a3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11">
      <style:paragraph-properties/>
    </style:style>
    <style:style style:family="text" style:name="a393">
      <style:text-properties fo:font-size="0.5in" style:font-size-asian="0.5in" style:font-size-complex="0.5in" fo:language="en" fo:country="US"/>
    </style:style>
    <style:style style:family="table-row" style:name="a2020">
      <style:table-row-properties style:row-height="0.36472in"/>
    </style:style>
    <style:style style:family="text" style:name="a394">
      <style:text-properties fo:font-size="0.5in" style:font-size-asian="0.5in" style:font-size-complex="0.5in" fo:language="en" fo:country="US"/>
    </style:style>
    <style:style style:family="table-cell" style:name="a1213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ext" style:name="a2021">
      <style:text-properties fo:language="en" fo:country="US"/>
    </style:style>
    <style:style style:family="paragraph" style:name="a395">
      <style:paragraph-properties/>
    </style:style>
    <style:style style:family="text" style:name="a1214">
      <style:text-properties fo:language="en" fo:country="US"/>
    </style:style>
    <style:style style:family="paragraph" style:name="a2022">
      <style:paragraph-properties fo:text-align="center"/>
    </style:style>
    <style:style style:family="paragraph" style:name="a1215">
      <style:paragraph-properties/>
    </style:style>
    <style:style style:family="table-cell" style:name="a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98">
      <style:table-row-properties style:row-height="0.52354in"/>
    </style:style>
    <style:style style:family="table-cell" style:name="a1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17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able-row" style:name="a2025">
      <style:table-row-properties style:row-height="0.36472in"/>
    </style:style>
    <style:style style:family="text" style:name="a399">
      <style:text-properties fo:font-size="0.5in" style:font-size-asian="0.5in" style:font-size-complex="0.5in" fo:language="en" fo:country="US"/>
    </style:style>
    <style:style style:family="table-row" style:name="a1881">
      <style:table-row-properties style:row-height="0.36472in"/>
    </style:style>
    <style:style style:family="text" style:name="a1218">
      <style:text-properties fo:language="en" fo:country="US"/>
    </style:style>
    <style:style style:family="text" style:name="a2026">
      <style:text-properties fo:language="en" fo:country="US"/>
    </style:style>
    <style:style style:family="paragraph" style:name="a2027">
      <style:paragraph-properties fo:text-align="center"/>
    </style:style>
    <style:style style:family="text" style:name="a1882">
      <style:text-properties fo:language="en" fo:country="US"/>
    </style:style>
    <style:style style:family="paragraph" style:name="a1219">
      <style:paragraph-properties/>
    </style:style>
    <style:style style:family="text" style:name="a2690">
      <style:text-properties fo:language="en" fo:country="US"/>
    </style:style>
    <style:style style:family="paragraph" style:name="a2691">
      <style:paragraph-properties fo:text-align="center"/>
    </style:style>
    <style:style style:family="paragraph" style:name="a1883">
      <style:paragraph-properties fo:text-align="center"/>
    </style:style>
    <style:style style:family="table-cell" style:name="a2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94">
      <style:table-row-properties style:row-height="0.36472in"/>
    </style:style>
    <style:style style:family="table-row" style:name="a1886">
      <style:table-row-properties style:row-height="0.36472in"/>
    </style:style>
    <style:style style:family="text" style:name="a2695">
      <style:text-properties fo:language="en" fo:country="US"/>
    </style:style>
    <style:style style:family="text" style:name="a1887">
      <style:text-properties fo:language="en" fo:country="US"/>
    </style:style>
    <style:style style:family="paragraph" style:name="a2696">
      <style:paragraph-properties fo:text-align="center"/>
    </style:style>
    <style:style style:family="paragraph" style:name="a1888">
      <style:paragraph-properties fo:text-align="center"/>
    </style:style>
    <style:style style:family="table-cell" style:name="a26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99">
      <style:table-row-properties style:row-height="0.36472in"/>
    </style:style>
    <style:style style:family="paragraph" style:name="a1550">
      <style:paragraph-properties/>
    </style:style>
    <style:style style:family="table-cell" style:name="a1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language="en" fo:country="US"/>
    </style:style>
    <style:style style:family="graphic" style:name="a23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54">
      <style:paragraph-properties/>
    </style:style>
    <style:style style:family="text" style:name="a2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language="en" fo:country="US"/>
    </style:style>
    <style:style style:family="paragraph" style:name="a2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/>
    </style:style>
    <style:style style:family="text" style:name="a2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1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ext" style:name="a20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222">
      <style:table-row-properties style:row-height="0.52354in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language="en" fo:country="US"/>
    </style:style>
    <style:style style:family="graphic" style:name="a20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24">
      <style:paragraph-properties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35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7">
      <style:text-properties fo:language="en" fo:country="US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91">
      <style:table-row-properties style:row-height="0.36472in"/>
    </style:style>
    <style:style style:family="paragraph" style:name="a1228">
      <style:paragraph-properties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language="en" fo:country="US"/>
    </style:style>
    <style:style style:family="paragraph" style:name="a2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text-align="center"/>
    </style:style>
    <style:style style:family="graphic" style:name="a2039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8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96">
      <style:table-row-properties style:row-height="0.36472in"/>
    </style:style>
    <style:style style:family="text" style:name="a1897">
      <style:text-properties fo:language="en" fo:country="US"/>
    </style:style>
    <style:style style:family="paragraph" style:name="a1898">
      <style:paragraph-properties fo:text-align="center"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561">
      <style:table-properties style:writing-mode="lr-tb"/>
    </style:style>
    <style:style style:family="table-column" style:name="a1562">
      <style:table-column-properties style:column-width="0.96601in"/>
    </style:style>
    <style:style style:family="graphic" style:name="a2370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true"/>
      <style:paragraph-properties style:font-independent-line-spacing="true" style:writing-mode="lr-tb"/>
    </style:style>
    <style:style style:family="table-column" style:name="a1563">
      <style:table-column-properties style:column-width="1.89041in"/>
    </style:style>
    <style:style style:family="drawing-page" style:name="a2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564">
      <style:table-row-properties style:row-height="0.355in"/>
    </style:style>
    <style:style style:family="table" style:name="a2372">
      <style:table-properties style:writing-mode="lr-tb"/>
    </style:style>
    <style:style style:family="text" style:name="a1565">
      <style:text-properties fo:language="en" fo:country="US"/>
    </style:style>
    <style:style style:family="table-column" style:name="a2373">
      <style:table-column-properties style:column-width="2.89041in"/>
    </style:style>
    <style:style style:family="text" style:name="a1566">
      <style:text-properties fo:language="en" fo:country="US"/>
    </style:style>
    <style:style style:family="table-row" style:name="a2374">
      <style:table-row-properties style:row-height="0.36472in"/>
    </style:style>
    <style:style style:family="paragraph" style:name="a1567">
      <style:paragraph-properties/>
    </style:style>
    <style:style style:family="text" style:name="a2375">
      <style:text-properties fo:language="en" fo:country="US"/>
    </style:style>
    <style:style style:family="paragraph" style:name="a2376">
      <style:paragraph-properties fo:text-align="center"/>
    </style:style>
    <style:style style:family="table-cell" style:name="a1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79">
      <style:table-row-properties style:row-height="0.36472in"/>
    </style:style>
    <style:style style:family="table-cell" style:name="a12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1">
      <style:text-properties fo:language="en" fo:country="US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/>
    </style:style>
    <style:style style:family="paragraph" style:name="a2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2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43">
      <style:graphic-properties draw:fill="none" draw:stroke="solid" svg:stroke-width="0.00694in" svg:stroke-color="#000000" svg:stroke-opacity="100%" draw:stroke-linejoin="miter" svg:stroke-linecap="butt"/>
    </style:style>
    <style:style style:family="table" style:name="a1235">
      <style:table-properties style:writing-mode="lr-tb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36">
      <style:table-column-properties style:column-width="1.09944in"/>
    </style:style>
    <style:style style:family="paragraph" style:name="a2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37">
      <style:table-column-properties style:column-width="1.09944in"/>
    </style:style>
    <style:style style:family="graphic" style:name="a2046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238">
      <style:table-row-properties style:row-height="0.32672in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language="en" fo:country="US"/>
    </style:style>
    <style:style style:family="paragraph" style:name="a2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9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0">
      <style:text-properties fo:language="en" fo:country="US"/>
    </style:style>
    <style:style style:family="text" style:name="a1571">
      <style:text-properties fo:language="en" fo:country="US"/>
    </style:style>
    <style:style style:family="paragraph" style:name="a1572">
      <style:paragraph-properties/>
    </style:style>
    <style:style style:family="text" style:name="a2380">
      <style:text-properties fo:language="en" fo:country="US"/>
    </style:style>
    <style:style style:family="paragraph" style:name="a2381">
      <style:paragraph-properties fo:text-align="center"/>
    </style:style>
    <style:style style:family="table-cell" style:name="a15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75">
      <style:table-row-properties style:row-height="0.44589in"/>
    </style:style>
    <style:style style:family="table-cell" style:name="a23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6">
      <style:text-properties fo:language="en" fo:country="US"/>
    </style:style>
    <style:style style:family="table-row" style:name="a2384">
      <style:table-row-properties style:row-height="0.36472in"/>
    </style:style>
    <style:style style:family="paragraph" style:name="a1577">
      <style:paragraph-properties/>
    </style:style>
    <style:style style:family="text" style:name="a2385">
      <style:text-properties fo:language="en" fo:country="US"/>
    </style:style>
    <style:style style:family="paragraph" style:name="a2386">
      <style:paragraph-properties fo:text-align="center"/>
    </style:style>
    <style:style style:family="table-cell" style:name="a1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89">
      <style:table-row-properties style:row-height="0.36472in"/>
    </style:style>
    <style:style style:family="text" style:name="a1240">
      <style:text-properties fo:language="en" fo:country="US"/>
    </style:style>
    <style:style style:family="paragraph" style:name="a1241">
      <style:paragraph-properties/>
    </style:style>
    <style:style style:family="graphic" style:name="a205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51">
      <style:graphic-properties draw:fill="none" draw:stroke="solid" svg:stroke-width="0.00694in" svg:stroke-color="#000000" svg:stroke-opacity="100%" draw:stroke-linejoin="miter" svg:stroke-linecap="butt"/>
    </style:style>
    <style:style style:family="table-cell" style:name="a12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language="en" fo:country="US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language="en" fo:country="US"/>
    </style:style>
    <style:style style:family="graphic" style:name="a2054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/>
    </style:style>
    <style:style style:family="graphic" style:name="a205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56">
      <style:graphic-properties draw:fill="none" draw:stroke="solid" svg:stroke-width="0.00694in" svg:stroke-color="#000000" svg:stroke-opacity="100%" draw:stroke-linejoin="miter" svg:stroke-linecap="butt"/>
    </style:style>
    <style:style style:family="table-cell" style:name="a12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49">
      <style:table-row-properties style:row-height="0.46695in"/>
    </style:style>
    <style:style style:family="paragraph" style:name="a2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0">
      <style:text-properties fo:language="en" fo:country="US"/>
    </style:style>
    <style:style style:family="paragraph" style:name="a1581">
      <style:paragraph-properties/>
    </style:style>
    <style:style style:family="text" style:name="a2390">
      <style:text-properties fo:color="#ffffff" fo:language="en" fo:country="US"/>
    </style:style>
    <style:style style:family="table-cell" style:name="a1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91">
      <style:paragraph-properties fo:text-align="center"/>
    </style:style>
    <style:style style:family="table-row" style:name="a1584">
      <style:table-row-properties style:row-height="0.44589in"/>
    </style:style>
    <style:style style:family="text" style:name="a1585">
      <style:text-properties fo:language="en" fo:country="US"/>
    </style:style>
    <style:style style:family="table-cell" style:name="a2393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paragraph" style:name="a1586">
      <style:paragraph-properties/>
    </style:style>
    <style:style style:family="table-row" style:name="a2394">
      <style:table-row-properties style:row-height="0.36472in"/>
    </style:style>
    <style:style style:family="text" style:name="a2395">
      <style:text-properties fo:language="en" fo:country="US"/>
    </style:style>
    <style:style style:family="table-cell" style:name="a1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96">
      <style:paragraph-properties fo:text-align="center"/>
    </style:style>
    <style:style style:family="text" style:name="a1589">
      <style:text-properties fo:language="en" fo:country="US"/>
    </style:style>
    <style:style style:family="table-cell" style:name="a23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99">
      <style:table-row-properties style:row-height="0.36472in"/>
    </style:style>
    <style:style style:family="text" style:name="a1250">
      <style:text-properties fo:language="en" fo:country="US"/>
    </style:style>
    <style:style style:family="paragraph" style:name="a1251">
      <style:paragraph-properties/>
    </style:style>
    <style:style style:family="graphic" style:name="a206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0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language="en" fo:country="US"/>
    </style:style>
    <style:style style:family="graphic" style:name="a20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55">
      <style:paragraph-properties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58">
      <style:table-row-properties style:row-height="0.46695in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language="en" fo:country="US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/>
    </style:style>
    <style:style style:family="table-cell" style:name="a1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593">
      <style:table-properties style:writing-mode="lr-tb"/>
    </style:style>
    <style:style style:family="table-column" style:name="a1594">
      <style:table-column-properties style:column-width="2.89041in"/>
    </style:style>
    <style:style style:family="table-row" style:name="a1595">
      <style:table-row-properties style:row-height="0.36472in"/>
    </style:style>
    <style:style style:family="text" style:name="a1596">
      <style:text-properties fo:language="en" fo:country="US"/>
    </style:style>
    <style:style style:family="paragraph" style:name="a1597">
      <style:paragraph-properties fo:text-align="center"/>
    </style:style>
    <style:style style:family="table-cell" style:name="a1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60">
      <style:paragraph-properties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language="en" fo:country="US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267">
      <style:table-properties style:writing-mode="lr-tb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68">
      <style:table-column-properties style:column-width="1.32319in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69">
      <style:table-column-properties style:column-width="0.89497in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70">
      <style:table-column-properties style:column-width="1.7514in"/>
    </style:style>
    <style:style style:family="table-row" style:name="a1271">
      <style:table-row-properties style:row-height="0.37244in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language="en" fo:country="US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language="en" fo:country="US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/>
    </style:style>
    <style:style style:family="paragraph" style:name="a2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language="en" fo:country="US"/>
    </style:style>
    <style:style style:family="graphic" style:name="a20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8">
      <style:text-properties fo:language="en" fo:country="US"/>
    </style:style>
    <style:style style:family="drawing-page" style:name="a2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9">
      <style:paragraph-properties/>
    </style:style>
    <style:style style:family="table" style:name="a2088">
      <style:table-properties style:writing-mode="lr-tb"/>
    </style:style>
    <style:style style:family="table-column" style:name="a2089">
      <style:table-column-properties style:column-width="2.89041in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90">
      <style:table-row-properties style:row-height="0.36472in"/>
    </style:style>
    <style:style style:family="text" style:name="a1282">
      <style:text-properties fo:language="en" fo:country="US"/>
    </style:style>
    <style:style style:family="text" style:name="a2091">
      <style:text-properties fo:language="en" fo:country="US"/>
    </style:style>
    <style:style style:family="text" style:name="a1283">
      <style:text-properties fo:language="en" fo:country="US"/>
    </style:style>
    <style:style style:family="paragraph" style:name="a2092">
      <style:paragraph-properties fo:text-align="center"/>
    </style:style>
    <style:style style:family="paragraph" style:name="a1284">
      <style:paragraph-properties/>
    </style:style>
    <style:style style:family="table-cell" style:name="a20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95">
      <style:table-row-properties style:row-height="0.36472in"/>
    </style:style>
    <style:style style:family="table-row" style:name="a1287">
      <style:table-row-properties style:row-height="0.50181in"/>
    </style:style>
    <style:style style:family="text" style:name="a2096">
      <style:text-properties fo:language="en" fo:country="US"/>
    </style:style>
    <style:style style:family="text" style:name="a1288">
      <style:text-properties fo:language="en" fo:country="US"/>
    </style:style>
    <style:style style:family="paragraph" style:name="a2097">
      <style:paragraph-properties fo:text-align="center"/>
    </style:style>
    <style:style style:family="paragraph" style:name="a1289">
      <style:paragraph-properties/>
    </style:style>
    <style:style style:family="table-cell" style:name="a2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2">
      <style:text-properties fo:language="en" fo:country="US"/>
    </style:style>
    <style:style style:family="paragraph" style:name="a1293">
      <style:paragraph-properties/>
    </style:style>
    <style:style style:family="table-cell" style:name="a12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6">
      <style:text-properties fo:language="en" fo:country="US"/>
    </style:style>
    <style:style style:family="paragraph" style:name="a1297">
      <style:paragraph-properties/>
    </style:style>
    <style:style style:family="table-cell" style:name="a12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705">
      <style:table-properties style:writing-mode="lr-tb"/>
    </style:style>
    <style:style style:family="table-column" style:name="a706">
      <style:table-column-properties style:column-width="1.09944in"/>
    </style:style>
    <style:style style:family="table-column" style:name="a707">
      <style:table-column-properties style:column-width="1.09944in"/>
    </style:style>
    <style:style style:family="table-column" style:name="a708">
      <style:table-column-properties style:column-width="1.09944in"/>
    </style:style>
    <style:style style:family="table-row" style:name="a709">
      <style:table-row-properties style:row-height="0.38022in"/>
    </style:style>
    <style:style style:family="text" style:name="a710">
      <style:text-properties fo:language="en" fo:country="US"/>
    </style:style>
    <style:style style:family="text" style:name="a711">
      <style:text-properties fo:language="en" fo:country="US"/>
    </style:style>
    <style:style style:family="paragraph" style:name="a712">
      <style:paragraph-properties/>
    </style:style>
    <style:style style:family="table-cell" style:name="a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5">
      <style:text-properties fo:language="en" fo:country="US"/>
    </style:style>
    <style:style style:family="text" style:name="a716">
      <style:text-properties fo:language="en" fo:country="US"/>
    </style:style>
    <style:style style:family="paragraph" style:name="a717">
      <style:paragraph-properties/>
    </style:style>
    <style:style style:family="table-cell" style:name="a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0">
      <style:text-properties fo:language="en" fo:country="US"/>
    </style:style>
    <style:style style:family="text" style:name="a721">
      <style:text-properties fo:language="en" fo:country="US"/>
    </style:style>
    <style:style style:family="paragraph" style:name="a722">
      <style:paragraph-properties/>
    </style:style>
    <style:style style:family="table-cell" style:name="a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25">
      <style:table-row-properties style:row-height="0.52354in"/>
    </style:style>
    <style:style style:family="text" style:name="a726">
      <style:text-properties fo:language="en" fo:country="US"/>
    </style:style>
    <style:style style:family="paragraph" style:name="a727">
      <style:paragraph-properties/>
    </style:style>
    <style:style style:family="table-cell" style:name="a729">
      <style:table-cell-properties style:vertical-align="top" fo:background-color="#c5e0b4" fo:padding-top="0.05in" fo:padding-bottom="0.05in" fo:padding-left="0.1in" fo:padding-right="0.1in"/>
      <style:paragraph-properties style:writing-mode="lr-tb"/>
    </style:style>
    <style:style style:family="text" style:name="a730">
      <style:text-properties fo:language="en" fo:country="US"/>
    </style:style>
    <style:style style:family="paragraph" style:name="a731">
      <style:paragraph-properties/>
    </style:style>
    <style:style style:family="table-cell" style:name="a7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4">
      <style:text-properties fo:language="en" fo:country="US"/>
    </style:style>
    <style:style style:family="paragraph" style:name="a735">
      <style:paragraph-properties/>
    </style:style>
    <style:style style:family="table-cell" style:name="a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8">
      <style:table-row-properties style:row-height="0.52354in"/>
    </style:style>
    <style:style style:family="text" style:name="a739">
      <style:text-properties fo:language="en" fo:country="US"/>
    </style:style>
    <style:style style:family="paragraph" style:name="a400">
      <style:paragraph-properties/>
    </style:style>
    <style:style style:family="table-cell" style:name="a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3">
      <style:text-properties fo:font-size="0.5in" style:font-size-asian="0.5in" style:font-size-complex="0.5in" fo:language="en" fo:country="US"/>
    </style:style>
    <style:style style:family="paragraph" style:name="a404">
      <style:paragraph-properties/>
    </style:style>
    <style:style style:family="table-cell" style:name="a4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7">
      <style:text-properties fo:font-size="0.5in" style:font-size-asian="0.5in" style:font-size-complex="0.5in" fo:language="en" fo:country="US"/>
    </style:style>
    <style:style style:family="paragraph" style:name="a408">
      <style:paragraph-properties/>
    </style:style>
    <style:style style:family="text" style:name="a2700">
      <style:text-properties fo:language="en" fo:country="US"/>
    </style:style>
    <style:style style:family="paragraph" style:name="a2701">
      <style:paragraph-properties fo:text-align="center"/>
    </style:style>
    <style:style style:family="table-cell" style:name="a27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04">
      <style:table-row-properties style:row-height="0.36472in"/>
    </style:style>
    <style:style style:family="text" style:name="a2705">
      <style:text-properties fo:language="en" fo:country="US"/>
    </style:style>
    <style:style style:family="paragraph" style:name="a2706">
      <style:paragraph-properties fo:text-align="center"/>
    </style:style>
    <style:style style:family="table-cell" style:name="a2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09">
      <style:table-row-properties style:row-height="0.36472in"/>
    </style:style>
    <style:style style:family="paragraph" style:name="a740">
      <style:paragraph-properties/>
    </style:style>
    <style:style style:family="table-cell" style:name="a7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3">
      <style:text-properties fo:language="en" fo:country="US"/>
    </style:style>
    <style:style style:family="paragraph" style:name="a744">
      <style:paragraph-properties/>
    </style:style>
    <style:style style:family="table-cell" style:name="a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7">
      <style:text-properties fo:language="en" fo:country="US"/>
    </style:style>
    <style:style style:family="paragraph" style:name="a748">
      <style:paragraph-properties/>
    </style:style>
    <style:style style:family="table-cell" style:name="a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11">
      <style:table-row-properties style:row-height="0.52354in"/>
    </style:style>
    <style:style style:family="text" style:name="a412">
      <style:text-properties fo:font-size="0.5in" style:font-size-asian="0.5in" style:font-size-complex="0.5in" fo:language="en" fo:country="US"/>
    </style:style>
    <style:style style:family="paragraph" style:name="a413">
      <style:paragraph-properties/>
    </style:style>
    <style:style style:family="table-cell" style:name="a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6">
      <style:text-properties fo:font-size="0.5in" style:font-size-asian="0.5in" style:font-size-complex="0.5in" fo:language="en" fo:country="US"/>
    </style:style>
    <style:style style:family="paragraph" style:name="a417">
      <style:paragraph-properties/>
    </style:style>
    <style:style style:family="table-cell" style:name="a19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01">
      <style:table-row-properties style:row-height="0.36472in"/>
    </style:style>
    <style:style style:family="table-cell" style:name="a4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2">
      <style:text-properties fo:language="en" fo:country="US"/>
    </style:style>
    <style:style style:family="text" style:name="a2710">
      <style:text-properties fo:language="en" fo:country="US"/>
    </style:style>
    <style:style style:family="paragraph" style:name="a1903">
      <style:paragraph-properties fo:text-align="center"/>
    </style:style>
    <style:style style:family="paragraph" style:name="a2711">
      <style:paragraph-properties fo:text-align="center"/>
    </style:style>
    <style:style style:family="table-cell" style:name="a19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06">
      <style:table-row-properties style:row-height="0.36472in"/>
    </style:style>
    <style:style style:family="table-row" style:name="a2714">
      <style:table-row-properties style:row-height="0.36472in"/>
    </style:style>
    <style:style style:family="text" style:name="a1907">
      <style:text-properties fo:language="en" fo:country="US"/>
    </style:style>
    <style:style style:family="text" style:name="a2715">
      <style:text-properties fo:language="en" fo:country="US"/>
    </style:style>
    <style:style style:family="paragraph" style:name="a1908">
      <style:paragraph-properties fo:text-align="center"/>
    </style:style>
    <style:style style:family="paragraph" style:name="a2716">
      <style:paragraph-properties fo:text-align="center"/>
    </style:style>
    <style:style style:family="table-cell" style:name="a27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19">
      <style:table-row-properties style:row-height="0.36472in"/>
    </style:style>
    <style:style style:family="table-cell" style:name="a7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751">
      <style:table-properties style:writing-mode="lr-tb"/>
    </style:style>
    <style:style style:family="table-column" style:name="a752">
      <style:table-column-properties style:column-width="1.09944in"/>
    </style:style>
    <style:style style:family="table-column" style:name="a753">
      <style:table-column-properties style:column-width="1.09944in"/>
    </style:style>
    <style:style style:family="table-row" style:name="a754">
      <style:table-row-properties style:row-height="0.32672in"/>
    </style:style>
    <style:style style:family="text" style:name="a755">
      <style:text-properties fo:language="en" fo:country="US"/>
    </style:style>
    <style:style style:family="text" style:name="a756">
      <style:text-properties fo:language="en" fo:country="US"/>
    </style:style>
    <style:style style:family="paragraph" style:name="a757">
      <style:paragraph-properties/>
    </style:style>
    <style:style style:family="table-cell" style:name="a7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0">
      <style:text-properties fo:font-size="0.5in" style:font-size-asian="0.5in" style:font-size-complex="0.5in" fo:language="en" fo:country="US"/>
    </style:style>
    <style:style style:family="paragraph" style:name="a421">
      <style:paragraph-properties/>
    </style:style>
    <style:style style:family="table-cell" style:name="a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11">
      <style:table-row-properties style:row-height="0.36472in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language="en" fo:country="US"/>
    </style:style>
    <style:style style:family="text" style:name="a2720">
      <style:text-properties fo:language="en" fo:country="US"/>
    </style:style>
    <style:style style:family="paragraph" style:name="a1913">
      <style:paragraph-properties fo:text-align="center"/>
    </style:style>
    <style:style style:family="paragraph" style:name="a2721">
      <style:paragraph-properties fo:text-align="center"/>
    </style:style>
    <style:style style:family="table-cell" style:name="a1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7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16">
      <style:table-row-properties style:row-height="0.36472in"/>
    </style:style>
    <style:style style:family="table-row" style:name="a2724">
      <style:table-row-properties style:row-height="0.36472in"/>
    </style:style>
    <style:style style:family="text" style:name="a1917">
      <style:text-properties fo:language="en" fo:country="US"/>
    </style:style>
    <style:style style:family="text" style:name="a2725">
      <style:text-properties fo:language="en" fo:country="US"/>
    </style:style>
    <style:style style:family="paragraph" style:name="a1918">
      <style:paragraph-properties fo:text-align="center"/>
    </style:style>
    <style:style style:family="paragraph" style:name="a2726">
      <style:paragraph-properties fo:text-align="center"/>
    </style:style>
    <style:style style:family="table-cell" style:name="a27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29">
      <style:table-row-properties style:row-height="0.36472in"/>
    </style:style>
    <style:style style:family="text" style:name="a760">
      <style:text-properties fo:language="en" fo:country="US"/>
    </style:style>
    <style:style style:family="text" style:name="a761">
      <style:text-properties fo:language="en" fo:country="US"/>
    </style:style>
    <style:style style:family="paragraph" style:name="a762">
      <style:paragraph-properties/>
    </style:style>
    <style:style style:family="table-cell" style:name="a7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65">
      <style:table-row-properties style:row-height="0.46695in"/>
    </style:style>
    <style:style style:family="text" style:name="a766">
      <style:text-properties fo:language="en" fo:country="US"/>
    </style:style>
    <style:style style:family="paragraph" style:name="a767">
      <style:paragraph-properties/>
    </style:style>
    <style:style style:family="table-cell" style:name="a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0">
      <style:text-properties fo:language="en" fo:country="US"/>
    </style:style>
    <style:style style:family="graphic" style:name="a19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731">
      <style:paragraph-properties fo:text-align="center"/>
    </style:style>
    <style:style style:family="text" style:name="a19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7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734">
      <style:table-row-properties style:row-height="0.36472in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5">
      <style:text-properties fo:language="en" fo:country="US"/>
    </style:style>
    <style:style style:family="graphic" style:name="a19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736">
      <style:paragraph-properties fo:text-align="center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language="en" fo:country="US"/>
    </style:style>
    <style:style style:family="paragraph" style:name="a771">
      <style:paragraph-properties/>
    </style:style>
    <style:style style:family="text" style:name="a2400">
      <style:text-properties fo:language="en" fo:country="US"/>
    </style:style>
    <style:style style:family="table-cell" style:name="a7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01">
      <style:paragraph-properties fo:text-align="center"/>
    </style:style>
    <style:style style:family="table-row" style:name="a774">
      <style:table-row-properties style:row-height="0.46695in"/>
    </style:style>
    <style:style style:family="text" style:name="a775">
      <style:text-properties fo:language="en" fo:country="US"/>
    </style:style>
    <style:style style:family="table-cell" style:name="a2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76">
      <style:paragraph-properties/>
    </style:style>
    <style:style style:family="table-row" style:name="a2404">
      <style:table-row-properties style:row-height="0.36472in"/>
    </style:style>
    <style:style style:family="table-cell" style:name="a7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05">
      <style:text-properties fo:language="en" fo:country="US"/>
    </style:style>
    <style:style style:family="text" style:name="a779">
      <style:text-properties fo:language="en" fo:country="US"/>
    </style:style>
    <style:style style:family="paragraph" style:name="a2406">
      <style:paragraph-properties fo:text-align="center"/>
    </style:style>
    <style:style style:family="table-cell" style:name="a2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409">
      <style:table-row-properties style:row-height="0.36472in"/>
    </style:style>
    <style:style style:family="text" style:name="a4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3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35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8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747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/>
    </style:style>
    <style:style style:family="table-row" style:name="a1600">
      <style:table-row-properties style:row-height="0.36472in"/>
    </style:style>
    <style:style style:family="table-cell" style:name="a7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1">
      <style:text-properties fo:language="en" fo:country="US"/>
    </style:style>
    <style:style style:family="table" style:name="a783">
      <style:table-properties style:writing-mode="lr-tb"/>
    </style:style>
    <style:style style:family="paragraph" style:name="a1602">
      <style:paragraph-properties fo:text-align="center"/>
    </style:style>
    <style:style style:family="text" style:name="a2410">
      <style:text-properties fo:language="en" fo:country="US"/>
    </style:style>
    <style:style style:family="table-column" style:name="a784">
      <style:table-column-properties style:column-width="1.32319in"/>
    </style:style>
    <style:style style:family="paragraph" style:name="a2411">
      <style:paragraph-properties fo:text-align="center"/>
    </style:style>
    <style:style style:family="table-column" style:name="a785">
      <style:table-column-properties style:column-width="0.89497in"/>
    </style:style>
    <style:style style:family="table-cell" style:name="a1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86">
      <style:table-column-properties style:column-width="1.7514in"/>
    </style:style>
    <style:style style:family="table-row" style:name="a1605">
      <style:table-row-properties style:row-height="0.36472in"/>
    </style:style>
    <style:style style:family="table-cell" style:name="a2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7">
      <style:table-row-properties style:row-height="0.37244in"/>
    </style:style>
    <style:style style:family="text" style:name="a1606">
      <style:text-properties fo:language="en" fo:country="US"/>
    </style:style>
    <style:style style:family="table-row" style:name="a2414">
      <style:table-row-properties style:row-height="0.36472in"/>
    </style:style>
    <style:style style:family="text" style:name="a788">
      <style:text-properties fo:language="en" fo:country="US"/>
    </style:style>
    <style:style style:family="paragraph" style:name="a1607">
      <style:paragraph-properties fo:text-align="center"/>
    </style:style>
    <style:style style:family="text" style:name="a2415">
      <style:text-properties fo:language="en" fo:country="US"/>
    </style:style>
    <style:style style:family="text" style:name="a789">
      <style:text-properties fo:language="en" fo:country="US"/>
    </style:style>
    <style:style style:family="paragraph" style:name="a2416">
      <style:paragraph-properties fo:text-align="center"/>
    </style:style>
    <style:style style:family="table-cell" style:name="a1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419">
      <style:table-row-properties style:row-height="0.36472in"/>
    </style:style>
    <style:style style:family="paragraph" style:name="a45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2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5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7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4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75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8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/>
    </style:style>
    <style:style style:family="table-row" style:name="a1610">
      <style:table-row-properties style:row-height="0.36472in"/>
    </style:style>
    <style:style style:family="table-cell" style:name="a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1">
      <style:text-properties fo:language="en" fo:country="US"/>
    </style:style>
    <style:style style:family="text" style:name="a793">
      <style:text-properties fo:language="en" fo:country="US"/>
    </style:style>
    <style:style style:family="paragraph" style:name="a1612">
      <style:paragraph-properties fo:text-align="center"/>
    </style:style>
    <style:style style:family="text" style:name="a2420">
      <style:text-properties fo:language="en" fo:country="US"/>
    </style:style>
    <style:style style:family="text" style:name="a794">
      <style:text-properties fo:language="en" fo:country="US"/>
    </style:style>
    <style:style style:family="paragraph" style:name="a2421">
      <style:paragraph-properties fo:text-align="center"/>
    </style:style>
    <style:style style:family="paragraph" style:name="a795">
      <style:paragraph-properties/>
    </style:style>
    <style:style style:family="table-cell" style:name="a1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15">
      <style:table-row-properties style:row-height="0.36472in"/>
    </style:style>
    <style:style style:family="table-cell" style:name="a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6">
      <style:text-properties fo:language="en" fo:country="US"/>
    </style:style>
    <style:style style:family="table-row" style:name="a2424">
      <style:table-row-properties style:row-height="0.36472in"/>
    </style:style>
    <style:style style:family="text" style:name="a798">
      <style:text-properties fo:language="en" fo:country="US"/>
    </style:style>
    <style:style style:family="paragraph" style:name="a1617">
      <style:paragraph-properties fo:text-align="center"/>
    </style:style>
    <style:style style:family="text" style:name="a2425">
      <style:text-properties fo:language="en" fo:country="US"/>
    </style:style>
    <style:style style:family="text" style:name="a799">
      <style:text-properties fo:language="en" fo:country="US"/>
    </style:style>
    <style:style style:family="paragraph" style:name="a2426">
      <style:paragraph-properties fo:text-align="center"/>
    </style:style>
    <style:style style:family="table-cell" style:name="a1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429">
      <style:table-row-properties style:row-height="0.36472in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466" style:parent-style-name="Graphics">
      <style:graphic-properties draw:fill="none" draw:stroke="non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0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468">
      <style:table-properties style:writing-mode="lr-tb"/>
    </style:style>
    <style:style style:family="graphic" style:name="a1951">
      <style:graphic-properties draw:fill="none" draw:stroke="solid" svg:stroke-width="0.00694in" svg:stroke-color="#000000" svg:stroke-opacity="100%" draw:stroke-linejoin="miter" svg:stroke-linecap="butt"/>
    </style:style>
    <style:style style:family="table-column" style:name="a469">
      <style:table-column-properties style:column-width="1.09944in"/>
    </style:style>
    <style:style style:family="graphic" style:name="a1952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2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55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6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95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958">
      <style:table-properties style:writing-mode="lr-tb"/>
    </style:style>
    <style:style style:family="graphic" style:name="a2766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1959">
      <style:table-column-properties style:column-width="2.89041in"/>
    </style:style>
    <style:style style:family="graphic" style:name="a276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76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20">
      <style:table-row-properties style:row-height="0.36472in"/>
    </style:style>
    <style:style style:family="text" style:name="a1621">
      <style:text-properties fo:language="en" fo:country="US"/>
    </style:style>
    <style:style style:family="text" style:name="a2430">
      <style:text-properties fo:language="en" fo:country="US"/>
    </style:style>
    <style:style style:family="paragraph" style:name="a1622">
      <style:paragraph-properties fo:text-align="center"/>
    </style:style>
    <style:style style:family="paragraph" style:name="a2431">
      <style:paragraph-properties fo:text-align="center"/>
    </style:style>
    <style:style style:family="table-cell" style:name="a1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5">
      <style:table-row-properties style:row-height="0.36472in"/>
    </style:style>
    <style:style style:family="table-row" style:name="a2434">
      <style:table-row-properties style:row-height="0.36472in"/>
    </style:style>
    <style:style style:family="text" style:name="a1626">
      <style:text-properties fo:language="en" fo:country="US"/>
    </style:style>
    <style:style style:family="text" style:name="a2435">
      <style:text-properties fo:language="en" fo:country="US"/>
    </style:style>
    <style:style style:family="paragraph" style:name="a1627">
      <style:paragraph-properties fo:text-align="center"/>
    </style:style>
    <style:style style:family="paragraph" style:name="a2436">
      <style:paragraph-properties fo:text-align="center"/>
    </style:style>
    <style:style style:family="table-cell" style:name="a1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439">
      <style:table-row-properties style:row-height="0.36472in"/>
    </style:style>
    <style:style style:family="table-column" style:name="a470">
      <style:table-column-properties style:column-width="1.09944in"/>
    </style:style>
    <style:style style:family="table-column" style:name="a471">
      <style:table-column-properties style:column-width="1.09944in"/>
    </style:style>
    <style:style style:family="table-row" style:name="a472">
      <style:table-row-properties style:row-height="0.38022in"/>
    </style:style>
    <style:style style:family="text" style:name="a473">
      <style:text-properties fo:language="en" fo:country="US"/>
    </style:style>
    <style:style style:family="table-row" style:name="a2100">
      <style:table-row-properties style:row-height="0.36472in"/>
    </style:style>
    <style:style style:family="text" style:name="a474">
      <style:text-properties fo:language="en" fo:country="US"/>
    </style:style>
    <style:style style:family="text" style:name="a2101">
      <style:text-properties fo:language="en" fo:country="US"/>
    </style:style>
    <style:style style:family="paragraph" style:name="a475">
      <style:paragraph-properties/>
    </style:style>
    <style:style style:family="paragraph" style:name="a2102">
      <style:paragraph-properties fo:text-align="center"/>
    </style:style>
    <style:style style:family="table-cell" style:name="a4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60">
      <style:table-row-properties style:row-height="0.36472in"/>
    </style:style>
    <style:style style:family="table-row" style:name="a2105">
      <style:table-row-properties style:row-height="0.36472in"/>
    </style:style>
    <style:style style:family="text" style:name="a478">
      <style:text-properties fo:language="en" fo:country="US"/>
    </style:style>
    <style:style style:family="text" style:name="a1961">
      <style:text-properties fo:language="en" fo:country="US"/>
    </style:style>
    <style:style style:family="text" style:name="a2106">
      <style:text-properties fo:color="#ffffff" fo:language="en" fo:country="US"/>
    </style:style>
    <style:style style:family="text" style:name="a479">
      <style:text-properties fo:language="en" fo:country="US"/>
    </style:style>
    <style:style style:family="paragraph" style:name="a1962">
      <style:paragraph-properties fo:text-align="center"/>
    </style:style>
    <style:style style:family="paragraph" style:name="a2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text-align="center"/>
    </style:style>
    <style:style style:family="graphic" style:name="a277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772">
      <style:graphic-properties draw:fill="none" draw:stroke="solid" svg:stroke-width="0.00694in" svg:stroke-color="#000000" svg:stroke-opacity="100%" draw:stroke-linejoin="miter" svg:stroke-linecap="butt"/>
    </style:style>
    <style:style style:family="table-cell" style:name="a2109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able-row" style:name="a1965">
      <style:table-row-properties style:row-height="0.36472in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6">
      <style:text-properties fo:language="en" fo:country="US"/>
    </style:style>
    <style:style style:family="paragraph" style:name="a2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text-align="center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30">
      <style:table-row-properties style:row-height="0.36472in"/>
    </style:style>
    <style:style style:family="text" style:name="a1631">
      <style:text-properties fo:language="en" fo:country="US"/>
    </style:style>
    <style:style style:family="text" style:name="a2440">
      <style:text-properties fo:language="en" fo:country="US"/>
    </style:style>
    <style:style style:family="paragraph" style:name="a1632">
      <style:paragraph-properties fo:text-align="center"/>
    </style:style>
    <style:style style:family="paragraph" style:name="a2441">
      <style:paragraph-properties fo:text-align="center"/>
    </style:style>
    <style:style style:family="table-cell" style:name="a1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35">
      <style:table-row-properties style:row-height="0.36472in"/>
    </style:style>
    <style:style style:family="text" style:name="a244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6">
      <style:text-properties fo:language="en" fo:country="US"/>
    </style:style>
    <style:style style:family="paragraph" style:name="a2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text-align="center"/>
    </style:style>
    <style:style style:family="graphic" style:name="a24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4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80">
      <style:paragraph-properties/>
    </style:style>
    <style:style style:family="table-row" style:name="a1300">
      <style:table-row-properties style:row-height="0.50181in"/>
    </style:style>
    <style:style style:family="text" style:name="a1301">
      <style:text-properties fo:language="en" fo:country="US"/>
    </style:style>
    <style:style style:family="table-cell" style:name="a4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02">
      <style:paragraph-properties/>
    </style:style>
    <style:style style:family="table-row" style:name="a2110">
      <style:table-row-properties style:row-height="0.36472in"/>
    </style:style>
    <style:style style:family="text" style:name="a483">
      <style:text-properties fo:language="en" fo:country="US"/>
    </style:style>
    <style:style style:family="text" style:name="a484">
      <style:text-properties fo:language="en" fo:country="US"/>
    </style:style>
    <style:style style:family="text" style:name="a2111">
      <style:text-properties fo:language="en" fo:country="US"/>
    </style:style>
    <style:style style:family="table-cell" style:name="a13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12">
      <style:paragraph-properties fo:text-align="center"/>
    </style:style>
    <style:style style:family="paragraph" style:name="a485">
      <style:paragraph-properties/>
    </style:style>
    <style:style style:family="text" style:name="a1305">
      <style:text-properties fo:language="en" fo:country="US"/>
    </style:style>
    <style:style style:family="paragraph" style:name="a1306">
      <style:paragraph-properties/>
    </style:style>
    <style:style style:family="table-cell" style:name="a2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70">
      <style:table-row-properties style:row-height="0.36472in"/>
    </style:style>
    <style:style style:family="table-row" style:name="a2115">
      <style:table-row-properties style:row-height="0.36472in"/>
    </style:style>
    <style:style style:family="table-row" style:name="a488">
      <style:table-row-properties style:row-height="0.52354in"/>
    </style:style>
    <style:style style:family="table-cell" style:name="a1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6">
      <style:text-properties fo:language="en" fo:country="US"/>
    </style:style>
    <style:style style:family="text" style:name="a489">
      <style:text-properties fo:language="en" fo:country="US"/>
    </style:style>
    <style:style style:family="text" style:name="a1971">
      <style:text-properties fo:language="en" fo:country="US"/>
    </style:style>
    <style:style style:family="text" style:name="a1309">
      <style:text-properties fo:language="en" fo:country="US"/>
    </style:style>
    <style:style style:family="paragraph" style:name="a2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text-align="center"/>
    </style:style>
    <style:style style:family="paragraph" style:name="a1972">
      <style:paragraph-properties fo:text-align="center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75">
      <style:table-row-properties style:row-height="0.36472in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6">
      <style:text-properties fo:language="en" fo:country="US"/>
    </style:style>
    <style:style style:family="paragraph" style:name="a2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text-align="center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40">
      <style:table-row-properties style:row-height="0.36472in"/>
    </style:style>
    <style:style style:family="text" style:name="a1641">
      <style:text-properties fo:language="en" fo:country="US"/>
    </style:style>
    <style:style style:family="text" style:name="a2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text-align="center"/>
    </style:style>
    <style:style style:family="paragraph" style:name="a2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45">
      <style:table-row-properties style:row-height="0.36472in"/>
    </style:style>
    <style:style style:family="text" style:name="a2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language="en" fo:country="US"/>
    </style:style>
    <style:style style:family="paragraph" style:name="a2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text-align="center"/>
    </style:style>
    <style:style style:family="graphic" style:name="a24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9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/>
    </style:style>
    <style:style style:family="paragraph" style:name="a1310">
      <style:paragraph-properties/>
    </style:style>
    <style:style style:family="table-cell" style:name="a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20">
      <style:table-row-properties style:row-height="0.36472in"/>
    </style:style>
    <style:style style:family="text" style:name="a493">
      <style:text-properties fo:language="en" fo:country="US"/>
    </style:style>
    <style:style style:family="table" style:name="a1313">
      <style:table-properties style:writing-mode="lr-tb"/>
    </style:style>
    <style:style style:family="text" style:name="a2121">
      <style:text-properties fo:language="en" fo:country="US"/>
    </style:style>
    <style:style style:family="paragraph" style:name="a494">
      <style:paragraph-properties/>
    </style:style>
    <style:style style:family="table-column" style:name="a1314">
      <style:table-column-properties style:column-width="0.96601in"/>
    </style:style>
    <style:style style:family="paragraph" style:name="a2122">
      <style:paragraph-properties fo:text-align="center"/>
    </style:style>
    <style:style style:family="table-column" style:name="a1315">
      <style:table-column-properties style:column-width="1.89041in"/>
    </style:style>
    <style:style style:family="table-cell" style:name="a4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16">
      <style:table-row-properties style:row-height="0.355in"/>
    </style:style>
    <style:style style:family="table-cell" style:name="a21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7">
      <style:text-properties fo:language="en" fo:country="US"/>
    </style:style>
    <style:style style:family="text" style:name="a1317">
      <style:text-properties fo:language="en" fo:country="US"/>
    </style:style>
    <style:style style:family="table-row" style:name="a2125">
      <style:table-row-properties style:row-height="0.36472in"/>
    </style:style>
    <style:style style:family="paragraph" style:name="a498">
      <style:paragraph-properties/>
    </style:style>
    <style:style style:family="table-row" style:name="a1980">
      <style:table-row-properties style:row-height="0.36472in"/>
    </style:style>
    <style:style style:family="text" style:name="a1318">
      <style:text-properties fo:language="en" fo:country="US"/>
    </style:style>
    <style:style style:family="text" style:name="a2126">
      <style:text-properties fo:language="en" fo:country="US"/>
    </style:style>
    <style:style style:family="text" style:name="a1981">
      <style:text-properties fo:language="en" fo:country="US"/>
    </style:style>
    <style:style style:family="paragraph" style:name="a1319">
      <style:paragraph-properties/>
    </style:style>
    <style:style style:family="paragraph" style:name="a2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text-align="center"/>
    </style:style>
    <style:style style:family="paragraph" style:name="a1982">
      <style:paragraph-properties fo:text-align="center"/>
    </style:style>
    <style:style style:family="text" style:name="a2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85">
      <style:table-row-properties style:row-height="0.36472in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language="en" fo:country="US"/>
    </style:style>
    <style:style style:family="paragraph" style:name="a2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text-align="center"/>
    </style:style>
    <style:style style:family="graphic" style:name="a27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7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650">
      <style:table-row-properties style:row-height="0.36472in"/>
    </style:style>
    <style:style style:family="text" style:name="a1651">
      <style:text-properties fo:language="en" fo:country="US"/>
    </style:style>
    <style:style style:family="graphic" style:name="a246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652">
      <style:paragraph-properties fo:text-align="center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463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655">
      <style:table-row-properties style:row-height="0.36472in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language="en" fo:country="US"/>
    </style:style>
    <style:style style:family="paragraph" style:name="a2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text-align="center"/>
    </style:style>
    <style:style style:family="graphic" style:name="a2466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67">
      <style:graphic-properties draw:fill="none" draw:stroke="solid" svg:stroke-width="0.00694in" svg:stroke-color="#000000" svg:stroke-opacity="100%" draw:stroke-linejoin="miter" svg:stroke-linecap="butt"/>
    </style:style>
    <style:style style:family="table-cell" style:name="a1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46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2">
      <style:text-properties fo:language="en" fo:country="US"/>
    </style:style>
    <style:style style:family="table-row" style:name="a2130">
      <style:table-row-properties style:row-height="0.36472in"/>
    </style:style>
    <style:style style:family="text" style:name="a1323">
      <style:text-properties fo:language="en" fo:country="US"/>
    </style:style>
    <style:style style:family="text" style:name="a2131">
      <style:text-properties fo:language="en" fo:country="US"/>
    </style:style>
    <style:style style:family="paragraph" style:name="a1324">
      <style:paragraph-properties/>
    </style:style>
    <style:style style:family="paragraph" style:name="a2132">
      <style:paragraph-properties fo:text-align="center"/>
    </style:style>
    <style:style style:family="table-cell" style:name="a13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27">
      <style:table-row-properties style:row-height="0.44589in"/>
    </style:style>
    <style:style style:family="table-row" style:name="a2135">
      <style:table-row-properties style:row-height="0.36472in"/>
    </style:style>
    <style:style style:family="table-row" style:name="a1990">
      <style:table-row-properties style:row-height="0.36472in"/>
    </style:style>
    <style:style style:family="text" style:name="a1328">
      <style:text-properties fo:language="en" fo:country="US"/>
    </style:style>
    <style:style style:family="text" style:name="a2136">
      <style:text-properties fo:language="en" fo:country="US"/>
    </style:style>
    <style:style style:family="text" style:name="a1991">
      <style:text-properties fo:language="en" fo:country="US"/>
    </style:style>
    <style:style style:family="paragraph" style:name="a1329">
      <style:paragraph-properties/>
    </style:style>
    <style:style style:family="paragraph" style:name="a2137">
      <style:paragraph-properties fo:text-align="center"/>
    </style:style>
    <style:style style:family="paragraph" style:name="a1992">
      <style:paragraph-properties fo:text-align="center"/>
    </style:style>
    <style:style style:family="table-cell" style:name="a1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95">
      <style:table-row-properties style:row-height="0.36472in"/>
    </style:style>
    <style:style style:family="text" style:name="a1996">
      <style:text-properties fo:language="en" fo:country="US"/>
    </style:style>
    <style:style style:family="paragraph" style:name="a1997">
      <style:paragraph-properties fo:text-align="center"/>
    </style:style>
    <style:style style:family="table-cell" style:name="a1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60">
      <style:table-row-properties style:row-height="0.36472in"/>
    </style:style>
    <style:style style:family="text" style:name="a1661">
      <style:text-properties fo:language="en" fo:country="US"/>
    </style:style>
    <style:style style:family="paragraph" style:name="a2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text-align="center"/>
    </style:style>
    <style:style style:family="graphic" style:name="a24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72">
      <style:graphic-properties draw:fill="none" draw:stroke="solid" svg:stroke-width="0.00694in" svg:stroke-color="#000000" svg:stroke-opacity="100%" draw:stroke-linejoin="miter" svg:stroke-linecap="butt"/>
    </style:style>
    <style:style style:family="table-cell" style:name="a1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47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66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476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7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6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2">
      <style:text-properties fo:language="en" fo:country="US"/>
    </style:style>
    <style:style style:family="table-row" style:name="a2140">
      <style:table-row-properties style:row-height="0.36472in"/>
    </style:style>
    <style:style style:family="paragraph" style:name="a1333">
      <style:paragraph-properties/>
    </style:style>
    <style:style style:family="text" style:name="a2141">
      <style:text-properties fo:language="en" fo:country="US"/>
    </style:style>
    <style:style style:family="paragraph" style:name="a2142">
      <style:paragraph-properties fo:text-align="center"/>
    </style:style>
    <style:style style:family="table-cell" style:name="a13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6">
      <style:table-row-properties style:row-height="0.44589in"/>
    </style:style>
    <style:style style:family="table-cell" style:name="a21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7">
      <style:text-properties fo:language="en" fo:country="US"/>
    </style:style>
    <style:style style:family="table-row" style:name="a2145">
      <style:table-row-properties style:row-height="0.36472in"/>
    </style:style>
    <style:style style:family="paragraph" style:name="a1338">
      <style:paragraph-properties/>
    </style:style>
    <style:style style:family="text" style:name="a2146">
      <style:text-properties fo:language="en" fo:country="US"/>
    </style:style>
    <style:style style:family="paragraph" style:name="a2147">
      <style:paragraph-properties fo:text-align="center"/>
    </style:style>
    <style:style style:family="table-cell" style:name="a21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0">
      <style:text-properties fo:language="en" fo:country="US"/>
    </style:style>
    <style:style style:family="text" style:name="a1001">
      <style:text-properties fo:language="en" fo:country="US"/>
    </style:style>
    <style:style style:family="paragraph" style:name="a1002">
      <style:paragraph-properties/>
    </style:style>
    <style:style style:family="table-cell" style:name="a1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5">
      <style:table-row-properties style:row-height="0.46695in"/>
    </style:style>
    <style:style style:family="text" style:name="a1006">
      <style:text-properties fo:language="en" fo:country="US"/>
    </style:style>
    <style:style style:family="paragraph" style:name="a1007">
      <style:paragraph-properties/>
    </style:style>
    <style:style style:family="text" style:name="a16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1">
      <style:text-properties fo:language="en" fo:country="US"/>
    </style:style>
    <style:style style:family="paragraph" style:name="a1342">
      <style:paragraph-properties/>
    </style:style>
    <style:style style:family="table-row" style:name="a2150">
      <style:table-row-properties style:row-height="0.36472in"/>
    </style:style>
    <style:style style:family="text" style:name="a2151">
      <style:text-properties fo:language="en" fo:country="US"/>
    </style:style>
    <style:style style:family="table-cell" style:name="a13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52">
      <style:paragraph-properties fo:text-align="center"/>
    </style:style>
    <style:style style:family="table" style:name="a1345">
      <style:table-properties style:writing-mode="lr-tb"/>
    </style:style>
    <style:style style:family="table-column" style:name="a1346">
      <style:table-column-properties style:column-width="2.89041in"/>
    </style:style>
    <style:style style:family="table-cell" style:name="a21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47">
      <style:table-row-properties style:row-height="0.36472in"/>
    </style:style>
    <style:style style:family="table-row" style:name="a2155">
      <style:table-row-properties style:row-height="0.36472in"/>
    </style:style>
    <style:style style:family="text" style:name="a1348">
      <style:text-properties fo:language="en" fo:country="US"/>
    </style:style>
    <style:style style:family="text" style:name="a2156">
      <style:text-properties fo:language="en" fo:country="US"/>
    </style:style>
    <style:style style:family="paragraph" style:name="a1349">
      <style:paragraph-properties fo:text-align="center"/>
    </style:style>
    <style:style style:family="paragraph" style:name="a2157">
      <style:paragraph-properties fo:text-align="center"/>
    </style:style>
    <style:style style:family="table-cell" style:name="a2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0">
      <style:text-properties fo:language="en" fo:country="US"/>
    </style:style>
    <style:style style:family="paragraph" style:name="a1011">
      <style:paragraph-properties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14">
      <style:table-row-properties style:row-height="0.46695in"/>
    </style:style>
    <style:style style:family="text" style:name="a1015">
      <style:text-properties fo:language="en" fo:country="US"/>
    </style:style>
    <style:style style:family="paragraph" style:name="a1016">
      <style:paragraph-properties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2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9">
      <style:text-properties fo:language="en" fo:country="US"/>
    </style:style>
    <style:style style:family="paragraph" style:name="a2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39"/>
    <text:list-style style:name="a1036"/>
    <text:list-style style:name="a2519"/>
    <text:list-style style:name="a781"/>
    <text:list-style style:name="a1784"/>
    <text:list-style style:name="a481"/>
    <text:list-style style:name="a1481"/>
    <text:list-style style:name="a801"/>
    <text:list-style style:name="a1802"/>
    <text:list-style style:name="a644"/>
    <text:list-style style:name="a1643"/>
    <text:list-style style:name="a1789"/>
    <text:list-style style:name="a486"/>
    <text:list-style style:name="a806"/>
    <text:list-style style:name="a1500"/>
    <text:list-style style:name="a649"/>
    <text:list-style style:name="a1648"/>
    <text:list-style style:name="a1807"/>
    <text:list-style style:name="a1343"/>
    <text:list-style style:name="a504"/>
    <text:list-style style:name="a1504"/>
    <text:list-style style:name="a1041"/>
    <text:list-style style:name="a508"/>
    <text:list-style style:name="a1202"/>
    <text:list-style style:name="a1509"/>
    <text:list-style style:name="a1046"/>
    <text:list-style style:name="a2825"/>
    <text:list-style style:name="a1207"/>
    <text:list-style style:name="a2524"/>
    <text:list-style style:name="a2529"/>
    <text:list-style style:name="a791"/>
    <text:list-style style:name="a953"/>
    <text:list-style style:name="a1794"/>
    <text:list-style style:name="a796"/>
    <text:list-style style:name="a491"/>
    <text:list-style style:name="a1490"/>
    <text:list-style style:name="a810"/>
    <text:list-style style:name="a1811"/>
    <text:list-style style:name="a1798"/>
    <text:list-style style:name="a958"/>
    <text:list-style style:name="a654"/>
    <text:list-style style:name="a1653"/>
    <text:list-style style:name="a495"/>
    <text:list-style style:name="a1495"/>
    <text:list-style style:name="a814"/>
    <text:list-style style:name="a1350"/>
    <text:list-style style:name="a1815"/>
    <text:list-style style:name="a512"/>
    <text:list-style style:name="a499"/>
    <text:list-style style:name="a659"/>
    <text:list-style style:name="a1658"/>
    <text:list-style style:name="a819"/>
    <text:list-style style:name="a1513"/>
    <text:list-style style:name="a1355"/>
    <text:list-style style:name="a1050"/>
    <text:list-style style:name="a1197"/>
    <text:list-style style:name="a2830"/>
    <text:list-style style:name="a1212"/>
    <text:list-style style:name="a2672"/>
    <text:list-style style:name="a1054"/>
    <text:list-style style:name="a2978"/>
    <text:list-style style:name="a1216"/>
    <text:list-style style:name="a2835"/>
    <text:list-style style:name="a2677"/>
    <text:list-style style:name="a1059"/>
    <text:list-style style:name="a2534"/>
    <text:list-style style:name="a2377"/>
    <text:list-style style:name="a2539"/>
    <text:list-style style:name="a2235"/>
    <text:list-style style:name="a963"/>
    <text:list-style style:name="a1963"/>
    <text:list-style style:name="a968"/>
    <text:list-style style:name="a1663"/>
    <text:list-style style:name="a1968"/>
    <text:list-style style:name="a823"/>
    <text:list-style style:name="a664"/>
    <text:list-style style:name="a1360"/>
    <text:list-style style:name="a1824"/>
    <text:list-style style:name="a521"/>
    <text:list-style style:name="a827"/>
    <text:list-style style:name="a669"/>
    <text:list-style style:name="a1523"/>
    <text:list-style style:name="a2983"/>
    <text:list-style style:name="a1365"/>
    <text:list-style style:name="a1829"/>
    <text:list-style style:name="a526"/>
    <text:list-style style:name="a1220"/>
    <text:list-style style:name="a2840"/>
    <text:list-style style:name="a1063"/>
    <text:list-style style:name="a2682"/>
    <text:list-style style:name="a1528"/>
    <text:list-style style:name="a2988"/>
    <text:list-style style:name="a1225"/>
    <text:list-style style:name="a1067"/>
    <text:list-style style:name="a2845"/>
    <text:list-style style:name="a2382"/>
    <text:list-style style:name="a2687"/>
    <text:list-style style:name="a1229"/>
    <text:list-style style:name="a2702"/>
    <text:list-style style:name="a2544"/>
    <text:list-style style:name="a2240"/>
    <text:list-style style:name="a2387"/>
    <text:list-style style:name="a2402"/>
    <text:list-style style:name="a2707"/>
    <text:list-style style:name="a2549"/>
    <text:list-style style:name="a2245"/>
    <text:list-style style:name="a972"/>
    <text:list-style style:name="a2407"/>
    <text:list-style style:name="a1973"/>
    <text:list-style style:name="a2103"/>
    <text:list-style style:name="a976"/>
    <text:list-style style:name="a674"/>
    <text:list-style style:name="a2108"/>
    <text:list-style style:name="a1978"/>
    <text:list-style style:name="a1370"/>
    <text:list-style style:name="a1834"/>
    <text:list-style style:name="a531"/>
    <text:list-style style:name="a836"/>
    <text:list-style style:name="a679"/>
    <text:list-style style:name="a1533"/>
    <text:list-style style:name="a2993"/>
    <text:list-style style:name="a1838"/>
    <text:list-style style:name="a535"/>
    <text:list-style style:name="a1375"/>
    <text:list-style style:name="a2850"/>
    <text:list-style style:name="a2692"/>
    <text:list-style style:name="a1538"/>
    <text:list-style style:name="a2998"/>
    <text:list-style style:name="a1233"/>
    <text:list-style style:name="a1076"/>
    <text:list-style style:name="a2855"/>
    <text:list-style style:name="a2392"/>
    <text:list-style style:name="a2697"/>
    <text:list-style style:name="a2712"/>
    <text:list-style style:name="a2554"/>
    <text:list-style style:name="a2250"/>
    <text:list-style style:name="a2397"/>
    <text:list-style style:name="a2093"/>
    <text:list-style style:name="a2412"/>
    <text:list-style style:name="a2717"/>
    <text:list-style style:name="a2559"/>
    <text:list-style style:name="a2255"/>
    <text:list-style style:name="a981"/>
    <text:list-style style:name="a2098"/>
    <text:list-style style:name="a2417"/>
    <text:list-style style:name="a1983"/>
    <text:list-style style:name="a2113"/>
    <text:list-style style:name="a985"/>
    <text:list-style style:name="a841"/>
    <text:list-style style:name="a989"/>
    <text:list-style style:name="a2118"/>
    <text:list-style style:name="a1988"/>
    <text:list-style style:name="a684"/>
    <text:list-style style:name="a1843"/>
    <text:list-style style:name="a540"/>
    <text:list-style style:name="a1380"/>
    <text:list-style style:name="a846"/>
    <text:list-style style:name="a1542"/>
    <text:list-style style:name="a1701"/>
    <text:list-style style:name="a1847"/>
    <text:list-style style:name="a689"/>
    <text:list-style style:name="a544"/>
    <text:list-style style:name="a1385"/>
    <text:list-style style:name="a386"/>
    <text:list-style style:name="a1081"/>
    <text:list-style style:name="a1546"/>
    <text:list-style style:name="a2860"/>
    <text:list-style style:name="a401"/>
    <text:list-style style:name="a1400"/>
    <text:list-style style:name="a1242"/>
    <text:list-style style:name="a1706"/>
    <text:list-style style:name="a1086"/>
    <text:list-style style:name="a405"/>
    <text:list-style style:name="a1405"/>
    <text:list-style style:name="a2865"/>
    <text:list-style style:name="a1247"/>
    <text:list-style style:name="a409"/>
    <text:list-style style:name="a2722"/>
    <text:list-style style:name="a2564"/>
    <text:list-style style:name="a2260"/>
    <text:list-style style:name="a1106"/>
    <text:list-style style:name="a2422"/>
    <text:list-style style:name="a2727"/>
    <text:list-style style:name="a2569"/>
    <text:list-style style:name="a2265"/>
    <text:list-style style:name="a2427"/>
    <text:list-style style:name="a1993"/>
    <text:list-style style:name="a2123"/>
    <text:list-style style:name="a850"/>
    <text:list-style style:name="a998"/>
    <text:list-style style:name="a694"/>
    <text:list-style style:name="a2128"/>
    <text:list-style style:name="a1998"/>
    <text:list-style style:name="a1854"/>
    <text:list-style style:name="a391"/>
    <text:list-style style:name="a1390"/>
    <text:list-style style:name="a855"/>
    <text:list-style style:name="a1551"/>
    <text:list-style style:name="a1711"/>
    <text:list-style style:name="a859"/>
    <text:list-style style:name="a554"/>
    <text:list-style style:name="a713"/>
    <text:list-style style:name="a1859"/>
    <text:list-style style:name="a396"/>
    <text:list-style style:name="a1395"/>
    <text:list-style style:name="a1090"/>
    <text:list-style style:name="a1555"/>
    <text:list-style style:name="a1410"/>
    <text:list-style style:name="a2870"/>
    <text:list-style style:name="a1716"/>
    <text:list-style style:name="a1252"/>
    <text:list-style style:name="a718"/>
    <text:list-style style:name="a559"/>
    <text:list-style style:name="a1095"/>
    <text:list-style style:name="a3003"/>
    <text:list-style style:name="a414"/>
    <text:list-style style:name="a1559"/>
    <text:list-style style:name="a1415"/>
    <text:list-style style:name="a2875"/>
    <text:list-style style:name="a1256"/>
    <text:list-style style:name="a1111"/>
    <text:list-style style:name="a1099"/>
    <text:list-style style:name="a418"/>
    <text:list-style style:name="a2732"/>
    <text:list-style style:name="a3008"/>
    <text:list-style style:name="a2574"/>
    <text:list-style style:name="a2270"/>
    <text:list-style style:name="a1116"/>
    <text:list-style style:name="a2432"/>
    <text:list-style style:name="a2737"/>
    <text:list-style style:name="a2579"/>
    <text:list-style style:name="a2275"/>
    <text:list-style style:name="a2437"/>
    <text:list-style style:name="a2133"/>
    <text:list-style style:name="a2138"/>
    <text:list-style style:name="a1864"/>
    <text:list-style style:name="a866"/>
    <text:list-style style:name="a1720"/>
    <text:list-style style:name="a723"/>
    <text:list-style style:name="a564"/>
    <text:list-style style:name="a1869"/>
    <text:list-style style:name="a1724"/>
    <text:list-style style:name="a1261"/>
    <text:list-style style:name="a2880"/>
    <text:list-style style:name="a422"/>
    <text:list-style style:name="a728"/>
    <text:list-style style:name="a569"/>
    <text:list-style style:name="a1568"/>
    <text:list-style style:name="a3013"/>
    <text:list-style style:name="a1729"/>
    <text:list-style style:name="a1265"/>
    <text:list-style style:name="a2885"/>
    <text:list-style style:name="a1121"/>
    <text:list-style style:name="a3018"/>
    <text:list-style style:name="a2584"/>
    <text:list-style style:name="a2280"/>
    <text:list-style style:name="a1126"/>
    <text:list-style style:name="a2442"/>
    <text:list-style style:name="a2285"/>
    <text:list-style style:name="a2300"/>
    <text:list-style style:name="a2143"/>
    <text:list-style style:name="a871"/>
    <text:list-style style:name="a2148"/>
    <text:list-style style:name="a2003"/>
    <text:list-style style:name="a1874"/>
    <text:list-style style:name="a876"/>
    <text:list-style style:name="a732"/>
    <text:list-style style:name="a573"/>
    <text:list-style style:name="a1573"/>
    <text:list-style style:name="a2008"/>
    <text:list-style style:name="a1879"/>
    <text:list-style style:name="a1733"/>
    <text:list-style style:name="a736"/>
    <text:list-style style:name="a2890"/>
    <text:list-style style:name="a577"/>
    <text:list-style style:name="a1737"/>
    <text:list-style style:name="a1578"/>
    <text:list-style style:name="a3023"/>
    <text:list-style style:name="a1275"/>
    <text:list-style style:name="a1131"/>
    <text:list-style style:name="a3028"/>
    <text:list-style style:name="a2290"/>
    <text:list-style style:name="a1136"/>
    <text:list-style style:name="a2295"/>
    <text:list-style style:name="a2153"/>
    <text:list-style style:name="a881"/>
    <text:list-style style:name="a2158"/>
    <text:list-style style:name="a2013"/>
    <text:list-style style:name="a1884"/>
    <text:list-style style:name="a886"/>
    <text:list-style style:name="a741"/>
    <text:list-style style:name="a582"/>
    <text:list-style style:name="a901"/>
    <text:list-style style:name="a1582"/>
    <text:list-style style:name="a2018"/>
    <text:list-style style:name="a1889"/>
    <text:list-style style:name="a1280"/>
    <text:list-style style:name="a586"/>
    <text:list-style style:name="a745"/>
    <text:list-style style:name="a1904"/>
    <text:list-style style:name="a906"/>
    <text:list-style style:name="a1587"/>
    <text:list-style style:name="a1746"/>
    <text:list-style style:name="a749"/>
    <text:list-style style:name="a3033"/>
    <text:list-style style:name="a1285"/>
    <text:list-style style:name="a604"/>
    <text:list-style style:name="a1603"/>
    <text:list-style style:name="a1445"/>
    <text:list-style style:name="a1909"/>
    <text:list-style style:name="a1141"/>
    <text:list-style style:name="a3038"/>
    <text:list-style style:name="a1608"/>
    <text:list-style style:name="a1303"/>
    <text:list-style style:name="a609"/>
    <text:list-style style:name="a1146"/>
    <text:list-style style:name="a1307"/>
    <text:list-style style:name="a1003"/>
    <text:list-style style:name="a1008"/>
    <text:list-style style:name="a891"/>
    <text:list-style style:name="a2023"/>
    <text:list-style style:name="a1894"/>
    <text:list-style style:name="a590"/>
    <text:list-style style:name="a896"/>
    <text:list-style style:name="a1591"/>
    <text:list-style style:name="a911"/>
    <text:list-style style:name="a1751"/>
    <text:list-style style:name="a2028"/>
    <text:list-style style:name="a1899"/>
    <text:list-style style:name="a1290"/>
    <text:list-style style:name="a1450"/>
    <text:list-style style:name="a1914"/>
    <text:list-style style:name="a916"/>
    <text:list-style style:name="a1756"/>
    <text:list-style style:name="a599"/>
    <text:list-style style:name="a1598"/>
    <text:list-style style:name="a758"/>
    <text:list-style style:name="a1294"/>
    <text:list-style style:name="a3043"/>
    <text:list-style style:name="a613"/>
    <text:list-style style:name="a1613"/>
    <text:list-style style:name="a1455"/>
    <text:list-style style:name="a1919"/>
    <text:list-style style:name="a1151"/>
    <text:list-style style:name="a1298"/>
    <text:list-style style:name="a1311"/>
    <text:list-style style:name="a618"/>
    <text:list-style style:name="a1618"/>
    <text:list-style style:name="a1156"/>
    <text:list-style style:name="a1012"/>
    <text:list-style style:name="a1017"/>
    <text:list-style style:name="a1760"/>
    <text:list-style style:name="a921"/>
    <text:list-style style:name="a763"/>
    <text:list-style style:name="a1765"/>
    <text:list-style style:name="a1460"/>
    <text:list-style style:name="a926"/>
    <text:list-style style:name="a768"/>
    <text:list-style style:name="a622"/>
    <text:list-style style:name="a1769"/>
    <text:list-style style:name="a1464"/>
    <text:list-style style:name="a1623"/>
    <text:list-style style:name="a1161"/>
    <text:list-style style:name="a1320"/>
    <text:list-style style:name="a1468"/>
    <text:list-style style:name="a1628"/>
    <text:list-style style:name="a629"/>
    <text:list-style style:name="a1325"/>
    <text:list-style style:name="a1166"/>
    <text:list-style style:name="a1021"/>
    <text:list-style style:name="a931"/>
    <text:list-style style:name="a772"/>
    <text:list-style style:name="a777"/>
    <text:list-style style:name="a1473"/>
    <text:list-style style:name="a1779"/>
    <text:list-style style:name="a634"/>
    <text:list-style style:name="a1633"/>
    <text:list-style style:name="a476"/>
    <text:list-style style:name="a1330"/>
    <text:list-style style:name="a1171"/>
    <text:list-style style:name="a1477"/>
    <text:list-style style:name="a1638"/>
    <text:list-style style:name="a639"/>
    <text:list-style style:name="a1334"/>
    <text:list-style style:name="a1031"/>
  </office:automatic-styles>
  <office:body>
    <office:presentation>
      <draw:page draw:name="Slide2" draw:style-name="a377" draw:master-page-name="Master1-Layout2-obj-Title-and-Content" presentation:presentation-page-layout-name="Master1-PPL2" draw:id="Slide-257">
        <draw:frame draw:id="id63" draw:name="Table 3" svg:x="1.61949in" svg:y="1.70484in" svg:width="10.53271in" svg:height="2.1in">
          <table:table table:style-name="a378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379" table:default-cell-style-name=""/>
            <table:table-column table:style-name="a380" table:default-cell-style-name=""/>
            <table:table-column table:style-name="a381" table:default-cell-style-name=""/>
            <table:table-row table:style-name="a382" table:default-cell-style-name="">
              <table:table-cell table:style-name="a387">
                <text:list text:style-name="a386">
                  <text:list-item>
                    <text:p text:style-name="a385" text:class-names="" text:cond-style-name=""><text:span text:style-name="a383" text:class-names="">participant.age</text:span><text:span text:style-name="a384" text:class-names=""/></text:p>
                  </text:list-item>
                </text:list>
              </table:table-cell>
              <table:table-cell table:style-name="a392">
                <text:list text:style-name="a391">
                  <text:list-item>
                    <text:p text:style-name="a390" text:class-names="" text:cond-style-name=""><text:span text:style-name="a388" text:class-names="">participant.race</text:span><text:span text:style-name="a389" text:class-names=""/></text:p>
                  </text:list-item>
                </text:list>
              </table:table-cell>
              <table:table-cell table:style-name="a397">
                <text:list text:style-name="a396">
                  <text:list-item>
                    <text:p text:style-name="a395" text:class-names="" text:cond-style-name=""><text:span text:style-name="a393" text:class-names="">biospecimen.id</text:span><text:span text:style-name="a394" text:class-names=""/></text:p>
                  </text:list-item>
                </text:list>
              </table:table-cell>
            </table:table-row>
            <table:table-row table:style-name="a398" table:default-cell-style-name="">
              <table:table-cell table:style-name="a402">
                <text:list text:style-name="a401">
                  <text:list-item>
                    <text:p text:style-name="a400" text:class-names="" text:cond-style-name=""><text:span text:style-name="a399" text:class-names="">300</text:span></text:p>
                  </text:list-item>
                </text:list>
              </table:table-cell>
              <table:table-cell table:style-name="a406">
                <text:list text:style-name="a405">
                  <text:list-item>
                    <text:p text:style-name="a404" text:class-names="" text:cond-style-name=""><text:span text:style-name="a403" text:class-names="">White</text:span></text:p>
                  </text:list-item>
                </text:list>
              </table:table-cell>
              <table:table-cell table:style-name="a410">
                <text:list text:style-name="a409">
                  <text:list-item>
                    <text:p text:style-name="a408" text:class-names="" text:cond-style-name=""><text:span text:style-name="a407" text:class-names="">b1</text:span></text:p>
                  </text:list-item>
                </text:list>
              </table:table-cell>
            </table:table-row>
            <table:table-row table:style-name="a411" table:default-cell-style-name="">
              <table:table-cell table:style-name="a415">
                <text:list text:style-name="a414">
                  <text:list-item>
                    <text:p text:style-name="a413" text:class-names="" text:cond-style-name=""><text:span text:style-name="a412" text:class-names="">200</text:span></text:p>
                  </text:list-item>
                </text:list>
              </table:table-cell>
              <table:table-cell table:style-name="a419">
                <text:list text:style-name="a418">
                  <text:list-item>
                    <text:p text:style-name="a417" text:class-names="" text:cond-style-name=""><text:span text:style-name="a416" text:class-names="">White</text:span></text:p>
                  </text:list-item>
                </text:list>
              </table:table-cell>
              <table:table-cell table:style-name="a423">
                <text:list text:style-name="a422">
                  <text:list-item>
                    <text:p text:style-name="a421" text:class-names="" text:cond-style-name=""><text:span text:style-name="a420" text:class-names="">b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custom-shape svg:width="0.35616in" svg:height="2.21613in" draw:id="id64" draw:style-name="a426" draw:transform="translate(-0.17808in -1.10807in) rotate(-4.71239) translate(2.82344in 1.52676in)" draw:name="Right Brace 5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65" draw:style-name="a431" draw:name="TextBox 6" svg:x="2.23224in" svg:y="0.60786in" svg:width="1.18241in" svg:height="0.70684in">
          <draw:text-box>
            <text:p text:style-name="a428" text:class-names="" text:cond-style-name=""><text:span text:style-name="a427" text:class-names="">Standard<text:s text:c="1"/></text:span></text:p>
            <text:p text:style-name="a430" text:class-names="" text:cond-style-name=""><text:span text:style-name="a429" text:class-names="">Concept</text:span></text:p>
          </draw:text-box>
          <svg:title/>
          <svg:desc/>
        </draw:frame>
        <draw:custom-shape svg:width="0.35616in" svg:height="0.9726in" draw:id="id66" draw:style-name="a434" draw:transform="translate(-0.17808in -0.4863in) rotate(-4.71239) translate(4.5137in 1.52663in)" draw:name="Right Brace 7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67" draw:style-name="a439" draw:name="TextBox 8" svg:x="4.0274in" svg:y="0.58205in" svg:width="1.0937in" svg:height="0.70684in">
          <draw:text-box>
            <text:p text:style-name="a436" text:class-names="" text:cond-style-name=""><text:span text:style-name="a435" text:class-names="">Concept</text:span></text:p>
            <text:p text:style-name="a438" text:class-names="" text:cond-style-name=""><text:span text:style-name="a437" text:class-names="">Property</text:span></text:p>
          </draw:text-box>
          <svg:title/>
          <svg:desc/>
        </draw:frame>
        <draw:custom-shape svg:width="0.35616in" svg:height="0.70015in" draw:id="id68" draw:style-name="a442" draw:transform="translate(-0.17808in -0.35007in) rotate(-3.14159) translate(1.4414in 2.75484in)" draw:name="Right Brace 9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69" draw:style-name="a447" draw:name="TextBox 10" svg:x="0.23529in" svg:y="2.39808in" svg:width="1.11067in" svg:height="0.70684in">
          <draw:text-box>
            <text:p text:style-name="a444" text:class-names="" text:cond-style-name=""><text:span text:style-name="a443" text:class-names=""><text:s text:c="1"/>Concept</text:span></text:p>
            <text:p text:style-name="a446" text:class-names="" text:cond-style-name=""><text:span text:style-name="a445" text:class-names="">Value</text:span></text:p>
          </draw:text-box>
          <svg:title/>
          <svg:desc/>
        </draw:frame>
        <draw:frame draw:id="id70" draw:style-name="a457" draw:name="TextBox 11" svg:x="1.61949in" svg:y="4.50477in" svg:width="7.7327in" svg:height="2.02626in">
          <draw:text-box>
            <text:p text:style-name="a450" text:class-names="" text:cond-style-name=""><text:span text:style-name="a448" text:class-names="">Graph Node Key –<text:s text:c="1"/></text:span><text:span text:style-name="a449" text:class-names="">Identifies a node in the concept property graph</text:span></text:p>
            <text:p text:style-name="a453" text:class-names="" text:cond-style-name=""><text:span text:style-name="a451" text:class-names="">Format:</text:span><text:span text:style-name="a452" text:class-names=""><text:s text:c="3"/>&lt;Concept&gt;.&lt;Property&gt;.&lt;Value&gt;</text:span></text:p>
            <text:p text:style-name="a456" text:class-names="" text:cond-style-name=""><text:span text:style-name="a454" text:class-names="">Example:</text:span><text:span text:style-name="a455" text:class-names=""><text:s text:c="1"/>participant.age.300</text:span></text:p>
          </draw:text-box>
          <svg:title/>
          <svg:desc/>
        </draw:frame>
        <draw:custom-shape svg:width="0.35616in" svg:height="3.46497in" draw:id="id71" draw:style-name="a460" draw:transform="translate(-0.17808in -1.73249in) rotate(-4.71239) translate(10.41971in 1.52663in)" draw:name="Right Brace 12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72" draw:style-name="a465" draw:name="TextBox 13" svg:x="9.4185in" svg:y="0.58205in" svg:width="2.00242in" svg:height="0.70684in">
          <draw:text-box>
            <text:p text:style-name="a462" text:class-names="" text:cond-style-name=""><text:span text:style-name="a461" text:class-names="">* An Identifying<text:s text:c="1"/></text:span></text:p>
            <text:p text:style-name="a464" text:class-names="" text:cond-style-name=""><text:span text:style-name="a463" text:class-names="">Concept Property</text:span></text:p>
          </draw:text-box>
          <svg:title/>
          <svg:desc/>
        </draw:frame>
        <draw:frame draw:id="id73" draw:style-name="a466" draw:name="Picture 14" svg:x="0in" svg:y="0in" svg:width="13.33333in" svg:height="7.5in" style:rel-width="scale" style:rel-height="scale">
          <draw:image xlink:href="media/image1.emf" xlink:type="simple" xlink:show="embed" xlink:actuate="onLoad"/>
          <svg:title/>
          <svg:desc/>
        </draw:frame>
      </draw:page>
      <draw:page draw:name="Slide1" draw:style-name="a467" draw:master-page-name="Master1-Layout1-title-Title-Slide" presentation:presentation-page-layout-name="Master1-PPL1" draw:id="Slide-256">
        <draw:frame draw:id="id74" draw:name="Table 3" svg:x="0.29072in" svg:y="0.85553in" svg:width="3.29832in" svg:height="1.44708in">
          <table:table table:style-name="a468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469" table:default-cell-style-name=""/>
            <table:table-column table:style-name="a470" table:default-cell-style-name=""/>
            <table:table-column table:style-name="a471" table:default-cell-style-name=""/>
            <table:table-row table:style-name="a472" table:default-cell-style-name="">
              <table:table-cell table:style-name="a477">
                <text:list text:style-name="a476">
                  <text:list-item>
                    <text:p text:style-name="a475" text:class-names="" text:cond-style-name=""><text:span text:style-name="a473" text:class-names="">p.age</text:span><text:span text:style-name="a474" text:class-names=""/></text:p>
                  </text:list-item>
                </text:list>
              </table:table-cell>
              <table:table-cell table:style-name="a482">
                <text:list text:style-name="a481">
                  <text:list-item>
                    <text:p text:style-name="a480" text:class-names="" text:cond-style-name=""><text:span text:style-name="a478" text:class-names="">p.race</text:span><text:span text:style-name="a479" text:class-names=""/></text:p>
                  </text:list-item>
                </text:list>
              </table:table-cell>
              <table:table-cell table:style-name="a487">
                <text:list text:style-name="a486">
                  <text:list-item>
                    <text:p text:style-name="a485" text:class-names="" text:cond-style-name=""><text:span text:style-name="a483" text:class-names="">b.id</text:span><text:span text:style-name="a484" text:class-names=""/></text:p>
                  </text:list-item>
                </text:list>
              </table:table-cell>
            </table:table-row>
            <table:table-row table:style-name="a488" table:default-cell-style-name="">
              <table:table-cell table:style-name="a492">
                <text:list text:style-name="a491">
                  <text:list-item>
                    <text:p text:style-name="a490" text:class-names="" text:cond-style-name=""><text:span text:style-name="a489" text:class-names="">300</text:span></text:p>
                  </text:list-item>
                </text:list>
              </table:table-cell>
              <table:table-cell table:style-name="a496">
                <text:list text:style-name="a495">
                  <text:list-item>
                    <text:p text:style-name="a494" text:class-names="" text:cond-style-name=""><text:span text:style-name="a493" text:class-names="">White</text:span></text:p>
                  </text:list-item>
                </text:list>
              </table:table-cell>
              <table:table-cell table:style-name="a500">
                <text:list text:style-name="a499">
                  <text:list-item>
                    <text:p text:style-name="a498" text:class-names="" text:cond-style-name=""><text:span text:style-name="a497" text:class-names="">b1</text:span></text:p>
                  </text:list-item>
                </text:list>
              </table:table-cell>
            </table:table-row>
            <table:table-row table:style-name="a501" table:default-cell-style-name="">
              <table:table-cell table:style-name="a505">
                <text:list text:style-name="a504">
                  <text:list-item>
                    <text:p text:style-name="a503" text:class-names="" text:cond-style-name=""><text:span text:style-name="a502" text:class-names="">200</text:span></text:p>
                  </text:list-item>
                </text:list>
              </table:table-cell>
              <table:table-cell table:style-name="a509">
                <text:list text:style-name="a508">
                  <text:list-item>
                    <text:p text:style-name="a507" text:class-names="" text:cond-style-name=""><text:span text:style-name="a506" text:class-names="">White</text:span></text:p>
                  </text:list-item>
                </text:list>
              </table:table-cell>
              <table:table-cell table:style-name="a513">
                <text:list text:style-name="a512">
                  <text:list-item>
                    <text:p text:style-name="a511" text:class-names="" text:cond-style-name=""><text:span text:style-name="a510" text:class-names="">b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75" draw:name="Table 4" svg:x="0.29072in" svg:y="2.63863in" svg:width="2.19888in" svg:height="1.3339in">
          <table:table table:style-name="a514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515" table:default-cell-style-name=""/>
            <table:table-column table:style-name="a516" table:default-cell-style-name=""/>
            <table:table-row table:style-name="a517" table:default-cell-style-name="">
              <table:table-cell table:style-name="a522">
                <text:list text:style-name="a521">
                  <text:list-item>
                    <text:p text:style-name="a520" text:class-names="" text:cond-style-name=""><text:span text:style-name="a518" text:class-names="">p.id</text:span><text:span text:style-name="a519" text:class-names=""/></text:p>
                  </text:list-item>
                </text:list>
              </table:table-cell>
              <table:table-cell table:style-name="a527">
                <text:list text:style-name="a526">
                  <text:list-item>
                    <text:p text:style-name="a525" text:class-names="" text:cond-style-name=""><text:span text:style-name="a523" text:class-names="">b.id</text:span><text:span text:style-name="a524" text:class-names=""/></text:p>
                  </text:list-item>
                </text:list>
              </table:table-cell>
            </table:table-row>
            <table:table-row table:style-name="a528" table:default-cell-style-name="">
              <table:table-cell table:style-name="a532">
                <text:list text:style-name="a531">
                  <text:list-item>
                    <text:p text:style-name="a530" text:class-names="" text:cond-style-name=""><text:span text:style-name="a529" text:class-names="">p1</text:span></text:p>
                  </text:list-item>
                </text:list>
              </table:table-cell>
              <table:table-cell table:style-name="a536">
                <text:list text:style-name="a535">
                  <text:list-item>
                    <text:p text:style-name="a534" text:class-names="" text:cond-style-name=""><text:span text:style-name="a533" text:class-names="">b1</text:span></text:p>
                  </text:list-item>
                </text:list>
              </table:table-cell>
            </table:table-row>
            <table:table-row table:style-name="a537" table:default-cell-style-name="">
              <table:table-cell table:style-name="a541">
                <text:list text:style-name="a540">
                  <text:list-item>
                    <text:p text:style-name="a539" text:class-names="" text:cond-style-name=""><text:span text:style-name="a538" text:class-names="">p2</text:span></text:p>
                  </text:list-item>
                </text:list>
              </table:table-cell>
              <table:table-cell table:style-name="a545">
                <text:list text:style-name="a544">
                  <text:list-item>
                    <text:p text:style-name="a543" text:class-names="" text:cond-style-name=""><text:span text:style-name="a542" text:class-names="">b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76" draw:name="Table 5" svg:x="0.29072in" svg:y="4.25407in" svg:width="3.96956in" svg:height="1.40362in">
          <table:table table:style-name="a546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547" table:default-cell-style-name=""/>
            <table:table-column table:style-name="a548" table:default-cell-style-name=""/>
            <table:table-column table:style-name="a549" table:default-cell-style-name=""/>
            <table:table-row table:style-name="a550" table:default-cell-style-name="">
              <table:table-cell table:style-name="a555">
                <text:list text:style-name="a554">
                  <text:list-item>
                    <text:p text:style-name="a553" text:class-names="" text:cond-style-name=""><text:span text:style-name="a551" text:class-names="">b.id</text:span><text:span text:style-name="a552" text:class-names=""/></text:p>
                  </text:list-item>
                </text:list>
              </table:table-cell>
              <table:table-cell table:style-name="a560">
                <text:list text:style-name="a559">
                  <text:list-item>
                    <text:p text:style-name="a558" text:class-names="" text:cond-style-name=""><text:span text:style-name="a556" text:class-names="">se.id</text:span><text:span text:style-name="a557" text:class-names=""/></text:p>
                  </text:list-item>
                </text:list>
              </table:table-cell>
              <table:table-cell table:style-name="a565">
                <text:list text:style-name="a564">
                  <text:list-item>
                    <text:p text:style-name="a563" text:class-names="" text:cond-style-name=""><text:span text:style-name="a561" text:class-names="">gf.filename</text:span><text:span text:style-name="a562" text:class-names=""/></text:p>
                  </text:list-item>
                </text:list>
              </table:table-cell>
            </table:table-row>
            <table:table-row table:style-name="a566" table:default-cell-style-name="">
              <table:table-cell table:style-name="a570">
                <text:list text:style-name="a569">
                  <text:list-item>
                    <text:p text:style-name="a568" text:class-names="" text:cond-style-name=""><text:span text:style-name="a567" text:class-names="">b1</text:span></text:p>
                  </text:list-item>
                </text:list>
              </table:table-cell>
              <table:table-cell table:style-name="a574">
                <text:list text:style-name="a573">
                  <text:list-item>
                    <text:p text:style-name="a572" text:class-names="" text:cond-style-name=""><text:span text:style-name="a571" text:class-names="">se1</text:span></text:p>
                  </text:list-item>
                </text:list>
              </table:table-cell>
              <table:table-cell table:style-name="a578">
                <text:list text:style-name="a577">
                  <text:list-item>
                    <text:p text:style-name="a576" text:class-names="" text:cond-style-name=""><text:span text:style-name="a575" text:class-names="">/path/gf1</text:span></text:p>
                  </text:list-item>
                </text:list>
              </table:table-cell>
            </table:table-row>
            <table:table-row table:style-name="a579" table:default-cell-style-name="">
              <table:table-cell table:style-name="a583">
                <text:list text:style-name="a582">
                  <text:list-item>
                    <text:p text:style-name="a581" text:class-names="" text:cond-style-name=""><text:span text:style-name="a580" text:class-names="">b2</text:span></text:p>
                  </text:list-item>
                </text:list>
              </table:table-cell>
              <table:table-cell table:style-name="a587">
                <text:list text:style-name="a586">
                  <text:list-item>
                    <text:p text:style-name="a585" text:class-names="" text:cond-style-name=""><text:span text:style-name="a584" text:class-names="">se2</text:span></text:p>
                  </text:list-item>
                </text:list>
              </table:table-cell>
              <table:table-cell table:style-name="a591">
                <text:list text:style-name="a590">
                  <text:list-item>
                    <text:p text:style-name="a589" text:class-names="" text:cond-style-name=""><text:span text:style-name="a588" text:class-names="">/path/gf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77" draw:name="Table 6" svg:x="0.29072in" svg:y="6.0135in" svg:width="2.85642in" svg:height="1.29178in">
          <table:table table:style-name="a592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593" table:default-cell-style-name=""/>
            <table:table-column table:style-name="a594" table:default-cell-style-name=""/>
            <table:table-row table:style-name="a595" table:default-cell-style-name="">
              <table:table-cell table:style-name="a600">
                <text:list text:style-name="a599">
                  <text:list-item>
                    <text:p text:style-name="a598" text:class-names="" text:cond-style-name=""><text:span text:style-name="a596" text:class-names="">se.id</text:span><text:span text:style-name="a597" text:class-names=""/></text:p>
                  </text:list-item>
                </text:list>
              </table:table-cell>
              <table:table-cell table:style-name="a605">
                <text:list text:style-name="a604">
                  <text:list-item>
                    <text:p text:style-name="a603" text:class-names="" text:cond-style-name=""><text:span text:style-name="a601" text:class-names="">gf.id</text:span><text:span text:style-name="a602" text:class-names=""/></text:p>
                  </text:list-item>
                </text:list>
              </table:table-cell>
            </table:table-row>
            <table:table-row table:style-name="a606" table:default-cell-style-name="">
              <table:table-cell table:style-name="a610">
                <text:list text:style-name="a609">
                  <text:list-item>
                    <text:p text:style-name="a608" text:class-names="" text:cond-style-name=""><text:span text:style-name="a607" text:class-names="">se1</text:span></text:p>
                  </text:list-item>
                </text:list>
              </table:table-cell>
              <table:table-cell table:style-name="a614">
                <text:list text:style-name="a613">
                  <text:list-item>
                    <text:p text:style-name="a612" text:class-names="" text:cond-style-name=""><text:span text:style-name="a611" text:class-names="">gf1</text:span></text:p>
                  </text:list-item>
                </text:list>
              </table:table-cell>
            </table:table-row>
            <table:table-row table:style-name="a615" table:default-cell-style-name="">
              <table:table-cell table:style-name="a619">
                <text:list text:style-name="a618">
                  <text:list-item>
                    <text:p text:style-name="a617" text:class-names="" text:cond-style-name=""><text:span text:style-name="a616" text:class-names="">se2</text:span></text:p>
                  </text:list-item>
                </text:list>
              </table:table-cell>
              <table:table-cell table:style-name="a623">
                <text:list text:style-name="a622">
                  <text:list-item>
                    <text:p text:style-name="a621" text:class-names="" text:cond-style-name=""><text:span text:style-name="a620" text:class-names="">g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78" draw:name="Table 8" svg:x="10.24657in" svg:y="0.30145in" svg:width="2.89041in" svg:height="5.6in">
          <table:table table:style-name="a62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25" table:default-cell-style-name=""/>
            <table:table-row table:style-name="a626" table:default-cell-style-name="">
              <table:table-cell table:style-name="a630">
                <text:list text:style-name="a629">
                  <text:list-item>
                    <text:p text:style-name="a628" text:class-names="" text:cond-style-name=""><text:span text:style-name="a627" text:class-names="">ID Nodes</text:span></text:p>
                  </text:list-item>
                </text:list>
              </table:table-cell>
            </table:table-row>
            <table:table-row table:style-name="a631" table:default-cell-style-name="">
              <table:table-cell table:style-name="a635">
                <text:list text:style-name="a634">
                  <text:list-item>
                    <text:p text:style-name="a633" text:class-names="" text:cond-style-name=""><text:span text:style-name="a632" text:class-names=""/></text:p>
                  </text:list-item>
                </text:list>
              </table:table-cell>
            </table:table-row>
            <table:table-row table:style-name="a636" table:default-cell-style-name="">
              <table:table-cell table:style-name="a640">
                <text:list text:style-name="a639">
                  <text:list-item>
                    <text:p text:style-name="a638" text:class-names="" text:cond-style-name=""><text:span text:style-name="a637" text:class-names=""/></text:p>
                  </text:list-item>
                </text:list>
              </table:table-cell>
            </table:table-row>
            <table:table-row table:style-name="a641" table:default-cell-style-name="">
              <table:table-cell table:style-name="a645">
                <text:list text:style-name="a644">
                  <text:list-item>
                    <text:p text:style-name="a643" text:class-names="" text:cond-style-name=""><text:span text:style-name="a642" text:class-names=""/></text:p>
                  </text:list-item>
                </text:list>
              </table:table-cell>
            </table:table-row>
            <table:table-row table:style-name="a646" table:default-cell-style-name="">
              <table:table-cell table:style-name="a650">
                <text:list text:style-name="a649">
                  <text:list-item>
                    <text:p text:style-name="a648" text:class-names="" text:cond-style-name=""><text:span text:style-name="a647" text:class-names=""/></text:p>
                  </text:list-item>
                </text:list>
              </table:table-cell>
            </table:table-row>
            <table:table-row table:style-name="a651" table:default-cell-style-name="">
              <table:table-cell table:style-name="a655">
                <text:list text:style-name="a654">
                  <text:list-item>
                    <text:p text:style-name="a653" text:class-names="" text:cond-style-name=""><text:span text:style-name="a652" text:class-names=""/></text:p>
                  </text:list-item>
                </text:list>
              </table:table-cell>
            </table:table-row>
            <table:table-row table:style-name="a656" table:default-cell-style-name="">
              <table:table-cell table:style-name="a660">
                <text:list text:style-name="a659">
                  <text:list-item>
                    <text:p text:style-name="a658" text:class-names="" text:cond-style-name=""><text:span text:style-name="a657" text:class-names=""/></text:p>
                  </text:list-item>
                </text:list>
              </table:table-cell>
            </table:table-row>
            <table:table-row table:style-name="a661" table:default-cell-style-name="">
              <table:table-cell table:style-name="a665">
                <text:list text:style-name="a664">
                  <text:list-item>
                    <text:p text:style-name="a663" text:class-names="" text:cond-style-name=""><text:span text:style-name="a662" text:class-names=""/></text:p>
                  </text:list-item>
                </text:list>
              </table:table-cell>
            </table:table-row>
            <table:table-row table:style-name="a666" table:default-cell-style-name="">
              <table:table-cell table:style-name="a670">
                <text:list text:style-name="a669">
                  <text:list-item>
                    <text:p text:style-name="a668" text:class-names="" text:cond-style-name=""><text:span text:style-name="a667" text:class-names=""/></text:p>
                  </text:list-item>
                </text:list>
              </table:table-cell>
            </table:table-row>
            <table:table-row table:style-name="a671" table:default-cell-style-name="">
              <table:table-cell table:style-name="a675">
                <text:list text:style-name="a674">
                  <text:list-item>
                    <text:p text:style-name="a673" text:class-names="" text:cond-style-name=""><text:span text:style-name="a672" text:class-names=""/></text:p>
                  </text:list-item>
                </text:list>
              </table:table-cell>
            </table:table-row>
            <table:table-row table:style-name="a676" table:default-cell-style-name="">
              <table:table-cell table:style-name="a680">
                <text:list text:style-name="a679">
                  <text:list-item>
                    <text:p text:style-name="a678" text:class-names="" text:cond-style-name=""><text:span text:style-name="a677" text:class-names=""/></text:p>
                  </text:list-item>
                </text:list>
              </table:table-cell>
            </table:table-row>
            <table:table-row table:style-name="a681" table:default-cell-style-name="">
              <table:table-cell table:style-name="a685">
                <text:list text:style-name="a684">
                  <text:list-item>
                    <text:p text:style-name="a683" text:class-names="" text:cond-style-name=""><text:span text:style-name="a682" text:class-names=""/></text:p>
                  </text:list-item>
                </text:list>
              </table:table-cell>
            </table:table-row>
            <table:table-row table:style-name="a686" table:default-cell-style-name="">
              <table:table-cell table:style-name="a690">
                <text:list text:style-name="a689">
                  <text:list-item>
                    <text:p text:style-name="a688" text:class-names="" text:cond-style-name=""><text:span text:style-name="a687" text:class-names=""/></text:p>
                  </text:list-item>
                </text:list>
              </table:table-cell>
            </table:table-row>
            <table:table-row table:style-name="a691" table:default-cell-style-name="">
              <table:table-cell table:style-name="a695">
                <text:list text:style-name="a694">
                  <text:list-item>
                    <text:p text:style-name="a693" text:class-names="" text:cond-style-name=""><text:span text:style-name="a692" text:class-names=""/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79" draw:style-name="a698" draw:name="TextBox 9" svg:x="5.76712in" svg:y="0.30145in" svg:width="3.01541in" svg:height="0.43757in">
          <draw:text-box>
            <text:p text:style-name="a697" text:class-names="" text:cond-style-name=""><text:span text:style-name="a696" text:class-names="">Concept Property Graph</text:span></text:p>
          </draw:text-box>
          <svg:title/>
          <svg:desc/>
        </draw:frame>
        <draw:frame draw:id="id80" draw:style-name="a703" draw:name="TextBox 10" svg:x="0.38093in" svg:y="0.24006in" svg:width="2.59068in" svg:height="0.43757in">
          <draw:text-box>
            <text:p text:style-name="a702" text:class-names="" text:cond-style-name=""><text:span text:style-name="a699" text:class-names="">Mapped<text:s text:c="1"/></text:span><text:span text:style-name="a700" text:class-names="">Dataframes</text:span><text:span text:style-name="a701" text:class-names=""/></text:p>
          </draw:text-box>
          <svg:title/>
          <svg:desc/>
        </draw:frame>
      </draw:page>
      <draw:page draw:name="Slide3" draw:style-name="a704" draw:master-page-name="Master1-Layout1-title-Title-Slide" presentation:presentation-page-layout-name="Master1-PPL1" draw:id="Slide-258">
        <draw:frame draw:id="id81" draw:name="Table 3" svg:x="0.29072in" svg:y="0.85553in" svg:width="3.29832in" svg:height="1.44708in">
          <table:table table:style-name="a705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706" table:default-cell-style-name=""/>
            <table:table-column table:style-name="a707" table:default-cell-style-name=""/>
            <table:table-column table:style-name="a708" table:default-cell-style-name=""/>
            <table:table-row table:style-name="a709" table:default-cell-style-name="">
              <table:table-cell table:style-name="a714">
                <text:list text:style-name="a713">
                  <text:list-item>
                    <text:p text:style-name="a712" text:class-names="" text:cond-style-name=""><text:span text:style-name="a710" text:class-names="">p.age</text:span><text:span text:style-name="a711" text:class-names=""/></text:p>
                  </text:list-item>
                </text:list>
              </table:table-cell>
              <table:table-cell table:style-name="a719">
                <text:list text:style-name="a718">
                  <text:list-item>
                    <text:p text:style-name="a717" text:class-names="" text:cond-style-name=""><text:span text:style-name="a715" text:class-names="">p.race</text:span><text:span text:style-name="a716" text:class-names=""/></text:p>
                  </text:list-item>
                </text:list>
              </table:table-cell>
              <table:table-cell table:style-name="a724">
                <text:list text:style-name="a723">
                  <text:list-item>
                    <text:p text:style-name="a722" text:class-names="" text:cond-style-name=""><text:span text:style-name="a720" text:class-names="">b.id</text:span><text:span text:style-name="a721" text:class-names=""/></text:p>
                  </text:list-item>
                </text:list>
              </table:table-cell>
            </table:table-row>
            <table:table-row table:style-name="a725" table:default-cell-style-name="">
              <table:table-cell table:style-name="a729">
                <text:list text:style-name="a728">
                  <text:list-item>
                    <text:p text:style-name="a727" text:class-names="" text:cond-style-name=""><text:span text:style-name="a726" text:class-names="">300</text:span></text:p>
                  </text:list-item>
                </text:list>
              </table:table-cell>
              <table:table-cell table:style-name="a733">
                <text:list text:style-name="a732">
                  <text:list-item>
                    <text:p text:style-name="a731" text:class-names="" text:cond-style-name=""><text:span text:style-name="a730" text:class-names="">White</text:span></text:p>
                  </text:list-item>
                </text:list>
              </table:table-cell>
              <table:table-cell table:style-name="a737">
                <text:list text:style-name="a736">
                  <text:list-item>
                    <text:p text:style-name="a735" text:class-names="" text:cond-style-name=""><text:span text:style-name="a734" text:class-names="">b1</text:span></text:p>
                  </text:list-item>
                </text:list>
              </table:table-cell>
            </table:table-row>
            <table:table-row table:style-name="a738" table:default-cell-style-name="">
              <table:table-cell table:style-name="a742">
                <text:list text:style-name="a741">
                  <text:list-item>
                    <text:p text:style-name="a740" text:class-names="" text:cond-style-name=""><text:span text:style-name="a739" text:class-names="">200</text:span></text:p>
                  </text:list-item>
                </text:list>
              </table:table-cell>
              <table:table-cell table:style-name="a746">
                <text:list text:style-name="a745">
                  <text:list-item>
                    <text:p text:style-name="a744" text:class-names="" text:cond-style-name=""><text:span text:style-name="a743" text:class-names="">White</text:span></text:p>
                  </text:list-item>
                </text:list>
              </table:table-cell>
              <table:table-cell table:style-name="a750">
                <text:list text:style-name="a749">
                  <text:list-item>
                    <text:p text:style-name="a748" text:class-names="" text:cond-style-name=""><text:span text:style-name="a747" text:class-names="">b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82" draw:name="Table 4" svg:x="0.29072in" svg:y="2.63863in" svg:width="2.19888in" svg:height="1.3339in">
          <table:table table:style-name="a751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752" table:default-cell-style-name=""/>
            <table:table-column table:style-name="a753" table:default-cell-style-name=""/>
            <table:table-row table:style-name="a754" table:default-cell-style-name="">
              <table:table-cell table:style-name="a759">
                <text:list text:style-name="a758">
                  <text:list-item>
                    <text:p text:style-name="a757" text:class-names="" text:cond-style-name=""><text:span text:style-name="a755" text:class-names="">p.id</text:span><text:span text:style-name="a756" text:class-names=""/></text:p>
                  </text:list-item>
                </text:list>
              </table:table-cell>
              <table:table-cell table:style-name="a764">
                <text:list text:style-name="a763">
                  <text:list-item>
                    <text:p text:style-name="a762" text:class-names="" text:cond-style-name=""><text:span text:style-name="a760" text:class-names="">b.id</text:span><text:span text:style-name="a761" text:class-names=""/></text:p>
                  </text:list-item>
                </text:list>
              </table:table-cell>
            </table:table-row>
            <table:table-row table:style-name="a765" table:default-cell-style-name="">
              <table:table-cell table:style-name="a769">
                <text:list text:style-name="a768">
                  <text:list-item>
                    <text:p text:style-name="a767" text:class-names="" text:cond-style-name=""><text:span text:style-name="a766" text:class-names="">p1</text:span></text:p>
                  </text:list-item>
                </text:list>
              </table:table-cell>
              <table:table-cell table:style-name="a773">
                <text:list text:style-name="a772">
                  <text:list-item>
                    <text:p text:style-name="a771" text:class-names="" text:cond-style-name=""><text:span text:style-name="a770" text:class-names="">b1</text:span></text:p>
                  </text:list-item>
                </text:list>
              </table:table-cell>
            </table:table-row>
            <table:table-row table:style-name="a774" table:default-cell-style-name="">
              <table:table-cell table:style-name="a778">
                <text:list text:style-name="a777">
                  <text:list-item>
                    <text:p text:style-name="a776" text:class-names="" text:cond-style-name=""><text:span text:style-name="a775" text:class-names="">p2</text:span></text:p>
                  </text:list-item>
                </text:list>
              </table:table-cell>
              <table:table-cell table:style-name="a782">
                <text:list text:style-name="a781">
                  <text:list-item>
                    <text:p text:style-name="a780" text:class-names="" text:cond-style-name=""><text:span text:style-name="a779" text:class-names="">b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83" draw:name="Table 5" svg:x="0.29072in" svg:y="4.25407in" svg:width="3.96956in" svg:height="1.40362in">
          <table:table table:style-name="a783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784" table:default-cell-style-name=""/>
            <table:table-column table:style-name="a785" table:default-cell-style-name=""/>
            <table:table-column table:style-name="a786" table:default-cell-style-name=""/>
            <table:table-row table:style-name="a787" table:default-cell-style-name="">
              <table:table-cell table:style-name="a792">
                <text:list text:style-name="a791">
                  <text:list-item>
                    <text:p text:style-name="a790" text:class-names="" text:cond-style-name=""><text:span text:style-name="a788" text:class-names="">b.id</text:span><text:span text:style-name="a789" text:class-names=""/></text:p>
                  </text:list-item>
                </text:list>
              </table:table-cell>
              <table:table-cell table:style-name="a797">
                <text:list text:style-name="a796">
                  <text:list-item>
                    <text:p text:style-name="a795" text:class-names="" text:cond-style-name=""><text:span text:style-name="a793" text:class-names="">se.id</text:span><text:span text:style-name="a794" text:class-names=""/></text:p>
                  </text:list-item>
                </text:list>
              </table:table-cell>
              <table:table-cell table:style-name="a802">
                <text:list text:style-name="a801">
                  <text:list-item>
                    <text:p text:style-name="a800" text:class-names="" text:cond-style-name=""><text:span text:style-name="a798" text:class-names="">gf.filename</text:span><text:span text:style-name="a799" text:class-names=""/></text:p>
                  </text:list-item>
                </text:list>
              </table:table-cell>
            </table:table-row>
            <table:table-row table:style-name="a803" table:default-cell-style-name="">
              <table:table-cell table:style-name="a807">
                <text:list text:style-name="a806">
                  <text:list-item>
                    <text:p text:style-name="a805" text:class-names="" text:cond-style-name=""><text:span text:style-name="a804" text:class-names="">b1</text:span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8" text:class-names="">se1</text:span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>/path/gf1</text:span></text:p>
                  </text:list-item>
                </text:list>
              </table:table-cell>
            </table:table-row>
            <table:table-row table:style-name="a816" table:default-cell-style-name="">
              <table:table-cell table:style-name="a820">
                <text:list text:style-name="a819">
                  <text:list-item>
                    <text:p text:style-name="a818" text:class-names="" text:cond-style-name=""><text:span text:style-name="a817" text:class-names="">b2</text:span></text:p>
                  </text:list-item>
                </text:list>
              </table:table-cell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>se2</text:span></text:p>
                  </text:list-item>
                </text:list>
              </table:table-cell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>/path/gf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84" draw:name="Table 6" svg:x="0.29072in" svg:y="6.0135in" svg:width="2.85642in" svg:height="1.29178in">
          <table:table table:style-name="a829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830" table:default-cell-style-name=""/>
            <table:table-column table:style-name="a831" table:default-cell-style-name=""/>
            <table:table-row table:style-name="a832" table:default-cell-style-name="">
              <table:table-cell table:style-name="a837">
                <text:list text:style-name="a836">
                  <text:list-item>
                    <text:p text:style-name="a835" text:class-names="" text:cond-style-name=""><text:span text:style-name="a833" text:class-names="">se.id</text:span><text:span text:style-name="a834" text:class-names=""/></text:p>
                  </text:list-item>
                </text:list>
              </table:table-cell>
              <table:table-cell table:style-name="a842">
                <text:list text:style-name="a841">
                  <text:list-item>
                    <text:p text:style-name="a840" text:class-names="" text:cond-style-name=""><text:span text:style-name="a838" text:class-names="">gf.id</text:span><text:span text:style-name="a839" text:class-names=""/></text:p>
                  </text:list-item>
                </text:list>
              </table:table-cell>
            </table:table-row>
            <table:table-row table:style-name="a843" table:default-cell-style-name="">
              <table:table-cell table:style-name="a847">
                <text:list text:style-name="a846">
                  <text:list-item>
                    <text:p text:style-name="a845" text:class-names="" text:cond-style-name=""><text:span text:style-name="a844" text:class-names="">se1</text:span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48" text:class-names="">gf1</text:span></text:p>
                  </text:list-item>
                </text:list>
              </table:table-cell>
            </table:table-row>
            <table:table-row table:style-name="a852" table:default-cell-style-name=""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>se2</text:span></text:p>
                  </text:list-item>
                </text:list>
              </table:table-cell>
              <table:table-cell table:style-name="a860">
                <text:list text:style-name="a859">
                  <text:list-item>
                    <text:p text:style-name="a858" text:class-names="" text:cond-style-name=""><text:span text:style-name="a857" text:class-names="">g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85" draw:name="Table 8" svg:x="10.24657in" svg:y="0.30145in" svg:width="2.89041in" svg:height="5.6in">
          <table:table table:style-name="a86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62" table:default-cell-style-name=""/>
            <table:table-row table:style-name="a863" table:default-cell-style-name="">
              <table:table-cell table:style-name="a867">
                <text:list text:style-name="a866">
                  <text:list-item>
                    <text:p text:style-name="a865" text:class-names="" text:cond-style-name=""><text:span text:style-name="a864" text:class-names="">ID Nodes</text:span></text:p>
                  </text:list-item>
                </text:list>
              </table:table-cell>
            </table:table-row>
            <table:table-row table:style-name="a868" table:default-cell-style-name="">
              <table:table-cell table:style-name="a872">
                <text:list text:style-name="a871">
                  <text:list-item>
                    <text:p text:style-name="a870" text:class-names="" text:cond-style-name=""><text:span text:style-name="a869" text:class-names=""/></text:p>
                  </text:list-item>
                </text:list>
              </table:table-cell>
            </table:table-row>
            <table:table-row table:style-name="a873" table:default-cell-style-name="">
              <table:table-cell table:style-name="a877">
                <text:list text:style-name="a876">
                  <text:list-item>
                    <text:p text:style-name="a875" text:class-names="" text:cond-style-name=""><text:span text:style-name="a874" text:class-names=""/></text:p>
                  </text:list-item>
                </text:list>
              </table:table-cell>
            </table:table-row>
            <table:table-row table:style-name="a878" table:default-cell-style-name="">
              <table:table-cell table:style-name="a882">
                <text:list text:style-name="a881">
                  <text:list-item>
                    <text:p text:style-name="a880" text:class-names="" text:cond-style-name=""><text:span text:style-name="a879" text:class-names=""/></text:p>
                  </text:list-item>
                </text:list>
              </table:table-cell>
            </table:table-row>
            <table:table-row table:style-name="a883" table:default-cell-style-name="">
              <table:table-cell table:style-name="a887">
                <text:list text:style-name="a886">
                  <text:list-item>
                    <text:p text:style-name="a885" text:class-names="" text:cond-style-name=""><text:span text:style-name="a884" text:class-names=""/></text:p>
                  </text:list-item>
                </text:list>
              </table:table-cell>
            </table:table-row>
            <table:table-row table:style-name="a888" table:default-cell-style-name=""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able:table-cell>
            </table:table-row>
            <table:table-row table:style-name="a893" table:default-cell-style-name="">
              <table:table-cell table:style-name="a897">
                <text:list text:style-name="a896">
                  <text:list-item>
                    <text:p text:style-name="a895" text:class-names="" text:cond-style-name=""><text:span text:style-name="a894" text:class-names=""/></text:p>
                  </text:list-item>
                </text:list>
              </table:table-cell>
            </table:table-row>
            <table:table-row table:style-name="a898" table:default-cell-style-name=""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/></text:p>
                  </text:list-item>
                </text:list>
              </table:table-cell>
            </table:table-row>
            <table:table-row table:style-name="a903" table:default-cell-style-name=""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/></text:p>
                  </text:list-item>
                </text:list>
              </table:table-cell>
            </table:table-row>
            <table:table-row table:style-name="a908" table:default-cell-style-name=""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/></text:p>
                  </text:list-item>
                </text:list>
              </table:table-cell>
            </table:table-row>
            <table:table-row table:style-name="a913" table:default-cell-style-name="">
              <table:table-cell table:style-name="a917">
                <text:list text:style-name="a916">
                  <text:list-item>
                    <text:p text:style-name="a915" text:class-names="" text:cond-style-name=""><text:span text:style-name="a914" text:class-names=""/></text:p>
                  </text:list-item>
                </text:list>
              </table:table-cell>
            </table:table-row>
            <table:table-row table:style-name="a918" table:default-cell-style-name="">
              <table:table-cell table:style-name="a922">
                <text:list text:style-name="a921">
                  <text:list-item>
                    <text:p text:style-name="a920" text:class-names="" text:cond-style-name=""><text:span text:style-name="a919" text:class-names=""/></text:p>
                  </text:list-item>
                </text:list>
              </table:table-cell>
            </table:table-row>
            <table:table-row table:style-name="a923" table:default-cell-style-name="">
              <table:table-cell table:style-name="a927">
                <text:list text:style-name="a926">
                  <text:list-item>
                    <text:p text:style-name="a925" text:class-names="" text:cond-style-name=""><text:span text:style-name="a924" text:class-names=""/></text:p>
                  </text:list-item>
                </text:list>
              </table:table-cell>
            </table:table-row>
            <table:table-row table:style-name="a928" table:default-cell-style-name="">
              <table:table-cell table:style-name="a932">
                <text:list text:style-name="a931">
                  <text:list-item>
                    <text:p text:style-name="a930" text:class-names="" text:cond-style-name=""><text:span text:style-name="a929" text:class-names=""/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86" draw:style-name="a935" draw:name="TextBox 9" svg:x="5.76712in" svg:y="0.30145in" svg:width="3.01541in" svg:height="0.43757in">
          <draw:text-box>
            <text:p text:style-name="a934" text:class-names="" text:cond-style-name=""><text:span text:style-name="a933" text:class-names="">Concept Property Graph</text:span></text:p>
          </draw:text-box>
          <svg:title/>
          <svg:desc/>
        </draw:frame>
        <draw:frame draw:id="id87" draw:style-name="a940" draw:name="TextBox 10" svg:x="0.38093in" svg:y="0.24006in" svg:width="2.59068in" svg:height="0.43757in">
          <draw:text-box>
            <text:p text:style-name="a939" text:class-names="" text:cond-style-name=""><text:span text:style-name="a936" text:class-names="">Mapped<text:s text:c="1"/></text:span><text:span text:style-name="a937" text:class-names="">Dataframes</text:span><text:span text:style-name="a938" text:class-names=""/></text:p>
          </draw:text-box>
          <svg:title/>
          <svg:desc/>
        </draw:frame>
        <draw:custom-shape svg:x="6.38534in" svg:y="1.32356in" svg:width="1.66946in" svg:height="0.40371in" draw:id="id88" draw:style-name="a943" draw:name="Oval 2">
          <svg:title/>
          <svg:desc/>
          <text:p text:style-name="a942" text:class-names="" text:cond-style-name=""><text:span text:style-name="a941" text:class-names="">p.age.3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4" draw:style-name="a944" draw:master-page-name="Master1-Layout1-title-Title-Slide" presentation:presentation-page-layout-name="Master1-PPL1" draw:id="Slide-259">
        <draw:frame draw:id="id89" draw:name="Table 3" svg:x="0.29072in" svg:y="0.85553in" svg:width="3.29832in" svg:height="1.44708in">
          <table:table table:style-name="a945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946" table:default-cell-style-name=""/>
            <table:table-column table:style-name="a947" table:default-cell-style-name=""/>
            <table:table-column table:style-name="a948" table:default-cell-style-name=""/>
            <table:table-row table:style-name="a949" table:default-cell-style-name="">
              <table:table-cell table:style-name="a954">
                <text:list text:style-name="a953">
                  <text:list-item>
                    <text:p text:style-name="a952" text:class-names="" text:cond-style-name=""><text:span text:style-name="a950" text:class-names="">p.age</text:span><text:span text:style-name="a951" text:class-names=""/></text:p>
                  </text:list-item>
                </text:list>
              </table:table-cell>
              <table:table-cell table:style-name="a959">
                <text:list text:style-name="a958">
                  <text:list-item>
                    <text:p text:style-name="a957" text:class-names="" text:cond-style-name=""><text:span text:style-name="a955" text:class-names="">p.race</text:span><text:span text:style-name="a956" text:class-names=""/></text:p>
                  </text:list-item>
                </text:list>
              </table:table-cell>
              <table:table-cell table:style-name="a964">
                <text:list text:style-name="a963">
                  <text:list-item>
                    <text:p text:style-name="a962" text:class-names="" text:cond-style-name=""><text:span text:style-name="a960" text:class-names="">b.id</text:span><text:span text:style-name="a961" text:class-names=""/></text:p>
                  </text:list-item>
                </text:list>
              </table:table-cell>
            </table:table-row>
            <table:table-row table:style-name="a965" table:default-cell-style-name="">
              <table:table-cell table:style-name="a969">
                <text:list text:style-name="a968">
                  <text:list-item>
                    <text:p text:style-name="a967" text:class-names="" text:cond-style-name=""><text:span text:style-name="a966" text:class-names="">300</text:span></text:p>
                  </text:list-item>
                </text:list>
              </table:table-cell>
              <table:table-cell table:style-name="a973">
                <text:list text:style-name="a972">
                  <text:list-item>
                    <text:p text:style-name="a971" text:class-names="" text:cond-style-name=""><text:span text:style-name="a970" text:class-names="">White</text:span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>b1</text:span></text:p>
                  </text:list-item>
                </text:list>
              </table:table-cell>
            </table:table-row>
            <table:table-row table:style-name="a978" table:default-cell-style-name=""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200</text:span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>White</text:span></text:p>
                  </text:list-item>
                </text:list>
              </table:table-cell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>b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90" draw:name="Table 4" svg:x="0.29072in" svg:y="2.63863in" svg:width="2.19888in" svg:height="1.3339in">
          <table:table table:style-name="a991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992" table:default-cell-style-name=""/>
            <table:table-column table:style-name="a993" table:default-cell-style-name=""/>
            <table:table-row table:style-name="a994" table:default-cell-style-name="">
              <table:table-cell table:style-name="a999">
                <text:list text:style-name="a998">
                  <text:list-item>
                    <text:p text:style-name="a997" text:class-names="" text:cond-style-name=""><text:span text:style-name="a995" text:class-names="">p.id</text:span><text:span text:style-name="a996" text:class-names=""/></text:p>
                  </text:list-item>
                </text:list>
              </table:table-cell>
              <table:table-cell table:style-name="a1004">
                <text:list text:style-name="a1003">
                  <text:list-item>
                    <text:p text:style-name="a1002" text:class-names="" text:cond-style-name=""><text:span text:style-name="a1000" text:class-names="">b.id</text:span><text:span text:style-name="a1001" text:class-names=""/></text:p>
                  </text:list-item>
                </text:list>
              </table:table-cell>
            </table:table-row>
            <table:table-row table:style-name="a1005" table:default-cell-style-name="">
              <table:table-cell table:style-name="a1009">
                <text:list text:style-name="a1008">
                  <text:list-item>
                    <text:p text:style-name="a1007" text:class-names="" text:cond-style-name=""><text:span text:style-name="a1006" text:class-names="">p1</text:span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>b1</text:span></text:p>
                  </text:list-item>
                </text:list>
              </table:table-cell>
            </table:table-row>
            <table:table-row table:style-name="a1014" table:default-cell-style-name="">
              <table:table-cell table:style-name="a1018">
                <text:list text:style-name="a1017">
                  <text:list-item>
                    <text:p text:style-name="a1016" text:class-names="" text:cond-style-name=""><text:span text:style-name="a1015" text:class-names="">p2</text:span></text:p>
                  </text:list-item>
                </text:list>
              </table:table-cell>
              <table:table-cell table:style-name="a1022">
                <text:list text:style-name="a1021">
                  <text:list-item>
                    <text:p text:style-name="a1020" text:class-names="" text:cond-style-name=""><text:span text:style-name="a1019" text:class-names="">b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91" draw:name="Table 5" svg:x="0.29072in" svg:y="4.25407in" svg:width="3.96956in" svg:height="1.40362in">
          <table:table table:style-name="a1023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024" table:default-cell-style-name=""/>
            <table:table-column table:style-name="a1025" table:default-cell-style-name=""/>
            <table:table-column table:style-name="a1026" table:default-cell-style-name=""/>
            <table:table-row table:style-name="a1027" table:default-cell-style-name="">
              <table:table-cell table:style-name="a1032">
                <text:list text:style-name="a1031">
                  <text:list-item>
                    <text:p text:style-name="a1030" text:class-names="" text:cond-style-name=""><text:span text:style-name="a1028" text:class-names="">b.id</text:span><text:span text:style-name="a1029" text:class-names=""/></text:p>
                  </text:list-item>
                </text:list>
              </table:table-cell>
              <table:table-cell table:style-name="a1037">
                <text:list text:style-name="a1036">
                  <text:list-item>
                    <text:p text:style-name="a1035" text:class-names="" text:cond-style-name=""><text:span text:style-name="a1033" text:class-names="">se.id</text:span><text:span text:style-name="a1034" text:class-names=""/></text:p>
                  </text:list-item>
                </text:list>
              </table:table-cell>
              <table:table-cell table:style-name="a1042">
                <text:list text:style-name="a1041">
                  <text:list-item>
                    <text:p text:style-name="a1040" text:class-names="" text:cond-style-name=""><text:span text:style-name="a1038" text:class-names="">gf.filename</text:span><text:span text:style-name="a1039" text:class-names=""/></text:p>
                  </text:list-item>
                </text:list>
              </table:table-cell>
            </table:table-row>
            <table:table-row table:style-name="a1043" table:default-cell-style-name="">
              <table:table-cell table:style-name="a1047">
                <text:list text:style-name="a1046">
                  <text:list-item>
                    <text:p text:style-name="a1045" text:class-names="" text:cond-style-name=""><text:span text:style-name="a1044" text:class-names="">b1</text:span></text:p>
                  </text:list-item>
                </text:list>
              </table:table-cell>
              <table:table-cell table:style-name="a1051">
                <text:list text:style-name="a1050">
                  <text:list-item>
                    <text:p text:style-name="a1049" text:class-names="" text:cond-style-name=""><text:span text:style-name="a1048" text:class-names="">se1</text:span></text:p>
                  </text:list-item>
                </text:list>
              </table:table-cell>
              <table:table-cell table:style-name="a1055">
                <text:list text:style-name="a1054">
                  <text:list-item>
                    <text:p text:style-name="a1053" text:class-names="" text:cond-style-name=""><text:span text:style-name="a1052" text:class-names="">/path/gf1</text:span></text:p>
                  </text:list-item>
                </text:list>
              </table:table-cell>
            </table:table-row>
            <table:table-row table:style-name="a1056" table:default-cell-style-name="">
              <table:table-cell table:style-name="a1060">
                <text:list text:style-name="a1059">
                  <text:list-item>
                    <text:p text:style-name="a1058" text:class-names="" text:cond-style-name=""><text:span text:style-name="a1057" text:class-names="">b2</text:span></text:p>
                  </text:list-item>
                </text:list>
              </table:table-cell>
              <table:table-cell table:style-name="a1064">
                <text:list text:style-name="a1063">
                  <text:list-item>
                    <text:p text:style-name="a1062" text:class-names="" text:cond-style-name=""><text:span text:style-name="a1061" text:class-names="">se2</text:span></text:p>
                  </text:list-item>
                </text:list>
              </table:table-cell>
              <table:table-cell table:style-name="a1068">
                <text:list text:style-name="a1067">
                  <text:list-item>
                    <text:p text:style-name="a1066" text:class-names="" text:cond-style-name=""><text:span text:style-name="a1065" text:class-names="">/path/gf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92" draw:name="Table 6" svg:x="0.29072in" svg:y="6.0135in" svg:width="2.85642in" svg:height="1.29178in">
          <table:table table:style-name="a1069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070" table:default-cell-style-name=""/>
            <table:table-column table:style-name="a1071" table:default-cell-style-name=""/>
            <table:table-row table:style-name="a1072" table:default-cell-style-name="">
              <table:table-cell table:style-name="a1077">
                <text:list text:style-name="a1076">
                  <text:list-item>
                    <text:p text:style-name="a1075" text:class-names="" text:cond-style-name=""><text:span text:style-name="a1073" text:class-names="">se.id</text:span><text:span text:style-name="a1074" text:class-names=""/></text:p>
                  </text:list-item>
                </text:list>
              </table:table-cell>
              <table:table-cell table:style-name="a1082">
                <text:list text:style-name="a1081">
                  <text:list-item>
                    <text:p text:style-name="a1080" text:class-names="" text:cond-style-name=""><text:span text:style-name="a1078" text:class-names="">gf.id</text:span><text:span text:style-name="a1079" text:class-names=""/></text:p>
                  </text:list-item>
                </text:list>
              </table:table-cell>
            </table:table-row>
            <table:table-row table:style-name="a1083" table:default-cell-style-name="">
              <table:table-cell table:style-name="a1087">
                <text:list text:style-name="a1086">
                  <text:list-item>
                    <text:p text:style-name="a1085" text:class-names="" text:cond-style-name=""><text:span text:style-name="a1084" text:class-names="">se1</text:span></text:p>
                  </text:list-item>
                </text:list>
              </table:table-cell>
              <table:table-cell table:style-name="a1091">
                <text:list text:style-name="a1090">
                  <text:list-item>
                    <text:p text:style-name="a1089" text:class-names="" text:cond-style-name=""><text:span text:style-name="a1088" text:class-names="">gf1</text:span></text:p>
                  </text:list-item>
                </text:list>
              </table:table-cell>
            </table:table-row>
            <table:table-row table:style-name="a1092" table:default-cell-style-name="">
              <table:table-cell table:style-name="a1096">
                <text:list text:style-name="a1095">
                  <text:list-item>
                    <text:p text:style-name="a1094" text:class-names="" text:cond-style-name=""><text:span text:style-name="a1093" text:class-names="">se2</text:span></text:p>
                  </text:list-item>
                </text:list>
              </table:table-cell>
              <table:table-cell table:style-name="a1100">
                <text:list text:style-name="a1099">
                  <text:list-item>
                    <text:p text:style-name="a1098" text:class-names="" text:cond-style-name=""><text:span text:style-name="a1097" text:class-names="">g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93" draw:name="Table 8" svg:x="10.24657in" svg:y="0.30145in" svg:width="2.89041in" svg:height="5.6in">
          <table:table table:style-name="a110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02" table:default-cell-style-name=""/>
            <table:table-row table:style-name="a1103" table:default-cell-style-name="">
              <table:table-cell table:style-name="a1107">
                <text:list text:style-name="a1106">
                  <text:list-item>
                    <text:p text:style-name="a1105" text:class-names="" text:cond-style-name=""><text:span text:style-name="a1104" text:class-names="">ID Nodes</text:span></text:p>
                  </text:list-item>
                </text:list>
              </table:table-cell>
            </table:table-row>
            <table:table-row table:style-name="a1108" table:default-cell-style-name="">
              <table:table-cell table:style-name="a1112">
                <text:list text:style-name="a1111">
                  <text:list-item>
                    <text:p text:style-name="a1110" text:class-names="" text:cond-style-name=""><text:span text:style-name="a1109" text:class-names=""/></text:p>
                  </text:list-item>
                </text:list>
              </table:table-cell>
            </table:table-row>
            <table:table-row table:style-name="a1113" table:default-cell-style-name="">
              <table:table-cell table:style-name="a1117">
                <text:list text:style-name="a1116">
                  <text:list-item>
                    <text:p text:style-name="a1115" text:class-names="" text:cond-style-name=""><text:span text:style-name="a1114" text:class-names=""/></text:p>
                  </text:list-item>
                </text:list>
              </table:table-cell>
            </table:table-row>
            <table:table-row table:style-name="a1118" table:default-cell-style-name="">
              <table:table-cell table:style-name="a1122">
                <text:list text:style-name="a1121">
                  <text:list-item>
                    <text:p text:style-name="a1120" text:class-names="" text:cond-style-name=""><text:span text:style-name="a1119" text:class-names=""/></text:p>
                  </text:list-item>
                </text:list>
              </table:table-cell>
            </table:table-row>
            <table:table-row table:style-name="a1123" table:default-cell-style-name="">
              <table:table-cell table:style-name="a1127">
                <text:list text:style-name="a1126">
                  <text:list-item>
                    <text:p text:style-name="a1125" text:class-names="" text:cond-style-name=""><text:span text:style-name="a1124" text:class-names=""/></text:p>
                  </text:list-item>
                </text:list>
              </table:table-cell>
            </table:table-row>
            <table:table-row table:style-name="a1128" table:default-cell-style-name="">
              <table:table-cell table:style-name="a1132">
                <text:list text:style-name="a1131">
                  <text:list-item>
                    <text:p text:style-name="a1130" text:class-names="" text:cond-style-name=""><text:span text:style-name="a1129" text:class-names=""/></text:p>
                  </text:list-item>
                </text:list>
              </table:table-cell>
            </table:table-row>
            <table:table-row table:style-name="a1133" table:default-cell-style-name="">
              <table:table-cell table:style-name="a1137">
                <text:list text:style-name="a1136">
                  <text:list-item>
                    <text:p text:style-name="a1135" text:class-names="" text:cond-style-name=""><text:span text:style-name="a1134" text:class-names=""/></text:p>
                  </text:list-item>
                </text:list>
              </table:table-cell>
            </table:table-row>
            <table:table-row table:style-name="a1138" table:default-cell-style-name="">
              <table:table-cell table:style-name="a1142">
                <text:list text:style-name="a1141">
                  <text:list-item>
                    <text:p text:style-name="a1140" text:class-names="" text:cond-style-name=""><text:span text:style-name="a1139" text:class-names=""/></text:p>
                  </text:list-item>
                </text:list>
              </table:table-cell>
            </table:table-row>
            <table:table-row table:style-name="a1143" table:default-cell-style-name="">
              <table:table-cell table:style-name="a1147">
                <text:list text:style-name="a1146">
                  <text:list-item>
                    <text:p text:style-name="a1145" text:class-names="" text:cond-style-name=""><text:span text:style-name="a1144" text:class-names=""/></text:p>
                  </text:list-item>
                </text:list>
              </table:table-cell>
            </table:table-row>
            <table:table-row table:style-name="a1148" table:default-cell-style-name="">
              <table:table-cell table:style-name="a1152">
                <text:list text:style-name="a1151">
                  <text:list-item>
                    <text:p text:style-name="a1150" text:class-names="" text:cond-style-name=""><text:span text:style-name="a1149" text:class-names=""/></text:p>
                  </text:list-item>
                </text:list>
              </table:table-cell>
            </table:table-row>
            <table:table-row table:style-name="a1153" table:default-cell-style-name="">
              <table:table-cell table:style-name="a1157">
                <text:list text:style-name="a1156">
                  <text:list-item>
                    <text:p text:style-name="a1155" text:class-names="" text:cond-style-name=""><text:span text:style-name="a1154" text:class-names=""/></text:p>
                  </text:list-item>
                </text:list>
              </table:table-cell>
            </table:table-row>
            <table:table-row table:style-name="a1158" table:default-cell-style-name="">
              <table:table-cell table:style-name="a1162">
                <text:list text:style-name="a1161">
                  <text:list-item>
                    <text:p text:style-name="a1160" text:class-names="" text:cond-style-name=""><text:span text:style-name="a1159" text:class-names=""/></text:p>
                  </text:list-item>
                </text:list>
              </table:table-cell>
            </table:table-row>
            <table:table-row table:style-name="a1163" table:default-cell-style-name="">
              <table:table-cell table:style-name="a1167">
                <text:list text:style-name="a1166">
                  <text:list-item>
                    <text:p text:style-name="a1165" text:class-names="" text:cond-style-name=""><text:span text:style-name="a1164" text:class-names=""/></text:p>
                  </text:list-item>
                </text:list>
              </table:table-cell>
            </table:table-row>
            <table:table-row table:style-name="a1168" table:default-cell-style-name="">
              <table:table-cell table:style-name="a1172">
                <text:list text:style-name="a1171">
                  <text:list-item>
                    <text:p text:style-name="a1170" text:class-names="" text:cond-style-name=""><text:span text:style-name="a1169" text:class-names=""/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94" draw:style-name="a1175" draw:name="TextBox 9" svg:x="5.76712in" svg:y="0.30145in" svg:width="3.01541in" svg:height="0.43757in">
          <draw:text-box>
            <text:p text:style-name="a1174" text:class-names="" text:cond-style-name=""><text:span text:style-name="a1173" text:class-names="">Concept Property Graph</text:span></text:p>
          </draw:text-box>
          <svg:title/>
          <svg:desc/>
        </draw:frame>
        <draw:frame draw:id="id95" draw:style-name="a1180" draw:name="TextBox 10" svg:x="0.38093in" svg:y="0.24006in" svg:width="2.59068in" svg:height="0.43757in">
          <draw:text-box>
            <text:p text:style-name="a1179" text:class-names="" text:cond-style-name=""><text:span text:style-name="a1176" text:class-names="">Mapped<text:s text:c="1"/></text:span><text:span text:style-name="a1177" text:class-names="">Dataframes</text:span><text:span text:style-name="a1178" text:class-names=""/></text:p>
          </draw:text-box>
          <svg:title/>
          <svg:desc/>
        </draw:frame>
        <draw:custom-shape svg:x="6.37937in" svg:y="1.30629in" svg:width="1.66946in" svg:height="0.40371in" draw:id="id96" draw:style-name="a1183" draw:name="Oval 2">
          <svg:title/>
          <svg:desc/>
          <text:p text:style-name="a1182" text:class-names="" text:cond-style-name=""><text:span text:style-name="a1181" text:class-names="">p.age.3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33656in" svg:y="2.07541in" svg:width="2.04281in" svg:height="0.40371in" draw:id="id97" draw:style-name="a1187" draw:name="Oval 11">
          <svg:title/>
          <svg:desc/>
          <text:p text:style-name="a1186" text:class-names="" text:cond-style-name=""><text:span text:style-name="a1184" text:class-names="">p.race.White</text:span><text:span text:style-name="a11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5" draw:style-name="a1188" draw:master-page-name="Master1-Layout1-title-Title-Slide" presentation:presentation-page-layout-name="Master1-PPL1" draw:id="Slide-260">
        <draw:frame draw:id="id98" draw:name="Table 3" svg:x="0.29072in" svg:y="0.85553in" svg:width="3.29832in" svg:height="1.44708in">
          <table:table table:style-name="a1189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190" table:default-cell-style-name=""/>
            <table:table-column table:style-name="a1191" table:default-cell-style-name=""/>
            <table:table-column table:style-name="a1192" table:default-cell-style-name=""/>
            <table:table-row table:style-name="a1193" table:default-cell-style-name="">
              <table:table-cell table:style-name="a1198">
                <text:list text:style-name="a1197">
                  <text:list-item>
                    <text:p text:style-name="a1196" text:class-names="" text:cond-style-name=""><text:span text:style-name="a1194" text:class-names="">p.age</text:span><text:span text:style-name="a1195" text:class-names=""/></text:p>
                  </text:list-item>
                </text:list>
              </table:table-cell>
              <table:table-cell table:style-name="a1203">
                <text:list text:style-name="a1202">
                  <text:list-item>
                    <text:p text:style-name="a1201" text:class-names="" text:cond-style-name=""><text:span text:style-name="a1199" text:class-names="">p.race</text:span><text:span text:style-name="a1200" text:class-names=""/></text:p>
                  </text:list-item>
                </text:list>
              </table:table-cell>
              <table:table-cell table:style-name="a1208">
                <text:list text:style-name="a1207">
                  <text:list-item>
                    <text:p text:style-name="a1206" text:class-names="" text:cond-style-name=""><text:span text:style-name="a1204" text:class-names="">b.id</text:span><text:span text:style-name="a1205" text:class-names=""/></text:p>
                  </text:list-item>
                </text:list>
              </table:table-cell>
            </table:table-row>
            <table:table-row table:style-name="a1209" table:default-cell-style-name="">
              <table:table-cell table:style-name="a1213">
                <text:list text:style-name="a1212">
                  <text:list-item>
                    <text:p text:style-name="a1211" text:class-names="" text:cond-style-name=""><text:span text:style-name="a1210" text:class-names="">300</text:span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>White</text:span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>b1</text:span></text:p>
                  </text:list-item>
                </text:list>
              </table:table-cell>
            </table:table-row>
            <table:table-row table:style-name="a1222" table:default-cell-style-name=""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>200</text:span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7" text:class-names="">White</text:span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1" text:class-names="">b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99" draw:name="Table 4" svg:x="0.29072in" svg:y="2.63863in" svg:width="2.19888in" svg:height="1.3339in">
          <table:table table:style-name="a1235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236" table:default-cell-style-name=""/>
            <table:table-column table:style-name="a1237" table:default-cell-style-name=""/>
            <table:table-row table:style-name="a1238" table:default-cell-style-name="">
              <table:table-cell table:style-name="a1243">
                <text:list text:style-name="a1242">
                  <text:list-item>
                    <text:p text:style-name="a1241" text:class-names="" text:cond-style-name=""><text:span text:style-name="a1239" text:class-names="">p.id</text:span><text:span text:style-name="a1240" text:class-names=""/></text:p>
                  </text:list-item>
                </text:list>
              </table:table-cell>
              <table:table-cell table:style-name="a1248">
                <text:list text:style-name="a1247">
                  <text:list-item>
                    <text:p text:style-name="a1246" text:class-names="" text:cond-style-name=""><text:span text:style-name="a1244" text:class-names="">b.id</text:span><text:span text:style-name="a1245" text:class-names=""/></text:p>
                  </text:list-item>
                </text:list>
              </table:table-cell>
            </table:table-row>
            <table:table-row table:style-name="a1249" table:default-cell-style-name="">
              <table:table-cell table:style-name="a1253">
                <text:list text:style-name="a1252">
                  <text:list-item>
                    <text:p text:style-name="a1251" text:class-names="" text:cond-style-name=""><text:span text:style-name="a1250" text:class-names="">p1</text:span></text:p>
                  </text:list-item>
                </text:list>
              </table:table-cell>
              <table:table-cell table:style-name="a1257">
                <text:list text:style-name="a1256">
                  <text:list-item>
                    <text:p text:style-name="a1255" text:class-names="" text:cond-style-name=""><text:span text:style-name="a1254" text:class-names="">b1</text:span></text:p>
                  </text:list-item>
                </text:list>
              </table:table-cell>
            </table:table-row>
            <table:table-row table:style-name="a1258" table:default-cell-style-name="">
              <table:table-cell table:style-name="a1262">
                <text:list text:style-name="a1261">
                  <text:list-item>
                    <text:p text:style-name="a1260" text:class-names="" text:cond-style-name=""><text:span text:style-name="a1259" text:class-names="">p2</text:span></text:p>
                  </text:list-item>
                </text:list>
              </table:table-cell>
              <table:table-cell table:style-name="a1266">
                <text:list text:style-name="a1265">
                  <text:list-item>
                    <text:p text:style-name="a1264" text:class-names="" text:cond-style-name=""><text:span text:style-name="a1263" text:class-names="">b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00" draw:name="Table 5" svg:x="0.29072in" svg:y="4.25407in" svg:width="3.96956in" svg:height="1.40362in">
          <table:table table:style-name="a1267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268" table:default-cell-style-name=""/>
            <table:table-column table:style-name="a1269" table:default-cell-style-name=""/>
            <table:table-column table:style-name="a1270" table:default-cell-style-name=""/>
            <table:table-row table:style-name="a1271" table:default-cell-style-name="">
              <table:table-cell table:style-name="a1276">
                <text:list text:style-name="a1275">
                  <text:list-item>
                    <text:p text:style-name="a1274" text:class-names="" text:cond-style-name=""><text:span text:style-name="a1272" text:class-names="">b.id</text:span><text:span text:style-name="a1273" text:class-names=""/></text:p>
                  </text:list-item>
                </text:list>
              </table:table-cell>
              <table:table-cell table:style-name="a1281">
                <text:list text:style-name="a1280">
                  <text:list-item>
                    <text:p text:style-name="a1279" text:class-names="" text:cond-style-name=""><text:span text:style-name="a1277" text:class-names="">se.id</text:span><text:span text:style-name="a1278" text:class-names=""/></text:p>
                  </text:list-item>
                </text:list>
              </table:table-cell>
              <table:table-cell table:style-name="a1286">
                <text:list text:style-name="a1285">
                  <text:list-item>
                    <text:p text:style-name="a1284" text:class-names="" text:cond-style-name=""><text:span text:style-name="a1282" text:class-names="">gf.filename</text:span><text:span text:style-name="a1283" text:class-names=""/></text:p>
                  </text:list-item>
                </text:list>
              </table:table-cell>
            </table:table-row>
            <table:table-row table:style-name="a1287" table:default-cell-style-name="">
              <table:table-cell table:style-name="a1291">
                <text:list text:style-name="a1290">
                  <text:list-item>
                    <text:p text:style-name="a1289" text:class-names="" text:cond-style-name=""><text:span text:style-name="a1288" text:class-names="">b1</text:span></text:p>
                  </text:list-item>
                </text:list>
              </table:table-cell>
              <table:table-cell table:style-name="a1295">
                <text:list text:style-name="a1294">
                  <text:list-item>
                    <text:p text:style-name="a1293" text:class-names="" text:cond-style-name=""><text:span text:style-name="a1292" text:class-names="">se1</text:span></text:p>
                  </text:list-item>
                </text:list>
              </table:table-cell>
              <table:table-cell table:style-name="a1299">
                <text:list text:style-name="a1298">
                  <text:list-item>
                    <text:p text:style-name="a1297" text:class-names="" text:cond-style-name=""><text:span text:style-name="a1296" text:class-names="">/path/gf1</text:span></text:p>
                  </text:list-item>
                </text:list>
              </table:table-cell>
            </table:table-row>
            <table:table-row table:style-name="a1300" table:default-cell-style-name="">
              <table:table-cell table:style-name="a1304">
                <text:list text:style-name="a1303">
                  <text:list-item>
                    <text:p text:style-name="a1302" text:class-names="" text:cond-style-name=""><text:span text:style-name="a1301" text:class-names="">b2</text:span></text:p>
                  </text:list-item>
                </text:list>
              </table:table-cell>
              <table:table-cell table:style-name="a1308">
                <text:list text:style-name="a1307">
                  <text:list-item>
                    <text:p text:style-name="a1306" text:class-names="" text:cond-style-name=""><text:span text:style-name="a1305" text:class-names="">se2</text:span></text:p>
                  </text:list-item>
                </text:list>
              </table:table-cell>
              <table:table-cell table:style-name="a1312">
                <text:list text:style-name="a1311">
                  <text:list-item>
                    <text:p text:style-name="a1310" text:class-names="" text:cond-style-name=""><text:span text:style-name="a1309" text:class-names="">/path/gf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01" draw:name="Table 6" svg:x="0.29072in" svg:y="6.0135in" svg:width="2.85642in" svg:height="1.29178in">
          <table:table table:style-name="a1313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314" table:default-cell-style-name=""/>
            <table:table-column table:style-name="a1315" table:default-cell-style-name=""/>
            <table:table-row table:style-name="a1316" table:default-cell-style-name="">
              <table:table-cell table:style-name="a1321">
                <text:list text:style-name="a1320">
                  <text:list-item>
                    <text:p text:style-name="a1319" text:class-names="" text:cond-style-name=""><text:span text:style-name="a1317" text:class-names="">se.id</text:span><text:span text:style-name="a1318" text:class-names=""/></text:p>
                  </text:list-item>
                </text:list>
              </table:table-cell>
              <table:table-cell table:style-name="a1326">
                <text:list text:style-name="a1325">
                  <text:list-item>
                    <text:p text:style-name="a1324" text:class-names="" text:cond-style-name=""><text:span text:style-name="a1322" text:class-names="">gf.id</text:span><text:span text:style-name="a1323" text:class-names=""/></text:p>
                  </text:list-item>
                </text:list>
              </table:table-cell>
            </table:table-row>
            <table:table-row table:style-name="a1327" table:default-cell-style-name="">
              <table:table-cell table:style-name="a1331">
                <text:list text:style-name="a1330">
                  <text:list-item>
                    <text:p text:style-name="a1329" text:class-names="" text:cond-style-name=""><text:span text:style-name="a1328" text:class-names="">se1</text:span></text:p>
                  </text:list-item>
                </text:list>
              </table:table-cell>
              <table:table-cell table:style-name="a1335">
                <text:list text:style-name="a1334">
                  <text:list-item>
                    <text:p text:style-name="a1333" text:class-names="" text:cond-style-name=""><text:span text:style-name="a1332" text:class-names="">gf1</text:span></text:p>
                  </text:list-item>
                </text:list>
              </table:table-cell>
            </table:table-row>
            <table:table-row table:style-name="a1336" table:default-cell-style-name="">
              <table:table-cell table:style-name="a1340">
                <text:list text:style-name="a1339">
                  <text:list-item>
                    <text:p text:style-name="a1338" text:class-names="" text:cond-style-name=""><text:span text:style-name="a1337" text:class-names="">se2</text:span></text:p>
                  </text:list-item>
                </text:list>
              </table:table-cell>
              <table:table-cell table:style-name="a1344">
                <text:list text:style-name="a1343">
                  <text:list-item>
                    <text:p text:style-name="a1342" text:class-names="" text:cond-style-name=""><text:span text:style-name="a1341" text:class-names="">g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02" draw:name="Table 8" svg:x="10.24657in" svg:y="0.30145in" svg:width="2.89041in" svg:height="5.6in">
          <table:table table:style-name="a134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46" table:default-cell-style-name=""/>
            <table:table-row table:style-name="a1347" table:default-cell-style-name="">
              <table:table-cell table:style-name="a1351">
                <text:list text:style-name="a1350">
                  <text:list-item>
                    <text:p text:style-name="a1349" text:class-names="" text:cond-style-name=""><text:span text:style-name="a1348" text:class-names="">ID Nodes</text:span></text:p>
                  </text:list-item>
                </text:list>
              </table:table-cell>
            </table:table-row>
            <table:table-row table:style-name="a1352" table:default-cell-style-name="">
              <table:table-cell table:style-name="a1356">
                <text:list text:style-name="a1355">
                  <text:list-item>
                    <text:p text:style-name="a1354" text:class-names="" text:cond-style-name=""><text:span text:style-name="a1353" text:class-names="">b.id.b1</text:span></text:p>
                  </text:list-item>
                </text:list>
              </table:table-cell>
            </table:table-row>
            <table:table-row table:style-name="a1357" table:default-cell-style-name="">
              <table:table-cell table:style-name="a1361">
                <text:list text:style-name="a1360">
                  <text:list-item>
                    <text:p text:style-name="a1359" text:class-names="" text:cond-style-name=""><text:span text:style-name="a1358" text:class-names=""/></text:p>
                  </text:list-item>
                </text:list>
              </table:table-cell>
            </table:table-row>
            <table:table-row table:style-name="a1362" table:default-cell-style-name="">
              <table:table-cell table:style-name="a1366">
                <text:list text:style-name="a1365">
                  <text:list-item>
                    <text:p text:style-name="a1364" text:class-names="" text:cond-style-name=""><text:span text:style-name="a1363" text:class-names=""/></text:p>
                  </text:list-item>
                </text:list>
              </table:table-cell>
            </table:table-row>
            <table:table-row table:style-name="a1367" table:default-cell-style-name="">
              <table:table-cell table:style-name="a1371">
                <text:list text:style-name="a1370">
                  <text:list-item>
                    <text:p text:style-name="a1369" text:class-names="" text:cond-style-name=""><text:span text:style-name="a1368" text:class-names=""/></text:p>
                  </text:list-item>
                </text:list>
              </table:table-cell>
            </table:table-row>
            <table:table-row table:style-name="a1372" table:default-cell-style-name="">
              <table:table-cell table:style-name="a1376">
                <text:list text:style-name="a1375">
                  <text:list-item>
                    <text:p text:style-name="a1374" text:class-names="" text:cond-style-name=""><text:span text:style-name="a1373" text:class-names=""/></text:p>
                  </text:list-item>
                </text:list>
              </table:table-cell>
            </table:table-row>
            <table:table-row table:style-name="a1377" table:default-cell-style-name="">
              <table:table-cell table:style-name="a1381">
                <text:list text:style-name="a1380">
                  <text:list-item>
                    <text:p text:style-name="a1379" text:class-names="" text:cond-style-name=""><text:span text:style-name="a1378" text:class-names=""/></text:p>
                  </text:list-item>
                </text:list>
              </table:table-cell>
            </table:table-row>
            <table:table-row table:style-name="a1382" table:default-cell-style-name="">
              <table:table-cell table:style-name="a1386">
                <text:list text:style-name="a1385">
                  <text:list-item>
                    <text:p text:style-name="a1384" text:class-names="" text:cond-style-name=""><text:span text:style-name="a1383" text:class-names=""/></text:p>
                  </text:list-item>
                </text:list>
              </table:table-cell>
            </table:table-row>
            <table:table-row table:style-name="a1387" table:default-cell-style-name="">
              <table:table-cell table:style-name="a1391">
                <text:list text:style-name="a1390">
                  <text:list-item>
                    <text:p text:style-name="a1389" text:class-names="" text:cond-style-name=""><text:span text:style-name="a1388" text:class-names=""/></text:p>
                  </text:list-item>
                </text:list>
              </table:table-cell>
            </table:table-row>
            <table:table-row table:style-name="a1392" table:default-cell-style-name="">
              <table:table-cell table:style-name="a1396">
                <text:list text:style-name="a1395">
                  <text:list-item>
                    <text:p text:style-name="a1394" text:class-names="" text:cond-style-name=""><text:span text:style-name="a1393" text:class-names=""/></text:p>
                  </text:list-item>
                </text:list>
              </table:table-cell>
            </table:table-row>
            <table:table-row table:style-name="a1397" table:default-cell-style-name="">
              <table:table-cell table:style-name="a1401">
                <text:list text:style-name="a1400">
                  <text:list-item>
                    <text:p text:style-name="a1399" text:class-names="" text:cond-style-name=""><text:span text:style-name="a1398" text:class-names=""/></text:p>
                  </text:list-item>
                </text:list>
              </table:table-cell>
            </table:table-row>
            <table:table-row table:style-name="a1402" table:default-cell-style-name="">
              <table:table-cell table:style-name="a1406">
                <text:list text:style-name="a1405">
                  <text:list-item>
                    <text:p text:style-name="a1404" text:class-names="" text:cond-style-name=""><text:span text:style-name="a1403" text:class-names=""/></text:p>
                  </text:list-item>
                </text:list>
              </table:table-cell>
            </table:table-row>
            <table:table-row table:style-name="a1407" table:default-cell-style-name="">
              <table:table-cell table:style-name="a1411">
                <text:list text:style-name="a1410">
                  <text:list-item>
                    <text:p text:style-name="a1409" text:class-names="" text:cond-style-name=""><text:span text:style-name="a1408" text:class-names=""/></text:p>
                  </text:list-item>
                </text:list>
              </table:table-cell>
            </table:table-row>
            <table:table-row table:style-name="a1412" table:default-cell-style-name="">
              <table:table-cell table:style-name="a1416">
                <text:list text:style-name="a1415">
                  <text:list-item>
                    <text:p text:style-name="a1414" text:class-names="" text:cond-style-name=""><text:span text:style-name="a1413" text:class-names=""/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03" draw:style-name="a1419" draw:name="TextBox 9" svg:x="5.76712in" svg:y="0.30145in" svg:width="3.01541in" svg:height="0.43757in">
          <draw:text-box>
            <text:p text:style-name="a1418" text:class-names="" text:cond-style-name=""><text:span text:style-name="a1417" text:class-names="">Concept Property Graph</text:span></text:p>
          </draw:text-box>
          <svg:title/>
          <svg:desc/>
        </draw:frame>
        <draw:frame draw:id="id104" draw:style-name="a1424" draw:name="TextBox 10" svg:x="0.38093in" svg:y="0.24006in" svg:width="2.59068in" svg:height="0.43757in">
          <draw:text-box>
            <text:p text:style-name="a1423" text:class-names="" text:cond-style-name=""><text:span text:style-name="a1420" text:class-names="">Mapped<text:s text:c="1"/></text:span><text:span text:style-name="a1421" text:class-names="">Dataframes</text:span><text:span text:style-name="a1422" text:class-names=""/></text:p>
          </draw:text-box>
          <svg:title/>
          <svg:desc/>
        </draw:frame>
        <draw:custom-shape svg:x="6.37937in" svg:y="1.30629in" svg:width="1.66946in" svg:height="0.40371in" draw:id="id105" draw:style-name="a1427" draw:name="Oval 2">
          <svg:title/>
          <svg:desc/>
          <text:p text:style-name="a1426" text:class-names="" text:cond-style-name=""><text:span text:style-name="a1425" text:class-names="">p.age.3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33656in" svg:y="2.07541in" svg:width="2.04281in" svg:height="0.40371in" draw:id="id106" draw:style-name="a1431" draw:name="Oval 11">
          <svg:title/>
          <svg:desc/>
          <text:p text:style-name="a1430" text:class-names="" text:cond-style-name=""><text:span text:style-name="a1428" text:class-names="">p.race.White</text:span><text:span text:style-name="a14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40078in" svg:y="2.07541in" svg:width="2.04281in" svg:height="0.40371in" draw:id="id107" draw:style-name="a1434" draw:name="Oval 12">
          <svg:title/>
          <svg:desc/>
          <text:p text:style-name="a1433" text:class-names="" text:cond-style-name=""><text:span text:style-name="a1432" text:class-names="">b.id.b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7.80435in" svg:y1="1.65087in" draw:start-shape="id105" draw:start-glue-point="6" svg:x2="8.42219in" svg:y2="2.07541in" draw:end-shape="id107" draw:end-glue-point="0" draw:id="id108" draw:style-name="a1435" draw:name="Straight Connector 13">
          <svg:title/>
          <svg:desc/>
        </draw:connector>
      </draw:page>
      <draw:page draw:name="Slide6" draw:style-name="a1436" draw:master-page-name="Master1-Layout1-title-Title-Slide" presentation:presentation-page-layout-name="Master1-PPL1" draw:id="Slide-261">
        <draw:frame draw:id="id109" draw:name="Table 3" svg:x="0.29072in" svg:y="0.85553in" svg:width="3.29832in" svg:height="1.44708in">
          <table:table table:style-name="a1437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438" table:default-cell-style-name=""/>
            <table:table-column table:style-name="a1439" table:default-cell-style-name=""/>
            <table:table-column table:style-name="a1440" table:default-cell-style-name=""/>
            <table:table-row table:style-name="a1441" table:default-cell-style-name="">
              <table:table-cell table:style-name="a1446">
                <text:list text:style-name="a1445">
                  <text:list-item>
                    <text:p text:style-name="a1444" text:class-names="" text:cond-style-name=""><text:span text:style-name="a1442" text:class-names="">p.age</text:span><text:span text:style-name="a1443" text:class-names=""/></text:p>
                  </text:list-item>
                </text:list>
              </table:table-cell>
              <table:table-cell table:style-name="a1451">
                <text:list text:style-name="a1450">
                  <text:list-item>
                    <text:p text:style-name="a1449" text:class-names="" text:cond-style-name=""><text:span text:style-name="a1447" text:class-names="">p.race</text:span><text:span text:style-name="a1448" text:class-names=""/></text:p>
                  </text:list-item>
                </text:list>
              </table:table-cell>
              <table:table-cell table:style-name="a1456">
                <text:list text:style-name="a1455">
                  <text:list-item>
                    <text:p text:style-name="a1454" text:class-names="" text:cond-style-name=""><text:span text:style-name="a1452" text:class-names="">b.id</text:span><text:span text:style-name="a1453" text:class-names=""/></text:p>
                  </text:list-item>
                </text:list>
              </table:table-cell>
            </table:table-row>
            <table:table-row table:style-name="a1457" table:default-cell-style-name="">
              <table:table-cell table:style-name="a1461">
                <text:list text:style-name="a1460">
                  <text:list-item>
                    <text:p text:style-name="a1459" text:class-names="" text:cond-style-name=""><text:span text:style-name="a1458" text:class-names="">300</text:span></text:p>
                  </text:list-item>
                </text:list>
              </table:table-cell>
              <table:table-cell table:style-name="a1465">
                <text:list text:style-name="a1464">
                  <text:list-item>
                    <text:p text:style-name="a1463" text:class-names="" text:cond-style-name=""><text:span text:style-name="a1462" text:class-names="">White</text:span></text:p>
                  </text:list-item>
                </text:list>
              </table:table-cell>
              <table:table-cell table:style-name="a1469">
                <text:list text:style-name="a1468">
                  <text:list-item>
                    <text:p text:style-name="a1467" text:class-names="" text:cond-style-name=""><text:span text:style-name="a1466" text:class-names="">b1</text:span></text:p>
                  </text:list-item>
                </text:list>
              </table:table-cell>
            </table:table-row>
            <table:table-row table:style-name="a1470" table:default-cell-style-name="">
              <table:table-cell table:style-name="a1474">
                <text:list text:style-name="a1473">
                  <text:list-item>
                    <text:p text:style-name="a1472" text:class-names="" text:cond-style-name=""><text:span text:style-name="a1471" text:class-names="">200</text:span></text:p>
                  </text:list-item>
                </text:list>
              </table:table-cell>
              <table:table-cell table:style-name="a1478">
                <text:list text:style-name="a1477">
                  <text:list-item>
                    <text:p text:style-name="a1476" text:class-names="" text:cond-style-name=""><text:span text:style-name="a1475" text:class-names="">White</text:span></text:p>
                  </text:list-item>
                </text:list>
              </table:table-cell>
              <table:table-cell table:style-name="a1482">
                <text:list text:style-name="a1481">
                  <text:list-item>
                    <text:p text:style-name="a1480" text:class-names="" text:cond-style-name=""><text:span text:style-name="a1479" text:class-names="">b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10" draw:name="Table 4" svg:x="0.29072in" svg:y="2.63863in" svg:width="2.19888in" svg:height="1.3339in">
          <table:table table:style-name="a1483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484" table:default-cell-style-name=""/>
            <table:table-column table:style-name="a1485" table:default-cell-style-name=""/>
            <table:table-row table:style-name="a1486" table:default-cell-style-name="">
              <table:table-cell table:style-name="a1491">
                <text:list text:style-name="a1490">
                  <text:list-item>
                    <text:p text:style-name="a1489" text:class-names="" text:cond-style-name=""><text:span text:style-name="a1487" text:class-names="">p.id</text:span><text:span text:style-name="a1488" text:class-names=""/></text:p>
                  </text:list-item>
                </text:list>
              </table:table-cell>
              <table:table-cell table:style-name="a1496">
                <text:list text:style-name="a1495">
                  <text:list-item>
                    <text:p text:style-name="a1494" text:class-names="" text:cond-style-name=""><text:span text:style-name="a1492" text:class-names="">b.id</text:span><text:span text:style-name="a1493" text:class-names=""/></text:p>
                  </text:list-item>
                </text:list>
              </table:table-cell>
            </table:table-row>
            <table:table-row table:style-name="a1497" table:default-cell-style-name="">
              <table:table-cell table:style-name="a1501">
                <text:list text:style-name="a1500">
                  <text:list-item>
                    <text:p text:style-name="a1499" text:class-names="" text:cond-style-name=""><text:span text:style-name="a1498" text:class-names="">p1</text:span></text:p>
                  </text:list-item>
                </text:list>
              </table:table-cell>
              <table:table-cell table:style-name="a1505">
                <text:list text:style-name="a1504">
                  <text:list-item>
                    <text:p text:style-name="a1503" text:class-names="" text:cond-style-name=""><text:span text:style-name="a1502" text:class-names="">b1</text:span></text:p>
                  </text:list-item>
                </text:list>
              </table:table-cell>
            </table:table-row>
            <table:table-row table:style-name="a1506" table:default-cell-style-name="">
              <table:table-cell table:style-name="a1510">
                <text:list text:style-name="a1509">
                  <text:list-item>
                    <text:p text:style-name="a1508" text:class-names="" text:cond-style-name=""><text:span text:style-name="a1507" text:class-names="">p2</text:span></text:p>
                  </text:list-item>
                </text:list>
              </table:table-cell>
              <table:table-cell table:style-name="a1514">
                <text:list text:style-name="a1513">
                  <text:list-item>
                    <text:p text:style-name="a1512" text:class-names="" text:cond-style-name=""><text:span text:style-name="a1511" text:class-names="">b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11" draw:name="Table 5" svg:x="0.29072in" svg:y="4.25407in" svg:width="3.96956in" svg:height="1.40362in">
          <table:table table:style-name="a1515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516" table:default-cell-style-name=""/>
            <table:table-column table:style-name="a1517" table:default-cell-style-name=""/>
            <table:table-column table:style-name="a1518" table:default-cell-style-name=""/>
            <table:table-row table:style-name="a1519" table:default-cell-style-name="">
              <table:table-cell table:style-name="a1524">
                <text:list text:style-name="a1523">
                  <text:list-item>
                    <text:p text:style-name="a1522" text:class-names="" text:cond-style-name=""><text:span text:style-name="a1520" text:class-names="">b.id</text:span><text:span text:style-name="a1521" text:class-names=""/></text:p>
                  </text:list-item>
                </text:list>
              </table:table-cell>
              <table:table-cell table:style-name="a1529">
                <text:list text:style-name="a1528">
                  <text:list-item>
                    <text:p text:style-name="a1527" text:class-names="" text:cond-style-name=""><text:span text:style-name="a1525" text:class-names="">se.id</text:span><text:span text:style-name="a1526" text:class-names=""/></text:p>
                  </text:list-item>
                </text:list>
              </table:table-cell>
              <table:table-cell table:style-name="a1534">
                <text:list text:style-name="a1533">
                  <text:list-item>
                    <text:p text:style-name="a1532" text:class-names="" text:cond-style-name=""><text:span text:style-name="a1530" text:class-names="">gf.filename</text:span><text:span text:style-name="a1531" text:class-names=""/></text:p>
                  </text:list-item>
                </text:list>
              </table:table-cell>
            </table:table-row>
            <table:table-row table:style-name="a1535" table:default-cell-style-name="">
              <table:table-cell table:style-name="a1539">
                <text:list text:style-name="a1538">
                  <text:list-item>
                    <text:p text:style-name="a1537" text:class-names="" text:cond-style-name=""><text:span text:style-name="a1536" text:class-names="">b1</text:span></text:p>
                  </text:list-item>
                </text:list>
              </table:table-cell>
              <table:table-cell table:style-name="a1543">
                <text:list text:style-name="a1542">
                  <text:list-item>
                    <text:p text:style-name="a1541" text:class-names="" text:cond-style-name=""><text:span text:style-name="a1540" text:class-names="">se1</text:span></text:p>
                  </text:list-item>
                </text:list>
              </table:table-cell>
              <table:table-cell table:style-name="a1547">
                <text:list text:style-name="a1546">
                  <text:list-item>
                    <text:p text:style-name="a1545" text:class-names="" text:cond-style-name=""><text:span text:style-name="a1544" text:class-names="">/path/gf1</text:span></text:p>
                  </text:list-item>
                </text:list>
              </table:table-cell>
            </table:table-row>
            <table:table-row table:style-name="a1548" table:default-cell-style-name="">
              <table:table-cell table:style-name="a1552">
                <text:list text:style-name="a1551">
                  <text:list-item>
                    <text:p text:style-name="a1550" text:class-names="" text:cond-style-name=""><text:span text:style-name="a1549" text:class-names="">b2</text:span></text:p>
                  </text:list-item>
                </text:list>
              </table:table-cell>
              <table:table-cell table:style-name="a1556">
                <text:list text:style-name="a1555">
                  <text:list-item>
                    <text:p text:style-name="a1554" text:class-names="" text:cond-style-name=""><text:span text:style-name="a1553" text:class-names="">se2</text:span></text:p>
                  </text:list-item>
                </text:list>
              </table:table-cell>
              <table:table-cell table:style-name="a1560">
                <text:list text:style-name="a1559">
                  <text:list-item>
                    <text:p text:style-name="a1558" text:class-names="" text:cond-style-name=""><text:span text:style-name="a1557" text:class-names="">/path/gf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12" draw:name="Table 6" svg:x="0.29072in" svg:y="6.0135in" svg:width="2.85642in" svg:height="1.29178in">
          <table:table table:style-name="a1561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562" table:default-cell-style-name=""/>
            <table:table-column table:style-name="a1563" table:default-cell-style-name=""/>
            <table:table-row table:style-name="a1564" table:default-cell-style-name="">
              <table:table-cell table:style-name="a1569">
                <text:list text:style-name="a1568">
                  <text:list-item>
                    <text:p text:style-name="a1567" text:class-names="" text:cond-style-name=""><text:span text:style-name="a1565" text:class-names="">se.id</text:span><text:span text:style-name="a1566" text:class-names=""/></text:p>
                  </text:list-item>
                </text:list>
              </table:table-cell>
              <table:table-cell table:style-name="a1574">
                <text:list text:style-name="a1573">
                  <text:list-item>
                    <text:p text:style-name="a1572" text:class-names="" text:cond-style-name=""><text:span text:style-name="a1570" text:class-names="">gf.id</text:span><text:span text:style-name="a1571" text:class-names=""/></text:p>
                  </text:list-item>
                </text:list>
              </table:table-cell>
            </table:table-row>
            <table:table-row table:style-name="a1575" table:default-cell-style-name="">
              <table:table-cell table:style-name="a1579">
                <text:list text:style-name="a1578">
                  <text:list-item>
                    <text:p text:style-name="a1577" text:class-names="" text:cond-style-name=""><text:span text:style-name="a1576" text:class-names="">se1</text:span></text:p>
                  </text:list-item>
                </text:list>
              </table:table-cell>
              <table:table-cell table:style-name="a1583">
                <text:list text:style-name="a1582">
                  <text:list-item>
                    <text:p text:style-name="a1581" text:class-names="" text:cond-style-name=""><text:span text:style-name="a1580" text:class-names="">gf1</text:span></text:p>
                  </text:list-item>
                </text:list>
              </table:table-cell>
            </table:table-row>
            <table:table-row table:style-name="a1584" table:default-cell-style-name="">
              <table:table-cell table:style-name="a1588">
                <text:list text:style-name="a1587">
                  <text:list-item>
                    <text:p text:style-name="a1586" text:class-names="" text:cond-style-name=""><text:span text:style-name="a1585" text:class-names="">se2</text:span></text:p>
                  </text:list-item>
                </text:list>
              </table:table-cell>
              <table:table-cell table:style-name="a1592">
                <text:list text:style-name="a1591">
                  <text:list-item>
                    <text:p text:style-name="a1590" text:class-names="" text:cond-style-name=""><text:span text:style-name="a1589" text:class-names="">g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13" draw:name="Table 8" svg:x="10.24657in" svg:y="0.30145in" svg:width="2.89041in" svg:height="5.6in">
          <table:table table:style-name="a159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94" table:default-cell-style-name=""/>
            <table:table-row table:style-name="a1595" table:default-cell-style-name="">
              <table:table-cell table:style-name="a1599">
                <text:list text:style-name="a1598">
                  <text:list-item>
                    <text:p text:style-name="a1597" text:class-names="" text:cond-style-name=""><text:span text:style-name="a1596" text:class-names="">ID Nodes</text:span></text:p>
                  </text:list-item>
                </text:list>
              </table:table-cell>
            </table:table-row>
            <table:table-row table:style-name="a1600" table:default-cell-style-name="">
              <table:table-cell table:style-name="a1604">
                <text:list text:style-name="a1603">
                  <text:list-item>
                    <text:p text:style-name="a1602" text:class-names="" text:cond-style-name=""><text:span text:style-name="a1601" text:class-names="">b.id.b1</text:span></text:p>
                  </text:list-item>
                </text:list>
              </table:table-cell>
            </table:table-row>
            <table:table-row table:style-name="a1605" table:default-cell-style-name="">
              <table:table-cell table:style-name="a1609">
                <text:list text:style-name="a1608">
                  <text:list-item>
                    <text:p text:style-name="a1607" text:class-names="" text:cond-style-name=""><text:span text:style-name="a1606" text:class-names="">b.id.b2</text:span></text:p>
                  </text:list-item>
                </text:list>
              </table:table-cell>
            </table:table-row>
            <table:table-row table:style-name="a1610" table:default-cell-style-name="">
              <table:table-cell table:style-name="a1614">
                <text:list text:style-name="a1613">
                  <text:list-item>
                    <text:p text:style-name="a1612" text:class-names="" text:cond-style-name=""><text:span text:style-name="a1611" text:class-names=""/></text:p>
                  </text:list-item>
                </text:list>
              </table:table-cell>
            </table:table-row>
            <table:table-row table:style-name="a1615" table:default-cell-style-name="">
              <table:table-cell table:style-name="a1619">
                <text:list text:style-name="a1618">
                  <text:list-item>
                    <text:p text:style-name="a1617" text:class-names="" text:cond-style-name=""><text:span text:style-name="a1616" text:class-names=""/></text:p>
                  </text:list-item>
                </text:list>
              </table:table-cell>
            </table:table-row>
            <table:table-row table:style-name="a1620" table:default-cell-style-name="">
              <table:table-cell table:style-name="a1624">
                <text:list text:style-name="a1623">
                  <text:list-item>
                    <text:p text:style-name="a1622" text:class-names="" text:cond-style-name=""><text:span text:style-name="a1621" text:class-names=""/></text:p>
                  </text:list-item>
                </text:list>
              </table:table-cell>
            </table:table-row>
            <table:table-row table:style-name="a1625" table:default-cell-style-name="">
              <table:table-cell table:style-name="a1629">
                <text:list text:style-name="a1628">
                  <text:list-item>
                    <text:p text:style-name="a1627" text:class-names="" text:cond-style-name=""><text:span text:style-name="a1626" text:class-names=""/></text:p>
                  </text:list-item>
                </text:list>
              </table:table-cell>
            </table:table-row>
            <table:table-row table:style-name="a1630" table:default-cell-style-name="">
              <table:table-cell table:style-name="a1634">
                <text:list text:style-name="a1633">
                  <text:list-item>
                    <text:p text:style-name="a1632" text:class-names="" text:cond-style-name=""><text:span text:style-name="a1631" text:class-names=""/></text:p>
                  </text:list-item>
                </text:list>
              </table:table-cell>
            </table:table-row>
            <table:table-row table:style-name="a1635" table:default-cell-style-name="">
              <table:table-cell table:style-name="a1639">
                <text:list text:style-name="a1638">
                  <text:list-item>
                    <text:p text:style-name="a1637" text:class-names="" text:cond-style-name=""><text:span text:style-name="a1636" text:class-names=""/></text:p>
                  </text:list-item>
                </text:list>
              </table:table-cell>
            </table:table-row>
            <table:table-row table:style-name="a1640" table:default-cell-style-name="">
              <table:table-cell table:style-name="a1644">
                <text:list text:style-name="a1643">
                  <text:list-item>
                    <text:p text:style-name="a1642" text:class-names="" text:cond-style-name=""><text:span text:style-name="a1641" text:class-names=""/></text:p>
                  </text:list-item>
                </text:list>
              </table:table-cell>
            </table:table-row>
            <table:table-row table:style-name="a1645" table:default-cell-style-name="">
              <table:table-cell table:style-name="a1649">
                <text:list text:style-name="a1648">
                  <text:list-item>
                    <text:p text:style-name="a1647" text:class-names="" text:cond-style-name=""><text:span text:style-name="a1646" text:class-names=""/></text:p>
                  </text:list-item>
                </text:list>
              </table:table-cell>
            </table:table-row>
            <table:table-row table:style-name="a1650" table:default-cell-style-name="">
              <table:table-cell table:style-name="a1654">
                <text:list text:style-name="a1653">
                  <text:list-item>
                    <text:p text:style-name="a1652" text:class-names="" text:cond-style-name=""><text:span text:style-name="a1651" text:class-names=""/></text:p>
                  </text:list-item>
                </text:list>
              </table:table-cell>
            </table:table-row>
            <table:table-row table:style-name="a1655" table:default-cell-style-name="">
              <table:table-cell table:style-name="a1659">
                <text:list text:style-name="a1658">
                  <text:list-item>
                    <text:p text:style-name="a1657" text:class-names="" text:cond-style-name=""><text:span text:style-name="a1656" text:class-names=""/></text:p>
                  </text:list-item>
                </text:list>
              </table:table-cell>
            </table:table-row>
            <table:table-row table:style-name="a1660" table:default-cell-style-name="">
              <table:table-cell table:style-name="a1664">
                <text:list text:style-name="a1663">
                  <text:list-item>
                    <text:p text:style-name="a1662" text:class-names="" text:cond-style-name=""><text:span text:style-name="a1661" text:class-names=""/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14" draw:style-name="a1667" draw:name="TextBox 9" svg:x="5.76712in" svg:y="0.30145in" svg:width="3.01541in" svg:height="0.43757in">
          <draw:text-box>
            <text:p text:style-name="a1666" text:class-names="" text:cond-style-name=""><text:span text:style-name="a1665" text:class-names="">Concept Property Graph</text:span></text:p>
          </draw:text-box>
          <svg:title/>
          <svg:desc/>
        </draw:frame>
        <draw:frame draw:id="id115" draw:style-name="a1672" draw:name="TextBox 10" svg:x="0.38093in" svg:y="0.24006in" svg:width="2.59068in" svg:height="0.43757in">
          <draw:text-box>
            <text:p text:style-name="a1671" text:class-names="" text:cond-style-name=""><text:span text:style-name="a1668" text:class-names="">Mapped<text:s text:c="1"/></text:span><text:span text:style-name="a1669" text:class-names="">Dataframes</text:span><text:span text:style-name="a1670" text:class-names=""/></text:p>
          </draw:text-box>
          <svg:title/>
          <svg:desc/>
        </draw:frame>
        <draw:custom-shape svg:x="6.37937in" svg:y="1.30629in" svg:width="1.66946in" svg:height="0.40371in" draw:id="id116" draw:style-name="a1675" draw:name="Oval 2">
          <svg:title/>
          <svg:desc/>
          <text:p text:style-name="a1674" text:class-names="" text:cond-style-name=""><text:span text:style-name="a1673" text:class-names="">p.age.3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33656in" svg:y="2.07541in" svg:width="2.04281in" svg:height="0.40371in" draw:id="id117" draw:style-name="a1679" draw:name="Oval 11">
          <svg:title/>
          <svg:desc/>
          <text:p text:style-name="a1678" text:class-names="" text:cond-style-name=""><text:span text:style-name="a1676" text:class-names="">p.race.White</text:span><text:span text:style-name="a16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40078in" svg:y="2.07541in" svg:width="2.04281in" svg:height="0.40371in" draw:id="id118" draw:style-name="a1682" draw:name="Oval 12">
          <svg:title/>
          <svg:desc/>
          <text:p text:style-name="a1681" text:class-names="" text:cond-style-name=""><text:span text:style-name="a1680" text:class-names="">b.id.b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7.80435in" svg:y1="1.65087in" draw:start-shape="id116" draw:start-glue-point="6" svg:x2="8.42219in" svg:y2="2.07541in" draw:end-shape="id118" draw:end-glue-point="0" draw:id="id119" draw:style-name="a1683" draw:name="Straight Connector 13">
          <svg:title/>
          <svg:desc/>
        </draw:connector>
        <draw:custom-shape svg:x="6.3568in" svg:y="2.84453in" svg:width="1.66946in" svg:height="0.40371in" draw:id="id120" draw:style-name="a1686" draw:name="Oval 14">
          <svg:title/>
          <svg:desc/>
          <text:p text:style-name="a1685" text:class-names="" text:cond-style-name=""><text:span text:style-name="a1684" text:class-names="">p.age.2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61579in" svg:y="3.56882in" svg:width="2.04281in" svg:height="0.40371in" draw:id="id121" draw:style-name="a1689" draw:name="Oval 15">
          <svg:title/>
          <svg:desc/>
          <text:p text:style-name="a1688" text:class-names="" text:cond-style-name=""><text:span text:style-name="a1687" text:class-names="">b.id.b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7.19153in" svg:y1="3.24824in" draw:start-shape="id120" draw:start-glue-point="2" svg:x2="6.35943in" svg:y2="3.62794in" draw:end-shape="id121" draw:end-glue-point="7" draw:id="id122" draw:style-name="a1690" draw:name="Straight Connector 16">
          <svg:title/>
          <svg:desc/>
        </draw:connector>
        <draw:connector draw:type="line" svg:x1="5.35797in" svg:y1="2.47912in" draw:start-shape="id117" draw:start-glue-point="2" svg:x2="5.63719in" svg:y2="3.56882in" draw:end-shape="id121" draw:end-glue-point="0" draw:id="id123" draw:style-name="a1691" draw:name="Straight Connector 17">
          <svg:title/>
          <svg:desc/>
        </draw:connector>
      </draw:page>
      <draw:page draw:name="Slide7" draw:style-name="a1692" draw:master-page-name="Master1-Layout1-title-Title-Slide" presentation:presentation-page-layout-name="Master1-PPL1" draw:id="Slide-262">
        <draw:frame draw:id="id124" draw:name="Table 3" svg:x="0.29072in" svg:y="0.85553in" svg:width="3.29832in" svg:height="1.44708in">
          <table:table table:style-name="a1693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694" table:default-cell-style-name=""/>
            <table:table-column table:style-name="a1695" table:default-cell-style-name=""/>
            <table:table-column table:style-name="a1696" table:default-cell-style-name=""/>
            <table:table-row table:style-name="a1697" table:default-cell-style-name="">
              <table:table-cell table:style-name="a1702">
                <text:list text:style-name="a1701">
                  <text:list-item>
                    <text:p text:style-name="a1700" text:class-names="" text:cond-style-name=""><text:span text:style-name="a1698" text:class-names="">p.age</text:span><text:span text:style-name="a1699" text:class-names=""/></text:p>
                  </text:list-item>
                </text:list>
              </table:table-cell>
              <table:table-cell table:style-name="a1707">
                <text:list text:style-name="a1706">
                  <text:list-item>
                    <text:p text:style-name="a1705" text:class-names="" text:cond-style-name=""><text:span text:style-name="a1703" text:class-names="">p.race</text:span><text:span text:style-name="a1704" text:class-names=""/></text:p>
                  </text:list-item>
                </text:list>
              </table:table-cell>
              <table:table-cell table:style-name="a1712">
                <text:list text:style-name="a1711">
                  <text:list-item>
                    <text:p text:style-name="a1710" text:class-names="" text:cond-style-name=""><text:span text:style-name="a1708" text:class-names="">b.id</text:span><text:span text:style-name="a1709" text:class-names=""/></text:p>
                  </text:list-item>
                </text:list>
              </table:table-cell>
            </table:table-row>
            <table:table-row table:style-name="a1713" table:default-cell-style-name="">
              <table:table-cell table:style-name="a1717">
                <text:list text:style-name="a1716">
                  <text:list-item>
                    <text:p text:style-name="a1715" text:class-names="" text:cond-style-name=""><text:span text:style-name="a1714" text:class-names="">300</text:span></text:p>
                  </text:list-item>
                </text:list>
              </table:table-cell>
              <table:table-cell table:style-name="a1721">
                <text:list text:style-name="a1720">
                  <text:list-item>
                    <text:p text:style-name="a1719" text:class-names="" text:cond-style-name=""><text:span text:style-name="a1718" text:class-names="">White</text:span></text:p>
                  </text:list-item>
                </text:list>
              </table:table-cell>
              <table:table-cell table:style-name="a1725">
                <text:list text:style-name="a1724">
                  <text:list-item>
                    <text:p text:style-name="a1723" text:class-names="" text:cond-style-name=""><text:span text:style-name="a1722" text:class-names="">b1</text:span></text:p>
                  </text:list-item>
                </text:list>
              </table:table-cell>
            </table:table-row>
            <table:table-row table:style-name="a1726" table:default-cell-style-name="">
              <table:table-cell table:style-name="a1730">
                <text:list text:style-name="a1729">
                  <text:list-item>
                    <text:p text:style-name="a1728" text:class-names="" text:cond-style-name=""><text:span text:style-name="a1727" text:class-names="">200</text:span></text:p>
                  </text:list-item>
                </text:list>
              </table:table-cell>
              <table:table-cell table:style-name="a1734">
                <text:list text:style-name="a1733">
                  <text:list-item>
                    <text:p text:style-name="a1732" text:class-names="" text:cond-style-name=""><text:span text:style-name="a1731" text:class-names="">White</text:span></text:p>
                  </text:list-item>
                </text:list>
              </table:table-cell>
              <table:table-cell table:style-name="a1738">
                <text:list text:style-name="a1737">
                  <text:list-item>
                    <text:p text:style-name="a1736" text:class-names="" text:cond-style-name=""><text:span text:style-name="a1735" text:class-names="">b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25" draw:name="Table 4" svg:x="0.29072in" svg:y="2.63863in" svg:width="2.19888in" svg:height="1.3339in">
          <table:table table:style-name="a1739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740" table:default-cell-style-name=""/>
            <table:table-column table:style-name="a1741" table:default-cell-style-name=""/>
            <table:table-row table:style-name="a1742" table:default-cell-style-name="">
              <table:table-cell table:style-name="a1747">
                <text:list text:style-name="a1746">
                  <text:list-item>
                    <text:p text:style-name="a1745" text:class-names="" text:cond-style-name=""><text:span text:style-name="a1743" text:class-names="">p.id</text:span><text:span text:style-name="a1744" text:class-names=""/></text:p>
                  </text:list-item>
                </text:list>
              </table:table-cell>
              <table:table-cell table:style-name="a1752">
                <text:list text:style-name="a1751">
                  <text:list-item>
                    <text:p text:style-name="a1750" text:class-names="" text:cond-style-name=""><text:span text:style-name="a1748" text:class-names="">b.id</text:span><text:span text:style-name="a1749" text:class-names=""/></text:p>
                  </text:list-item>
                </text:list>
              </table:table-cell>
            </table:table-row>
            <table:table-row table:style-name="a1753" table:default-cell-style-name="">
              <table:table-cell table:style-name="a1757">
                <text:list text:style-name="a1756">
                  <text:list-item>
                    <text:p text:style-name="a1755" text:class-names="" text:cond-style-name=""><text:span text:style-name="a1754" text:class-names="">p1</text:span></text:p>
                  </text:list-item>
                </text:list>
              </table:table-cell>
              <table:table-cell table:style-name="a1761">
                <text:list text:style-name="a1760">
                  <text:list-item>
                    <text:p text:style-name="a1759" text:class-names="" text:cond-style-name=""><text:span text:style-name="a1758" text:class-names="">b1</text:span></text:p>
                  </text:list-item>
                </text:list>
              </table:table-cell>
            </table:table-row>
            <table:table-row table:style-name="a1762" table:default-cell-style-name="">
              <table:table-cell table:style-name="a1766">
                <text:list text:style-name="a1765">
                  <text:list-item>
                    <text:p text:style-name="a1764" text:class-names="" text:cond-style-name=""><text:span text:style-name="a1763" text:class-names="">p2</text:span></text:p>
                  </text:list-item>
                </text:list>
              </table:table-cell>
              <table:table-cell table:style-name="a1770">
                <text:list text:style-name="a1769">
                  <text:list-item>
                    <text:p text:style-name="a1768" text:class-names="" text:cond-style-name=""><text:span text:style-name="a1767" text:class-names="">b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26" draw:name="Table 5" svg:x="0.29072in" svg:y="4.25407in" svg:width="3.96956in" svg:height="1.40362in">
          <table:table table:style-name="a1771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772" table:default-cell-style-name=""/>
            <table:table-column table:style-name="a1773" table:default-cell-style-name=""/>
            <table:table-column table:style-name="a1774" table:default-cell-style-name=""/>
            <table:table-row table:style-name="a1775" table:default-cell-style-name="">
              <table:table-cell table:style-name="a1780">
                <text:list text:style-name="a1779">
                  <text:list-item>
                    <text:p text:style-name="a1778" text:class-names="" text:cond-style-name=""><text:span text:style-name="a1776" text:class-names="">b.id</text:span><text:span text:style-name="a1777" text:class-names=""/></text:p>
                  </text:list-item>
                </text:list>
              </table:table-cell>
              <table:table-cell table:style-name="a1785">
                <text:list text:style-name="a1784">
                  <text:list-item>
                    <text:p text:style-name="a1783" text:class-names="" text:cond-style-name=""><text:span text:style-name="a1781" text:class-names="">se.id</text:span><text:span text:style-name="a1782" text:class-names=""/></text:p>
                  </text:list-item>
                </text:list>
              </table:table-cell>
              <table:table-cell table:style-name="a1790">
                <text:list text:style-name="a1789">
                  <text:list-item>
                    <text:p text:style-name="a1788" text:class-names="" text:cond-style-name=""><text:span text:style-name="a1786" text:class-names="">gf.filename</text:span><text:span text:style-name="a1787" text:class-names=""/></text:p>
                  </text:list-item>
                </text:list>
              </table:table-cell>
            </table:table-row>
            <table:table-row table:style-name="a1791" table:default-cell-style-name="">
              <table:table-cell table:style-name="a1795">
                <text:list text:style-name="a1794">
                  <text:list-item>
                    <text:p text:style-name="a1793" text:class-names="" text:cond-style-name=""><text:span text:style-name="a1792" text:class-names="">b1</text:span></text:p>
                  </text:list-item>
                </text:list>
              </table:table-cell>
              <table:table-cell table:style-name="a1799">
                <text:list text:style-name="a1798">
                  <text:list-item>
                    <text:p text:style-name="a1797" text:class-names="" text:cond-style-name=""><text:span text:style-name="a1796" text:class-names="">se1</text:span></text:p>
                  </text:list-item>
                </text:list>
              </table:table-cell>
              <table:table-cell table:style-name="a1803">
                <text:list text:style-name="a1802">
                  <text:list-item>
                    <text:p text:style-name="a1801" text:class-names="" text:cond-style-name=""><text:span text:style-name="a1800" text:class-names="">/path/gf1</text:span></text:p>
                  </text:list-item>
                </text:list>
              </table:table-cell>
            </table:table-row>
            <table:table-row table:style-name="a1804" table:default-cell-style-name="">
              <table:table-cell table:style-name="a1808">
                <text:list text:style-name="a1807">
                  <text:list-item>
                    <text:p text:style-name="a1806" text:class-names="" text:cond-style-name=""><text:span text:style-name="a1805" text:class-names="">b2</text:span></text:p>
                  </text:list-item>
                </text:list>
              </table:table-cell>
              <table:table-cell table:style-name="a1812">
                <text:list text:style-name="a1811">
                  <text:list-item>
                    <text:p text:style-name="a1810" text:class-names="" text:cond-style-name=""><text:span text:style-name="a1809" text:class-names="">se2</text:span></text:p>
                  </text:list-item>
                </text:list>
              </table:table-cell>
              <table:table-cell table:style-name="a1816">
                <text:list text:style-name="a1815">
                  <text:list-item>
                    <text:p text:style-name="a1814" text:class-names="" text:cond-style-name=""><text:span text:style-name="a1813" text:class-names="">/path/gf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27" draw:name="Table 6" svg:x="0.29072in" svg:y="6.0135in" svg:width="2.85642in" svg:height="1.29178in">
          <table:table table:style-name="a1817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1818" table:default-cell-style-name=""/>
            <table:table-column table:style-name="a1819" table:default-cell-style-name=""/>
            <table:table-row table:style-name="a1820" table:default-cell-style-name="">
              <table:table-cell table:style-name="a1825">
                <text:list text:style-name="a1824">
                  <text:list-item>
                    <text:p text:style-name="a1823" text:class-names="" text:cond-style-name=""><text:span text:style-name="a1821" text:class-names="">se.id</text:span><text:span text:style-name="a1822" text:class-names=""/></text:p>
                  </text:list-item>
                </text:list>
              </table:table-cell>
              <table:table-cell table:style-name="a1830">
                <text:list text:style-name="a1829">
                  <text:list-item>
                    <text:p text:style-name="a1828" text:class-names="" text:cond-style-name=""><text:span text:style-name="a1826" text:class-names="">gf.id</text:span><text:span text:style-name="a1827" text:class-names=""/></text:p>
                  </text:list-item>
                </text:list>
              </table:table-cell>
            </table:table-row>
            <table:table-row table:style-name="a1831" table:default-cell-style-name="">
              <table:table-cell table:style-name="a1835">
                <text:list text:style-name="a1834">
                  <text:list-item>
                    <text:p text:style-name="a1833" text:class-names="" text:cond-style-name=""><text:span text:style-name="a1832" text:class-names="">se1</text:span></text:p>
                  </text:list-item>
                </text:list>
              </table:table-cell>
              <table:table-cell table:style-name="a1839">
                <text:list text:style-name="a1838">
                  <text:list-item>
                    <text:p text:style-name="a1837" text:class-names="" text:cond-style-name=""><text:span text:style-name="a1836" text:class-names="">gf1</text:span></text:p>
                  </text:list-item>
                </text:list>
              </table:table-cell>
            </table:table-row>
            <table:table-row table:style-name="a1840" table:default-cell-style-name="">
              <table:table-cell table:style-name="a1844">
                <text:list text:style-name="a1843">
                  <text:list-item>
                    <text:p text:style-name="a1842" text:class-names="" text:cond-style-name=""><text:span text:style-name="a1841" text:class-names="">se2</text:span></text:p>
                  </text:list-item>
                </text:list>
              </table:table-cell>
              <table:table-cell table:style-name="a1848">
                <text:list text:style-name="a1847">
                  <text:list-item>
                    <text:p text:style-name="a1846" text:class-names="" text:cond-style-name=""><text:span text:style-name="a1845" text:class-names="">g2</text:span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28" draw:name="Table 8" svg:x="10.24657in" svg:y="0.30145in" svg:width="2.89041in" svg:height="5.6in">
          <table:table table:style-name="a184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50" table:default-cell-style-name=""/>
            <table:table-row table:style-name="a1851" table:default-cell-style-name="">
              <table:table-cell table:style-name="a1855">
                <text:list text:style-name="a1854">
                  <text:list-item>
                    <text:p text:style-name="a1853" text:class-names="" text:cond-style-name=""><text:span text:style-name="a1852" text:class-names="">ID Nodes</text:span></text:p>
                  </text:list-item>
                </text:list>
              </table:table-cell>
            </table:table-row>
            <table:table-row table:style-name="a1856" table:default-cell-style-name="">
              <table:table-cell table:style-name="a1860">
                <text:list text:style-name="a1859">
                  <text:list-item>
                    <text:p text:style-name="a1858" text:class-names="" text:cond-style-name=""><text:span text:style-name="a1857" text:class-names="">b.id.b1</text:span></text:p>
                  </text:list-item>
                </text:list>
              </table:table-cell>
            </table:table-row>
            <table:table-row table:style-name="a1861" table:default-cell-style-name="">
              <table:table-cell table:style-name="a1865">
                <text:list text:style-name="a1864">
                  <text:list-item>
                    <text:p text:style-name="a1863" text:class-names="" text:cond-style-name=""><text:span text:style-name="a1862" text:class-names="">b.id.b2</text:span></text:p>
                  </text:list-item>
                </text:list>
              </table:table-cell>
            </table:table-row>
            <table:table-row table:style-name="a1866" table:default-cell-style-name="">
              <table:table-cell table:style-name="a1870">
                <text:list text:style-name="a1869">
                  <text:list-item>
                    <text:p text:style-name="a1868" text:class-names="" text:cond-style-name=""><text:span text:style-name="a1867" text:class-names="">p.id.p1</text:span></text:p>
                  </text:list-item>
                </text:list>
              </table:table-cell>
            </table:table-row>
            <table:table-row table:style-name="a1871" table:default-cell-style-name="">
              <table:table-cell table:style-name="a1875">
                <text:list text:style-name="a1874">
                  <text:list-item>
                    <text:p text:style-name="a1873" text:class-names="" text:cond-style-name=""><text:span text:style-name="a1872" text:class-names="">p.id.p2</text:span></text:p>
                  </text:list-item>
                </text:list>
              </table:table-cell>
            </table:table-row>
            <table:table-row table:style-name="a1876" table:default-cell-style-name="">
              <table:table-cell table:style-name="a1880">
                <text:list text:style-name="a1879">
                  <text:list-item>
                    <text:p text:style-name="a1878" text:class-names="" text:cond-style-name=""><text:span text:style-name="a1877" text:class-names=""/></text:p>
                  </text:list-item>
                </text:list>
              </table:table-cell>
            </table:table-row>
            <table:table-row table:style-name="a1881" table:default-cell-style-name="">
              <table:table-cell table:style-name="a1885">
                <text:list text:style-name="a1884">
                  <text:list-item>
                    <text:p text:style-name="a1883" text:class-names="" text:cond-style-name=""><text:span text:style-name="a1882" text:class-names=""/></text:p>
                  </text:list-item>
                </text:list>
              </table:table-cell>
            </table:table-row>
            <table:table-row table:style-name="a1886" table:default-cell-style-name="">
              <table:table-cell table:style-name="a1890">
                <text:list text:style-name="a1889">
                  <text:list-item>
                    <text:p text:style-name="a1888" text:class-names="" text:cond-style-name=""><text:span text:style-name="a1887" text:class-names=""/></text:p>
                  </text:list-item>
                </text:list>
              </table:table-cell>
            </table:table-row>
            <table:table-row table:style-name="a1891" table:default-cell-style-name="">
              <table:table-cell table:style-name="a1895">
                <text:list text:style-name="a1894">
                  <text:list-item>
                    <text:p text:style-name="a1893" text:class-names="" text:cond-style-name=""><text:span text:style-name="a1892" text:class-names=""/></text:p>
                  </text:list-item>
                </text:list>
              </table:table-cell>
            </table:table-row>
            <table:table-row table:style-name="a1896" table:default-cell-style-name="">
              <table:table-cell table:style-name="a1900">
                <text:list text:style-name="a1899">
                  <text:list-item>
                    <text:p text:style-name="a1898" text:class-names="" text:cond-style-name=""><text:span text:style-name="a1897" text:class-names=""/></text:p>
                  </text:list-item>
                </text:list>
              </table:table-cell>
            </table:table-row>
            <table:table-row table:style-name="a1901" table:default-cell-style-name="">
              <table:table-cell table:style-name="a1905">
                <text:list text:style-name="a1904">
                  <text:list-item>
                    <text:p text:style-name="a1903" text:class-names="" text:cond-style-name=""><text:span text:style-name="a1902" text:class-names=""/></text:p>
                  </text:list-item>
                </text:list>
              </table:table-cell>
            </table:table-row>
            <table:table-row table:style-name="a1906" table:default-cell-style-name="">
              <table:table-cell table:style-name="a1910">
                <text:list text:style-name="a1909">
                  <text:list-item>
                    <text:p text:style-name="a1908" text:class-names="" text:cond-style-name=""><text:span text:style-name="a1907" text:class-names=""/></text:p>
                  </text:list-item>
                </text:list>
              </table:table-cell>
            </table:table-row>
            <table:table-row table:style-name="a1911" table:default-cell-style-name="">
              <table:table-cell table:style-name="a1915">
                <text:list text:style-name="a1914">
                  <text:list-item>
                    <text:p text:style-name="a1913" text:class-names="" text:cond-style-name=""><text:span text:style-name="a1912" text:class-names=""/></text:p>
                  </text:list-item>
                </text:list>
              </table:table-cell>
            </table:table-row>
            <table:table-row table:style-name="a1916" table:default-cell-style-name="">
              <table:table-cell table:style-name="a1920">
                <text:list text:style-name="a1919">
                  <text:list-item>
                    <text:p text:style-name="a1918" text:class-names="" text:cond-style-name=""><text:span text:style-name="a1917" text:class-names=""/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29" draw:style-name="a1923" draw:name="TextBox 9" svg:x="5.76712in" svg:y="0.30145in" svg:width="3.01541in" svg:height="0.43757in">
          <draw:text-box>
            <text:p text:style-name="a1922" text:class-names="" text:cond-style-name=""><text:span text:style-name="a1921" text:class-names="">Concept Property Graph</text:span></text:p>
          </draw:text-box>
          <svg:title/>
          <svg:desc/>
        </draw:frame>
        <draw:frame draw:id="id130" draw:style-name="a1928" draw:name="TextBox 10" svg:x="0.38093in" svg:y="0.24006in" svg:width="2.59068in" svg:height="0.43757in">
          <draw:text-box>
            <text:p text:style-name="a1927" text:class-names="" text:cond-style-name=""><text:span text:style-name="a1924" text:class-names="">Mapped<text:s text:c="1"/></text:span><text:span text:style-name="a1925" text:class-names="">Dataframes</text:span><text:span text:style-name="a1926" text:class-names=""/></text:p>
          </draw:text-box>
          <svg:title/>
          <svg:desc/>
        </draw:frame>
        <draw:custom-shape svg:x="5.77612in" svg:y="1.06825in" svg:width="1.66946in" svg:height="0.40371in" draw:id="id131" draw:style-name="a1931" draw:name="Oval 2">
          <svg:title/>
          <svg:desc/>
          <text:p text:style-name="a1930" text:class-names="" text:cond-style-name=""><text:span text:style-name="a1929" text:class-names="">p.age.3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33656in" svg:y="2.07541in" svg:width="2.04281in" svg:height="0.40371in" draw:id="id132" draw:style-name="a1935" draw:name="Oval 11">
          <svg:title/>
          <svg:desc/>
          <text:p text:style-name="a1934" text:class-names="" text:cond-style-name=""><text:span text:style-name="a1932" text:class-names="">p.race.White</text:span><text:span text:style-name="a19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40078in" svg:y="2.07541in" svg:width="2.04281in" svg:height="0.40371in" draw:id="id133" draw:style-name="a1938" draw:name="Oval 12">
          <svg:title/>
          <svg:desc/>
          <text:p text:style-name="a1937" text:class-names="" text:cond-style-name=""><text:span text:style-name="a1936" text:class-names="">b.id.b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7.20109in" svg:y1="1.41284in" draw:start-shape="id131" draw:start-glue-point="6" svg:x2="8.42219in" svg:y2="2.07541in" draw:end-shape="id133" draw:end-glue-point="0" draw:id="id134" draw:style-name="a1939" draw:name="Straight Connector 13">
          <svg:title/>
          <svg:desc/>
        </draw:connector>
        <draw:custom-shape svg:x="6.3568in" svg:y="2.84453in" svg:width="1.66946in" svg:height="0.40371in" draw:id="id135" draw:style-name="a1942" draw:name="Oval 14">
          <svg:title/>
          <svg:desc/>
          <text:p text:style-name="a1941" text:class-names="" text:cond-style-name=""><text:span text:style-name="a1940" text:class-names="">p.age.2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61579in" svg:y="3.56882in" svg:width="2.04281in" svg:height="0.40371in" draw:id="id136" draw:style-name="a1945" draw:name="Oval 15">
          <svg:title/>
          <svg:desc/>
          <text:p text:style-name="a1944" text:class-names="" text:cond-style-name=""><text:span text:style-name="a1943" text:class-names="">b.id.b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7.19153in" svg:y1="3.24824in" draw:start-shape="id135" draw:start-glue-point="2" svg:x2="6.35943in" svg:y2="3.62794in" draw:end-shape="id136" draw:end-glue-point="7" draw:id="id137" draw:style-name="a1946" draw:name="Straight Connector 16">
          <svg:title/>
          <svg:desc/>
        </draw:connector>
        <draw:connector draw:type="line" svg:x1="5.35797in" svg:y1="2.47912in" draw:start-shape="id132" draw:start-glue-point="2" svg:x2="5.63719in" svg:y2="3.56882in" draw:end-shape="id136" draw:end-glue-point="0" draw:id="id138" draw:style-name="a1947" draw:name="Straight Connector 17">
          <svg:title/>
          <svg:desc/>
        </draw:connector>
        <draw:custom-shape svg:x="8.02626in" svg:y="1.0279in" svg:width="2.04281in" svg:height="0.40371in" draw:id="id139" draw:style-name="a1950" draw:name="Oval 18">
          <svg:title/>
          <svg:desc/>
          <text:p text:style-name="a1949" text:class-names="" text:cond-style-name=""><text:span text:style-name="a1948" text:class-names="">p.id.p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7.40078in" svg:y1="2.27726in" draw:start-shape="id133" draw:start-glue-point="3" svg:x2="6.37937in" svg:y2="2.27726in" draw:end-shape="id132" draw:end-glue-point="1" draw:id="id140" draw:style-name="a1951" draw:name="Straight Connector 20">
          <svg:title/>
          <svg:desc/>
        </draw:connector>
        <draw:connector draw:type="line" svg:x1="8.42219in" svg:y1="2.07541in" draw:start-shape="id133" draw:start-glue-point="0" svg:x2="9.04766in" svg:y2="1.43161in" draw:end-shape="id139" draw:end-glue-point="2" draw:id="id141" draw:style-name="a1952" draw:name="Straight Connector 23">
          <svg:title/>
          <svg:desc/>
        </draw:connector>
        <draw:custom-shape svg:x="7.60431in" svg:y="3.56882in" svg:width="2.04281in" svg:height="0.40371in" draw:id="id142" draw:style-name="a1955" draw:name="Oval 31">
          <svg:title/>
          <svg:desc/>
          <text:p text:style-name="a1954" text:class-names="" text:cond-style-name=""><text:span text:style-name="a1953" text:class-names="">p.id.p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6586in" svg:y1="3.77067in" draw:start-shape="id136" draw:start-glue-point="1" svg:x2="7.60431in" svg:y2="3.77067in" draw:end-shape="id142" draw:end-glue-point="3" draw:id="id143" draw:style-name="a1956" draw:name="Straight Connector 32">
          <svg:title/>
          <svg:desc/>
        </draw:connector>
      </draw:page>
      <draw:page draw:name="Slide16" draw:style-name="a1957" draw:master-page-name="Master1-Layout1-title-Title-Slide" presentation:presentation-page-layout-name="Master1-PPL1" draw:id="Slide-271">
        <draw:frame draw:id="id144" draw:name="Table 8" svg:x="10.24657in" svg:y="0.30145in" svg:width="2.89041in" svg:height="5.6in">
          <table:table table:style-name="a195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59" table:default-cell-style-name=""/>
            <table:table-row table:style-name="a1960" table:default-cell-style-name="">
              <table:table-cell table:style-name="a1964">
                <text:list text:style-name="a1963">
                  <text:list-item>
                    <text:p text:style-name="a1962" text:class-names="" text:cond-style-name=""><text:span text:style-name="a1961" text:class-names="">ID Nodes</text:span></text:p>
                  </text:list-item>
                </text:list>
              </table:table-cell>
            </table:table-row>
            <table:table-row table:style-name="a1965" table:default-cell-style-name="">
              <table:table-cell table:style-name="a1969">
                <text:list text:style-name="a1968">
                  <text:list-item>
                    <text:p text:style-name="a1967" text:class-names="" text:cond-style-name=""><text:span text:style-name="a1966" text:class-names="">b.id.b1</text:span></text:p>
                  </text:list-item>
                </text:list>
              </table:table-cell>
            </table:table-row>
            <table:table-row table:style-name="a1970" table:default-cell-style-name="">
              <table:table-cell table:style-name="a1974">
                <text:list text:style-name="a1973">
                  <text:list-item>
                    <text:p text:style-name="a1972" text:class-names="" text:cond-style-name=""><text:span text:style-name="a1971" text:class-names="">b.id.b2</text:span></text:p>
                  </text:list-item>
                </text:list>
              </table:table-cell>
            </table:table-row>
            <table:table-row table:style-name="a1975" table:default-cell-style-name="">
              <table:table-cell table:style-name="a1979">
                <text:list text:style-name="a1978">
                  <text:list-item>
                    <text:p text:style-name="a1977" text:class-names="" text:cond-style-name=""><text:span text:style-name="a1976" text:class-names="">p.id.p1</text:span></text:p>
                  </text:list-item>
                </text:list>
              </table:table-cell>
            </table:table-row>
            <table:table-row table:style-name="a1980" table:default-cell-style-name="">
              <table:table-cell table:style-name="a1984">
                <text:list text:style-name="a1983">
                  <text:list-item>
                    <text:p text:style-name="a1982" text:class-names="" text:cond-style-name=""><text:span text:style-name="a1981" text:class-names="">p.id.p2</text:span></text:p>
                  </text:list-item>
                </text:list>
              </table:table-cell>
            </table:table-row>
            <table:table-row table:style-name="a1985" table:default-cell-style-name="">
              <table:table-cell table:style-name="a1989">
                <text:list text:style-name="a1988">
                  <text:list-item>
                    <text:p text:style-name="a1987" text:class-names="" text:cond-style-name=""><text:span text:style-name="a1986" text:class-names=""/></text:p>
                  </text:list-item>
                </text:list>
              </table:table-cell>
            </table:table-row>
            <table:table-row table:style-name="a1990" table:default-cell-style-name="">
              <table:table-cell table:style-name="a1994">
                <text:list text:style-name="a1993">
                  <text:list-item>
                    <text:p text:style-name="a1992" text:class-names="" text:cond-style-name=""><text:span text:style-name="a1991" text:class-names=""/></text:p>
                  </text:list-item>
                </text:list>
              </table:table-cell>
            </table:table-row>
            <table:table-row table:style-name="a1995" table:default-cell-style-name="">
              <table:table-cell table:style-name="a1999">
                <text:list text:style-name="a1998">
                  <text:list-item>
                    <text:p text:style-name="a1997" text:class-names="" text:cond-style-name=""><text:span text:style-name="a1996" text:class-names=""/></text:p>
                  </text:list-item>
                </text:list>
              </table:table-cell>
            </table:table-row>
            <table:table-row table:style-name="a2000" table:default-cell-style-name="">
              <table:table-cell table:style-name="a2004">
                <text:list text:style-name="a2003">
                  <text:list-item>
                    <text:p text:style-name="a2002" text:class-names="" text:cond-style-name=""><text:span text:style-name="a2001" text:class-names=""/></text:p>
                  </text:list-item>
                </text:list>
              </table:table-cell>
            </table:table-row>
            <table:table-row table:style-name="a2005" table:default-cell-style-name="">
              <table:table-cell table:style-name="a2009">
                <text:list text:style-name="a2008">
                  <text:list-item>
                    <text:p text:style-name="a2007" text:class-names="" text:cond-style-name=""><text:span text:style-name="a2006" text:class-names=""/></text:p>
                  </text:list-item>
                </text:list>
              </table:table-cell>
            </table:table-row>
            <table:table-row table:style-name="a2010" table:default-cell-style-name="">
              <table:table-cell table:style-name="a2014">
                <text:list text:style-name="a2013">
                  <text:list-item>
                    <text:p text:style-name="a2012" text:class-names="" text:cond-style-name=""><text:span text:style-name="a2011" text:class-names=""/></text:p>
                  </text:list-item>
                </text:list>
              </table:table-cell>
            </table:table-row>
            <table:table-row table:style-name="a2015" table:default-cell-style-name="">
              <table:table-cell table:style-name="a2019">
                <text:list text:style-name="a2018">
                  <text:list-item>
                    <text:p text:style-name="a2017" text:class-names="" text:cond-style-name=""><text:span text:style-name="a2016" text:class-names=""/></text:p>
                  </text:list-item>
                </text:list>
              </table:table-cell>
            </table:table-row>
            <table:table-row table:style-name="a2020" table:default-cell-style-name="">
              <table:table-cell table:style-name="a2024">
                <text:list text:style-name="a2023">
                  <text:list-item>
                    <text:p text:style-name="a2022" text:class-names="" text:cond-style-name=""><text:span text:style-name="a2021" text:class-names=""/></text:p>
                  </text:list-item>
                </text:list>
              </table:table-cell>
            </table:table-row>
            <table:table-row table:style-name="a2025" table:default-cell-style-name="">
              <table:table-cell table:style-name="a2029">
                <text:list text:style-name="a2028">
                  <text:list-item>
                    <text:p text:style-name="a2027" text:class-names="" text:cond-style-name=""><text:span text:style-name="a2026" text:class-names=""/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45" draw:style-name="a2032" draw:name="TextBox 9" svg:x="4.68026in" svg:y="0.30145in" svg:width="3.01541in" svg:height="0.43757in">
          <draw:text-box>
            <text:p text:style-name="a2031" text:class-names="" text:cond-style-name=""><text:span text:style-name="a2030" text:class-names="">Concept Property Graph</text:span></text:p>
          </draw:text-box>
          <svg:title/>
          <svg:desc/>
        </draw:frame>
        <draw:custom-shape svg:x="4.68926in" svg:y="1.06825in" svg:width="1.66946in" svg:height="0.40371in" draw:id="id146" draw:style-name="a2035" draw:name="Oval 2">
          <svg:title/>
          <svg:desc/>
          <text:p text:style-name="a2034" text:class-names="" text:cond-style-name=""><text:span text:style-name="a2033" text:class-names="">p.age.3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2497in" svg:y="2.07541in" svg:width="2.04281in" svg:height="0.40371in" draw:id="id147" draw:style-name="a2039" draw:name="Oval 11">
          <svg:title/>
          <svg:desc/>
          <text:p text:style-name="a2038" text:class-names="" text:cond-style-name=""><text:span text:style-name="a2036" text:class-names="">p.race.White</text:span><text:span text:style-name="a20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31392in" svg:y="2.07541in" svg:width="2.04281in" svg:height="0.40371in" draw:id="id148" draw:style-name="a2042" draw:name="Oval 12">
          <svg:title/>
          <svg:desc/>
          <text:p text:style-name="a2041" text:class-names="" text:cond-style-name=""><text:span text:style-name="a2040" text:class-names="">b.id.b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11423in" svg:y1="1.41284in" draw:start-shape="id146" draw:start-glue-point="6" svg:x2="7.33532in" svg:y2="2.07541in" draw:end-shape="id148" draw:end-glue-point="0" draw:id="id149" draw:style-name="a2043" draw:name="Straight Connector 13">
          <svg:title/>
          <svg:desc/>
        </draw:connector>
        <draw:custom-shape svg:x="5.26994in" svg:y="2.84453in" svg:width="1.66946in" svg:height="0.40371in" draw:id="id150" draw:style-name="a2046" draw:name="Oval 14">
          <svg:title/>
          <svg:desc/>
          <text:p text:style-name="a2045" text:class-names="" text:cond-style-name=""><text:span text:style-name="a2044" text:class-names="">p.age.2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52892in" svg:y="3.56882in" svg:width="2.04281in" svg:height="0.40371in" draw:id="id151" draw:style-name="a2049" draw:name="Oval 15">
          <svg:title/>
          <svg:desc/>
          <text:p text:style-name="a2048" text:class-names="" text:cond-style-name=""><text:span text:style-name="a2047" text:class-names="">b.id.b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10467in" svg:y1="3.24824in" draw:start-shape="id150" draw:start-glue-point="2" svg:x2="5.27257in" svg:y2="3.62794in" draw:end-shape="id151" draw:end-glue-point="7" draw:id="id152" draw:style-name="a2050" draw:name="Straight Connector 16">
          <svg:title/>
          <svg:desc/>
        </draw:connector>
        <draw:connector draw:type="line" svg:x1="4.27111in" svg:y1="2.47912in" draw:start-shape="id147" draw:start-glue-point="2" svg:x2="4.55033in" svg:y2="3.56882in" draw:end-shape="id151" draw:end-glue-point="0" draw:id="id153" draw:style-name="a2051" draw:name="Straight Connector 17">
          <svg:title/>
          <svg:desc/>
        </draw:connector>
        <draw:custom-shape svg:x="6.9394in" svg:y="1.0279in" svg:width="2.04281in" svg:height="0.40371in" draw:id="id154" draw:style-name="a2054" draw:name="Oval 18">
          <svg:title/>
          <svg:desc/>
          <text:p text:style-name="a2053" text:class-names="" text:cond-style-name=""><text:span text:style-name="a2052" text:class-names="">p.id.p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31392in" svg:y1="2.27726in" draw:start-shape="id148" draw:start-glue-point="3" svg:x2="5.29251in" svg:y2="2.27726in" draw:end-shape="id147" draw:end-glue-point="1" draw:id="id155" draw:style-name="a2055" draw:name="Straight Connector 20">
          <svg:title/>
          <svg:desc/>
        </draw:connector>
        <draw:connector draw:type="line" svg:x1="7.33532in" svg:y1="2.07541in" draw:start-shape="id148" draw:start-glue-point="0" svg:x2="7.9608in" svg:y2="1.43161in" draw:end-shape="id154" draw:end-glue-point="2" draw:id="id156" draw:style-name="a2056" draw:name="Straight Connector 23">
          <svg:title/>
          <svg:desc/>
        </draw:connector>
        <draw:custom-shape svg:x="6.51745in" svg:y="3.56882in" svg:width="2.04281in" svg:height="0.40371in" draw:id="id157" draw:style-name="a2059" draw:name="Oval 31">
          <svg:title/>
          <svg:desc/>
          <text:p text:style-name="a2058" text:class-names="" text:cond-style-name=""><text:span text:style-name="a2057" text:class-names="">p.id.p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57173in" svg:y1="3.77067in" draw:start-shape="id151" draw:start-glue-point="1" svg:x2="6.51745in" svg:y2="3.77067in" draw:end-shape="id157" draw:end-glue-point="3" draw:id="id158" draw:style-name="a2060" draw:name="Straight Connector 32">
          <svg:title/>
          <svg:desc/>
        </draw:connector>
        <draw:frame draw:id="id159" draw:style-name="a2063" draw:name="TextBox 21" svg:x="0.38093in" svg:y="0.24006in" svg:width="1.96645in" svg:height="0.43757in">
          <draw:text-box>
            <text:p text:style-name="a2062" text:class-names="" text:cond-style-name=""><text:span text:style-name="a2061" text:class-names="">Entity Schemas</text:span></text:p>
          </draw:text-box>
          <svg:title/>
          <svg:desc/>
        </draw:frame>
        <draw:frame draw:id="id160" draw:style-name="a2086" draw:name="TextBox 22" svg:x="0.38093in" svg:y="0.93151in" svg:width="1.60441in" svg:height="3.13027in">
          <draw:text-box>
            <text:p text:style-name="a2065" text:class-names="" text:cond-style-name=""><text:span text:style-name="a2064" text:class-names="">Participant:</text:span></text:p>
            <text:p text:style-name="a2067" text:class-names="" text:cond-style-name=""><text:span text:style-name="a2066" text:class-names=""><text:s text:c="2"/>id <text:s text:c="1"/></text:span></text:p>
            <text:p text:style-name="a2069" text:class-names="" text:cond-style-name=""><text:span text:style-name="a2068" text:class-names=""><text:s text:c="2"/>age</text:span></text:p>
            <text:p text:style-name="a2071" text:class-names="" text:cond-style-name=""><text:span text:style-name="a2070" text:class-names=""><text:s text:c="2"/>race</text:span></text:p>
            <text:p text:style-name="a2073" text:class-names="" text:cond-style-name=""><text:span text:style-name="a2072" text:class-names=""/></text:p>
            <text:p text:style-name="a2075" text:class-names="" text:cond-style-name=""><text:span text:style-name="a2074" text:class-names="">Biospecimen:</text:span></text:p>
            <text:p text:style-name="a2077" text:class-names="" text:cond-style-name=""><text:span text:style-name="a2076" text:class-names=""><text:s text:c="2"/>id</text:span></text:p>
            <text:p text:style-name="a2081" text:class-names="" text:cond-style-name=""><text:span text:style-name="a2078" text:class-names=""><text:s text:c="2"/></text:span><text:span text:style-name="a2079" text:class-names="">tissue_type</text:span><text:span text:style-name="a2080" text:class-names=""/></text:p>
            <text:p text:style-name="a2083" text:class-names="" text:cond-style-name=""><text:span text:style-name="a2082" text:class-names=""><text:s text:c="2"/>_links:</text:span></text:p>
            <text:p text:style-name="a2085" text:class-names="" text:cond-style-name=""><text:span text:style-name="a2084" text:class-names=""><text:s text:c="4"/>participant</text:span></text:p>
          </draw:text-box>
          <svg:title/>
          <svg:desc/>
        </draw:frame>
      </draw:page>
      <draw:page draw:name="Slide8" draw:style-name="a2087" draw:master-page-name="Master1-Layout1-title-Title-Slide" presentation:presentation-page-layout-name="Master1-PPL1" draw:id="Slide-263">
        <draw:frame draw:id="id161" draw:name="Table 8" svg:x="10.24657in" svg:y="0.30145in" svg:width="2.89041in" svg:height="5.6in">
          <table:table table:style-name="a208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089" table:default-cell-style-name=""/>
            <table:table-row table:style-name="a2090" table:default-cell-style-name="">
              <table:table-cell table:style-name="a2094">
                <text:list text:style-name="a2093">
                  <text:list-item>
                    <text:p text:style-name="a2092" text:class-names="" text:cond-style-name=""><text:span text:style-name="a2091" text:class-names="">ID Nodes</text:span></text:p>
                  </text:list-item>
                </text:list>
              </table:table-cell>
            </table:table-row>
            <table:table-row table:style-name="a2095" table:default-cell-style-name="">
              <table:table-cell table:style-name="a2099">
                <text:list text:style-name="a2098">
                  <text:list-item>
                    <text:p text:style-name="a2097" text:class-names="" text:cond-style-name=""><text:span text:style-name="a2096" text:class-names="">b.id.b1</text:span></text:p>
                  </text:list-item>
                </text:list>
              </table:table-cell>
            </table:table-row>
            <table:table-row table:style-name="a2100" table:default-cell-style-name="">
              <table:table-cell table:style-name="a2104">
                <text:list text:style-name="a2103">
                  <text:list-item>
                    <text:p text:style-name="a2102" text:class-names="" text:cond-style-name=""><text:span text:style-name="a2101" text:class-names="">b.id.b2</text:span></text:p>
                  </text:list-item>
                </text:list>
              </table:table-cell>
            </table:table-row>
            <table:table-row table:style-name="a2105" table:default-cell-style-name="">
              <table:table-cell table:style-name="a2109">
                <text:list text:style-name="a2108">
                  <text:list-item>
                    <text:p text:style-name="a2107" text:class-names="" text:cond-style-name=""><text:span text:style-name="a2106" text:class-names="">p.id.p1</text:span></text:p>
                  </text:list-item>
                </text:list>
              </table:table-cell>
            </table:table-row>
            <table:table-row table:style-name="a2110" table:default-cell-style-name="">
              <table:table-cell table:style-name="a2114">
                <text:list text:style-name="a2113">
                  <text:list-item>
                    <text:p text:style-name="a2112" text:class-names="" text:cond-style-name=""><text:span text:style-name="a2111" text:class-names="">p.id.p2</text:span></text:p>
                  </text:list-item>
                </text:list>
              </table:table-cell>
            </table:table-row>
            <table:table-row table:style-name="a2115" table:default-cell-style-name="">
              <table:table-cell table:style-name="a2119">
                <text:list text:style-name="a2118">
                  <text:list-item>
                    <text:p text:style-name="a2117" text:class-names="" text:cond-style-name=""><text:span text:style-name="a2116" text:class-names=""/></text:p>
                  </text:list-item>
                </text:list>
              </table:table-cell>
            </table:table-row>
            <table:table-row table:style-name="a2120" table:default-cell-style-name="">
              <table:table-cell table:style-name="a2124">
                <text:list text:style-name="a2123">
                  <text:list-item>
                    <text:p text:style-name="a2122" text:class-names="" text:cond-style-name=""><text:span text:style-name="a2121" text:class-names=""/></text:p>
                  </text:list-item>
                </text:list>
              </table:table-cell>
            </table:table-row>
            <table:table-row table:style-name="a2125" table:default-cell-style-name="">
              <table:table-cell table:style-name="a2129">
                <text:list text:style-name="a2128">
                  <text:list-item>
                    <text:p text:style-name="a2127" text:class-names="" text:cond-style-name=""><text:span text:style-name="a2126" text:class-names=""/></text:p>
                  </text:list-item>
                </text:list>
              </table:table-cell>
            </table:table-row>
            <table:table-row table:style-name="a2130" table:default-cell-style-name="">
              <table:table-cell table:style-name="a2134">
                <text:list text:style-name="a2133">
                  <text:list-item>
                    <text:p text:style-name="a2132" text:class-names="" text:cond-style-name=""><text:span text:style-name="a2131" text:class-names=""/></text:p>
                  </text:list-item>
                </text:list>
              </table:table-cell>
            </table:table-row>
            <table:table-row table:style-name="a2135" table:default-cell-style-name="">
              <table:table-cell table:style-name="a2139">
                <text:list text:style-name="a2138">
                  <text:list-item>
                    <text:p text:style-name="a2137" text:class-names="" text:cond-style-name=""><text:span text:style-name="a2136" text:class-names=""/></text:p>
                  </text:list-item>
                </text:list>
              </table:table-cell>
            </table:table-row>
            <table:table-row table:style-name="a2140" table:default-cell-style-name="">
              <table:table-cell table:style-name="a2144">
                <text:list text:style-name="a2143">
                  <text:list-item>
                    <text:p text:style-name="a2142" text:class-names="" text:cond-style-name=""><text:span text:style-name="a2141" text:class-names=""/></text:p>
                  </text:list-item>
                </text:list>
              </table:table-cell>
            </table:table-row>
            <table:table-row table:style-name="a2145" table:default-cell-style-name="">
              <table:table-cell table:style-name="a2149">
                <text:list text:style-name="a2148">
                  <text:list-item>
                    <text:p text:style-name="a2147" text:class-names="" text:cond-style-name=""><text:span text:style-name="a2146" text:class-names=""/></text:p>
                  </text:list-item>
                </text:list>
              </table:table-cell>
            </table:table-row>
            <table:table-row table:style-name="a2150" table:default-cell-style-name="">
              <table:table-cell table:style-name="a2154">
                <text:list text:style-name="a2153">
                  <text:list-item>
                    <text:p text:style-name="a2152" text:class-names="" text:cond-style-name=""><text:span text:style-name="a2151" text:class-names=""/></text:p>
                  </text:list-item>
                </text:list>
              </table:table-cell>
            </table:table-row>
            <table:table-row table:style-name="a2155" table:default-cell-style-name="">
              <table:table-cell table:style-name="a2159">
                <text:list text:style-name="a2158">
                  <text:list-item>
                    <text:p text:style-name="a2157" text:class-names="" text:cond-style-name=""><text:span text:style-name="a2156" text:class-names=""/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62" draw:style-name="a2162" draw:name="TextBox 9" svg:x="4.86128in" svg:y="0.30145in" svg:width="3.01541in" svg:height="0.43757in">
          <draw:text-box>
            <text:p text:style-name="a2161" text:class-names="" text:cond-style-name=""><text:span text:style-name="a2160" text:class-names="">Concept Property Graph</text:span></text:p>
          </draw:text-box>
          <svg:title/>
          <svg:desc/>
        </draw:frame>
        <draw:frame draw:id="id163" draw:style-name="a2165" draw:name="TextBox 10" svg:x="0.38093in" svg:y="0.24006in" svg:width="1.96645in" svg:height="0.43757in">
          <draw:text-box>
            <text:p text:style-name="a2164" text:class-names="" text:cond-style-name=""><text:span text:style-name="a2163" text:class-names="">Entity Schemas</text:span></text:p>
          </draw:text-box>
          <svg:title/>
          <svg:desc/>
        </draw:frame>
        <draw:custom-shape svg:x="4.87028in" svg:y="1.06825in" svg:width="1.66946in" svg:height="0.40371in" draw:id="id164" draw:style-name="a2168" draw:name="Oval 2">
          <svg:title/>
          <svg:desc/>
          <text:p text:style-name="a2167" text:class-names="" text:cond-style-name=""><text:span text:style-name="a2166" text:class-names="">p.age.3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43072in" svg:y="2.07541in" svg:width="2.04281in" svg:height="0.40371in" draw:id="id165" draw:style-name="a2172" draw:name="Oval 11">
          <svg:title/>
          <svg:desc/>
          <text:p text:style-name="a2171" text:class-names="" text:cond-style-name=""><text:span text:style-name="a2169" text:class-names="">p.race.White</text:span><text:span text:style-name="a21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49494in" svg:y="2.07541in" svg:width="2.04281in" svg:height="0.40371in" draw:id="id166" draw:style-name="a2175" draw:name="Oval 12">
          <svg:title/>
          <svg:desc/>
          <text:p text:style-name="a2174" text:class-names="" text:cond-style-name=""><text:span text:style-name="a2173" text:class-names="">b.id.b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9525in" svg:y1="1.41284in" draw:start-shape="id164" draw:start-glue-point="6" svg:x2="7.51635in" svg:y2="2.07541in" draw:end-shape="id166" draw:end-glue-point="0" draw:id="id167" draw:style-name="a2176" draw:name="Straight Connector 13">
          <svg:title/>
          <svg:desc/>
        </draw:connector>
        <draw:custom-shape svg:x="5.45096in" svg:y="2.84453in" svg:width="1.66946in" svg:height="0.40371in" draw:id="id168" draw:style-name="a2179" draw:name="Oval 14">
          <svg:title/>
          <svg:desc/>
          <text:p text:style-name="a2178" text:class-names="" text:cond-style-name=""><text:span text:style-name="a2177" text:class-names="">p.age.2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70995in" svg:y="3.56882in" svg:width="2.04281in" svg:height="0.40371in" draw:id="id169" draw:style-name="a2182" draw:name="Oval 15">
          <svg:title/>
          <svg:desc/>
          <text:p text:style-name="a2181" text:class-names="" text:cond-style-name=""><text:span text:style-name="a2180" text:class-names="">b.id.b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8569in" svg:y1="3.24824in" draw:start-shape="id168" draw:start-glue-point="2" svg:x2="5.45359in" svg:y2="3.62794in" draw:end-shape="id169" draw:end-glue-point="7" draw:id="id170" draw:style-name="a2183" draw:name="Straight Connector 16">
          <svg:title/>
          <svg:desc/>
        </draw:connector>
        <draw:connector draw:type="line" svg:x1="4.45213in" svg:y1="2.47912in" draw:start-shape="id165" draw:start-glue-point="2" svg:x2="4.73135in" svg:y2="3.56882in" draw:end-shape="id169" draw:end-glue-point="0" draw:id="id171" draw:style-name="a2184" draw:name="Straight Connector 17">
          <svg:title/>
          <svg:desc/>
        </draw:connector>
        <draw:custom-shape svg:x="7.12042in" svg:y="1.0279in" svg:width="2.04281in" svg:height="0.40371in" draw:id="id172" draw:style-name="a2187" draw:name="Oval 18">
          <svg:title/>
          <svg:desc/>
          <text:p text:style-name="a2186" text:class-names="" text:cond-style-name=""><text:span text:style-name="a2185" text:class-names="">p.id.p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49494in" svg:y1="2.27726in" draw:start-shape="id166" draw:start-glue-point="3" svg:x2="5.47353in" svg:y2="2.27726in" draw:end-shape="id165" draw:end-glue-point="1" draw:id="id173" draw:style-name="a2188" draw:name="Straight Connector 20">
          <svg:title/>
          <svg:desc/>
        </draw:connector>
        <draw:connector draw:type="line" svg:x1="7.51635in" svg:y1="2.07541in" draw:start-shape="id166" draw:start-glue-point="0" svg:x2="8.14182in" svg:y2="1.43161in" draw:end-shape="id172" draw:end-glue-point="2" draw:id="id174" draw:style-name="a2189" draw:name="Straight Connector 23">
          <svg:title/>
          <svg:desc/>
        </draw:connector>
        <draw:custom-shape svg:x="6.69847in" svg:y="3.56882in" svg:width="2.04281in" svg:height="0.40371in" draw:id="id175" draw:style-name="a2192" draw:name="Oval 31">
          <svg:title/>
          <svg:desc/>
          <text:p text:style-name="a2191" text:class-names="" text:cond-style-name=""><text:span text:style-name="a2190" text:class-names="">p.id.p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75276in" svg:y1="3.77067in" draw:start-shape="id169" draw:start-glue-point="1" svg:x2="6.69847in" svg:y2="3.77067in" draw:end-shape="id175" draw:end-glue-point="3" draw:id="id176" draw:style-name="a2193" draw:name="Straight Connector 32">
          <svg:title/>
          <svg:desc/>
        </draw:connector>
        <draw:frame draw:id="id177" draw:style-name="a2216" draw:name="TextBox 1" svg:x="0.38093in" svg:y="0.93151in" svg:width="1.60441in" svg:height="3.13027in">
          <draw:text-box>
            <text:p text:style-name="a2195" text:class-names="" text:cond-style-name=""><text:span text:style-name="a2194" text:class-names="">Participant:</text:span></text:p>
            <text:p text:style-name="a2197" text:class-names="" text:cond-style-name=""><text:span text:style-name="a2196" text:class-names=""><text:s text:c="2"/>id <text:s text:c="1"/></text:span></text:p>
            <text:p text:style-name="a2199" text:class-names="" text:cond-style-name=""><text:span text:style-name="a2198" text:class-names=""><text:s text:c="2"/>age</text:span></text:p>
            <text:p text:style-name="a2201" text:class-names="" text:cond-style-name=""><text:span text:style-name="a2200" text:class-names=""><text:s text:c="2"/>race</text:span></text:p>
            <text:p text:style-name="a2203" text:class-names="" text:cond-style-name=""><text:span text:style-name="a2202" text:class-names=""/></text:p>
            <text:p text:style-name="a2205" text:class-names="" text:cond-style-name=""><text:span text:style-name="a2204" text:class-names="">Biospecimen:</text:span></text:p>
            <text:p text:style-name="a2207" text:class-names="" text:cond-style-name=""><text:span text:style-name="a2206" text:class-names=""><text:s text:c="2"/>id</text:span></text:p>
            <text:p text:style-name="a2211" text:class-names="" text:cond-style-name=""><text:span text:style-name="a2208" text:class-names=""><text:s text:c="2"/></text:span><text:span text:style-name="a2209" text:class-names="">tissue_type</text:span><text:span text:style-name="a2210" text:class-names=""/></text:p>
            <text:p text:style-name="a2213" text:class-names="" text:cond-style-name=""><text:span text:style-name="a2212" text:class-names=""><text:s text:c="2"/>_links:</text:span></text:p>
            <text:p text:style-name="a2215" text:class-names="" text:cond-style-name=""><text:span text:style-name="a2214" text:class-names=""><text:s text:c="4"/>participant</text:span></text:p>
          </draw:text-box>
          <svg:title/>
          <svg:desc/>
        </draw:frame>
        <draw:frame draw:id="id178" draw:style-name="a2219" draw:name="TextBox 22" svg:x="0.29777in" svg:y="4.51632in" svg:width="2.05235in" svg:height="0.43757in">
          <draw:text-box>
            <text:p text:style-name="a2218" text:class-names="" text:cond-style-name=""><text:span text:style-name="a2217" text:class-names="">Entity Payloads:</text:span></text:p>
          </draw:text-box>
          <svg:title/>
          <svg:desc/>
        </draw:frame>
        <draw:custom-shape svg:x="0.37019in" svg:y="4.95388in" svg:width="1.86269in" svg:height="1.3127in" draw:id="id179" draw:style-name="a2228" draw:name="Rectangle 7">
          <svg:title/>
          <svg:desc/>
          <text:p text:style-name="a2221" text:class-names="" text:cond-style-name=""><text:span text:style-name="a2220" text:class-names="">Participant:</text:span></text:p>
          <text:p text:style-name="a2223" text:class-names="" text:cond-style-name=""><text:span text:style-name="a2222" text:class-names=""><text:s text:c="2"/>id: p1 <text:s text:c="1"/></text:span></text:p>
          <text:p text:style-name="a2225" text:class-names="" text:cond-style-name=""><text:span text:style-name="a2224" text:class-names=""><text:s text:c="2"/>age</text:span></text:p>
          <text:p text:style-name="a2227" text:class-names="" text:cond-style-name=""><text:span text:style-name="a2226" text:class-names=""><text:s text:c="2"/>rac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2229" draw:master-page-name="Master1-Layout1-title-Title-Slide" presentation:presentation-page-layout-name="Master1-PPL1" draw:id="Slide-264">
        <draw:frame draw:id="id180" draw:name="Table 8" svg:x="10.24657in" svg:y="0.30145in" svg:width="2.89041in" svg:height="5.6in">
          <table:table table:style-name="a223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231" table:default-cell-style-name=""/>
            <table:table-row table:style-name="a2232" table:default-cell-style-name="">
              <table:table-cell table:style-name="a2236">
                <text:list text:style-name="a2235">
                  <text:list-item>
                    <text:p text:style-name="a2234" text:class-names="" text:cond-style-name=""><text:span text:style-name="a2233" text:class-names="">ID Nodes</text:span></text:p>
                  </text:list-item>
                </text:list>
              </table:table-cell>
            </table:table-row>
            <table:table-row table:style-name="a2237" table:default-cell-style-name="">
              <table:table-cell table:style-name="a2241">
                <text:list text:style-name="a2240">
                  <text:list-item>
                    <text:p text:style-name="a2239" text:class-names="" text:cond-style-name=""><text:span text:style-name="a2238" text:class-names="">b.id.b1</text:span></text:p>
                  </text:list-item>
                </text:list>
              </table:table-cell>
            </table:table-row>
            <table:table-row table:style-name="a2242" table:default-cell-style-name="">
              <table:table-cell table:style-name="a2246">
                <text:list text:style-name="a2245">
                  <text:list-item>
                    <text:p text:style-name="a2244" text:class-names="" text:cond-style-name=""><text:span text:style-name="a2243" text:class-names="">b.id.b2</text:span></text:p>
                  </text:list-item>
                </text:list>
              </table:table-cell>
            </table:table-row>
            <table:table-row table:style-name="a2247" table:default-cell-style-name="">
              <table:table-cell table:style-name="a2251">
                <text:list text:style-name="a2250">
                  <text:list-item>
                    <text:p text:style-name="a2249" text:class-names="" text:cond-style-name=""><text:span text:style-name="a2248" text:class-names="">p.id.p1</text:span></text:p>
                  </text:list-item>
                </text:list>
              </table:table-cell>
            </table:table-row>
            <table:table-row table:style-name="a2252" table:default-cell-style-name="">
              <table:table-cell table:style-name="a2256">
                <text:list text:style-name="a2255">
                  <text:list-item>
                    <text:p text:style-name="a2254" text:class-names="" text:cond-style-name=""><text:span text:style-name="a2253" text:class-names="">p.id.p2</text:span></text:p>
                  </text:list-item>
                </text:list>
              </table:table-cell>
            </table:table-row>
            <table:table-row table:style-name="a2257" table:default-cell-style-name="">
              <table:table-cell table:style-name="a2261">
                <text:list text:style-name="a2260">
                  <text:list-item>
                    <text:p text:style-name="a2259" text:class-names="" text:cond-style-name=""><text:span text:style-name="a2258" text:class-names=""/></text:p>
                  </text:list-item>
                </text:list>
              </table:table-cell>
            </table:table-row>
            <table:table-row table:style-name="a2262" table:default-cell-style-name="">
              <table:table-cell table:style-name="a2266">
                <text:list text:style-name="a2265">
                  <text:list-item>
                    <text:p text:style-name="a2264" text:class-names="" text:cond-style-name=""><text:span text:style-name="a2263" text:class-names=""/></text:p>
                  </text:list-item>
                </text:list>
              </table:table-cell>
            </table:table-row>
            <table:table-row table:style-name="a2267" table:default-cell-style-name="">
              <table:table-cell table:style-name="a2271">
                <text:list text:style-name="a2270">
                  <text:list-item>
                    <text:p text:style-name="a2269" text:class-names="" text:cond-style-name=""><text:span text:style-name="a2268" text:class-names=""/></text:p>
                  </text:list-item>
                </text:list>
              </table:table-cell>
            </table:table-row>
            <table:table-row table:style-name="a2272" table:default-cell-style-name="">
              <table:table-cell table:style-name="a2276">
                <text:list text:style-name="a2275">
                  <text:list-item>
                    <text:p text:style-name="a2274" text:class-names="" text:cond-style-name=""><text:span text:style-name="a2273" text:class-names=""/></text:p>
                  </text:list-item>
                </text:list>
              </table:table-cell>
            </table:table-row>
            <table:table-row table:style-name="a2277" table:default-cell-style-name="">
              <table:table-cell table:style-name="a2281">
                <text:list text:style-name="a2280">
                  <text:list-item>
                    <text:p text:style-name="a2279" text:class-names="" text:cond-style-name=""><text:span text:style-name="a2278" text:class-names=""/></text:p>
                  </text:list-item>
                </text:list>
              </table:table-cell>
            </table:table-row>
            <table:table-row table:style-name="a2282" table:default-cell-style-name="">
              <table:table-cell table:style-name="a2286">
                <text:list text:style-name="a2285">
                  <text:list-item>
                    <text:p text:style-name="a2284" text:class-names="" text:cond-style-name=""><text:span text:style-name="a2283" text:class-names=""/></text:p>
                  </text:list-item>
                </text:list>
              </table:table-cell>
            </table:table-row>
            <table:table-row table:style-name="a2287" table:default-cell-style-name="">
              <table:table-cell table:style-name="a2291">
                <text:list text:style-name="a2290">
                  <text:list-item>
                    <text:p text:style-name="a2289" text:class-names="" text:cond-style-name=""><text:span text:style-name="a2288" text:class-names=""/></text:p>
                  </text:list-item>
                </text:list>
              </table:table-cell>
            </table:table-row>
            <table:table-row table:style-name="a2292" table:default-cell-style-name="">
              <table:table-cell table:style-name="a2296">
                <text:list text:style-name="a2295">
                  <text:list-item>
                    <text:p text:style-name="a2294" text:class-names="" text:cond-style-name=""><text:span text:style-name="a2293" text:class-names=""/></text:p>
                  </text:list-item>
                </text:list>
              </table:table-cell>
            </table:table-row>
            <table:table-row table:style-name="a2297" table:default-cell-style-name="">
              <table:table-cell table:style-name="a2301">
                <text:list text:style-name="a2300">
                  <text:list-item>
                    <text:p text:style-name="a2299" text:class-names="" text:cond-style-name=""><text:span text:style-name="a2298" text:class-names=""/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181" draw:style-name="a2304" draw:name="TextBox 9" svg:x="4.86128in" svg:y="0.30145in" svg:width="3.01541in" svg:height="0.43757in">
          <draw:text-box>
            <text:p text:style-name="a2303" text:class-names="" text:cond-style-name=""><text:span text:style-name="a2302" text:class-names="">Concept Property Graph</text:span></text:p>
          </draw:text-box>
          <svg:title/>
          <svg:desc/>
        </draw:frame>
        <draw:frame draw:id="id182" draw:style-name="a2307" draw:name="TextBox 10" svg:x="0.38093in" svg:y="0.24006in" svg:width="1.96645in" svg:height="0.43757in">
          <draw:text-box>
            <text:p text:style-name="a2306" text:class-names="" text:cond-style-name=""><text:span text:style-name="a2305" text:class-names="">Entity Schemas</text:span></text:p>
          </draw:text-box>
          <svg:title/>
          <svg:desc/>
        </draw:frame>
        <draw:custom-shape svg:x="4.87028in" svg:y="1.06825in" svg:width="1.66946in" svg:height="0.40371in" draw:id="id183" draw:style-name="a2310" draw:name="Oval 2">
          <svg:title/>
          <svg:desc/>
          <text:p text:style-name="a2309" text:class-names="" text:cond-style-name=""><text:span text:style-name="a2308" text:class-names="">p.age.3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43072in" svg:y="2.07541in" svg:width="2.04281in" svg:height="0.40371in" draw:id="id184" draw:style-name="a2314" draw:name="Oval 11">
          <svg:title/>
          <svg:desc/>
          <text:p text:style-name="a2313" text:class-names="" text:cond-style-name=""><text:span text:style-name="a2311" text:class-names="">p.race.White</text:span><text:span text:style-name="a23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49494in" svg:y="2.07541in" svg:width="2.04281in" svg:height="0.40371in" draw:id="id185" draw:style-name="a2317" draw:name="Oval 12">
          <svg:title/>
          <svg:desc/>
          <text:p text:style-name="a2316" text:class-names="" text:cond-style-name=""><text:span text:style-name="a2315" text:class-names="">b.id.b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9525in" svg:y1="1.41284in" draw:start-shape="id183" draw:start-glue-point="6" svg:x2="7.51635in" svg:y2="2.07541in" draw:end-shape="id185" draw:end-glue-point="0" draw:id="id186" draw:style-name="a2318" draw:name="Straight Connector 13">
          <svg:title/>
          <svg:desc/>
        </draw:connector>
        <draw:custom-shape svg:x="5.45096in" svg:y="2.84453in" svg:width="1.66946in" svg:height="0.40371in" draw:id="id187" draw:style-name="a2321" draw:name="Oval 14">
          <svg:title/>
          <svg:desc/>
          <text:p text:style-name="a2320" text:class-names="" text:cond-style-name=""><text:span text:style-name="a2319" text:class-names="">p.age.2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70995in" svg:y="3.56882in" svg:width="2.04281in" svg:height="0.40371in" draw:id="id188" draw:style-name="a2324" draw:name="Oval 15">
          <svg:title/>
          <svg:desc/>
          <text:p text:style-name="a2323" text:class-names="" text:cond-style-name=""><text:span text:style-name="a2322" text:class-names="">b.id.b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8569in" svg:y1="3.24824in" draw:start-shape="id187" draw:start-glue-point="2" svg:x2="5.45359in" svg:y2="3.62794in" draw:end-shape="id188" draw:end-glue-point="7" draw:id="id189" draw:style-name="a2325" draw:name="Straight Connector 16">
          <svg:title/>
          <svg:desc/>
        </draw:connector>
        <draw:connector draw:type="line" svg:x1="4.45213in" svg:y1="2.47912in" draw:start-shape="id184" draw:start-glue-point="2" svg:x2="4.73135in" svg:y2="3.56882in" draw:end-shape="id188" draw:end-glue-point="0" draw:id="id190" draw:style-name="a2326" draw:name="Straight Connector 17">
          <svg:title/>
          <svg:desc/>
        </draw:connector>
        <draw:custom-shape svg:x="7.12042in" svg:y="1.0279in" svg:width="2.04281in" svg:height="0.40371in" draw:id="id191" draw:style-name="a2329" draw:name="Oval 18">
          <svg:title/>
          <svg:desc/>
          <text:p text:style-name="a2328" text:class-names="" text:cond-style-name=""><text:span text:style-name="a2327" text:class-names="">p.id.p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49494in" svg:y1="2.27726in" draw:start-shape="id185" draw:start-glue-point="3" svg:x2="5.47353in" svg:y2="2.27726in" draw:end-shape="id184" draw:end-glue-point="1" draw:id="id192" draw:style-name="a2330" draw:name="Straight Connector 20">
          <svg:title/>
          <svg:desc/>
        </draw:connector>
        <draw:connector draw:type="line" svg:x1="7.51635in" svg:y1="2.07541in" draw:start-shape="id185" draw:start-glue-point="0" svg:x2="8.14182in" svg:y2="1.43161in" draw:end-shape="id191" draw:end-glue-point="2" draw:id="id193" draw:style-name="a2331" draw:name="Straight Connector 23">
          <svg:title/>
          <svg:desc/>
        </draw:connector>
        <draw:custom-shape svg:x="6.69847in" svg:y="3.56882in" svg:width="2.04281in" svg:height="0.40371in" draw:id="id194" draw:style-name="a2334" draw:name="Oval 31">
          <svg:title/>
          <svg:desc/>
          <text:p text:style-name="a2333" text:class-names="" text:cond-style-name=""><text:span text:style-name="a2332" text:class-names="">p.id.p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75276in" svg:y1="3.77067in" draw:start-shape="id188" draw:start-glue-point="1" svg:x2="6.69847in" svg:y2="3.77067in" draw:end-shape="id194" draw:end-glue-point="3" draw:id="id195" draw:style-name="a2335" draw:name="Straight Connector 32">
          <svg:title/>
          <svg:desc/>
        </draw:connector>
        <draw:frame draw:id="id196" draw:style-name="a2358" draw:name="TextBox 1" svg:x="0.38093in" svg:y="0.93151in" svg:width="1.60441in" svg:height="3.13027in">
          <draw:text-box>
            <text:p text:style-name="a2337" text:class-names="" text:cond-style-name=""><text:span text:style-name="a2336" text:class-names="">Participant:</text:span></text:p>
            <text:p text:style-name="a2339" text:class-names="" text:cond-style-name=""><text:span text:style-name="a2338" text:class-names=""><text:s text:c="2"/>id <text:s text:c="1"/></text:span></text:p>
            <text:p text:style-name="a2341" text:class-names="" text:cond-style-name=""><text:span text:style-name="a2340" text:class-names=""><text:s text:c="2"/>age</text:span></text:p>
            <text:p text:style-name="a2343" text:class-names="" text:cond-style-name=""><text:span text:style-name="a2342" text:class-names=""><text:s text:c="2"/>race</text:span></text:p>
            <text:p text:style-name="a2345" text:class-names="" text:cond-style-name=""><text:span text:style-name="a2344" text:class-names=""/></text:p>
            <text:p text:style-name="a2347" text:class-names="" text:cond-style-name=""><text:span text:style-name="a2346" text:class-names="">Biospecimen:</text:span></text:p>
            <text:p text:style-name="a2349" text:class-names="" text:cond-style-name=""><text:span text:style-name="a2348" text:class-names=""><text:s text:c="2"/>id</text:span></text:p>
            <text:p text:style-name="a2353" text:class-names="" text:cond-style-name=""><text:span text:style-name="a2350" text:class-names=""><text:s text:c="2"/></text:span><text:span text:style-name="a2351" text:class-names="">tissue_type</text:span><text:span text:style-name="a2352" text:class-names=""/></text:p>
            <text:p text:style-name="a2355" text:class-names="" text:cond-style-name=""><text:span text:style-name="a2354" text:class-names=""><text:s text:c="2"/>_links:</text:span></text:p>
            <text:p text:style-name="a2357" text:class-names="" text:cond-style-name=""><text:span text:style-name="a2356" text:class-names=""><text:s text:c="4"/>participant</text:span></text:p>
          </draw:text-box>
          <svg:title/>
          <svg:desc/>
        </draw:frame>
        <draw:frame draw:id="id197" draw:style-name="a2361" draw:name="TextBox 22" svg:x="0.29777in" svg:y="4.51632in" svg:width="2.05235in" svg:height="0.43757in">
          <draw:text-box>
            <text:p text:style-name="a2360" text:class-names="" text:cond-style-name=""><text:span text:style-name="a2359" text:class-names="">Entity Payloads:</text:span></text:p>
          </draw:text-box>
          <svg:title/>
          <svg:desc/>
        </draw:frame>
        <draw:custom-shape svg:x="0.37019in" svg:y="4.95388in" svg:width="1.86269in" svg:height="1.3127in" draw:id="id198" draw:style-name="a2370" draw:name="Rectangle 7">
          <svg:title/>
          <svg:desc/>
          <text:p text:style-name="a2363" text:class-names="" text:cond-style-name=""><text:span text:style-name="a2362" text:class-names="">Participant:</text:span></text:p>
          <text:p text:style-name="a2365" text:class-names="" text:cond-style-name=""><text:span text:style-name="a2364" text:class-names=""><text:s text:c="2"/>id: p1 <text:s text:c="1"/></text:span></text:p>
          <text:p text:style-name="a2367" text:class-names="" text:cond-style-name=""><text:span text:style-name="a2366" text:class-names=""><text:s text:c="2"/>age: 300</text:span></text:p>
          <text:p text:style-name="a2369" text:class-names="" text:cond-style-name=""><text:span text:style-name="a2368" text:class-names=""><text:s text:c="2"/>rac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2371" draw:master-page-name="Master1-Layout1-title-Title-Slide" presentation:presentation-page-layout-name="Master1-PPL1" draw:id="Slide-265">
        <draw:frame draw:id="id199" draw:name="Table 8" svg:x="10.24657in" svg:y="0.30145in" svg:width="2.89041in" svg:height="5.6in">
          <table:table table:style-name="a237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373" table:default-cell-style-name=""/>
            <table:table-row table:style-name="a2374" table:default-cell-style-name="">
              <table:table-cell table:style-name="a2378">
                <text:list text:style-name="a2377">
                  <text:list-item>
                    <text:p text:style-name="a2376" text:class-names="" text:cond-style-name=""><text:span text:style-name="a2375" text:class-names="">ID Nodes</text:span></text:p>
                  </text:list-item>
                </text:list>
              </table:table-cell>
            </table:table-row>
            <table:table-row table:style-name="a2379" table:default-cell-style-name="">
              <table:table-cell table:style-name="a2383">
                <text:list text:style-name="a2382">
                  <text:list-item>
                    <text:p text:style-name="a2381" text:class-names="" text:cond-style-name=""><text:span text:style-name="a2380" text:class-names="">b.id.b1</text:span></text:p>
                  </text:list-item>
                </text:list>
              </table:table-cell>
            </table:table-row>
            <table:table-row table:style-name="a2384" table:default-cell-style-name="">
              <table:table-cell table:style-name="a2388">
                <text:list text:style-name="a2387">
                  <text:list-item>
                    <text:p text:style-name="a2386" text:class-names="" text:cond-style-name=""><text:span text:style-name="a2385" text:class-names="">b.id.b2</text:span></text:p>
                  </text:list-item>
                </text:list>
              </table:table-cell>
            </table:table-row>
            <table:table-row table:style-name="a2389" table:default-cell-style-name="">
              <table:table-cell table:style-name="a2393">
                <text:list text:style-name="a2392">
                  <text:list-item>
                    <text:p text:style-name="a2391" text:class-names="" text:cond-style-name=""><text:span text:style-name="a2390" text:class-names="">p.id.p1</text:span></text:p>
                  </text:list-item>
                </text:list>
              </table:table-cell>
            </table:table-row>
            <table:table-row table:style-name="a2394" table:default-cell-style-name="">
              <table:table-cell table:style-name="a2398">
                <text:list text:style-name="a2397">
                  <text:list-item>
                    <text:p text:style-name="a2396" text:class-names="" text:cond-style-name=""><text:span text:style-name="a2395" text:class-names="">p.id.p2</text:span></text:p>
                  </text:list-item>
                </text:list>
              </table:table-cell>
            </table:table-row>
            <table:table-row table:style-name="a2399" table:default-cell-style-name="">
              <table:table-cell table:style-name="a2403">
                <text:list text:style-name="a2402">
                  <text:list-item>
                    <text:p text:style-name="a2401" text:class-names="" text:cond-style-name=""><text:span text:style-name="a2400" text:class-names=""/></text:p>
                  </text:list-item>
                </text:list>
              </table:table-cell>
            </table:table-row>
            <table:table-row table:style-name="a2404" table:default-cell-style-name="">
              <table:table-cell table:style-name="a2408">
                <text:list text:style-name="a2407">
                  <text:list-item>
                    <text:p text:style-name="a2406" text:class-names="" text:cond-style-name=""><text:span text:style-name="a2405" text:class-names=""/></text:p>
                  </text:list-item>
                </text:list>
              </table:table-cell>
            </table:table-row>
            <table:table-row table:style-name="a2409" table:default-cell-style-name="">
              <table:table-cell table:style-name="a2413">
                <text:list text:style-name="a2412">
                  <text:list-item>
                    <text:p text:style-name="a2411" text:class-names="" text:cond-style-name=""><text:span text:style-name="a2410" text:class-names=""/></text:p>
                  </text:list-item>
                </text:list>
              </table:table-cell>
            </table:table-row>
            <table:table-row table:style-name="a2414" table:default-cell-style-name="">
              <table:table-cell table:style-name="a2418">
                <text:list text:style-name="a2417">
                  <text:list-item>
                    <text:p text:style-name="a2416" text:class-names="" text:cond-style-name=""><text:span text:style-name="a2415" text:class-names=""/></text:p>
                  </text:list-item>
                </text:list>
              </table:table-cell>
            </table:table-row>
            <table:table-row table:style-name="a2419" table:default-cell-style-name="">
              <table:table-cell table:style-name="a2423">
                <text:list text:style-name="a2422">
                  <text:list-item>
                    <text:p text:style-name="a2421" text:class-names="" text:cond-style-name=""><text:span text:style-name="a2420" text:class-names=""/></text:p>
                  </text:list-item>
                </text:list>
              </table:table-cell>
            </table:table-row>
            <table:table-row table:style-name="a2424" table:default-cell-style-name="">
              <table:table-cell table:style-name="a2428">
                <text:list text:style-name="a2427">
                  <text:list-item>
                    <text:p text:style-name="a2426" text:class-names="" text:cond-style-name=""><text:span text:style-name="a2425" text:class-names=""/></text:p>
                  </text:list-item>
                </text:list>
              </table:table-cell>
            </table:table-row>
            <table:table-row table:style-name="a2429" table:default-cell-style-name="">
              <table:table-cell table:style-name="a2433">
                <text:list text:style-name="a2432">
                  <text:list-item>
                    <text:p text:style-name="a2431" text:class-names="" text:cond-style-name=""><text:span text:style-name="a2430" text:class-names=""/></text:p>
                  </text:list-item>
                </text:list>
              </table:table-cell>
            </table:table-row>
            <table:table-row table:style-name="a2434" table:default-cell-style-name="">
              <table:table-cell table:style-name="a2438">
                <text:list text:style-name="a2437">
                  <text:list-item>
                    <text:p text:style-name="a2436" text:class-names="" text:cond-style-name=""><text:span text:style-name="a2435" text:class-names=""/></text:p>
                  </text:list-item>
                </text:list>
              </table:table-cell>
            </table:table-row>
            <table:table-row table:style-name="a2439" table:default-cell-style-name="">
              <table:table-cell table:style-name="a2443">
                <text:list text:style-name="a2442">
                  <text:list-item>
                    <text:p text:style-name="a2441" text:class-names="" text:cond-style-name=""><text:span text:style-name="a2440" text:class-names=""/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200" draw:style-name="a2446" draw:name="TextBox 9" svg:x="4.86128in" svg:y="0.30145in" svg:width="3.01541in" svg:height="0.43757in">
          <draw:text-box>
            <text:p text:style-name="a2445" text:class-names="" text:cond-style-name=""><text:span text:style-name="a2444" text:class-names="">Concept Property Graph</text:span></text:p>
          </draw:text-box>
          <svg:title/>
          <svg:desc/>
        </draw:frame>
        <draw:frame draw:id="id201" draw:style-name="a2449" draw:name="TextBox 10" svg:x="0.38093in" svg:y="0.24006in" svg:width="1.96645in" svg:height="0.43757in">
          <draw:text-box>
            <text:p text:style-name="a2448" text:class-names="" text:cond-style-name=""><text:span text:style-name="a2447" text:class-names="">Entity Schemas</text:span></text:p>
          </draw:text-box>
          <svg:title/>
          <svg:desc/>
        </draw:frame>
        <draw:custom-shape svg:x="4.87028in" svg:y="1.06825in" svg:width="1.66946in" svg:height="0.40371in" draw:id="id202" draw:style-name="a2452" draw:name="Oval 2">
          <svg:title/>
          <svg:desc/>
          <text:p text:style-name="a2451" text:class-names="" text:cond-style-name=""><text:span text:style-name="a2450" text:class-names="">p.age.3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43072in" svg:y="2.07541in" svg:width="2.04281in" svg:height="0.40371in" draw:id="id203" draw:style-name="a2456" draw:name="Oval 11">
          <svg:title/>
          <svg:desc/>
          <text:p text:style-name="a2455" text:class-names="" text:cond-style-name=""><text:span text:style-name="a2453" text:class-names="">p.race.White</text:span><text:span text:style-name="a24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49494in" svg:y="2.07541in" svg:width="2.04281in" svg:height="0.40371in" draw:id="id204" draw:style-name="a2459" draw:name="Oval 12">
          <svg:title/>
          <svg:desc/>
          <text:p text:style-name="a2458" text:class-names="" text:cond-style-name=""><text:span text:style-name="a2457" text:class-names="">b.id.b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9525in" svg:y1="1.41284in" draw:start-shape="id202" draw:start-glue-point="6" svg:x2="7.51635in" svg:y2="2.07541in" draw:end-shape="id204" draw:end-glue-point="0" draw:id="id205" draw:style-name="a2460" draw:name="Straight Connector 13">
          <svg:title/>
          <svg:desc/>
        </draw:connector>
        <draw:custom-shape svg:x="5.45096in" svg:y="2.84453in" svg:width="1.66946in" svg:height="0.40371in" draw:id="id206" draw:style-name="a2463" draw:name="Oval 14">
          <svg:title/>
          <svg:desc/>
          <text:p text:style-name="a2462" text:class-names="" text:cond-style-name=""><text:span text:style-name="a2461" text:class-names="">p.age.2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70995in" svg:y="3.56882in" svg:width="2.04281in" svg:height="0.40371in" draw:id="id207" draw:style-name="a2466" draw:name="Oval 15">
          <svg:title/>
          <svg:desc/>
          <text:p text:style-name="a2465" text:class-names="" text:cond-style-name=""><text:span text:style-name="a2464" text:class-names="">b.id.b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8569in" svg:y1="3.24824in" draw:start-shape="id206" draw:start-glue-point="2" svg:x2="5.45359in" svg:y2="3.62794in" draw:end-shape="id207" draw:end-glue-point="7" draw:id="id208" draw:style-name="a2467" draw:name="Straight Connector 16">
          <svg:title/>
          <svg:desc/>
        </draw:connector>
        <draw:connector draw:type="line" svg:x1="4.45213in" svg:y1="2.47912in" draw:start-shape="id203" draw:start-glue-point="2" svg:x2="4.73135in" svg:y2="3.56882in" draw:end-shape="id207" draw:end-glue-point="0" draw:id="id209" draw:style-name="a2468" draw:name="Straight Connector 17">
          <svg:title/>
          <svg:desc/>
        </draw:connector>
        <draw:custom-shape svg:x="7.12042in" svg:y="1.0279in" svg:width="2.04281in" svg:height="0.40371in" draw:id="id210" draw:style-name="a2471" draw:name="Oval 18">
          <svg:title/>
          <svg:desc/>
          <text:p text:style-name="a2470" text:class-names="" text:cond-style-name=""><text:span text:style-name="a2469" text:class-names="">p.id.p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49494in" svg:y1="2.27726in" draw:start-shape="id204" draw:start-glue-point="3" svg:x2="5.47353in" svg:y2="2.27726in" draw:end-shape="id203" draw:end-glue-point="1" draw:id="id211" draw:style-name="a2472" draw:name="Straight Connector 20">
          <svg:title/>
          <svg:desc/>
        </draw:connector>
        <draw:connector draw:type="line" svg:x1="7.51635in" svg:y1="2.07541in" draw:start-shape="id204" draw:start-glue-point="0" svg:x2="8.14182in" svg:y2="1.43161in" draw:end-shape="id210" draw:end-glue-point="2" draw:id="id212" draw:style-name="a2473" draw:name="Straight Connector 23">
          <svg:title/>
          <svg:desc/>
        </draw:connector>
        <draw:custom-shape svg:x="6.69847in" svg:y="3.56882in" svg:width="2.04281in" svg:height="0.40371in" draw:id="id213" draw:style-name="a2476" draw:name="Oval 31">
          <svg:title/>
          <svg:desc/>
          <text:p text:style-name="a2475" text:class-names="" text:cond-style-name=""><text:span text:style-name="a2474" text:class-names="">p.id.p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75276in" svg:y1="3.77067in" draw:start-shape="id207" draw:start-glue-point="1" svg:x2="6.69847in" svg:y2="3.77067in" draw:end-shape="id213" draw:end-glue-point="3" draw:id="id214" draw:style-name="a2477" draw:name="Straight Connector 32">
          <svg:title/>
          <svg:desc/>
        </draw:connector>
        <draw:frame draw:id="id215" draw:style-name="a2500" draw:name="TextBox 1" svg:x="0.38093in" svg:y="0.93151in" svg:width="1.60441in" svg:height="3.13027in">
          <draw:text-box>
            <text:p text:style-name="a2479" text:class-names="" text:cond-style-name=""><text:span text:style-name="a2478" text:class-names="">Participant:</text:span></text:p>
            <text:p text:style-name="a2481" text:class-names="" text:cond-style-name=""><text:span text:style-name="a2480" text:class-names=""><text:s text:c="2"/>id <text:s text:c="1"/></text:span></text:p>
            <text:p text:style-name="a2483" text:class-names="" text:cond-style-name=""><text:span text:style-name="a2482" text:class-names=""><text:s text:c="2"/>age</text:span></text:p>
            <text:p text:style-name="a2485" text:class-names="" text:cond-style-name=""><text:span text:style-name="a2484" text:class-names=""><text:s text:c="2"/>race</text:span></text:p>
            <text:p text:style-name="a2487" text:class-names="" text:cond-style-name=""><text:span text:style-name="a2486" text:class-names=""/></text:p>
            <text:p text:style-name="a2489" text:class-names="" text:cond-style-name=""><text:span text:style-name="a2488" text:class-names="">Biospecimen:</text:span></text:p>
            <text:p text:style-name="a2491" text:class-names="" text:cond-style-name=""><text:span text:style-name="a2490" text:class-names=""><text:s text:c="2"/>id</text:span></text:p>
            <text:p text:style-name="a2495" text:class-names="" text:cond-style-name=""><text:span text:style-name="a2492" text:class-names=""><text:s text:c="2"/></text:span><text:span text:style-name="a2493" text:class-names="">tissue_type</text:span><text:span text:style-name="a2494" text:class-names=""/></text:p>
            <text:p text:style-name="a2497" text:class-names="" text:cond-style-name=""><text:span text:style-name="a2496" text:class-names=""><text:s text:c="2"/>_links:</text:span></text:p>
            <text:p text:style-name="a2499" text:class-names="" text:cond-style-name=""><text:span text:style-name="a2498" text:class-names=""><text:s text:c="4"/>participant</text:span></text:p>
          </draw:text-box>
          <svg:title/>
          <svg:desc/>
        </draw:frame>
        <draw:frame draw:id="id216" draw:style-name="a2503" draw:name="TextBox 22" svg:x="0.29777in" svg:y="4.51632in" svg:width="2.05235in" svg:height="0.43757in">
          <draw:text-box>
            <text:p text:style-name="a2502" text:class-names="" text:cond-style-name=""><text:span text:style-name="a2501" text:class-names="">Entity Payloads:</text:span></text:p>
          </draw:text-box>
          <svg:title/>
          <svg:desc/>
        </draw:frame>
        <draw:custom-shape svg:x="0.37019in" svg:y="4.95388in" svg:width="1.86269in" svg:height="1.3127in" draw:id="id217" draw:style-name="a2512" draw:name="Rectangle 7">
          <svg:title/>
          <svg:desc/>
          <text:p text:style-name="a2505" text:class-names="" text:cond-style-name=""><text:span text:style-name="a2504" text:class-names="">Participant:</text:span></text:p>
          <text:p text:style-name="a2507" text:class-names="" text:cond-style-name=""><text:span text:style-name="a2506" text:class-names=""><text:s text:c="2"/>id: p1 <text:s text:c="1"/></text:span></text:p>
          <text:p text:style-name="a2509" text:class-names="" text:cond-style-name=""><text:span text:style-name="a2508" text:class-names=""><text:s text:c="2"/>age: 300</text:span></text:p>
          <text:p text:style-name="a2511" text:class-names="" text:cond-style-name=""><text:span text:style-name="a2510" text:class-names=""><text:s text:c="2"/>race: Whit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2513" draw:master-page-name="Master1-Layout1-title-Title-Slide" presentation:presentation-page-layout-name="Master1-PPL1" draw:id="Slide-266">
        <draw:frame draw:id="id218" draw:name="Table 8" svg:x="10.24657in" svg:y="0.30145in" svg:width="2.89041in" svg:height="5.6in">
          <table:table table:style-name="a251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515" table:default-cell-style-name=""/>
            <table:table-row table:style-name="a2516" table:default-cell-style-name="">
              <table:table-cell table:style-name="a2520">
                <text:list text:style-name="a2519">
                  <text:list-item>
                    <text:p text:style-name="a2518" text:class-names="" text:cond-style-name=""><text:span text:style-name="a2517" text:class-names="">ID Nodes</text:span></text:p>
                  </text:list-item>
                </text:list>
              </table:table-cell>
            </table:table-row>
            <table:table-row table:style-name="a2521" table:default-cell-style-name="">
              <table:table-cell table:style-name="a2525">
                <text:list text:style-name="a2524">
                  <text:list-item>
                    <text:p text:style-name="a2523" text:class-names="" text:cond-style-name=""><text:span text:style-name="a2522" text:class-names="">b.id.b1</text:span></text:p>
                  </text:list-item>
                </text:list>
              </table:table-cell>
            </table:table-row>
            <table:table-row table:style-name="a2526" table:default-cell-style-name="">
              <table:table-cell table:style-name="a2530">
                <text:list text:style-name="a2529">
                  <text:list-item>
                    <text:p text:style-name="a2528" text:class-names="" text:cond-style-name=""><text:span text:style-name="a2527" text:class-names="">b.id.b2</text:span></text:p>
                  </text:list-item>
                </text:list>
              </table:table-cell>
            </table:table-row>
            <table:table-row table:style-name="a2531" table:default-cell-style-name="">
              <table:table-cell table:style-name="a2535">
                <text:list text:style-name="a2534">
                  <text:list-item>
                    <text:p text:style-name="a2533" text:class-names="" text:cond-style-name=""><text:span text:style-name="a2532" text:class-names="">p.id.p1</text:span></text:p>
                  </text:list-item>
                </text:list>
              </table:table-cell>
            </table:table-row>
            <table:table-row table:style-name="a2536" table:default-cell-style-name="">
              <table:table-cell table:style-name="a2540">
                <text:list text:style-name="a2539">
                  <text:list-item>
                    <text:p text:style-name="a2538" text:class-names="" text:cond-style-name=""><text:span text:style-name="a2537" text:class-names="">p.id.p2</text:span></text:p>
                  </text:list-item>
                </text:list>
              </table:table-cell>
            </table:table-row>
            <table:table-row table:style-name="a2541" table:default-cell-style-name="">
              <table:table-cell table:style-name="a2545">
                <text:list text:style-name="a2544">
                  <text:list-item>
                    <text:p text:style-name="a2543" text:class-names="" text:cond-style-name=""><text:span text:style-name="a2542" text:class-names=""/></text:p>
                  </text:list-item>
                </text:list>
              </table:table-cell>
            </table:table-row>
            <table:table-row table:style-name="a2546" table:default-cell-style-name="">
              <table:table-cell table:style-name="a2550">
                <text:list text:style-name="a2549">
                  <text:list-item>
                    <text:p text:style-name="a2548" text:class-names="" text:cond-style-name=""><text:span text:style-name="a2547" text:class-names=""/></text:p>
                  </text:list-item>
                </text:list>
              </table:table-cell>
            </table:table-row>
            <table:table-row table:style-name="a2551" table:default-cell-style-name="">
              <table:table-cell table:style-name="a2555">
                <text:list text:style-name="a2554">
                  <text:list-item>
                    <text:p text:style-name="a2553" text:class-names="" text:cond-style-name=""><text:span text:style-name="a2552" text:class-names=""/></text:p>
                  </text:list-item>
                </text:list>
              </table:table-cell>
            </table:table-row>
            <table:table-row table:style-name="a2556" table:default-cell-style-name="">
              <table:table-cell table:style-name="a2560">
                <text:list text:style-name="a2559">
                  <text:list-item>
                    <text:p text:style-name="a2558" text:class-names="" text:cond-style-name=""><text:span text:style-name="a2557" text:class-names=""/></text:p>
                  </text:list-item>
                </text:list>
              </table:table-cell>
            </table:table-row>
            <table:table-row table:style-name="a2561" table:default-cell-style-name="">
              <table:table-cell table:style-name="a2565">
                <text:list text:style-name="a2564">
                  <text:list-item>
                    <text:p text:style-name="a2563" text:class-names="" text:cond-style-name=""><text:span text:style-name="a2562" text:class-names=""/></text:p>
                  </text:list-item>
                </text:list>
              </table:table-cell>
            </table:table-row>
            <table:table-row table:style-name="a2566" table:default-cell-style-name="">
              <table:table-cell table:style-name="a2570">
                <text:list text:style-name="a2569">
                  <text:list-item>
                    <text:p text:style-name="a2568" text:class-names="" text:cond-style-name=""><text:span text:style-name="a2567" text:class-names=""/></text:p>
                  </text:list-item>
                </text:list>
              </table:table-cell>
            </table:table-row>
            <table:table-row table:style-name="a2571" table:default-cell-style-name="">
              <table:table-cell table:style-name="a2575">
                <text:list text:style-name="a2574">
                  <text:list-item>
                    <text:p text:style-name="a2573" text:class-names="" text:cond-style-name=""><text:span text:style-name="a2572" text:class-names=""/></text:p>
                  </text:list-item>
                </text:list>
              </table:table-cell>
            </table:table-row>
            <table:table-row table:style-name="a2576" table:default-cell-style-name="">
              <table:table-cell table:style-name="a2580">
                <text:list text:style-name="a2579">
                  <text:list-item>
                    <text:p text:style-name="a2578" text:class-names="" text:cond-style-name=""><text:span text:style-name="a2577" text:class-names=""/></text:p>
                  </text:list-item>
                </text:list>
              </table:table-cell>
            </table:table-row>
            <table:table-row table:style-name="a2581" table:default-cell-style-name="">
              <table:table-cell table:style-name="a2585">
                <text:list text:style-name="a2584">
                  <text:list-item>
                    <text:p text:style-name="a2583" text:class-names="" text:cond-style-name=""><text:span text:style-name="a2582" text:class-names=""/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219" draw:style-name="a2588" draw:name="TextBox 9" svg:x="4.86128in" svg:y="0.30145in" svg:width="3.01541in" svg:height="0.43757in">
          <draw:text-box>
            <text:p text:style-name="a2587" text:class-names="" text:cond-style-name=""><text:span text:style-name="a2586" text:class-names="">Concept Property Graph</text:span></text:p>
          </draw:text-box>
          <svg:title/>
          <svg:desc/>
        </draw:frame>
        <draw:frame draw:id="id220" draw:style-name="a2591" draw:name="TextBox 10" svg:x="0.38093in" svg:y="0.24006in" svg:width="1.96645in" svg:height="0.43757in">
          <draw:text-box>
            <text:p text:style-name="a2590" text:class-names="" text:cond-style-name=""><text:span text:style-name="a2589" text:class-names="">Entity Schemas</text:span></text:p>
          </draw:text-box>
          <svg:title/>
          <svg:desc/>
        </draw:frame>
        <draw:custom-shape svg:x="4.87028in" svg:y="1.06825in" svg:width="1.66946in" svg:height="0.40371in" draw:id="id221" draw:style-name="a2594" draw:name="Oval 2">
          <svg:title/>
          <svg:desc/>
          <text:p text:style-name="a2593" text:class-names="" text:cond-style-name=""><text:span text:style-name="a2592" text:class-names="">p.age.3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43072in" svg:y="2.07541in" svg:width="2.04281in" svg:height="0.40371in" draw:id="id222" draw:style-name="a2598" draw:name="Oval 11">
          <svg:title/>
          <svg:desc/>
          <text:p text:style-name="a2597" text:class-names="" text:cond-style-name=""><text:span text:style-name="a2595" text:class-names="">p.race.White</text:span><text:span text:style-name="a25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49494in" svg:y="2.07541in" svg:width="2.04281in" svg:height="0.40371in" draw:id="id223" draw:style-name="a2601" draw:name="Oval 12">
          <svg:title/>
          <svg:desc/>
          <text:p text:style-name="a2600" text:class-names="" text:cond-style-name=""><text:span text:style-name="a2599" text:class-names="">b.id.b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9525in" svg:y1="1.41284in" draw:start-shape="id221" draw:start-glue-point="6" svg:x2="7.51635in" svg:y2="2.07541in" draw:end-shape="id223" draw:end-glue-point="0" draw:id="id224" draw:style-name="a2602" draw:name="Straight Connector 13">
          <svg:title/>
          <svg:desc/>
        </draw:connector>
        <draw:custom-shape svg:x="5.45096in" svg:y="2.84453in" svg:width="1.66946in" svg:height="0.40371in" draw:id="id225" draw:style-name="a2605" draw:name="Oval 14">
          <svg:title/>
          <svg:desc/>
          <text:p text:style-name="a2604" text:class-names="" text:cond-style-name=""><text:span text:style-name="a2603" text:class-names="">p.age.2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70995in" svg:y="3.56882in" svg:width="2.04281in" svg:height="0.40371in" draw:id="id226" draw:style-name="a2608" draw:name="Oval 15">
          <svg:title/>
          <svg:desc/>
          <text:p text:style-name="a2607" text:class-names="" text:cond-style-name=""><text:span text:style-name="a2606" text:class-names="">b.id.b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8569in" svg:y1="3.24824in" draw:start-shape="id225" draw:start-glue-point="2" svg:x2="5.45359in" svg:y2="3.62794in" draw:end-shape="id226" draw:end-glue-point="7" draw:id="id227" draw:style-name="a2609" draw:name="Straight Connector 16">
          <svg:title/>
          <svg:desc/>
        </draw:connector>
        <draw:connector draw:type="line" svg:x1="4.45213in" svg:y1="2.47912in" draw:start-shape="id222" draw:start-glue-point="2" svg:x2="4.73135in" svg:y2="3.56882in" draw:end-shape="id226" draw:end-glue-point="0" draw:id="id228" draw:style-name="a2610" draw:name="Straight Connector 17">
          <svg:title/>
          <svg:desc/>
        </draw:connector>
        <draw:custom-shape svg:x="7.12042in" svg:y="1.0279in" svg:width="2.04281in" svg:height="0.40371in" draw:id="id229" draw:style-name="a2613" draw:name="Oval 18">
          <svg:title/>
          <svg:desc/>
          <text:p text:style-name="a2612" text:class-names="" text:cond-style-name=""><text:span text:style-name="a2611" text:class-names="">p.id.p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49494in" svg:y1="2.27726in" draw:start-shape="id223" draw:start-glue-point="3" svg:x2="5.47353in" svg:y2="2.27726in" draw:end-shape="id222" draw:end-glue-point="1" draw:id="id230" draw:style-name="a2614" draw:name="Straight Connector 20">
          <svg:title/>
          <svg:desc/>
        </draw:connector>
        <draw:connector draw:type="line" svg:x1="7.51635in" svg:y1="2.07541in" draw:start-shape="id223" draw:start-glue-point="0" svg:x2="8.14182in" svg:y2="1.43161in" draw:end-shape="id229" draw:end-glue-point="2" draw:id="id231" draw:style-name="a2615" draw:name="Straight Connector 23">
          <svg:title/>
          <svg:desc/>
        </draw:connector>
        <draw:custom-shape svg:x="6.69847in" svg:y="3.56882in" svg:width="2.04281in" svg:height="0.40371in" draw:id="id232" draw:style-name="a2618" draw:name="Oval 31">
          <svg:title/>
          <svg:desc/>
          <text:p text:style-name="a2617" text:class-names="" text:cond-style-name=""><text:span text:style-name="a2616" text:class-names="">p.id.p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75276in" svg:y1="3.77067in" draw:start-shape="id226" draw:start-glue-point="1" svg:x2="6.69847in" svg:y2="3.77067in" draw:end-shape="id232" draw:end-glue-point="3" draw:id="id233" draw:style-name="a2619" draw:name="Straight Connector 32">
          <svg:title/>
          <svg:desc/>
        </draw:connector>
        <draw:frame draw:id="id234" draw:style-name="a2642" draw:name="TextBox 1" svg:x="0.38093in" svg:y="0.79431in" svg:width="1.60441in" svg:height="3.13027in">
          <draw:text-box>
            <text:p text:style-name="a2621" text:class-names="" text:cond-style-name=""><text:span text:style-name="a2620" text:class-names="">Participant:</text:span></text:p>
            <text:p text:style-name="a2623" text:class-names="" text:cond-style-name=""><text:span text:style-name="a2622" text:class-names=""><text:s text:c="2"/>id <text:s text:c="1"/></text:span></text:p>
            <text:p text:style-name="a2625" text:class-names="" text:cond-style-name=""><text:span text:style-name="a2624" text:class-names=""><text:s text:c="2"/>age</text:span></text:p>
            <text:p text:style-name="a2627" text:class-names="" text:cond-style-name=""><text:span text:style-name="a2626" text:class-names=""><text:s text:c="2"/>race</text:span></text:p>
            <text:p text:style-name="a2629" text:class-names="" text:cond-style-name=""><text:span text:style-name="a2628" text:class-names=""/></text:p>
            <text:p text:style-name="a2631" text:class-names="" text:cond-style-name=""><text:span text:style-name="a2630" text:class-names="">Biospecimen:</text:span></text:p>
            <text:p text:style-name="a2633" text:class-names="" text:cond-style-name=""><text:span text:style-name="a2632" text:class-names=""><text:s text:c="2"/>id</text:span></text:p>
            <text:p text:style-name="a2637" text:class-names="" text:cond-style-name=""><text:span text:style-name="a2634" text:class-names=""><text:s text:c="2"/></text:span><text:span text:style-name="a2635" text:class-names="">tissue_type</text:span><text:span text:style-name="a2636" text:class-names=""/></text:p>
            <text:p text:style-name="a2639" text:class-names="" text:cond-style-name=""><text:span text:style-name="a2638" text:class-names=""><text:s text:c="2"/>_links:</text:span></text:p>
            <text:p text:style-name="a2641" text:class-names="" text:cond-style-name=""><text:span text:style-name="a2640" text:class-names=""><text:s text:c="4"/>participant</text:span></text:p>
          </draw:text-box>
          <svg:title/>
          <svg:desc/>
        </draw:frame>
        <draw:frame draw:id="id235" draw:style-name="a2645" draw:name="TextBox 22" svg:x="0.29503in" svg:y="4.04127in" svg:width="2.05235in" svg:height="0.43757in">
          <draw:text-box>
            <text:p text:style-name="a2644" text:class-names="" text:cond-style-name=""><text:span text:style-name="a2643" text:class-names="">Entity Payloads:</text:span></text:p>
          </draw:text-box>
          <svg:title/>
          <svg:desc/>
        </draw:frame>
        <draw:custom-shape svg:x="0.36745in" svg:y="4.47884in" svg:width="1.86269in" svg:height="1.3127in" draw:id="id236" draw:style-name="a2654" draw:name="Rectangle 7">
          <svg:title/>
          <svg:desc/>
          <text:p text:style-name="a2647" text:class-names="" text:cond-style-name=""><text:span text:style-name="a2646" text:class-names="">Participant:</text:span></text:p>
          <text:p text:style-name="a2649" text:class-names="" text:cond-style-name=""><text:span text:style-name="a2648" text:class-names=""><text:s text:c="2"/>id: p1 <text:s text:c="1"/></text:span></text:p>
          <text:p text:style-name="a2651" text:class-names="" text:cond-style-name=""><text:span text:style-name="a2650" text:class-names=""><text:s text:c="2"/>age: 300</text:span></text:p>
          <text:p text:style-name="a2653" text:class-names="" text:cond-style-name=""><text:span text:style-name="a2652" text:class-names=""><text:s text:c="2"/>race: Whi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278in" svg:y="5.89665in" svg:width="1.86269in" svg:height="1.3127in" draw:id="id237" draw:style-name="a2665" draw:name="Rectangle 21">
          <svg:title/>
          <svg:desc/>
          <text:p text:style-name="a2656" text:class-names="" text:cond-style-name=""><text:span text:style-name="a2655" text:class-names="">Biospecimen:</text:span></text:p>
          <text:p text:style-name="a2658" text:class-names="" text:cond-style-name=""><text:span text:style-name="a2657" text:class-names=""><text:s text:c="2"/>id:</text:span></text:p>
          <text:p text:style-name="a2661" text:class-names="" text:cond-style-name=""><text:span text:style-name="a2659" text:class-names="">tissue_type</text:span><text:span text:style-name="a2660" text:class-names="">:</text:span></text:p>
          <text:p text:style-name="a2664" text:class-names="" text:cond-style-name=""><text:span text:style-name="a2662" text:class-names="">participant_id</text:span><text:span text:style-name="a2663" text:class-names="">: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2666" draw:master-page-name="Master1-Layout1-title-Title-Slide" presentation:presentation-page-layout-name="Master1-PPL1" draw:id="Slide-267">
        <draw:frame draw:id="id238" draw:name="Table 8" svg:x="10.24657in" svg:y="0.30145in" svg:width="2.89041in" svg:height="5.6in">
          <table:table table:style-name="a266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668" table:default-cell-style-name=""/>
            <table:table-row table:style-name="a2669" table:default-cell-style-name="">
              <table:table-cell table:style-name="a2673">
                <text:list text:style-name="a2672">
                  <text:list-item>
                    <text:p text:style-name="a2671" text:class-names="" text:cond-style-name=""><text:span text:style-name="a2670" text:class-names="">ID Nodes</text:span></text:p>
                  </text:list-item>
                </text:list>
              </table:table-cell>
            </table:table-row>
            <table:table-row table:style-name="a2674" table:default-cell-style-name="">
              <table:table-cell table:style-name="a2678">
                <text:list text:style-name="a2677">
                  <text:list-item>
                    <text:p text:style-name="a2676" text:class-names="" text:cond-style-name=""><text:span text:style-name="a2675" text:class-names="">b.id.b1</text:span></text:p>
                  </text:list-item>
                </text:list>
              </table:table-cell>
            </table:table-row>
            <table:table-row table:style-name="a2679" table:default-cell-style-name="">
              <table:table-cell table:style-name="a2683">
                <text:list text:style-name="a2682">
                  <text:list-item>
                    <text:p text:style-name="a2681" text:class-names="" text:cond-style-name=""><text:span text:style-name="a2680" text:class-names="">b.id.b2</text:span></text:p>
                  </text:list-item>
                </text:list>
              </table:table-cell>
            </table:table-row>
            <table:table-row table:style-name="a2684" table:default-cell-style-name="">
              <table:table-cell table:style-name="a2688">
                <text:list text:style-name="a2687">
                  <text:list-item>
                    <text:p text:style-name="a2686" text:class-names="" text:cond-style-name=""><text:span text:style-name="a2685" text:class-names="">p.id.p1</text:span></text:p>
                  </text:list-item>
                </text:list>
              </table:table-cell>
            </table:table-row>
            <table:table-row table:style-name="a2689" table:default-cell-style-name="">
              <table:table-cell table:style-name="a2693">
                <text:list text:style-name="a2692">
                  <text:list-item>
                    <text:p text:style-name="a2691" text:class-names="" text:cond-style-name=""><text:span text:style-name="a2690" text:class-names="">p.id.p2</text:span></text:p>
                  </text:list-item>
                </text:list>
              </table:table-cell>
            </table:table-row>
            <table:table-row table:style-name="a2694" table:default-cell-style-name="">
              <table:table-cell table:style-name="a2698">
                <text:list text:style-name="a2697">
                  <text:list-item>
                    <text:p text:style-name="a2696" text:class-names="" text:cond-style-name=""><text:span text:style-name="a2695" text:class-names=""/></text:p>
                  </text:list-item>
                </text:list>
              </table:table-cell>
            </table:table-row>
            <table:table-row table:style-name="a2699" table:default-cell-style-name="">
              <table:table-cell table:style-name="a2703">
                <text:list text:style-name="a2702">
                  <text:list-item>
                    <text:p text:style-name="a2701" text:class-names="" text:cond-style-name=""><text:span text:style-name="a2700" text:class-names=""/></text:p>
                  </text:list-item>
                </text:list>
              </table:table-cell>
            </table:table-row>
            <table:table-row table:style-name="a2704" table:default-cell-style-name="">
              <table:table-cell table:style-name="a2708">
                <text:list text:style-name="a2707">
                  <text:list-item>
                    <text:p text:style-name="a2706" text:class-names="" text:cond-style-name=""><text:span text:style-name="a2705" text:class-names=""/></text:p>
                  </text:list-item>
                </text:list>
              </table:table-cell>
            </table:table-row>
            <table:table-row table:style-name="a2709" table:default-cell-style-name="">
              <table:table-cell table:style-name="a2713">
                <text:list text:style-name="a2712">
                  <text:list-item>
                    <text:p text:style-name="a2711" text:class-names="" text:cond-style-name=""><text:span text:style-name="a2710" text:class-names=""/></text:p>
                  </text:list-item>
                </text:list>
              </table:table-cell>
            </table:table-row>
            <table:table-row table:style-name="a2714" table:default-cell-style-name="">
              <table:table-cell table:style-name="a2718">
                <text:list text:style-name="a2717">
                  <text:list-item>
                    <text:p text:style-name="a2716" text:class-names="" text:cond-style-name=""><text:span text:style-name="a2715" text:class-names=""/></text:p>
                  </text:list-item>
                </text:list>
              </table:table-cell>
            </table:table-row>
            <table:table-row table:style-name="a2719" table:default-cell-style-name="">
              <table:table-cell table:style-name="a2723">
                <text:list text:style-name="a2722">
                  <text:list-item>
                    <text:p text:style-name="a2721" text:class-names="" text:cond-style-name=""><text:span text:style-name="a2720" text:class-names=""/></text:p>
                  </text:list-item>
                </text:list>
              </table:table-cell>
            </table:table-row>
            <table:table-row table:style-name="a2724" table:default-cell-style-name="">
              <table:table-cell table:style-name="a2728">
                <text:list text:style-name="a2727">
                  <text:list-item>
                    <text:p text:style-name="a2726" text:class-names="" text:cond-style-name=""><text:span text:style-name="a2725" text:class-names=""/></text:p>
                  </text:list-item>
                </text:list>
              </table:table-cell>
            </table:table-row>
            <table:table-row table:style-name="a2729" table:default-cell-style-name="">
              <table:table-cell table:style-name="a2733">
                <text:list text:style-name="a2732">
                  <text:list-item>
                    <text:p text:style-name="a2731" text:class-names="" text:cond-style-name=""><text:span text:style-name="a2730" text:class-names=""/></text:p>
                  </text:list-item>
                </text:list>
              </table:table-cell>
            </table:table-row>
            <table:table-row table:style-name="a2734" table:default-cell-style-name="">
              <table:table-cell table:style-name="a2738">
                <text:list text:style-name="a2737">
                  <text:list-item>
                    <text:p text:style-name="a2736" text:class-names="" text:cond-style-name=""><text:span text:style-name="a2735" text:class-names=""/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239" draw:style-name="a2741" draw:name="TextBox 9" svg:x="4.86128in" svg:y="0.30145in" svg:width="3.01541in" svg:height="0.43757in">
          <draw:text-box>
            <text:p text:style-name="a2740" text:class-names="" text:cond-style-name=""><text:span text:style-name="a2739" text:class-names="">Concept Property Graph</text:span></text:p>
          </draw:text-box>
          <svg:title/>
          <svg:desc/>
        </draw:frame>
        <draw:frame draw:id="id240" draw:style-name="a2744" draw:name="TextBox 10" svg:x="0.38093in" svg:y="0.24006in" svg:width="1.96645in" svg:height="0.43757in">
          <draw:text-box>
            <text:p text:style-name="a2743" text:class-names="" text:cond-style-name=""><text:span text:style-name="a2742" text:class-names="">Entity Schemas</text:span></text:p>
          </draw:text-box>
          <svg:title/>
          <svg:desc/>
        </draw:frame>
        <draw:custom-shape svg:x="4.87028in" svg:y="1.06825in" svg:width="1.66946in" svg:height="0.40371in" draw:id="id241" draw:style-name="a2747" draw:name="Oval 2">
          <svg:title/>
          <svg:desc/>
          <text:p text:style-name="a2746" text:class-names="" text:cond-style-name=""><text:span text:style-name="a2745" text:class-names="">p.age.3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43072in" svg:y="2.07541in" svg:width="2.04281in" svg:height="0.40371in" draw:id="id242" draw:style-name="a2751" draw:name="Oval 11">
          <svg:title/>
          <svg:desc/>
          <text:p text:style-name="a2750" text:class-names="" text:cond-style-name=""><text:span text:style-name="a2748" text:class-names="">p.race.White</text:span><text:span text:style-name="a274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49494in" svg:y="2.07541in" svg:width="2.04281in" svg:height="0.40371in" draw:id="id243" draw:style-name="a2754" draw:name="Oval 12">
          <svg:title/>
          <svg:desc/>
          <text:p text:style-name="a2753" text:class-names="" text:cond-style-name=""><text:span text:style-name="a2752" text:class-names="">b.id.b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9525in" svg:y1="1.41284in" draw:start-shape="id241" draw:start-glue-point="6" svg:x2="7.51635in" svg:y2="2.07541in" draw:end-shape="id243" draw:end-glue-point="0" draw:id="id244" draw:style-name="a2755" draw:name="Straight Connector 13">
          <svg:title/>
          <svg:desc/>
        </draw:connector>
        <draw:custom-shape svg:x="5.45096in" svg:y="2.84453in" svg:width="1.66946in" svg:height="0.40371in" draw:id="id245" draw:style-name="a2758" draw:name="Oval 14">
          <svg:title/>
          <svg:desc/>
          <text:p text:style-name="a2757" text:class-names="" text:cond-style-name=""><text:span text:style-name="a2756" text:class-names="">p.age.2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70995in" svg:y="3.56882in" svg:width="2.04281in" svg:height="0.40371in" draw:id="id246" draw:style-name="a2761" draw:name="Oval 15">
          <svg:title/>
          <svg:desc/>
          <text:p text:style-name="a2760" text:class-names="" text:cond-style-name=""><text:span text:style-name="a2759" text:class-names="">b.id.b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8569in" svg:y1="3.24824in" draw:start-shape="id245" draw:start-glue-point="2" svg:x2="5.45359in" svg:y2="3.62794in" draw:end-shape="id246" draw:end-glue-point="7" draw:id="id247" draw:style-name="a2762" draw:name="Straight Connector 16">
          <svg:title/>
          <svg:desc/>
        </draw:connector>
        <draw:connector draw:type="line" svg:x1="4.45213in" svg:y1="2.47912in" draw:start-shape="id242" draw:start-glue-point="2" svg:x2="4.73135in" svg:y2="3.56882in" draw:end-shape="id246" draw:end-glue-point="0" draw:id="id248" draw:style-name="a2763" draw:name="Straight Connector 17">
          <svg:title/>
          <svg:desc/>
        </draw:connector>
        <draw:custom-shape svg:x="7.12042in" svg:y="1.0279in" svg:width="2.04281in" svg:height="0.40371in" draw:id="id249" draw:style-name="a2766" draw:name="Oval 18">
          <svg:title/>
          <svg:desc/>
          <text:p text:style-name="a2765" text:class-names="" text:cond-style-name=""><text:span text:style-name="a2764" text:class-names="">p.id.p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49494in" svg:y1="2.27726in" draw:start-shape="id243" draw:start-glue-point="3" svg:x2="5.47353in" svg:y2="2.27726in" draw:end-shape="id242" draw:end-glue-point="1" draw:id="id250" draw:style-name="a2767" draw:name="Straight Connector 20">
          <svg:title/>
          <svg:desc/>
        </draw:connector>
        <draw:connector draw:type="line" svg:x1="7.51635in" svg:y1="2.07541in" draw:start-shape="id243" draw:start-glue-point="0" svg:x2="8.14182in" svg:y2="1.43161in" draw:end-shape="id249" draw:end-glue-point="2" draw:id="id251" draw:style-name="a2768" draw:name="Straight Connector 23">
          <svg:title/>
          <svg:desc/>
        </draw:connector>
        <draw:custom-shape svg:x="6.69847in" svg:y="3.56882in" svg:width="2.04281in" svg:height="0.40371in" draw:id="id252" draw:style-name="a2771" draw:name="Oval 31">
          <svg:title/>
          <svg:desc/>
          <text:p text:style-name="a2770" text:class-names="" text:cond-style-name=""><text:span text:style-name="a2769" text:class-names="">p.id.p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75276in" svg:y1="3.77067in" draw:start-shape="id246" draw:start-glue-point="1" svg:x2="6.69847in" svg:y2="3.77067in" draw:end-shape="id252" draw:end-glue-point="3" draw:id="id253" draw:style-name="a2772" draw:name="Straight Connector 32">
          <svg:title/>
          <svg:desc/>
        </draw:connector>
        <draw:frame draw:id="id254" draw:style-name="a2795" draw:name="TextBox 1" svg:x="0.38093in" svg:y="0.79431in" svg:width="1.60441in" svg:height="3.13027in">
          <draw:text-box>
            <text:p text:style-name="a2774" text:class-names="" text:cond-style-name=""><text:span text:style-name="a2773" text:class-names="">Participant:</text:span></text:p>
            <text:p text:style-name="a2776" text:class-names="" text:cond-style-name=""><text:span text:style-name="a2775" text:class-names=""><text:s text:c="2"/>id <text:s text:c="1"/></text:span></text:p>
            <text:p text:style-name="a2778" text:class-names="" text:cond-style-name=""><text:span text:style-name="a2777" text:class-names=""><text:s text:c="2"/>age</text:span></text:p>
            <text:p text:style-name="a2780" text:class-names="" text:cond-style-name=""><text:span text:style-name="a2779" text:class-names=""><text:s text:c="2"/>race</text:span></text:p>
            <text:p text:style-name="a2782" text:class-names="" text:cond-style-name=""><text:span text:style-name="a2781" text:class-names=""/></text:p>
            <text:p text:style-name="a2784" text:class-names="" text:cond-style-name=""><text:span text:style-name="a2783" text:class-names="">Biospecimen:</text:span></text:p>
            <text:p text:style-name="a2786" text:class-names="" text:cond-style-name=""><text:span text:style-name="a2785" text:class-names=""><text:s text:c="2"/>id</text:span></text:p>
            <text:p text:style-name="a2790" text:class-names="" text:cond-style-name=""><text:span text:style-name="a2787" text:class-names=""><text:s text:c="2"/></text:span><text:span text:style-name="a2788" text:class-names="">tissue_type</text:span><text:span text:style-name="a2789" text:class-names=""/></text:p>
            <text:p text:style-name="a2792" text:class-names="" text:cond-style-name=""><text:span text:style-name="a2791" text:class-names=""><text:s text:c="2"/>_links:</text:span></text:p>
            <text:p text:style-name="a2794" text:class-names="" text:cond-style-name=""><text:span text:style-name="a2793" text:class-names=""><text:s text:c="4"/>participant</text:span></text:p>
          </draw:text-box>
          <svg:title/>
          <svg:desc/>
        </draw:frame>
        <draw:frame draw:id="id255" draw:style-name="a2798" draw:name="TextBox 22" svg:x="0.29503in" svg:y="4.04127in" svg:width="2.05235in" svg:height="0.43757in">
          <draw:text-box>
            <text:p text:style-name="a2797" text:class-names="" text:cond-style-name=""><text:span text:style-name="a2796" text:class-names="">Entity Payloads:</text:span></text:p>
          </draw:text-box>
          <svg:title/>
          <svg:desc/>
        </draw:frame>
        <draw:custom-shape svg:x="0.36745in" svg:y="4.47884in" svg:width="1.86269in" svg:height="1.3127in" draw:id="id256" draw:style-name="a2807" draw:name="Rectangle 7">
          <svg:title/>
          <svg:desc/>
          <text:p text:style-name="a2800" text:class-names="" text:cond-style-name=""><text:span text:style-name="a2799" text:class-names="">Participant:</text:span></text:p>
          <text:p text:style-name="a2802" text:class-names="" text:cond-style-name=""><text:span text:style-name="a2801" text:class-names=""><text:s text:c="2"/>id: p1 <text:s text:c="1"/></text:span></text:p>
          <text:p text:style-name="a2804" text:class-names="" text:cond-style-name=""><text:span text:style-name="a2803" text:class-names=""><text:s text:c="2"/>age: 300</text:span></text:p>
          <text:p text:style-name="a2806" text:class-names="" text:cond-style-name=""><text:span text:style-name="a2805" text:class-names=""><text:s text:c="2"/>race: Whi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278in" svg:y="5.89665in" svg:width="1.86269in" svg:height="1.3127in" draw:id="id257" draw:style-name="a2818" draw:name="Rectangle 21">
          <svg:title/>
          <svg:desc/>
          <text:p text:style-name="a2809" text:class-names="" text:cond-style-name=""><text:span text:style-name="a2808" text:class-names="">Biospecimen:</text:span></text:p>
          <text:p text:style-name="a2811" text:class-names="" text:cond-style-name=""><text:span text:style-name="a2810" text:class-names=""><text:s text:c="2"/>id:</text:span></text:p>
          <text:p text:style-name="a2814" text:class-names="" text:cond-style-name=""><text:span text:style-name="a2812" text:class-names="">tissue_type</text:span><text:span text:style-name="a2813" text:class-names="">:</text:span></text:p>
          <text:p text:style-name="a2817" text:class-names="" text:cond-style-name=""><text:span text:style-name="a2815" text:class-names="">participant_id</text:span><text:span text:style-name="a2816" text:class-names="">: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2819" draw:master-page-name="Master1-Layout1-title-Title-Slide" presentation:presentation-page-layout-name="Master1-PPL1" draw:id="Slide-269">
        <draw:frame draw:id="id258" draw:name="Table 8" svg:x="10.24657in" svg:y="0.30145in" svg:width="2.89041in" svg:height="5.6in">
          <table:table table:style-name="a282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821" table:default-cell-style-name=""/>
            <table:table-row table:style-name="a2822" table:default-cell-style-name="">
              <table:table-cell table:style-name="a2826">
                <text:list text:style-name="a2825">
                  <text:list-item>
                    <text:p text:style-name="a2824" text:class-names="" text:cond-style-name=""><text:span text:style-name="a2823" text:class-names="">ID Nodes</text:span></text:p>
                  </text:list-item>
                </text:list>
              </table:table-cell>
            </table:table-row>
            <table:table-row table:style-name="a2827" table:default-cell-style-name="">
              <table:table-cell table:style-name="a2831">
                <text:list text:style-name="a2830">
                  <text:list-item>
                    <text:p text:style-name="a2829" text:class-names="" text:cond-style-name=""><text:span text:style-name="a2828" text:class-names="">b.id.b1</text:span></text:p>
                  </text:list-item>
                </text:list>
              </table:table-cell>
            </table:table-row>
            <table:table-row table:style-name="a2832" table:default-cell-style-name="">
              <table:table-cell table:style-name="a2836">
                <text:list text:style-name="a2835">
                  <text:list-item>
                    <text:p text:style-name="a2834" text:class-names="" text:cond-style-name=""><text:span text:style-name="a2833" text:class-names="">b.id.b2</text:span></text:p>
                  </text:list-item>
                </text:list>
              </table:table-cell>
            </table:table-row>
            <table:table-row table:style-name="a2837" table:default-cell-style-name="">
              <table:table-cell table:style-name="a2841">
                <text:list text:style-name="a2840">
                  <text:list-item>
                    <text:p text:style-name="a2839" text:class-names="" text:cond-style-name=""><text:span text:style-name="a2838" text:class-names="">p.id.p1</text:span></text:p>
                  </text:list-item>
                </text:list>
              </table:table-cell>
            </table:table-row>
            <table:table-row table:style-name="a2842" table:default-cell-style-name="">
              <table:table-cell table:style-name="a2846">
                <text:list text:style-name="a2845">
                  <text:list-item>
                    <text:p text:style-name="a2844" text:class-names="" text:cond-style-name=""><text:span text:style-name="a2843" text:class-names="">p.id.p2</text:span></text:p>
                  </text:list-item>
                </text:list>
              </table:table-cell>
            </table:table-row>
            <table:table-row table:style-name="a2847" table:default-cell-style-name="">
              <table:table-cell table:style-name="a2851">
                <text:list text:style-name="a2850">
                  <text:list-item>
                    <text:p text:style-name="a2849" text:class-names="" text:cond-style-name=""><text:span text:style-name="a2848" text:class-names=""/></text:p>
                  </text:list-item>
                </text:list>
              </table:table-cell>
            </table:table-row>
            <table:table-row table:style-name="a2852" table:default-cell-style-name="">
              <table:table-cell table:style-name="a2856">
                <text:list text:style-name="a2855">
                  <text:list-item>
                    <text:p text:style-name="a2854" text:class-names="" text:cond-style-name=""><text:span text:style-name="a2853" text:class-names=""/></text:p>
                  </text:list-item>
                </text:list>
              </table:table-cell>
            </table:table-row>
            <table:table-row table:style-name="a2857" table:default-cell-style-name="">
              <table:table-cell table:style-name="a2861">
                <text:list text:style-name="a2860">
                  <text:list-item>
                    <text:p text:style-name="a2859" text:class-names="" text:cond-style-name=""><text:span text:style-name="a2858" text:class-names=""/></text:p>
                  </text:list-item>
                </text:list>
              </table:table-cell>
            </table:table-row>
            <table:table-row table:style-name="a2862" table:default-cell-style-name="">
              <table:table-cell table:style-name="a2866">
                <text:list text:style-name="a2865">
                  <text:list-item>
                    <text:p text:style-name="a2864" text:class-names="" text:cond-style-name=""><text:span text:style-name="a2863" text:class-names=""/></text:p>
                  </text:list-item>
                </text:list>
              </table:table-cell>
            </table:table-row>
            <table:table-row table:style-name="a2867" table:default-cell-style-name="">
              <table:table-cell table:style-name="a2871">
                <text:list text:style-name="a2870">
                  <text:list-item>
                    <text:p text:style-name="a2869" text:class-names="" text:cond-style-name=""><text:span text:style-name="a2868" text:class-names=""/></text:p>
                  </text:list-item>
                </text:list>
              </table:table-cell>
            </table:table-row>
            <table:table-row table:style-name="a2872" table:default-cell-style-name="">
              <table:table-cell table:style-name="a2876">
                <text:list text:style-name="a2875">
                  <text:list-item>
                    <text:p text:style-name="a2874" text:class-names="" text:cond-style-name=""><text:span text:style-name="a2873" text:class-names=""/></text:p>
                  </text:list-item>
                </text:list>
              </table:table-cell>
            </table:table-row>
            <table:table-row table:style-name="a2877" table:default-cell-style-name="">
              <table:table-cell table:style-name="a2881">
                <text:list text:style-name="a2880">
                  <text:list-item>
                    <text:p text:style-name="a2879" text:class-names="" text:cond-style-name=""><text:span text:style-name="a2878" text:class-names=""/></text:p>
                  </text:list-item>
                </text:list>
              </table:table-cell>
            </table:table-row>
            <table:table-row table:style-name="a2882" table:default-cell-style-name="">
              <table:table-cell table:style-name="a2886">
                <text:list text:style-name="a2885">
                  <text:list-item>
                    <text:p text:style-name="a2884" text:class-names="" text:cond-style-name=""><text:span text:style-name="a2883" text:class-names=""/></text:p>
                  </text:list-item>
                </text:list>
              </table:table-cell>
            </table:table-row>
            <table:table-row table:style-name="a2887" table:default-cell-style-name="">
              <table:table-cell table:style-name="a2891">
                <text:list text:style-name="a2890">
                  <text:list-item>
                    <text:p text:style-name="a2889" text:class-names="" text:cond-style-name=""><text:span text:style-name="a2888" text:class-names=""/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259" draw:style-name="a2894" draw:name="TextBox 9" svg:x="4.86128in" svg:y="0.30145in" svg:width="3.01541in" svg:height="0.43757in">
          <draw:text-box>
            <text:p text:style-name="a2893" text:class-names="" text:cond-style-name=""><text:span text:style-name="a2892" text:class-names="">Concept Property Graph</text:span></text:p>
          </draw:text-box>
          <svg:title/>
          <svg:desc/>
        </draw:frame>
        <draw:frame draw:id="id260" draw:style-name="a2897" draw:name="TextBox 10" svg:x="0.38093in" svg:y="0.24006in" svg:width="1.96645in" svg:height="0.43757in">
          <draw:text-box>
            <text:p text:style-name="a2896" text:class-names="" text:cond-style-name=""><text:span text:style-name="a2895" text:class-names="">Entity Schemas</text:span></text:p>
          </draw:text-box>
          <svg:title/>
          <svg:desc/>
        </draw:frame>
        <draw:custom-shape svg:x="4.87028in" svg:y="1.06825in" svg:width="1.66946in" svg:height="0.40371in" draw:id="id261" draw:style-name="a2900" draw:name="Oval 2">
          <svg:title/>
          <svg:desc/>
          <text:p text:style-name="a2899" text:class-names="" text:cond-style-name=""><text:span text:style-name="a2898" text:class-names="">p.age.3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43072in" svg:y="2.07541in" svg:width="2.04281in" svg:height="0.40371in" draw:id="id262" draw:style-name="a2904" draw:name="Oval 11">
          <svg:title/>
          <svg:desc/>
          <text:p text:style-name="a2903" text:class-names="" text:cond-style-name=""><text:span text:style-name="a2901" text:class-names="">p.race.White</text:span><text:span text:style-name="a29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49494in" svg:y="2.07541in" svg:width="2.04281in" svg:height="0.40371in" draw:id="id263" draw:style-name="a2907" draw:name="Oval 12">
          <svg:title/>
          <svg:desc/>
          <text:p text:style-name="a2906" text:class-names="" text:cond-style-name=""><text:span text:style-name="a2905" text:class-names="">b.id.b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9525in" svg:y1="1.41284in" draw:start-shape="id261" draw:start-glue-point="6" svg:x2="7.51635in" svg:y2="2.07541in" draw:end-shape="id263" draw:end-glue-point="0" draw:id="id264" draw:style-name="a2908" draw:name="Straight Connector 13">
          <svg:title/>
          <svg:desc/>
        </draw:connector>
        <draw:custom-shape svg:x="5.45096in" svg:y="2.84453in" svg:width="1.66946in" svg:height="0.40371in" draw:id="id265" draw:style-name="a2911" draw:name="Oval 14">
          <svg:title/>
          <svg:desc/>
          <text:p text:style-name="a2910" text:class-names="" text:cond-style-name=""><text:span text:style-name="a2909" text:class-names="">p.age.2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70995in" svg:y="3.56882in" svg:width="2.04281in" svg:height="0.40371in" draw:id="id266" draw:style-name="a2914" draw:name="Oval 15">
          <svg:title/>
          <svg:desc/>
          <text:p text:style-name="a2913" text:class-names="" text:cond-style-name=""><text:span text:style-name="a2912" text:class-names="">b.id.b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8569in" svg:y1="3.24824in" draw:start-shape="id265" draw:start-glue-point="2" svg:x2="5.45359in" svg:y2="3.62794in" draw:end-shape="id266" draw:end-glue-point="7" draw:id="id267" draw:style-name="a2915" draw:name="Straight Connector 16">
          <svg:title/>
          <svg:desc/>
        </draw:connector>
        <draw:connector draw:type="line" svg:x1="4.45213in" svg:y1="2.47912in" draw:start-shape="id262" draw:start-glue-point="2" svg:x2="4.73135in" svg:y2="3.56882in" draw:end-shape="id266" draw:end-glue-point="0" draw:id="id268" draw:style-name="a2916" draw:name="Straight Connector 17">
          <svg:title/>
          <svg:desc/>
        </draw:connector>
        <draw:custom-shape svg:x="7.12042in" svg:y="1.0279in" svg:width="2.04281in" svg:height="0.40371in" draw:id="id269" draw:style-name="a2919" draw:name="Oval 18">
          <svg:title/>
          <svg:desc/>
          <text:p text:style-name="a2918" text:class-names="" text:cond-style-name=""><text:span text:style-name="a2917" text:class-names="">p.id.p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49494in" svg:y1="2.27726in" draw:start-shape="id263" draw:start-glue-point="3" svg:x2="5.47353in" svg:y2="2.27726in" draw:end-shape="id262" draw:end-glue-point="1" draw:id="id270" draw:style-name="a2920" draw:name="Straight Connector 20">
          <svg:title/>
          <svg:desc/>
        </draw:connector>
        <draw:connector draw:type="line" svg:x1="7.51635in" svg:y1="2.07541in" draw:start-shape="id263" draw:start-glue-point="0" svg:x2="8.14182in" svg:y2="1.43161in" draw:end-shape="id269" draw:end-glue-point="2" draw:id="id271" draw:style-name="a2921" draw:name="Straight Connector 23">
          <svg:title/>
          <svg:desc/>
        </draw:connector>
        <draw:custom-shape svg:x="6.69847in" svg:y="3.56882in" svg:width="2.04281in" svg:height="0.40371in" draw:id="id272" draw:style-name="a2924" draw:name="Oval 31">
          <svg:title/>
          <svg:desc/>
          <text:p text:style-name="a2923" text:class-names="" text:cond-style-name=""><text:span text:style-name="a2922" text:class-names="">p.id.p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75276in" svg:y1="3.77067in" draw:start-shape="id266" draw:start-glue-point="1" svg:x2="6.69847in" svg:y2="3.77067in" draw:end-shape="id272" draw:end-glue-point="3" draw:id="id273" draw:style-name="a2925" draw:name="Straight Connector 32">
          <svg:title/>
          <svg:desc/>
        </draw:connector>
        <draw:frame draw:id="id274" draw:style-name="a2948" draw:name="TextBox 1" svg:x="0.38093in" svg:y="0.79431in" svg:width="1.60441in" svg:height="3.13027in">
          <draw:text-box>
            <text:p text:style-name="a2927" text:class-names="" text:cond-style-name=""><text:span text:style-name="a2926" text:class-names="">Participant:</text:span></text:p>
            <text:p text:style-name="a2929" text:class-names="" text:cond-style-name=""><text:span text:style-name="a2928" text:class-names=""><text:s text:c="2"/>id <text:s text:c="1"/></text:span></text:p>
            <text:p text:style-name="a2931" text:class-names="" text:cond-style-name=""><text:span text:style-name="a2930" text:class-names=""><text:s text:c="2"/>age</text:span></text:p>
            <text:p text:style-name="a2933" text:class-names="" text:cond-style-name=""><text:span text:style-name="a2932" text:class-names=""><text:s text:c="2"/>race</text:span></text:p>
            <text:p text:style-name="a2935" text:class-names="" text:cond-style-name=""><text:span text:style-name="a2934" text:class-names=""/></text:p>
            <text:p text:style-name="a2937" text:class-names="" text:cond-style-name=""><text:span text:style-name="a2936" text:class-names="">Biospecimen:</text:span></text:p>
            <text:p text:style-name="a2939" text:class-names="" text:cond-style-name=""><text:span text:style-name="a2938" text:class-names=""><text:s text:c="2"/>id</text:span></text:p>
            <text:p text:style-name="a2943" text:class-names="" text:cond-style-name=""><text:span text:style-name="a2940" text:class-names=""><text:s text:c="2"/></text:span><text:span text:style-name="a2941" text:class-names="">tissue_type</text:span><text:span text:style-name="a2942" text:class-names=""/></text:p>
            <text:p text:style-name="a2945" text:class-names="" text:cond-style-name=""><text:span text:style-name="a2944" text:class-names=""><text:s text:c="2"/>_links:</text:span></text:p>
            <text:p text:style-name="a2947" text:class-names="" text:cond-style-name=""><text:span text:style-name="a2946" text:class-names=""><text:s text:c="4"/>participant</text:span></text:p>
          </draw:text-box>
          <svg:title/>
          <svg:desc/>
        </draw:frame>
        <draw:frame draw:id="id275" draw:style-name="a2951" draw:name="TextBox 22" svg:x="0.29503in" svg:y="4.04127in" svg:width="2.05235in" svg:height="0.43757in">
          <draw:text-box>
            <text:p text:style-name="a2950" text:class-names="" text:cond-style-name=""><text:span text:style-name="a2949" text:class-names="">Entity Payloads:</text:span></text:p>
          </draw:text-box>
          <svg:title/>
          <svg:desc/>
        </draw:frame>
        <draw:custom-shape svg:x="0.36745in" svg:y="4.47884in" svg:width="1.86269in" svg:height="1.3127in" draw:id="id276" draw:style-name="a2960" draw:name="Rectangle 7">
          <svg:title/>
          <svg:desc/>
          <text:p text:style-name="a2953" text:class-names="" text:cond-style-name=""><text:span text:style-name="a2952" text:class-names="">Participant:</text:span></text:p>
          <text:p text:style-name="a2955" text:class-names="" text:cond-style-name=""><text:span text:style-name="a2954" text:class-names=""><text:s text:c="2"/>id: p1 <text:s text:c="1"/></text:span></text:p>
          <text:p text:style-name="a2957" text:class-names="" text:cond-style-name=""><text:span text:style-name="a2956" text:class-names=""><text:s text:c="2"/>age: 300</text:span></text:p>
          <text:p text:style-name="a2959" text:class-names="" text:cond-style-name=""><text:span text:style-name="a2958" text:class-names=""><text:s text:c="2"/>race: Whi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278in" svg:y="5.89665in" svg:width="1.86269in" svg:height="1.3127in" draw:id="id277" draw:style-name="a2971" draw:name="Rectangle 21">
          <svg:title/>
          <svg:desc/>
          <text:p text:style-name="a2962" text:class-names="" text:cond-style-name=""><text:span text:style-name="a2961" text:class-names="">Biospecimen:</text:span></text:p>
          <text:p text:style-name="a2964" text:class-names="" text:cond-style-name=""><text:span text:style-name="a2963" text:class-names=""><text:s text:c="2"/>id: b1</text:span></text:p>
          <text:p text:style-name="a2967" text:class-names="" text:cond-style-name=""><text:span text:style-name="a2965" text:class-names="">tissue_type</text:span><text:span text:style-name="a2966" text:class-names="">:</text:span></text:p>
          <text:p text:style-name="a2970" text:class-names="" text:cond-style-name=""><text:span text:style-name="a2968" text:class-names="">participant_id</text:span><text:span text:style-name="a2969" text:class-names="">: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2972" draw:master-page-name="Master1-Layout1-title-Title-Slide" presentation:presentation-page-layout-name="Master1-PPL1" draw:id="Slide-270">
        <draw:frame draw:id="id278" draw:name="Table 8" svg:x="10.24657in" svg:y="0.30145in" svg:width="2.89041in" svg:height="5.6in">
          <table:table table:style-name="a297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974" table:default-cell-style-name=""/>
            <table:table-row table:style-name="a2975" table:default-cell-style-name="">
              <table:table-cell table:style-name="a2979">
                <text:list text:style-name="a2978">
                  <text:list-item>
                    <text:p text:style-name="a2977" text:class-names="" text:cond-style-name=""><text:span text:style-name="a2976" text:class-names="">ID Nodes</text:span></text:p>
                  </text:list-item>
                </text:list>
              </table:table-cell>
            </table:table-row>
            <table:table-row table:style-name="a2980" table:default-cell-style-name="">
              <table:table-cell table:style-name="a2984">
                <text:list text:style-name="a2983">
                  <text:list-item>
                    <text:p text:style-name="a2982" text:class-names="" text:cond-style-name=""><text:span text:style-name="a2981" text:class-names="">b.id.b1</text:span></text:p>
                  </text:list-item>
                </text:list>
              </table:table-cell>
            </table:table-row>
            <table:table-row table:style-name="a2985" table:default-cell-style-name="">
              <table:table-cell table:style-name="a2989">
                <text:list text:style-name="a2988">
                  <text:list-item>
                    <text:p text:style-name="a2987" text:class-names="" text:cond-style-name=""><text:span text:style-name="a2986" text:class-names="">b.id.b2</text:span></text:p>
                  </text:list-item>
                </text:list>
              </table:table-cell>
            </table:table-row>
            <table:table-row table:style-name="a2990" table:default-cell-style-name="">
              <table:table-cell table:style-name="a2994">
                <text:list text:style-name="a2993">
                  <text:list-item>
                    <text:p text:style-name="a2992" text:class-names="" text:cond-style-name=""><text:span text:style-name="a2991" text:class-names="">p.id.p1</text:span></text:p>
                  </text:list-item>
                </text:list>
              </table:table-cell>
            </table:table-row>
            <table:table-row table:style-name="a2995" table:default-cell-style-name="">
              <table:table-cell table:style-name="a2999">
                <text:list text:style-name="a2998">
                  <text:list-item>
                    <text:p text:style-name="a2997" text:class-names="" text:cond-style-name=""><text:span text:style-name="a2996" text:class-names="">p.id.p2</text:span></text:p>
                  </text:list-item>
                </text:list>
              </table:table-cell>
            </table:table-row>
            <table:table-row table:style-name="a3000" table:default-cell-style-name="">
              <table:table-cell table:style-name="a3004">
                <text:list text:style-name="a3003">
                  <text:list-item>
                    <text:p text:style-name="a3002" text:class-names="" text:cond-style-name=""><text:span text:style-name="a3001" text:class-names=""/></text:p>
                  </text:list-item>
                </text:list>
              </table:table-cell>
            </table:table-row>
            <table:table-row table:style-name="a3005" table:default-cell-style-name="">
              <table:table-cell table:style-name="a3009">
                <text:list text:style-name="a3008">
                  <text:list-item>
                    <text:p text:style-name="a3007" text:class-names="" text:cond-style-name=""><text:span text:style-name="a3006" text:class-names=""/></text:p>
                  </text:list-item>
                </text:list>
              </table:table-cell>
            </table:table-row>
            <table:table-row table:style-name="a3010" table:default-cell-style-name="">
              <table:table-cell table:style-name="a3014">
                <text:list text:style-name="a3013">
                  <text:list-item>
                    <text:p text:style-name="a3012" text:class-names="" text:cond-style-name=""><text:span text:style-name="a3011" text:class-names=""/></text:p>
                  </text:list-item>
                </text:list>
              </table:table-cell>
            </table:table-row>
            <table:table-row table:style-name="a3015" table:default-cell-style-name="">
              <table:table-cell table:style-name="a3019">
                <text:list text:style-name="a3018">
                  <text:list-item>
                    <text:p text:style-name="a3017" text:class-names="" text:cond-style-name=""><text:span text:style-name="a3016" text:class-names=""/></text:p>
                  </text:list-item>
                </text:list>
              </table:table-cell>
            </table:table-row>
            <table:table-row table:style-name="a3020" table:default-cell-style-name="">
              <table:table-cell table:style-name="a3024">
                <text:list text:style-name="a3023">
                  <text:list-item>
                    <text:p text:style-name="a3022" text:class-names="" text:cond-style-name=""><text:span text:style-name="a3021" text:class-names=""/></text:p>
                  </text:list-item>
                </text:list>
              </table:table-cell>
            </table:table-row>
            <table:table-row table:style-name="a3025" table:default-cell-style-name="">
              <table:table-cell table:style-name="a3029">
                <text:list text:style-name="a3028">
                  <text:list-item>
                    <text:p text:style-name="a3027" text:class-names="" text:cond-style-name=""><text:span text:style-name="a3026" text:class-names=""/></text:p>
                  </text:list-item>
                </text:list>
              </table:table-cell>
            </table:table-row>
            <table:table-row table:style-name="a3030" table:default-cell-style-name="">
              <table:table-cell table:style-name="a3034">
                <text:list text:style-name="a3033">
                  <text:list-item>
                    <text:p text:style-name="a3032" text:class-names="" text:cond-style-name=""><text:span text:style-name="a3031" text:class-names=""/></text:p>
                  </text:list-item>
                </text:list>
              </table:table-cell>
            </table:table-row>
            <table:table-row table:style-name="a3035" table:default-cell-style-name="">
              <table:table-cell table:style-name="a3039">
                <text:list text:style-name="a3038">
                  <text:list-item>
                    <text:p text:style-name="a3037" text:class-names="" text:cond-style-name=""><text:span text:style-name="a3036" text:class-names=""/></text:p>
                  </text:list-item>
                </text:list>
              </table:table-cell>
            </table:table-row>
            <table:table-row table:style-name="a3040" table:default-cell-style-name="">
              <table:table-cell table:style-name="a3044">
                <text:list text:style-name="a3043">
                  <text:list-item>
                    <text:p text:style-name="a3042" text:class-names="" text:cond-style-name=""><text:span text:style-name="a3041" text:class-names=""/></text:p>
                  </text:list-item>
                </text:list>
              </table:table-cell>
            </table:table-row>
          </table:table>
          <draw:image xlink:href="" xlink:type="simple" xlink:show="embed" xlink:actuate="onLoad"/>
          <svg:title/>
          <svg:desc/>
        </draw:frame>
        <draw:frame draw:id="id279" draw:style-name="a3047" draw:name="TextBox 9" svg:x="4.86128in" svg:y="0.30145in" svg:width="3.01541in" svg:height="0.43757in">
          <draw:text-box>
            <text:p text:style-name="a3046" text:class-names="" text:cond-style-name=""><text:span text:style-name="a3045" text:class-names="">Concept Property Graph</text:span></text:p>
          </draw:text-box>
          <svg:title/>
          <svg:desc/>
        </draw:frame>
        <draw:frame draw:id="id280" draw:style-name="a3050" draw:name="TextBox 10" svg:x="0.38093in" svg:y="0.24006in" svg:width="1.96645in" svg:height="0.43757in">
          <draw:text-box>
            <text:p text:style-name="a3049" text:class-names="" text:cond-style-name=""><text:span text:style-name="a3048" text:class-names="">Entity Schemas</text:span></text:p>
          </draw:text-box>
          <svg:title/>
          <svg:desc/>
        </draw:frame>
        <draw:custom-shape svg:x="4.87028in" svg:y="1.06825in" svg:width="1.66946in" svg:height="0.40371in" draw:id="id281" draw:style-name="a3053" draw:name="Oval 2">
          <svg:title/>
          <svg:desc/>
          <text:p text:style-name="a3052" text:class-names="" text:cond-style-name=""><text:span text:style-name="a3051" text:class-names="">p.age.3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43072in" svg:y="2.07541in" svg:width="2.04281in" svg:height="0.40371in" draw:id="id282" draw:style-name="a3057" draw:name="Oval 11">
          <svg:title/>
          <svg:desc/>
          <text:p text:style-name="a3056" text:class-names="" text:cond-style-name=""><text:span text:style-name="a3054" text:class-names="">p.race.White</text:span><text:span text:style-name="a305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49494in" svg:y="2.07541in" svg:width="2.04281in" svg:height="0.40371in" draw:id="id283" draw:style-name="a3060" draw:name="Oval 12">
          <svg:title/>
          <svg:desc/>
          <text:p text:style-name="a3059" text:class-names="" text:cond-style-name=""><text:span text:style-name="a3058" text:class-names="">b.id.b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9525in" svg:y1="1.41284in" draw:start-shape="id281" draw:start-glue-point="6" svg:x2="7.51635in" svg:y2="2.07541in" draw:end-shape="id283" draw:end-glue-point="0" draw:id="id284" draw:style-name="a3061" draw:name="Straight Connector 13">
          <svg:title/>
          <svg:desc/>
        </draw:connector>
        <draw:custom-shape svg:x="5.45096in" svg:y="2.84453in" svg:width="1.66946in" svg:height="0.40371in" draw:id="id285" draw:style-name="a3064" draw:name="Oval 14">
          <svg:title/>
          <svg:desc/>
          <text:p text:style-name="a3063" text:class-names="" text:cond-style-name=""><text:span text:style-name="a3062" text:class-names="">p.age.200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70995in" svg:y="3.56882in" svg:width="2.04281in" svg:height="0.40371in" draw:id="id286" draw:style-name="a3067" draw:name="Oval 15">
          <svg:title/>
          <svg:desc/>
          <text:p text:style-name="a3066" text:class-names="" text:cond-style-name=""><text:span text:style-name="a3065" text:class-names="">b.id.b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28569in" svg:y1="3.24824in" draw:start-shape="id285" draw:start-glue-point="2" svg:x2="5.45359in" svg:y2="3.62794in" draw:end-shape="id286" draw:end-glue-point="7" draw:id="id287" draw:style-name="a3068" draw:name="Straight Connector 16">
          <svg:title/>
          <svg:desc/>
        </draw:connector>
        <draw:connector draw:type="line" svg:x1="4.45213in" svg:y1="2.47912in" draw:start-shape="id282" draw:start-glue-point="2" svg:x2="4.73135in" svg:y2="3.56882in" draw:end-shape="id286" draw:end-glue-point="0" draw:id="id288" draw:style-name="a3069" draw:name="Straight Connector 17">
          <svg:title/>
          <svg:desc/>
        </draw:connector>
        <draw:custom-shape svg:x="7.12042in" svg:y="1.0279in" svg:width="2.04281in" svg:height="0.40371in" draw:id="id289" draw:style-name="a3072" draw:name="Oval 18">
          <svg:title/>
          <svg:desc/>
          <text:p text:style-name="a3071" text:class-names="" text:cond-style-name=""><text:span text:style-name="a3070" text:class-names="">p.id.p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49494in" svg:y1="2.27726in" draw:start-shape="id283" draw:start-glue-point="3" svg:x2="5.47353in" svg:y2="2.27726in" draw:end-shape="id282" draw:end-glue-point="1" draw:id="id290" draw:style-name="a3073" draw:name="Straight Connector 20">
          <svg:title/>
          <svg:desc/>
        </draw:connector>
        <draw:connector draw:type="line" svg:x1="7.51635in" svg:y1="2.07541in" draw:start-shape="id283" draw:start-glue-point="0" svg:x2="8.14182in" svg:y2="1.43161in" draw:end-shape="id289" draw:end-glue-point="2" draw:id="id291" draw:style-name="a3074" draw:name="Straight Connector 23">
          <svg:title/>
          <svg:desc/>
        </draw:connector>
        <draw:custom-shape svg:x="6.69847in" svg:y="3.56882in" svg:width="2.04281in" svg:height="0.40371in" draw:id="id292" draw:style-name="a3077" draw:name="Oval 31">
          <svg:title/>
          <svg:desc/>
          <text:p text:style-name="a3076" text:class-names="" text:cond-style-name=""><text:span text:style-name="a3075" text:class-names="">p.id.p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75276in" svg:y1="3.77067in" draw:start-shape="id286" draw:start-glue-point="1" svg:x2="6.69847in" svg:y2="3.77067in" draw:end-shape="id292" draw:end-glue-point="3" draw:id="id293" draw:style-name="a3078" draw:name="Straight Connector 32">
          <svg:title/>
          <svg:desc/>
        </draw:connector>
        <draw:frame draw:id="id294" draw:style-name="a3101" draw:name="TextBox 1" svg:x="0.38093in" svg:y="0.79431in" svg:width="1.60441in" svg:height="3.13027in">
          <draw:text-box>
            <text:p text:style-name="a3080" text:class-names="" text:cond-style-name=""><text:span text:style-name="a3079" text:class-names="">Participant:</text:span></text:p>
            <text:p text:style-name="a3082" text:class-names="" text:cond-style-name=""><text:span text:style-name="a3081" text:class-names=""><text:s text:c="2"/>id <text:s text:c="1"/></text:span></text:p>
            <text:p text:style-name="a3084" text:class-names="" text:cond-style-name=""><text:span text:style-name="a3083" text:class-names=""><text:s text:c="2"/>age</text:span></text:p>
            <text:p text:style-name="a3086" text:class-names="" text:cond-style-name=""><text:span text:style-name="a3085" text:class-names=""><text:s text:c="2"/>race</text:span></text:p>
            <text:p text:style-name="a3088" text:class-names="" text:cond-style-name=""><text:span text:style-name="a3087" text:class-names=""/></text:p>
            <text:p text:style-name="a3090" text:class-names="" text:cond-style-name=""><text:span text:style-name="a3089" text:class-names="">Biospecimen:</text:span></text:p>
            <text:p text:style-name="a3092" text:class-names="" text:cond-style-name=""><text:span text:style-name="a3091" text:class-names=""><text:s text:c="2"/>id</text:span></text:p>
            <text:p text:style-name="a3096" text:class-names="" text:cond-style-name=""><text:span text:style-name="a3093" text:class-names=""><text:s text:c="2"/></text:span><text:span text:style-name="a3094" text:class-names="">tissue_type</text:span><text:span text:style-name="a3095" text:class-names=""/></text:p>
            <text:p text:style-name="a3098" text:class-names="" text:cond-style-name=""><text:span text:style-name="a3097" text:class-names=""><text:s text:c="2"/>_links:</text:span></text:p>
            <text:p text:style-name="a3100" text:class-names="" text:cond-style-name=""><text:span text:style-name="a3099" text:class-names=""><text:s text:c="4"/>participant</text:span></text:p>
          </draw:text-box>
          <svg:title/>
          <svg:desc/>
        </draw:frame>
        <draw:frame draw:id="id295" draw:style-name="a3104" draw:name="TextBox 22" svg:x="0.29503in" svg:y="4.04127in" svg:width="2.05235in" svg:height="0.43757in">
          <draw:text-box>
            <text:p text:style-name="a3103" text:class-names="" text:cond-style-name=""><text:span text:style-name="a3102" text:class-names="">Entity Payloads:</text:span></text:p>
          </draw:text-box>
          <svg:title/>
          <svg:desc/>
        </draw:frame>
        <draw:custom-shape svg:x="0.36745in" svg:y="4.47884in" svg:width="1.86269in" svg:height="1.3127in" draw:id="id296" draw:style-name="a3113" draw:name="Rectangle 7">
          <svg:title/>
          <svg:desc/>
          <text:p text:style-name="a3106" text:class-names="" text:cond-style-name=""><text:span text:style-name="a3105" text:class-names="">Participant:</text:span></text:p>
          <text:p text:style-name="a3108" text:class-names="" text:cond-style-name=""><text:span text:style-name="a3107" text:class-names=""><text:s text:c="2"/>id: p1 <text:s text:c="1"/></text:span></text:p>
          <text:p text:style-name="a3110" text:class-names="" text:cond-style-name=""><text:span text:style-name="a3109" text:class-names=""><text:s text:c="2"/>age: 300</text:span></text:p>
          <text:p text:style-name="a3112" text:class-names="" text:cond-style-name=""><text:span text:style-name="a3111" text:class-names=""><text:s text:c="2"/>race: Whi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278in" svg:y="5.89665in" svg:width="2.11297in" svg:height="1.3127in" draw:id="id297" draw:style-name="a3124" draw:name="Rectangle 21">
          <svg:title/>
          <svg:desc/>
          <text:p text:style-name="a3115" text:class-names="" text:cond-style-name=""><text:span text:style-name="a3114" text:class-names="">Biospecimen:</text:span></text:p>
          <text:p text:style-name="a3117" text:class-names="" text:cond-style-name=""><text:span text:style-name="a3116" text:class-names=""><text:s text:c="2"/>id: b1</text:span></text:p>
          <text:p text:style-name="a3120" text:class-names="" text:cond-style-name=""><text:span text:style-name="a3118" text:class-names="">tissue_type</text:span><text:span text:style-name="a3119" text:class-names="">:</text:span></text:p>
          <text:p text:style-name="a3123" text:class-names="" text:cond-style-name=""><text:span text:style-name="a3121" text:class-names="">participant_id</text:span><text:span text:style-name="a3122" text:class-names="">: p1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70">
      <style:table-cell-properties fo:background-color="#e1e1e1"/>
    </style:style>
    <style:style style:family="table-cell" style:name="a371">
      <style:table-cell-properties/>
    </style:style>
    <style:style style:family="table-cell" style:name="a372">
      <style:table-cell-properties fo:background-color="#e1e1e1"/>
    </style:style>
    <style:style style:family="table-cell" style:name="a373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4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5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60">
      <style:table-cell-properties/>
    </style:style>
    <style:style style:family="table-cell" style:name="a361">
      <style:table-cell-properties fo:background-color="#cfd5ea"/>
    </style:style>
    <style:style style:family="table-cell" style:name="a362">
      <style:table-cell-properties/>
    </style:style>
    <style:style style:family="table-cell" style:name="a363">
      <style:table-cell-properties fo:background-color="#cfd5ea"/>
    </style:style>
    <style:style style:family="table-cell" style:name="a36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9">
      <style:table-cell-properties/>
    </style:style>
    <style:style style:family="table-cell" style:name="a35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4" table:paragraph-style-name=""/>
      <table:last-row table:style-name="a365" table:paragraph-style-name=""/>
      <table:first-column table:style-name="a366" table:paragraph-style-name=""/>
      <table:last-column table:style-name="a367" table:paragraph-style-name=""/>
      <table:body table:style-name="a359" table:paragraph-style-name=""/>
      <table:even-rows table:style-name="a362" table:paragraph-style-name=""/>
      <table:odd-rows table:style-name="a363" table:paragraph-style-name=""/>
      <table:even-columns table:style-name="a360" table:paragraph-style-name=""/>
      <table:odd-columns table:style-name="a361" table:paragraph-style-name=""/>
    </table:table-template>
    <table:table-template table:name="{F5AB1C69-6EDB-4FF4-983F-18BD219EF322}">
      <table:first-row table:style-name="a373" table:paragraph-style-name=""/>
      <table:last-row table:style-name="a374" table:paragraph-style-name=""/>
      <table:first-column table:style-name="a375" table:paragraph-style-name=""/>
      <table:last-column table:style-name="a376" table:paragraph-style-name=""/>
      <table:body table:style-name="a368" table:paragraph-style-name=""/>
      <table:even-rows table:style-name="a371" table:paragraph-style-name=""/>
      <table:odd-rows table:style-name="a372" table:paragraph-style-name=""/>
      <table:even-columns table:style-name="a369" table:paragraph-style-name=""/>
      <table:odd-columns table:style-name="a37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16/18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7/16/18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7/16/18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7/16/18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7/16/18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7/16/18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7/16/18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7/16/18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7/16/18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7/16/18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7/16/18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7/16/18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rosoft Office User</meta:initial-creator>
    <dc:creator>Avi Kelman</dc:creator>
    <meta:creation-date>2018-07-16T15:26:04Z</meta:creation-date>
    <dc:date>2018-07-24T14:35:54Z</dc:date>
    <meta:editing-cycles>6</meta:editing-cycles>
    <meta:editing-duration>PT2724S</meta:editing-duration>
    <meta:document-statistic meta:paragraph-count="486" meta:word-count="1398"/>
  </office:meta>
</office:document-meta>
</file>